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ato" svg:font-family="Lato, 'Helvetica Neue', Helvetica, Roboto, sans-serif"/>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28.577cm" table:align="margins"/>
    </style:style>
    <style:style style:name="Table1.A" style:family="table-column">
      <style:table-column-properties style:column-width="14.288cm" style:rel-column-width="32767*"/>
    </style:style>
    <style:style style:name="Table1.B" style:family="table-column">
      <style:table-column-properties style:column-width="14.289cm" style:rel-column-width="32768*"/>
    </style:style>
    <style:style style:name="Table1.A1" style:family="table-cell">
      <style:table-cell-properties fo:padding="0.097cm" fo:border-left="0.5pt solid #000000" fo:border-right="none" fo:border-top="0.5pt solid #000000" fo:border-bottom="0.5pt solid #000000"/>
    </style:style>
    <style:style style:name="Table1.B1" style:family="table-cell">
      <style:table-cell-properties fo:padding="0.097cm" fo:border="0.5pt solid #000000"/>
    </style:style>
    <style:style style:name="Table1.A2" style:family="table-cell">
      <style:table-cell-properties fo:padding="0.097cm" fo:border-left="0.5pt solid #000000" fo:border-right="none" fo:border-top="none" fo:border-bottom="0.5pt solid #000000"/>
    </style:style>
    <style:style style:name="Table1.B2" style:family="table-cell">
      <style:table-cell-properties fo:padding="0.097cm" fo:border-left="0.5pt solid #000000" fo:border-right="0.5pt solid #000000" fo:border-top="none" fo:border-bottom="0.5pt solid #000000"/>
    </style:style>
    <style:style style:name="P1" style:family="paragraph" style:parent-style-name="Standard">
      <style:text-properties style:text-underline-style="solid" style:text-underline-width="auto" style:text-underline-color="font-color" fo:font-weight="bold" officeooo:rsid="01a3cd4b" officeooo:paragraph-rsid="01a3cd4b" style:font-weight-asian="bold" style:font-weight-complex="bold"/>
    </style:style>
    <style:style style:name="P2" style:family="paragraph" style:parent-style-name="Standard">
      <style:text-properties style:text-underline-style="solid" style:text-underline-width="auto" style:text-underline-color="font-color" fo:font-weight="bold" officeooo:rsid="0279a444" officeooo:paragraph-rsid="0279a444" style:font-weight-asian="bold" style:font-weight-complex="bold"/>
    </style:style>
    <style:style style:name="P3" style:family="paragraph" style:parent-style-name="Standard">
      <style:text-properties style:text-underline-style="solid" style:text-underline-width="auto" style:text-underline-color="font-color" fo:font-weight="bold" officeooo:rsid="00187496" officeooo:paragraph-rsid="00187496" style:font-weight-asian="bold" style:font-weight-complex="bold"/>
    </style:style>
    <style:style style:name="P4" style:family="paragraph" style:parent-style-name="Standard">
      <style:text-properties style:text-underline-style="solid" style:text-underline-width="auto" style:text-underline-color="font-color" fo:font-weight="normal" officeooo:rsid="00196474" officeooo:paragraph-rsid="00187496" style:font-weight-asian="normal" style:font-weight-complex="normal"/>
    </style:style>
    <style:style style:name="P5" style:family="paragraph" style:parent-style-name="Standard">
      <style:text-properties style:text-underline-style="solid" style:text-underline-width="auto" style:text-underline-color="font-color" fo:font-weight="normal" officeooo:rsid="002c4b88" officeooo:paragraph-rsid="002c4b88" style:font-weight-asian="normal" style:font-weight-complex="normal"/>
    </style:style>
    <style:style style:name="P6" style:family="paragraph" style:parent-style-name="Standard">
      <style:text-properties style:text-underline-style="solid" style:text-underline-width="auto" style:text-underline-color="font-color" fo:font-weight="normal" officeooo:rsid="003b0a56" officeooo:paragraph-rsid="003b0a56" style:font-weight-asian="normal" style:font-weight-complex="normal"/>
    </style:style>
    <style:style style:name="P7" style:family="paragraph" style:parent-style-name="Standard">
      <style:text-properties style:text-underline-style="solid" style:text-underline-width="auto" style:text-underline-color="font-color" fo:font-weight="normal" officeooo:rsid="003f202f" officeooo:paragraph-rsid="003f202f" style:font-weight-asian="normal" style:font-weight-complex="normal"/>
    </style:style>
    <style:style style:name="P8" style:family="paragraph" style:parent-style-name="Standard">
      <style:text-properties style:text-underline-style="solid" style:text-underline-width="auto" style:text-underline-color="font-color" fo:font-weight="normal" officeooo:rsid="0041d506" officeooo:paragraph-rsid="0041d506" style:font-weight-asian="normal" style:font-weight-complex="normal"/>
    </style:style>
    <style:style style:name="P9" style:family="paragraph" style:parent-style-name="Standard">
      <style:text-properties style:text-underline-style="solid" style:text-underline-width="auto" style:text-underline-color="font-color" fo:font-weight="normal" officeooo:rsid="004acfe3" officeooo:paragraph-rsid="004acfe3" style:font-weight-asian="normal" style:font-weight-complex="normal"/>
    </style:style>
    <style:style style:name="P10" style:family="paragraph" style:parent-style-name="Standard">
      <style:text-properties style:text-underline-style="solid" style:text-underline-width="auto" style:text-underline-color="font-color" fo:font-weight="normal" officeooo:rsid="00523ff6" officeooo:paragraph-rsid="00523ff6" style:font-weight-asian="normal" style:font-weight-complex="normal"/>
    </style:style>
    <style:style style:name="P11" style:family="paragraph" style:parent-style-name="Standard">
      <style:text-properties style:text-underline-style="solid" style:text-underline-width="auto" style:text-underline-color="font-color" fo:font-weight="normal" officeooo:rsid="0061e198" officeooo:paragraph-rsid="0061e198" style:font-weight-asian="normal" style:font-weight-complex="normal"/>
    </style:style>
    <style:style style:name="P12" style:family="paragraph" style:parent-style-name="Standard">
      <style:text-properties style:text-underline-style="solid" style:text-underline-width="auto" style:text-underline-color="font-color" fo:font-weight="normal" officeooo:rsid="006f2f28" officeooo:paragraph-rsid="006f2f28" style:font-weight-asian="normal" style:font-weight-complex="normal"/>
    </style:style>
    <style:style style:name="P13" style:family="paragraph" style:parent-style-name="Standard">
      <style:text-properties style:text-underline-style="solid" style:text-underline-width="auto" style:text-underline-color="font-color" fo:font-weight="normal" officeooo:rsid="00768a54" officeooo:paragraph-rsid="00768a54" style:font-weight-asian="normal" style:font-weight-complex="normal"/>
    </style:style>
    <style:style style:name="P14" style:family="paragraph" style:parent-style-name="Standard">
      <style:text-properties style:text-underline-style="solid" style:text-underline-width="auto" style:text-underline-color="font-color" fo:font-weight="normal" officeooo:rsid="008033dd" officeooo:paragraph-rsid="008033dd" style:font-weight-asian="normal" style:font-weight-complex="normal"/>
    </style:style>
    <style:style style:name="P15" style:family="paragraph" style:parent-style-name="Standard">
      <style:text-properties style:text-underline-style="solid" style:text-underline-width="auto" style:text-underline-color="font-color" fo:font-weight="normal" officeooo:rsid="008189a4" officeooo:paragraph-rsid="008189a4" style:font-weight-asian="normal" style:font-weight-complex="normal"/>
    </style:style>
    <style:style style:name="P16" style:family="paragraph" style:parent-style-name="Standard">
      <style:text-properties style:text-underline-style="solid" style:text-underline-width="auto" style:text-underline-color="font-color" fo:font-weight="normal" officeooo:rsid="008d2a0f" officeooo:paragraph-rsid="008d2a0f" style:font-weight-asian="normal" style:font-weight-complex="normal"/>
    </style:style>
    <style:style style:name="P17" style:family="paragraph" style:parent-style-name="Standard">
      <style:text-properties style:text-underline-style="solid" style:text-underline-width="auto" style:text-underline-color="font-color" fo:font-weight="normal" officeooo:rsid="00927a58" officeooo:paragraph-rsid="00927a58" style:font-weight-asian="normal" style:font-weight-complex="normal"/>
    </style:style>
    <style:style style:name="P18" style:family="paragraph" style:parent-style-name="Standard">
      <style:text-properties style:text-underline-style="solid" style:text-underline-width="auto" style:text-underline-color="font-color" fo:font-weight="normal" officeooo:rsid="0095c1c9" officeooo:paragraph-rsid="0095c1c9" style:font-weight-asian="normal" style:font-weight-complex="normal"/>
    </style:style>
    <style:style style:name="P19" style:family="paragraph" style:parent-style-name="Standard">
      <style:text-properties style:text-underline-style="solid" style:text-underline-width="auto" style:text-underline-color="font-color" fo:font-weight="normal" officeooo:rsid="009aa987" officeooo:paragraph-rsid="009aa987" style:font-weight-asian="normal" style:font-weight-complex="normal"/>
    </style:style>
    <style:style style:name="P20" style:family="paragraph" style:parent-style-name="Standard">
      <style:text-properties style:text-underline-style="solid" style:text-underline-width="auto" style:text-underline-color="font-color" fo:font-weight="normal" officeooo:rsid="009da0de" officeooo:paragraph-rsid="009da0de" style:font-weight-asian="normal" style:font-weight-complex="normal"/>
    </style:style>
    <style:style style:name="P21" style:family="paragraph" style:parent-style-name="Standard">
      <style:text-properties style:text-underline-style="solid" style:text-underline-width="auto" style:text-underline-color="font-color" fo:font-weight="normal" officeooo:rsid="00aae62c" officeooo:paragraph-rsid="00aae62c" style:font-weight-asian="normal" style:font-weight-complex="normal"/>
    </style:style>
    <style:style style:name="P22" style:family="paragraph" style:parent-style-name="Standard">
      <style:text-properties style:text-underline-style="solid" style:text-underline-width="auto" style:text-underline-color="font-color" fo:font-weight="normal" officeooo:rsid="00bac20d" officeooo:paragraph-rsid="00bac20d" style:font-weight-asian="normal" style:font-weight-complex="normal"/>
    </style:style>
    <style:style style:name="P23" style:family="paragraph" style:parent-style-name="Standard">
      <style:text-properties style:text-underline-style="solid" style:text-underline-width="auto" style:text-underline-color="font-color" fo:font-weight="normal" officeooo:rsid="00bac20d" officeooo:paragraph-rsid="00b30c99" style:font-weight-asian="normal" style:font-weight-complex="normal"/>
    </style:style>
    <style:style style:name="P24" style:family="paragraph" style:parent-style-name="Standard">
      <style:paragraph-properties fo:break-before="page"/>
      <style:text-properties style:text-underline-style="solid" style:text-underline-width="auto" style:text-underline-color="font-color" fo:font-weight="normal" officeooo:rsid="00bbc8bb" officeooo:paragraph-rsid="00bbc8bb" style:font-weight-asian="normal" style:font-weight-complex="normal"/>
    </style:style>
    <style:style style:name="P25" style:family="paragraph" style:parent-style-name="Standard">
      <style:text-properties style:text-underline-style="solid" style:text-underline-width="auto" style:text-underline-color="font-color" fo:font-weight="normal" officeooo:rsid="00bbc8bb" officeooo:paragraph-rsid="00bbc8bb" style:font-weight-asian="normal" style:font-weight-complex="normal"/>
    </style:style>
    <style:style style:name="P26" style:family="paragraph" style:parent-style-name="Standard">
      <style:text-properties style:text-underline-style="solid" style:text-underline-width="auto" style:text-underline-color="font-color" fo:font-weight="normal" officeooo:rsid="00b1f1ee" officeooo:paragraph-rsid="00b1f1ee" style:font-weight-asian="normal" style:font-weight-complex="normal"/>
    </style:style>
    <style:style style:name="P27" style:family="paragraph" style:parent-style-name="Standard">
      <style:text-properties style:text-underline-style="solid" style:text-underline-width="auto" style:text-underline-color="font-color" fo:font-weight="normal" officeooo:rsid="01458d87" officeooo:paragraph-rsid="01458d87" style:font-weight-asian="normal" style:font-weight-complex="normal"/>
    </style:style>
    <style:style style:name="P28" style:family="paragraph" style:parent-style-name="Standard">
      <style:text-properties style:text-underline-style="solid" style:text-underline-width="auto" style:text-underline-color="font-color" fo:font-weight="normal" officeooo:rsid="0165b8c8" officeooo:paragraph-rsid="0165b8c8" style:font-weight-asian="normal" style:font-weight-complex="normal"/>
    </style:style>
    <style:style style:name="P29" style:family="paragraph" style:parent-style-name="Standard">
      <style:text-properties style:text-underline-style="solid" style:text-underline-width="auto" style:text-underline-color="font-color" fo:font-weight="normal" officeooo:rsid="017c0b8a" officeooo:paragraph-rsid="017c0b8a" style:font-weight-asian="normal" style:font-weight-complex="normal"/>
    </style:style>
    <style:style style:name="P30" style:family="paragraph" style:parent-style-name="Standard">
      <style:text-properties style:text-underline-style="solid" style:text-underline-width="auto" style:text-underline-color="font-color" fo:font-weight="normal" officeooo:rsid="0190af42" officeooo:paragraph-rsid="0190af42" style:font-weight-asian="normal" style:font-weight-complex="normal"/>
    </style:style>
    <style:style style:name="P31" style:family="paragraph" style:parent-style-name="Standard">
      <style:text-properties style:text-underline-style="solid" style:text-underline-width="auto" style:text-underline-color="font-color" fo:font-weight="normal" officeooo:rsid="01a3cd4b" officeooo:paragraph-rsid="01a3cd4b" style:font-weight-asian="normal" style:font-weight-complex="normal"/>
    </style:style>
    <style:style style:name="P32" style:family="paragraph" style:parent-style-name="Standard">
      <style:text-properties style:text-underline-style="solid" style:text-underline-width="auto" style:text-underline-color="font-color" fo:font-weight="normal" officeooo:rsid="01c3a216" officeooo:paragraph-rsid="01c3a216" style:font-weight-asian="normal" style:font-weight-complex="normal"/>
    </style:style>
    <style:style style:name="P33" style:family="paragraph" style:parent-style-name="Standard">
      <style:text-properties style:text-underline-style="solid" style:text-underline-width="auto" style:text-underline-color="font-color" fo:font-weight="normal" officeooo:rsid="01fcbcde" officeooo:paragraph-rsid="01fcbcde" style:font-weight-asian="normal" style:font-weight-complex="normal"/>
    </style:style>
    <style:style style:name="P34" style:family="paragraph" style:parent-style-name="Standard">
      <style:text-properties style:text-underline-style="solid" style:text-underline-width="auto" style:text-underline-color="font-color" fo:font-weight="normal" officeooo:rsid="0208846d" officeooo:paragraph-rsid="0208846d" style:font-weight-asian="normal" style:font-weight-complex="normal"/>
    </style:style>
    <style:style style:name="P35" style:family="paragraph" style:parent-style-name="Standard">
      <style:text-properties style:text-underline-style="solid" style:text-underline-width="auto" style:text-underline-color="font-color" fo:font-weight="normal" officeooo:rsid="021c87af" officeooo:paragraph-rsid="021c87af" style:font-weight-asian="normal" style:font-weight-complex="normal"/>
    </style:style>
    <style:style style:name="P36" style:family="paragraph" style:parent-style-name="Standard">
      <style:text-properties style:text-underline-style="solid" style:text-underline-width="auto" style:text-underline-color="font-color" fo:font-weight="normal" officeooo:rsid="0223aea1" officeooo:paragraph-rsid="0223aea1" style:font-weight-asian="normal" style:font-weight-complex="normal"/>
    </style:style>
    <style:style style:name="P37" style:family="paragraph" style:parent-style-name="Standard">
      <style:text-properties style:text-underline-style="solid" style:text-underline-width="auto" style:text-underline-color="font-color" fo:font-weight="normal" officeooo:rsid="0242dfdc" officeooo:paragraph-rsid="0242dfdc" style:font-weight-asian="normal" style:font-weight-complex="normal"/>
    </style:style>
    <style:style style:name="P38" style:family="paragraph" style:parent-style-name="Standard">
      <style:text-properties style:text-underline-style="solid" style:text-underline-width="auto" style:text-underline-color="font-color" fo:font-weight="normal" officeooo:rsid="025dffc7" officeooo:paragraph-rsid="025dffc7" style:font-weight-asian="normal" style:font-weight-complex="normal"/>
    </style:style>
    <style:style style:name="P39" style:family="paragraph" style:parent-style-name="Standard">
      <style:text-properties style:text-underline-style="solid" style:text-underline-width="auto" style:text-underline-color="font-color" fo:font-weight="normal" officeooo:rsid="026206dc" officeooo:paragraph-rsid="026206dc" style:font-weight-asian="normal" style:font-weight-complex="normal"/>
    </style:style>
    <style:style style:name="P40" style:family="paragraph" style:parent-style-name="Standard">
      <style:text-properties style:text-underline-style="solid" style:text-underline-width="auto" style:text-underline-color="font-color" fo:font-weight="normal" officeooo:rsid="02696cbe" officeooo:paragraph-rsid="02696cbe" style:font-weight-asian="normal" style:font-weight-complex="normal"/>
    </style:style>
    <style:style style:name="P41" style:family="paragraph" style:parent-style-name="Standard">
      <style:text-properties style:text-underline-style="solid" style:text-underline-width="auto" style:text-underline-color="font-color" fo:font-weight="normal" officeooo:rsid="02a96bcd" officeooo:paragraph-rsid="02a96bcd" style:font-weight-asian="normal" style:font-weight-complex="normal"/>
    </style:style>
    <style:style style:name="P42" style:family="paragraph" style:parent-style-name="Standard">
      <style:paragraph-properties fo:break-before="page"/>
      <style:text-properties style:text-underline-style="solid" style:text-underline-width="auto" style:text-underline-color="font-color" fo:font-weight="normal" officeooo:rsid="02d60aa3" officeooo:paragraph-rsid="02d60aa3" style:font-weight-asian="normal" style:font-weight-complex="normal"/>
    </style:style>
    <style:style style:name="P43" style:family="paragraph" style:parent-style-name="Standard">
      <style:text-properties style:text-underline-style="solid" style:text-underline-width="auto" style:text-underline-color="font-color" fo:font-weight="normal" officeooo:rsid="02d60aa3" officeooo:paragraph-rsid="02d60aa3" style:font-weight-asian="normal" style:font-weight-complex="normal"/>
    </style:style>
    <style:style style:name="P44" style:family="paragraph" style:parent-style-name="Standard">
      <style:text-properties style:text-underline-style="solid" style:text-underline-width="auto" style:text-underline-color="font-color" fo:font-weight="normal" officeooo:rsid="02d6e085" officeooo:paragraph-rsid="02d6e085" style:font-weight-asian="normal" style:font-weight-complex="normal"/>
    </style:style>
    <style:style style:name="P45" style:family="paragraph" style:parent-style-name="Standard">
      <style:text-properties style:text-underline-style="solid" style:text-underline-width="auto" style:text-underline-color="font-color" fo:font-weight="normal" officeooo:rsid="02d8b6ba" officeooo:paragraph-rsid="02d8b6ba" style:font-weight-asian="normal" style:font-weight-complex="normal"/>
    </style:style>
    <style:style style:name="P46" style:family="paragraph" style:parent-style-name="Standard">
      <style:text-properties style:text-underline-style="solid" style:text-underline-width="auto" style:text-underline-color="font-color" fo:font-weight="normal" officeooo:rsid="02dbf936" officeooo:paragraph-rsid="02dbf936" style:font-weight-asian="normal" style:font-weight-complex="normal"/>
    </style:style>
    <style:style style:name="P47" style:family="paragraph" style:parent-style-name="Standard">
      <style:text-properties style:text-underline-style="solid" style:text-underline-width="auto" style:text-underline-color="font-color" fo:font-weight="normal" officeooo:rsid="02e0ca82" officeooo:paragraph-rsid="02e0ca82" style:font-weight-asian="normal" style:font-weight-complex="normal"/>
    </style:style>
    <style:style style:name="P48" style:family="paragraph" style:parent-style-name="Standard">
      <style:text-properties style:text-underline-style="solid" style:text-underline-width="auto" style:text-underline-color="font-color" fo:font-weight="normal" officeooo:rsid="02e7332d" officeooo:paragraph-rsid="02e7332d" style:font-weight-asian="normal" style:font-weight-complex="normal"/>
    </style:style>
    <style:style style:name="P49" style:family="paragraph" style:parent-style-name="Standard">
      <style:text-properties style:text-underline-style="solid" style:text-underline-width="auto" style:text-underline-color="font-color" fo:font-weight="normal" officeooo:rsid="02e9bc08" officeooo:paragraph-rsid="02e9bc08" style:font-weight-asian="normal" style:font-weight-complex="normal"/>
    </style:style>
    <style:style style:name="P50" style:family="paragraph" style:parent-style-name="Standard">
      <style:text-properties style:text-underline-style="solid" style:text-underline-width="auto" style:text-underline-color="font-color" fo:font-weight="normal" officeooo:rsid="02eb016d" officeooo:paragraph-rsid="02eb016d" style:font-weight-asian="normal" style:font-weight-complex="normal"/>
    </style:style>
    <style:style style:name="P51" style:family="paragraph" style:parent-style-name="Standard">
      <style:text-properties style:text-underline-style="solid" style:text-underline-width="auto" style:text-underline-color="font-color" fo:font-weight="normal" officeooo:rsid="02eb82be" officeooo:paragraph-rsid="02eb82be" style:font-weight-asian="normal" style:font-weight-complex="normal"/>
    </style:style>
    <style:style style:name="P52" style:family="paragraph" style:parent-style-name="Standard">
      <style:text-properties style:text-underline-style="solid" style:text-underline-width="auto" style:text-underline-color="font-color" fo:font-weight="normal" officeooo:rsid="02fc1a11" officeooo:paragraph-rsid="02fc1a11" style:font-weight-asian="normal" style:font-weight-complex="normal"/>
    </style:style>
    <style:style style:name="P53" style:family="paragraph" style:parent-style-name="Standard">
      <style:text-properties style:text-underline-style="solid" style:text-underline-width="auto" style:text-underline-color="font-color" fo:font-weight="normal" officeooo:rsid="030e7309" officeooo:paragraph-rsid="030e7309" style:font-weight-asian="normal" style:font-weight-complex="normal"/>
    </style:style>
    <style:style style:name="P54" style:family="paragraph" style:parent-style-name="Standard">
      <style:text-properties style:text-underline-style="solid" style:text-underline-width="auto" style:text-underline-color="font-color" fo:font-weight="normal" officeooo:rsid="031ebe3f" officeooo:paragraph-rsid="031ebe3f" style:font-weight-asian="normal" style:font-weight-complex="normal"/>
    </style:style>
    <style:style style:name="P55" style:family="paragraph" style:parent-style-name="Standard">
      <style:text-properties style:text-underline-style="solid" style:text-underline-width="auto" style:text-underline-color="font-color" fo:font-weight="normal" officeooo:rsid="0322345e" officeooo:paragraph-rsid="0322345e" style:font-weight-asian="normal" style:font-weight-complex="normal"/>
    </style:style>
    <style:style style:name="P56" style:family="paragraph" style:parent-style-name="Standard">
      <style:text-properties style:text-underline-style="solid" style:text-underline-width="auto" style:text-underline-color="font-color" fo:font-weight="normal" officeooo:rsid="03385b4f" officeooo:paragraph-rsid="03385b4f" style:font-weight-asian="normal" style:font-weight-complex="normal"/>
    </style:style>
    <style:style style:name="P57" style:family="paragraph" style:parent-style-name="Standard">
      <style:text-properties style:text-underline-style="solid" style:text-underline-width="auto" style:text-underline-color="font-color" fo:font-weight="normal" officeooo:rsid="0357395e" officeooo:paragraph-rsid="0357395e" style:font-weight-asian="normal" style:font-weight-complex="normal"/>
    </style:style>
    <style:style style:name="P58" style:family="paragraph" style:parent-style-name="Standard">
      <style:text-properties style:text-underline-style="solid" style:text-underline-width="auto" style:text-underline-color="font-color" fo:font-weight="normal" officeooo:rsid="0372a1f3" officeooo:paragraph-rsid="0372a1f3" style:font-weight-asian="normal" style:font-weight-complex="normal"/>
    </style:style>
    <style:style style:name="P59" style:family="paragraph" style:parent-style-name="Standard">
      <style:text-properties style:text-underline-style="solid" style:text-underline-width="auto" style:text-underline-color="font-color" fo:font-weight="normal" officeooo:rsid="0380ab39" officeooo:paragraph-rsid="0380ab39" style:font-weight-asian="normal" style:font-weight-complex="normal"/>
    </style:style>
    <style:style style:name="P60" style:family="paragraph" style:parent-style-name="Standard">
      <style:text-properties style:text-underline-style="solid" style:text-underline-width="auto" style:text-underline-color="font-color" fo:font-weight="normal" officeooo:rsid="038414ee" officeooo:paragraph-rsid="038414ee" style:font-weight-asian="normal" style:font-weight-complex="normal"/>
    </style:style>
    <style:style style:name="P61" style:family="paragraph" style:parent-style-name="Standard">
      <style:text-properties style:text-underline-style="solid" style:text-underline-width="auto" style:text-underline-color="font-color" fo:font-weight="normal" officeooo:rsid="039883c6" officeooo:paragraph-rsid="039883c6" style:font-weight-asian="normal" style:font-weight-complex="normal"/>
    </style:style>
    <style:style style:name="P62" style:family="paragraph" style:parent-style-name="Standard">
      <style:text-properties style:text-underline-style="solid" style:text-underline-width="auto" style:text-underline-color="font-color" fo:font-weight="normal" officeooo:rsid="039b35a9" officeooo:paragraph-rsid="039b35a9" style:font-weight-asian="normal" style:font-weight-complex="normal"/>
    </style:style>
    <style:style style:name="P63" style:family="paragraph" style:parent-style-name="Standard">
      <style:text-properties style:text-underline-style="solid" style:text-underline-width="auto" style:text-underline-color="font-color" fo:font-weight="normal" officeooo:rsid="03a3b6db" officeooo:paragraph-rsid="03a3b6db" style:font-weight-asian="normal" style:font-weight-complex="normal"/>
    </style:style>
    <style:style style:name="P64" style:family="paragraph" style:parent-style-name="Standard">
      <style:text-properties style:text-underline-style="solid" style:text-underline-width="auto" style:text-underline-color="font-color" fo:font-weight="normal" officeooo:rsid="03abe31b" officeooo:paragraph-rsid="03abe31b" style:font-weight-asian="normal" style:font-weight-complex="normal"/>
    </style:style>
    <style:style style:name="P65" style:family="paragraph" style:parent-style-name="Standard">
      <style:text-properties style:text-underline-style="solid" style:text-underline-width="auto" style:text-underline-color="font-color" fo:font-weight="normal" officeooo:rsid="03b3d8b4" officeooo:paragraph-rsid="03b3d8b4" style:font-weight-asian="normal" style:font-weight-complex="normal"/>
    </style:style>
    <style:style style:name="P66" style:family="paragraph" style:parent-style-name="Standard">
      <style:text-properties style:text-underline-style="solid" style:text-underline-width="auto" style:text-underline-color="font-color" fo:font-weight="normal" officeooo:rsid="03bcc6d0" officeooo:paragraph-rsid="03bcc6d0" style:font-weight-asian="normal" style:font-weight-complex="normal"/>
    </style:style>
    <style:style style:name="P67" style:family="paragraph" style:parent-style-name="Standard">
      <style:text-properties style:text-underline-style="solid" style:text-underline-width="auto" style:text-underline-color="font-color" fo:font-weight="normal" officeooo:rsid="03ca1e8a" officeooo:paragraph-rsid="03ca1e8a" style:font-weight-asian="normal" style:font-weight-complex="normal"/>
    </style:style>
    <style:style style:name="P68" style:family="paragraph" style:parent-style-name="Standard">
      <style:text-properties style:text-underline-style="solid" style:text-underline-width="auto" style:text-underline-color="font-color" fo:font-weight="normal" officeooo:rsid="03ded2aa" officeooo:paragraph-rsid="03ded2aa" style:font-weight-asian="normal" style:font-weight-complex="normal"/>
    </style:style>
    <style:style style:name="P69" style:family="paragraph" style:parent-style-name="Standard">
      <style:text-properties style:text-underline-style="solid" style:text-underline-width="auto" style:text-underline-color="font-color" fo:font-weight="normal" officeooo:rsid="03e69151" officeooo:paragraph-rsid="03e69151" style:font-weight-asian="normal" style:font-weight-complex="normal"/>
    </style:style>
    <style:style style:name="P70" style:family="paragraph" style:parent-style-name="Standard">
      <style:text-properties style:text-underline-style="solid" style:text-underline-width="auto" style:text-underline-color="font-color" fo:font-weight="normal" officeooo:rsid="0400caf9" officeooo:paragraph-rsid="0400caf9" style:font-weight-asian="normal" style:font-weight-complex="normal"/>
    </style:style>
    <style:style style:name="P71" style:family="paragraph" style:parent-style-name="Standard">
      <style:text-properties style:text-underline-style="solid" style:text-underline-width="auto" style:text-underline-color="font-color" fo:font-weight="normal" officeooo:rsid="040426b6" officeooo:paragraph-rsid="040426b6" style:font-weight-asian="normal" style:font-weight-complex="normal"/>
    </style:style>
    <style:style style:name="P72" style:family="paragraph" style:parent-style-name="Text_20_body">
      <style:paragraph-properties fo:text-align="start" style:justify-single-word="false"/>
      <style:text-properties style:text-underline-style="solid" style:text-underline-width="auto" style:text-underline-color="font-color" fo:font-weight="normal" officeooo:rsid="045766fc" officeooo:paragraph-rsid="045766fc" style:font-weight-asian="normal" style:font-weight-complex="normal"/>
    </style:style>
    <style:style style:name="P73" style:family="paragraph" style:parent-style-name="Text_20_body">
      <style:paragraph-properties fo:text-align="start" style:justify-single-word="false"/>
      <style:text-properties style:text-underline-style="solid" style:text-underline-width="auto" style:text-underline-color="font-color" fo:font-weight="normal" officeooo:rsid="045b6429" officeooo:paragraph-rsid="045b6429" style:font-weight-asian="normal" style:font-weight-complex="normal"/>
    </style:style>
    <style:style style:name="P74" style:family="paragraph" style:parent-style-name="Text_20_body">
      <style:paragraph-properties fo:text-align="start" style:justify-single-word="false"/>
      <style:text-properties style:text-underline-style="solid" style:text-underline-width="auto" style:text-underline-color="font-color" fo:font-weight="normal" officeooo:rsid="045e5e62" officeooo:paragraph-rsid="045e5e62" style:font-weight-asian="normal" style:font-weight-complex="normal"/>
    </style:style>
    <style:style style:name="P75" style:family="paragraph" style:parent-style-name="Text_20_body">
      <style:paragraph-properties fo:text-align="start" style:justify-single-word="false"/>
      <style:text-properties style:text-underline-style="solid" style:text-underline-width="auto" style:text-underline-color="font-color" fo:font-weight="normal" officeooo:rsid="0474dd73" officeooo:paragraph-rsid="0474dd73" style:font-weight-asian="normal" style:font-weight-complex="normal"/>
    </style:style>
    <style:style style:name="P76" style:family="paragraph" style:parent-style-name="Text_20_body">
      <style:paragraph-properties fo:text-align="start" style:justify-single-word="false"/>
      <style:text-properties style:text-underline-style="solid" style:text-underline-width="auto" style:text-underline-color="font-color" fo:font-weight="normal" officeooo:rsid="048a429a" officeooo:paragraph-rsid="048a429a" style:font-weight-asian="normal" style:font-weight-complex="normal"/>
    </style:style>
    <style:style style:name="P77" style:family="paragraph" style:parent-style-name="Text_20_body">
      <style:paragraph-properties fo:text-align="start" style:justify-single-word="false"/>
      <style:text-properties style:text-underline-style="solid" style:text-underline-width="auto" style:text-underline-color="font-color" fo:font-weight="normal" officeooo:rsid="04b222d3" officeooo:paragraph-rsid="04b222d3" style:font-weight-asian="normal" style:font-weight-complex="normal"/>
    </style:style>
    <style:style style:name="P78" style:family="paragraph" style:parent-style-name="Standard">
      <style:text-properties style:text-underline-style="solid" style:text-underline-width="auto" style:text-underline-color="font-color" officeooo:rsid="0242dfdc" officeooo:paragraph-rsid="0242dfdc"/>
    </style:style>
    <style:style style:name="P79" style:family="paragraph" style:parent-style-name="Text_20_body">
      <style:paragraph-properties fo:text-align="start" style:justify-single-word="false"/>
      <style:text-properties style:text-underline-style="solid" style:text-underline-width="auto" style:text-underline-color="font-color" officeooo:rsid="0428c614" officeooo:paragraph-rsid="0428c614"/>
    </style:style>
    <style:style style:name="P80" style:family="paragraph" style:parent-style-name="Text_20_body">
      <style:paragraph-properties fo:text-align="start" style:justify-single-word="false"/>
      <style:text-properties style:text-underline-style="solid" style:text-underline-width="auto" style:text-underline-color="font-color" officeooo:rsid="042d05e4" officeooo:paragraph-rsid="042d05e4"/>
    </style:style>
    <style:style style:name="P81" style:family="paragraph" style:parent-style-name="Text_20_body">
      <style:paragraph-properties fo:text-align="start" style:justify-single-word="false"/>
      <style:text-properties style:text-underline-style="solid" style:text-underline-width="auto" style:text-underline-color="font-color" officeooo:rsid="043656f8" officeooo:paragraph-rsid="043656f8"/>
    </style:style>
    <style:style style:name="P82" style:family="paragraph" style:parent-style-name="Text_20_body">
      <style:text-properties style:text-underline-style="solid" style:text-underline-width="auto" style:text-underline-color="font-color" officeooo:rsid="04063238" officeooo:paragraph-rsid="0406614a"/>
    </style:style>
    <style:style style:name="P83" style:family="paragraph" style:parent-style-name="Text_20_body">
      <style:paragraph-properties fo:text-align="start" style:justify-single-word="false"/>
      <style:text-properties style:text-underline-style="solid" style:text-underline-width="auto" style:text-underline-color="font-color" officeooo:rsid="0415a530" officeooo:paragraph-rsid="0415a530"/>
    </style:style>
    <style:style style:name="P84" style:family="paragraph" style:parent-style-name="Text_20_body">
      <style:text-properties style:text-underline-style="solid" style:text-underline-width="auto" style:text-underline-color="font-color" officeooo:rsid="04351d1b" officeooo:paragraph-rsid="04351d1b"/>
    </style:style>
    <style:style style:name="P85" style:family="paragraph" style:parent-style-name="Text_20_body">
      <style:paragraph-properties fo:text-align="start" style:justify-single-word="false"/>
      <style:text-properties style:text-underline-style="solid" style:text-underline-width="auto" style:text-underline-color="font-color" officeooo:rsid="043edece" officeooo:paragraph-rsid="043edece"/>
    </style:style>
    <style:style style:name="P86" style:family="paragraph" style:parent-style-name="Text_20_body">
      <style:paragraph-properties fo:text-align="start" style:justify-single-word="false"/>
      <style:text-properties style:text-underline-style="solid" style:text-underline-width="auto" style:text-underline-color="font-color" officeooo:rsid="04439b1c" officeooo:paragraph-rsid="04439b1c"/>
    </style:style>
    <style:style style:name="P87" style:family="paragraph" style:parent-style-name="Text_20_body">
      <style:paragraph-properties fo:text-align="start" style:justify-single-word="false"/>
      <style:text-properties style:text-underline-style="solid" style:text-underline-width="auto" style:text-underline-color="font-color" officeooo:rsid="044b31e5" officeooo:paragraph-rsid="044b31e5"/>
    </style:style>
    <style:style style:name="P88" style:family="paragraph" style:parent-style-name="Text_20_body">
      <style:paragraph-properties fo:text-align="start" style:justify-single-word="false"/>
      <style:text-properties style:text-underline-style="solid" style:text-underline-width="auto" style:text-underline-color="font-color" officeooo:rsid="044f3063" officeooo:paragraph-rsid="044f3063"/>
    </style:style>
    <style:style style:name="P89" style:family="paragraph" style:parent-style-name="Text_20_body">
      <style:paragraph-properties fo:text-align="start" style:justify-single-word="false"/>
      <style:text-properties style:text-underline-style="solid" style:text-underline-width="auto" style:text-underline-color="font-color" officeooo:rsid="04521203" officeooo:paragraph-rsid="04521203"/>
    </style:style>
    <style:style style:name="P90" style:family="paragraph" style:parent-style-name="Text_20_body">
      <style:paragraph-properties fo:text-align="start" style:justify-single-word="false"/>
      <style:text-properties style:text-underline-style="solid" style:text-underline-width="auto" style:text-underline-color="font-color" officeooo:rsid="04541a3d" officeooo:paragraph-rsid="04541a3d"/>
    </style:style>
    <style:style style:name="P91" style:family="paragraph" style:parent-style-name="Text_20_body">
      <style:paragraph-properties fo:text-align="start" style:justify-single-word="false"/>
      <style:text-properties style:text-underline-style="solid" style:text-underline-width="auto" style:text-underline-color="font-color" officeooo:rsid="045766fc" officeooo:paragraph-rsid="045766fc"/>
    </style:style>
    <style:style style:name="P92" style:family="paragraph" style:parent-style-name="Standard">
      <style:text-properties style:text-underline-style="none" fo:font-weight="normal" officeooo:rsid="00196474" officeooo:paragraph-rsid="00196474" style:font-weight-asian="normal" style:font-weight-complex="normal"/>
    </style:style>
    <style:style style:name="P93" style:family="paragraph" style:parent-style-name="Standard">
      <style:text-properties style:text-underline-style="none" fo:font-weight="normal" officeooo:rsid="0026e462" officeooo:paragraph-rsid="0026e462" style:font-weight-asian="normal" style:font-weight-complex="normal"/>
    </style:style>
    <style:style style:name="P94" style:family="paragraph" style:parent-style-name="Standard">
      <style:text-properties style:text-underline-style="none" fo:font-weight="normal" officeooo:rsid="0027e9af" officeooo:paragraph-rsid="0027e9af" style:font-weight-asian="normal" style:font-weight-complex="normal"/>
    </style:style>
    <style:style style:name="P95" style:family="paragraph" style:parent-style-name="Standard">
      <style:text-properties style:text-underline-style="none" fo:font-weight="normal" officeooo:rsid="0029fcd9" officeooo:paragraph-rsid="0029fcd9" style:font-weight-asian="normal" style:font-weight-complex="normal"/>
    </style:style>
    <style:style style:name="P96" style:family="paragraph" style:parent-style-name="Standard">
      <style:text-properties style:text-underline-style="none" fo:font-weight="normal" officeooo:rsid="002c4b88" officeooo:paragraph-rsid="002c4b88" style:font-weight-asian="normal" style:font-weight-complex="normal"/>
    </style:style>
    <style:style style:name="P97" style:family="paragraph" style:parent-style-name="Standard">
      <style:text-properties style:text-underline-style="none" fo:font-weight="normal" officeooo:rsid="003070c1" officeooo:paragraph-rsid="003070c1" style:font-weight-asian="normal" style:font-weight-complex="normal"/>
    </style:style>
    <style:style style:name="P98" style:family="paragraph" style:parent-style-name="Standard">
      <style:text-properties style:text-underline-style="none" fo:font-weight="normal" officeooo:rsid="003251d5" officeooo:paragraph-rsid="003251d5" style:font-weight-asian="normal" style:font-weight-complex="normal"/>
    </style:style>
    <style:style style:name="P99" style:family="paragraph" style:parent-style-name="Standard">
      <style:text-properties style:text-underline-style="none" fo:font-weight="normal" officeooo:rsid="003b0a56" officeooo:paragraph-rsid="003b0a56" style:font-weight-asian="normal" style:font-weight-complex="normal"/>
    </style:style>
    <style:style style:name="P100" style:family="paragraph" style:parent-style-name="Standard">
      <style:text-properties style:text-underline-style="none" fo:font-weight="normal" officeooo:rsid="003f202f" officeooo:paragraph-rsid="003f202f" style:font-weight-asian="normal" style:font-weight-complex="normal"/>
    </style:style>
    <style:style style:name="P101" style:family="paragraph" style:parent-style-name="Standard">
      <style:text-properties style:text-underline-style="none" fo:font-weight="normal" officeooo:rsid="0041d506" officeooo:paragraph-rsid="0041d506" style:font-weight-asian="normal" style:font-weight-complex="normal"/>
    </style:style>
    <style:style style:name="P102" style:family="paragraph" style:parent-style-name="Standard">
      <style:text-properties style:text-underline-style="none" fo:font-weight="normal" officeooo:rsid="004b14c8" officeooo:paragraph-rsid="004b14c8" style:font-weight-asian="normal" style:font-weight-complex="normal"/>
    </style:style>
    <style:style style:name="P103" style:family="paragraph" style:parent-style-name="Standard">
      <style:text-properties style:text-underline-style="none" fo:font-weight="normal" officeooo:rsid="004ded0c" officeooo:paragraph-rsid="004ded0c" style:font-weight-asian="normal" style:font-weight-complex="normal"/>
    </style:style>
    <style:style style:name="P104" style:family="paragraph" style:parent-style-name="Standard">
      <style:text-properties style:text-underline-style="none" fo:font-weight="normal" officeooo:rsid="0053b669" officeooo:paragraph-rsid="0053b669" style:font-weight-asian="normal" style:font-weight-complex="normal"/>
    </style:style>
    <style:style style:name="P105" style:family="paragraph" style:parent-style-name="Standard">
      <style:text-properties style:text-underline-style="none" fo:font-weight="normal" officeooo:rsid="005cc2f3" officeooo:paragraph-rsid="005cc2f3" style:font-weight-asian="normal" style:font-weight-complex="normal"/>
    </style:style>
    <style:style style:name="P106" style:family="paragraph" style:parent-style-name="Standard">
      <style:text-properties style:text-underline-style="none" fo:font-weight="normal" officeooo:rsid="0063a111" officeooo:paragraph-rsid="0063a111" style:font-weight-asian="normal" style:font-weight-complex="normal"/>
    </style:style>
    <style:style style:name="P107" style:family="paragraph" style:parent-style-name="Standard">
      <style:text-properties style:text-underline-style="none" fo:font-weight="normal" officeooo:rsid="00683909" officeooo:paragraph-rsid="00683909" style:font-weight-asian="normal" style:font-weight-complex="normal"/>
    </style:style>
    <style:style style:name="P108" style:family="paragraph" style:parent-style-name="Standard">
      <style:text-properties style:text-underline-style="none" fo:font-weight="normal" officeooo:rsid="00703f9f" officeooo:paragraph-rsid="00703f9f" style:font-weight-asian="normal" style:font-weight-complex="normal"/>
    </style:style>
    <style:style style:name="P109" style:family="paragraph" style:parent-style-name="Standard">
      <style:text-properties style:text-underline-style="none" fo:font-weight="normal" officeooo:rsid="007b607c" officeooo:paragraph-rsid="007b607c" style:font-weight-asian="normal" style:font-weight-complex="normal"/>
    </style:style>
    <style:style style:name="P110" style:family="paragraph" style:parent-style-name="Standard">
      <style:text-properties style:text-underline-style="none" fo:font-weight="normal" officeooo:rsid="008033dd" officeooo:paragraph-rsid="008033dd" style:font-weight-asian="normal" style:font-weight-complex="normal"/>
    </style:style>
    <style:style style:name="P111" style:family="paragraph" style:parent-style-name="Standard">
      <style:text-properties style:text-underline-style="none" fo:font-weight="normal" officeooo:rsid="007dd50d" officeooo:paragraph-rsid="007dd50d" style:font-weight-asian="normal" style:font-weight-complex="normal"/>
    </style:style>
    <style:style style:name="P112" style:family="paragraph" style:parent-style-name="Standard">
      <style:text-properties style:text-underline-style="none" fo:font-weight="normal" officeooo:rsid="0084b0f6" officeooo:paragraph-rsid="0081d690" style:font-weight-asian="normal" style:font-weight-complex="normal"/>
    </style:style>
    <style:style style:name="P113" style:family="paragraph" style:parent-style-name="Standard">
      <style:text-properties style:text-underline-style="none" fo:font-weight="normal" officeooo:rsid="008d2a0f" officeooo:paragraph-rsid="008d2a0f" style:font-weight-asian="normal" style:font-weight-complex="normal"/>
    </style:style>
    <style:style style:name="P114" style:family="paragraph" style:parent-style-name="Standard">
      <style:text-properties style:text-underline-style="none" fo:font-weight="normal" officeooo:rsid="008da7ba" officeooo:paragraph-rsid="008da7ba" style:font-weight-asian="normal" style:font-weight-complex="normal"/>
    </style:style>
    <style:style style:name="P115" style:family="paragraph" style:parent-style-name="Standard">
      <style:text-properties style:text-underline-style="none" fo:font-weight="normal" officeooo:rsid="008ecd3d" officeooo:paragraph-rsid="008ecd3d" style:font-weight-asian="normal" style:font-weight-complex="normal"/>
    </style:style>
    <style:style style:name="P116" style:family="paragraph" style:parent-style-name="Standard">
      <style:text-properties style:text-underline-style="none" fo:font-weight="normal" officeooo:rsid="00914112" officeooo:paragraph-rsid="00914112" style:font-weight-asian="normal" style:font-weight-complex="normal"/>
    </style:style>
    <style:style style:name="P117" style:family="paragraph" style:parent-style-name="Standard">
      <style:text-properties style:text-underline-style="none" fo:font-weight="normal" officeooo:rsid="0094b6af" officeooo:paragraph-rsid="0094b6af" style:font-weight-asian="normal" style:font-weight-complex="normal"/>
    </style:style>
    <style:style style:name="P118" style:family="paragraph" style:parent-style-name="Standard">
      <style:text-properties style:text-underline-style="none" fo:font-weight="normal" officeooo:rsid="00976730" officeooo:paragraph-rsid="00976730" style:font-weight-asian="normal" style:font-weight-complex="normal"/>
    </style:style>
    <style:style style:name="P119" style:family="paragraph" style:parent-style-name="Standard">
      <style:text-properties style:text-underline-style="none" fo:font-weight="normal" officeooo:rsid="009aa987" officeooo:paragraph-rsid="009aa987" style:font-weight-asian="normal" style:font-weight-complex="normal"/>
    </style:style>
    <style:style style:name="P120" style:family="paragraph" style:parent-style-name="Standard">
      <style:text-properties style:text-underline-style="none" fo:font-weight="normal" officeooo:rsid="009da0de" officeooo:paragraph-rsid="009da0de" style:font-weight-asian="normal" style:font-weight-complex="normal"/>
    </style:style>
    <style:style style:name="P121" style:family="paragraph" style:parent-style-name="Standard">
      <style:text-properties style:text-underline-style="none" fo:font-weight="normal" officeooo:rsid="009e4453" officeooo:paragraph-rsid="009e4453" style:font-weight-asian="normal" style:font-weight-complex="normal"/>
    </style:style>
    <style:style style:name="P122" style:family="paragraph" style:parent-style-name="Standard">
      <style:text-properties style:text-underline-style="none" fo:font-weight="normal" officeooo:rsid="009ef5e4" officeooo:paragraph-rsid="009ef5e4" style:font-weight-asian="normal" style:font-weight-complex="normal"/>
    </style:style>
    <style:style style:name="P123" style:family="paragraph" style:parent-style-name="Standard">
      <style:text-properties style:text-underline-style="none" fo:font-weight="normal" officeooo:rsid="00a2a969" officeooo:paragraph-rsid="00a2a969" style:font-weight-asian="normal" style:font-weight-complex="normal"/>
    </style:style>
    <style:style style:name="P124" style:family="paragraph" style:parent-style-name="Standard">
      <style:text-properties style:text-underline-style="none" fo:font-weight="normal" officeooo:rsid="00b163b9" officeooo:paragraph-rsid="00b163b9" style:font-weight-asian="normal" style:font-weight-complex="normal"/>
    </style:style>
    <style:style style:name="P125" style:family="paragraph" style:parent-style-name="Standard">
      <style:text-properties style:text-underline-style="none" fo:font-weight="normal" officeooo:rsid="00b30c99" officeooo:paragraph-rsid="00b30c99" style:font-weight-asian="normal" style:font-weight-complex="normal"/>
    </style:style>
    <style:style style:name="P126" style:family="paragraph" style:parent-style-name="Standard">
      <style:text-properties style:text-underline-style="none" fo:font-weight="normal" officeooo:rsid="00e55ab2" officeooo:paragraph-rsid="00e55ab2" style:font-weight-asian="normal" style:font-weight-complex="normal"/>
    </style:style>
    <style:style style:name="P127" style:family="paragraph" style:parent-style-name="Standard">
      <style:text-properties style:text-underline-style="none" fo:font-weight="normal" officeooo:rsid="00e68c5b" officeooo:paragraph-rsid="00e68c5b" style:font-weight-asian="normal" style:font-weight-complex="normal"/>
    </style:style>
    <style:style style:name="P128" style:family="paragraph" style:parent-style-name="Standard">
      <style:text-properties style:text-underline-style="none" fo:font-weight="normal" officeooo:rsid="00e6a154" officeooo:paragraph-rsid="00e6a154" style:font-weight-asian="normal" style:font-weight-complex="normal"/>
    </style:style>
    <style:style style:name="P129" style:family="paragraph" style:parent-style-name="Standard">
      <style:text-properties style:text-underline-style="none" fo:font-weight="normal" officeooo:rsid="00f461ca" officeooo:paragraph-rsid="00f461ca" style:font-weight-asian="normal" style:font-weight-complex="normal"/>
    </style:style>
    <style:style style:name="P130" style:family="paragraph" style:parent-style-name="Standard">
      <style:text-properties style:text-underline-style="none" fo:font-weight="normal" officeooo:rsid="00f649c0" officeooo:paragraph-rsid="00f649c0" style:font-weight-asian="normal" style:font-weight-complex="normal"/>
    </style:style>
    <style:style style:name="P131" style:family="paragraph" style:parent-style-name="Standard">
      <style:text-properties style:text-underline-style="none" fo:font-weight="normal" officeooo:rsid="010097f7" officeooo:paragraph-rsid="010097f7" style:font-weight-asian="normal" style:font-weight-complex="normal"/>
    </style:style>
    <style:style style:name="P132" style:family="paragraph" style:parent-style-name="Standard">
      <style:text-properties style:text-underline-style="none" fo:font-weight="normal" officeooo:rsid="01043eb6" officeooo:paragraph-rsid="01043eb6" style:font-weight-asian="normal" style:font-weight-complex="normal"/>
    </style:style>
    <style:style style:name="P133" style:family="paragraph" style:parent-style-name="Standard">
      <style:text-properties style:text-underline-style="none" fo:font-weight="normal" officeooo:rsid="010b5ccb" officeooo:paragraph-rsid="010b5ccb" style:font-weight-asian="normal" style:font-weight-complex="normal"/>
    </style:style>
    <style:style style:name="P134" style:family="paragraph" style:parent-style-name="Standard">
      <style:text-properties style:text-underline-style="none" fo:font-weight="normal" officeooo:rsid="01184a3d" officeooo:paragraph-rsid="01184a3d" style:font-weight-asian="normal" style:font-weight-complex="normal"/>
    </style:style>
    <style:style style:name="P135" style:family="paragraph" style:parent-style-name="Standard">
      <style:text-properties style:text-underline-style="none" fo:font-weight="normal" officeooo:rsid="0123cfd7" officeooo:paragraph-rsid="0123cfd7" style:font-weight-asian="normal" style:font-weight-complex="normal"/>
    </style:style>
    <style:style style:name="P136" style:family="paragraph" style:parent-style-name="Standard">
      <style:text-properties style:text-underline-style="none" fo:font-weight="normal" officeooo:rsid="0126ae5e" officeooo:paragraph-rsid="0126ae5e" style:font-weight-asian="normal" style:font-weight-complex="normal"/>
    </style:style>
    <style:style style:name="P137" style:family="paragraph" style:parent-style-name="Standard">
      <style:text-properties style:text-underline-style="none" fo:font-weight="normal" officeooo:rsid="012d9499" officeooo:paragraph-rsid="012d9499" style:font-weight-asian="normal" style:font-weight-complex="normal"/>
    </style:style>
    <style:style style:name="P138" style:family="paragraph" style:parent-style-name="Standard">
      <style:text-properties style:text-underline-style="none" fo:font-weight="normal" officeooo:rsid="012dfb7e" officeooo:paragraph-rsid="012dfb7e" style:font-weight-asian="normal" style:font-weight-complex="normal"/>
    </style:style>
    <style:style style:name="P139" style:family="paragraph" style:parent-style-name="Standard">
      <style:text-properties style:text-underline-style="none" fo:font-weight="normal" officeooo:rsid="013812cf" officeooo:paragraph-rsid="013812cf" style:font-weight-asian="normal" style:font-weight-complex="normal"/>
    </style:style>
    <style:style style:name="P140" style:family="paragraph" style:parent-style-name="Standard">
      <style:text-properties style:text-underline-style="none" fo:font-weight="normal" officeooo:rsid="0140e33f" officeooo:paragraph-rsid="0140e33f" style:font-weight-asian="normal" style:font-weight-complex="normal"/>
    </style:style>
    <style:style style:name="P141" style:family="paragraph" style:parent-style-name="Standard">
      <style:text-properties style:text-underline-style="none" fo:font-weight="normal" officeooo:rsid="015e5b92" officeooo:paragraph-rsid="015e5b92" style:font-weight-asian="normal" style:font-weight-complex="normal"/>
    </style:style>
    <style:style style:name="P142" style:family="paragraph" style:parent-style-name="Standard">
      <style:text-properties style:text-underline-style="none" fo:font-weight="normal" officeooo:rsid="0170b420" officeooo:paragraph-rsid="0170b420" style:font-weight-asian="normal" style:font-weight-complex="normal"/>
    </style:style>
    <style:style style:name="P143" style:family="paragraph" style:parent-style-name="Standard">
      <style:text-properties style:text-underline-style="none" fo:font-weight="normal" officeooo:rsid="018bb5a4" officeooo:paragraph-rsid="018bb5a4" style:font-weight-asian="normal" style:font-weight-complex="normal"/>
    </style:style>
    <style:style style:name="P144" style:family="paragraph" style:parent-style-name="Standard">
      <style:text-properties style:text-underline-style="none" fo:font-weight="normal" officeooo:rsid="019c9707" officeooo:paragraph-rsid="019c9707" style:font-weight-asian="normal" style:font-weight-complex="normal"/>
    </style:style>
    <style:style style:name="P145" style:family="paragraph" style:parent-style-name="Standard">
      <style:text-properties style:text-underline-style="none" fo:font-weight="normal" officeooo:rsid="019f3dfd" officeooo:paragraph-rsid="019f3dfd" style:font-weight-asian="normal" style:font-weight-complex="normal"/>
    </style:style>
    <style:style style:name="P146" style:family="paragraph" style:parent-style-name="Standard">
      <style:text-properties style:text-underline-style="none" fo:font-weight="normal" officeooo:rsid="01a14adf" officeooo:paragraph-rsid="01a14adf" style:font-weight-asian="normal" style:font-weight-complex="normal"/>
    </style:style>
    <style:style style:name="P147" style:family="paragraph" style:parent-style-name="Standard">
      <style:text-properties style:text-underline-style="none" fo:font-weight="normal" officeooo:rsid="01ca2df5" officeooo:paragraph-rsid="01ca2df5" style:font-weight-asian="normal" style:font-weight-complex="normal"/>
    </style:style>
    <style:style style:name="P148" style:family="paragraph" style:parent-style-name="Standard">
      <style:text-properties style:text-underline-style="none" fo:font-weight="normal" officeooo:rsid="01e0041b" officeooo:paragraph-rsid="01ce78bd" style:font-weight-asian="normal" style:font-weight-complex="normal"/>
    </style:style>
    <style:style style:name="P149" style:family="paragraph" style:parent-style-name="Standard">
      <style:text-properties style:text-underline-style="none" fo:font-weight="normal" officeooo:rsid="01a494c9" officeooo:paragraph-rsid="01a494c9" style:font-weight-asian="normal" style:font-weight-complex="normal"/>
    </style:style>
    <style:style style:name="P150" style:family="paragraph" style:parent-style-name="Standard">
      <style:text-properties style:text-underline-style="none" fo:font-weight="normal" officeooo:rsid="01be97c4" officeooo:paragraph-rsid="01be97c4" style:font-weight-asian="normal" style:font-weight-complex="normal"/>
    </style:style>
    <style:style style:name="P151" style:family="paragraph" style:parent-style-name="Standard">
      <style:text-properties style:text-underline-style="none" fo:font-weight="normal" officeooo:rsid="01c0b627" officeooo:paragraph-rsid="01c0b627" style:font-weight-asian="normal" style:font-weight-complex="normal"/>
    </style:style>
    <style:style style:name="P152" style:family="paragraph" style:parent-style-name="Standard">
      <style:text-properties style:text-underline-style="none" fo:font-weight="normal" officeooo:rsid="01c28a8e" officeooo:paragraph-rsid="01c28a8e" style:font-weight-asian="normal" style:font-weight-complex="normal"/>
    </style:style>
    <style:style style:name="P153" style:family="paragraph" style:parent-style-name="Standard">
      <style:text-properties style:text-underline-style="none" fo:font-weight="normal" officeooo:rsid="01c7a57f" officeooo:paragraph-rsid="01c69f81" style:font-weight-asian="normal" style:font-weight-complex="normal"/>
    </style:style>
    <style:style style:name="P154" style:family="paragraph" style:parent-style-name="Standard">
      <style:text-properties style:text-underline-style="none" fo:font-weight="normal" officeooo:rsid="01eb7dda" officeooo:paragraph-rsid="01eb7dda" style:font-weight-asian="normal" style:font-weight-complex="normal"/>
    </style:style>
    <style:style style:name="P155" style:family="paragraph" style:parent-style-name="Standard">
      <style:text-properties style:text-underline-style="none" fo:font-weight="normal" officeooo:rsid="01ef4b26" officeooo:paragraph-rsid="01ef4b26" style:font-weight-asian="normal" style:font-weight-complex="normal"/>
    </style:style>
    <style:style style:name="P156" style:family="paragraph" style:parent-style-name="Standard">
      <style:text-properties style:text-underline-style="none" fo:font-weight="normal" officeooo:rsid="01f7d877" officeooo:paragraph-rsid="01f7d877" style:font-weight-asian="normal" style:font-weight-complex="normal"/>
    </style:style>
    <style:style style:name="P157" style:family="paragraph" style:parent-style-name="Standard">
      <style:text-properties style:text-underline-style="none" fo:font-weight="normal" officeooo:rsid="01f9b690" officeooo:paragraph-rsid="01f9b690" style:font-weight-asian="normal" style:font-weight-complex="normal"/>
    </style:style>
    <style:style style:name="P158" style:family="paragraph" style:parent-style-name="Standard">
      <style:text-properties style:text-underline-style="none" fo:font-weight="normal" officeooo:rsid="01fcbcde" officeooo:paragraph-rsid="01fcbcde" style:font-weight-asian="normal" style:font-weight-complex="normal"/>
    </style:style>
    <style:style style:name="P159" style:family="paragraph" style:parent-style-name="Standard">
      <style:text-properties style:text-underline-style="none" fo:font-weight="normal" officeooo:rsid="01fd06aa" officeooo:paragraph-rsid="01fd06aa" style:font-weight-asian="normal" style:font-weight-complex="normal"/>
    </style:style>
    <style:style style:name="P160" style:family="paragraph" style:parent-style-name="Standard">
      <style:text-properties style:text-underline-style="none" fo:font-weight="normal" officeooo:rsid="0204b731" officeooo:paragraph-rsid="0204b731" style:font-weight-asian="normal" style:font-weight-complex="normal"/>
    </style:style>
    <style:style style:name="P161" style:family="paragraph" style:parent-style-name="Standard">
      <style:text-properties style:text-underline-style="none" fo:font-weight="normal" officeooo:rsid="020bc1f0" officeooo:paragraph-rsid="0208846d" style:font-weight-asian="normal" style:font-weight-complex="normal"/>
    </style:style>
    <style:style style:name="P162" style:family="paragraph" style:parent-style-name="Standard">
      <style:text-properties style:text-underline-style="none" fo:font-weight="normal" officeooo:rsid="021981d4" officeooo:paragraph-rsid="021981d4" style:font-weight-asian="normal" style:font-weight-complex="normal"/>
    </style:style>
    <style:style style:name="P163" style:family="paragraph" style:parent-style-name="Standard">
      <style:text-properties style:text-underline-style="none" fo:font-weight="normal" officeooo:rsid="021d550b" officeooo:paragraph-rsid="021d550b" style:font-weight-asian="normal" style:font-weight-complex="normal"/>
    </style:style>
    <style:style style:name="P164" style:family="paragraph" style:parent-style-name="Standard">
      <style:text-properties style:text-underline-style="none" fo:font-weight="normal" officeooo:rsid="021fbde1" officeooo:paragraph-rsid="021fbde1" style:font-weight-asian="normal" style:font-weight-complex="normal"/>
    </style:style>
    <style:style style:name="P165" style:family="paragraph" style:parent-style-name="Standard">
      <style:text-properties style:text-underline-style="none" fo:font-weight="normal" officeooo:rsid="023dbe1d" officeooo:paragraph-rsid="023ce797" style:font-weight-asian="normal" style:font-weight-complex="normal"/>
    </style:style>
    <style:style style:name="P166" style:family="paragraph" style:parent-style-name="Standard">
      <style:text-properties style:text-underline-style="none" fo:font-weight="normal" officeooo:rsid="02287f62" officeooo:paragraph-rsid="02283798" style:font-weight-asian="normal" style:font-weight-complex="normal"/>
    </style:style>
    <style:style style:name="P167" style:family="paragraph" style:parent-style-name="Standard">
      <style:text-properties style:text-underline-style="none" fo:font-weight="normal" officeooo:rsid="0246dc5c" officeooo:paragraph-rsid="0246dc5c" style:font-weight-asian="normal" style:font-weight-complex="normal"/>
    </style:style>
    <style:style style:name="P168" style:family="paragraph" style:parent-style-name="Standard">
      <style:text-properties style:text-underline-style="none" fo:font-weight="normal" officeooo:rsid="025f7de9" officeooo:paragraph-rsid="025f7de9" style:font-weight-asian="normal" style:font-weight-complex="normal"/>
    </style:style>
    <style:style style:name="P169" style:family="paragraph" style:parent-style-name="Standard">
      <style:text-properties style:text-underline-style="none" fo:font-weight="normal" officeooo:rsid="02651fff" officeooo:paragraph-rsid="0265e3c9" style:font-weight-asian="normal" style:font-weight-complex="normal"/>
    </style:style>
    <style:style style:name="P170" style:family="paragraph" style:parent-style-name="Standard">
      <style:text-properties style:text-underline-style="none" fo:font-weight="normal" officeooo:rsid="02651fff" officeooo:paragraph-rsid="0262db64" style:font-weight-asian="normal" style:font-weight-complex="normal"/>
    </style:style>
    <style:style style:name="P171" style:family="paragraph" style:parent-style-name="Standard">
      <style:text-properties style:text-underline-style="none" fo:font-weight="normal" officeooo:rsid="0268301e" officeooo:paragraph-rsid="0268301e" style:font-weight-asian="normal" style:font-weight-complex="normal"/>
    </style:style>
    <style:style style:name="P172" style:family="paragraph" style:parent-style-name="Standard">
      <style:text-properties style:text-underline-style="none" fo:font-weight="normal" officeooo:rsid="02734c89" officeooo:paragraph-rsid="02734c89" style:font-weight-asian="normal" style:font-weight-complex="normal"/>
    </style:style>
    <style:style style:name="P173" style:family="paragraph" style:parent-style-name="Standard">
      <style:text-properties style:text-underline-style="none" fo:font-weight="normal" officeooo:rsid="0279a444" officeooo:paragraph-rsid="0279a444" style:font-weight-asian="normal" style:font-weight-complex="normal"/>
    </style:style>
    <style:style style:name="P174" style:family="paragraph" style:parent-style-name="Standard">
      <style:text-properties style:text-underline-style="none" fo:font-weight="normal" officeooo:rsid="027d79d2" officeooo:paragraph-rsid="027d79d2" style:font-weight-asian="normal" style:font-weight-complex="normal"/>
    </style:style>
    <style:style style:name="P175" style:family="paragraph" style:parent-style-name="Standard">
      <style:text-properties style:text-underline-style="none" fo:font-weight="normal" officeooo:rsid="02829fbe" officeooo:paragraph-rsid="02829fbe" style:font-weight-asian="normal" style:font-weight-complex="normal"/>
    </style:style>
    <style:style style:name="P176" style:family="paragraph" style:parent-style-name="Standard">
      <style:text-properties style:text-underline-style="none" fo:font-weight="normal" officeooo:rsid="028d6e0f" officeooo:paragraph-rsid="028d6e0f" style:font-weight-asian="normal" style:font-weight-complex="normal"/>
    </style:style>
    <style:style style:name="P177" style:family="paragraph" style:parent-style-name="Standard">
      <style:text-properties style:text-underline-style="none" fo:font-weight="normal" officeooo:rsid="0294c21b" officeooo:paragraph-rsid="0294c21b" style:font-weight-asian="normal" style:font-weight-complex="normal"/>
    </style:style>
    <style:style style:name="P178" style:family="paragraph" style:parent-style-name="Standard">
      <style:text-properties style:text-underline-style="none" fo:font-weight="normal" officeooo:rsid="0298dbb1" officeooo:paragraph-rsid="0298dbb1" style:font-weight-asian="normal" style:font-weight-complex="normal"/>
    </style:style>
    <style:style style:name="P179" style:family="paragraph" style:parent-style-name="Standard">
      <style:text-properties style:text-underline-style="none" fo:font-weight="normal" officeooo:rsid="029ab5b6" officeooo:paragraph-rsid="029ab5b6" style:font-weight-asian="normal" style:font-weight-complex="normal"/>
    </style:style>
    <style:style style:name="P180" style:family="paragraph" style:parent-style-name="Standard">
      <style:text-properties style:text-underline-style="none" fo:font-weight="normal" officeooo:rsid="02b8c390" officeooo:paragraph-rsid="02b9ce94" style:font-weight-asian="normal" style:font-weight-complex="normal"/>
    </style:style>
    <style:style style:name="P181" style:family="paragraph" style:parent-style-name="Standard">
      <style:text-properties style:text-underline-style="none" fo:font-weight="normal" officeooo:rsid="02b8c390" officeooo:paragraph-rsid="02bb8175" style:font-weight-asian="normal" style:font-weight-complex="normal"/>
    </style:style>
    <style:style style:name="P182" style:family="paragraph" style:parent-style-name="Standard">
      <style:text-properties style:text-underline-style="none" fo:font-weight="normal" officeooo:rsid="02be8c9e" officeooo:paragraph-rsid="02be8c9e" style:font-weight-asian="normal" style:font-weight-complex="normal"/>
    </style:style>
    <style:style style:name="P183" style:family="paragraph" style:parent-style-name="Standard">
      <style:text-properties style:text-underline-style="none" fo:font-weight="normal" officeooo:rsid="02cace88" officeooo:paragraph-rsid="02be8c9e" style:font-weight-asian="normal" style:font-weight-complex="normal"/>
    </style:style>
    <style:style style:name="P184" style:family="paragraph" style:parent-style-name="Standard">
      <style:text-properties style:text-underline-style="none" fo:font-weight="normal" officeooo:rsid="02d60aa3" officeooo:paragraph-rsid="02d60aa3" style:font-weight-asian="normal" style:font-weight-complex="normal"/>
    </style:style>
    <style:style style:name="P185" style:family="paragraph" style:parent-style-name="Standard">
      <style:text-properties style:text-underline-style="none" fo:font-weight="normal" officeooo:rsid="02d6e085" officeooo:paragraph-rsid="02d6e085" style:font-weight-asian="normal" style:font-weight-complex="normal"/>
    </style:style>
    <style:style style:name="P186" style:family="paragraph" style:parent-style-name="Standard">
      <style:text-properties style:text-underline-style="none" fo:font-weight="normal" officeooo:rsid="02d974a4" officeooo:paragraph-rsid="02d974a4" style:font-weight-asian="normal" style:font-weight-complex="normal"/>
    </style:style>
    <style:style style:name="P187" style:family="paragraph" style:parent-style-name="Standard">
      <style:text-properties style:text-underline-style="none" fo:font-weight="normal" officeooo:rsid="02de4fb5" officeooo:paragraph-rsid="02de4fb5" style:font-weight-asian="normal" style:font-weight-complex="normal"/>
    </style:style>
    <style:style style:name="P188" style:family="paragraph" style:parent-style-name="Standard">
      <style:text-properties style:text-underline-style="none" fo:font-weight="normal" officeooo:rsid="02ded390" officeooo:paragraph-rsid="02ded390" style:font-weight-asian="normal" style:font-weight-complex="normal"/>
    </style:style>
    <style:style style:name="P189" style:family="paragraph" style:parent-style-name="Standard">
      <style:text-properties style:text-underline-style="none" fo:font-weight="normal" officeooo:rsid="02e10c88" officeooo:paragraph-rsid="02e10c88" style:font-weight-asian="normal" style:font-weight-complex="normal"/>
    </style:style>
    <style:style style:name="P190" style:family="paragraph" style:parent-style-name="Standard">
      <style:text-properties style:text-underline-style="none" fo:font-weight="normal" officeooo:rsid="02e4dece" officeooo:paragraph-rsid="02e4dece" style:font-weight-asian="normal" style:font-weight-complex="normal"/>
    </style:style>
    <style:style style:name="P191" style:family="paragraph" style:parent-style-name="Standard">
      <style:text-properties style:text-underline-style="none" fo:font-weight="normal" officeooo:rsid="02e6ad41" officeooo:paragraph-rsid="02e6ad41" style:font-weight-asian="normal" style:font-weight-complex="normal"/>
    </style:style>
    <style:style style:name="P192" style:family="paragraph" style:parent-style-name="Standard">
      <style:text-properties style:text-underline-style="none" fo:font-weight="normal" officeooo:rsid="02e75dcb" officeooo:paragraph-rsid="02e75dcb" style:font-weight-asian="normal" style:font-weight-complex="normal"/>
    </style:style>
    <style:style style:name="P193" style:family="paragraph" style:parent-style-name="Standard">
      <style:text-properties style:text-underline-style="none" fo:font-weight="normal" officeooo:rsid="02e9bc08" officeooo:paragraph-rsid="02e9bc08" style:font-weight-asian="normal" style:font-weight-complex="normal"/>
    </style:style>
    <style:style style:name="P194" style:family="paragraph" style:parent-style-name="Standard">
      <style:text-properties style:text-underline-style="none" fo:font-weight="normal" officeooo:rsid="02eb016d" officeooo:paragraph-rsid="02eb016d" style:font-weight-asian="normal" style:font-weight-complex="normal"/>
    </style:style>
    <style:style style:name="P195" style:family="paragraph" style:parent-style-name="Standard">
      <style:text-properties style:text-underline-style="none" fo:font-weight="normal" officeooo:rsid="02f8f461" officeooo:paragraph-rsid="02f8f461" style:font-weight-asian="normal" style:font-weight-complex="normal"/>
    </style:style>
    <style:style style:name="P196" style:family="paragraph" style:parent-style-name="Standard">
      <style:text-properties style:text-underline-style="none" fo:font-weight="normal" officeooo:rsid="02f9aea6" officeooo:paragraph-rsid="02f9aea6" style:font-weight-asian="normal" style:font-weight-complex="normal"/>
    </style:style>
    <style:style style:name="P197" style:family="paragraph" style:parent-style-name="Standard">
      <style:text-properties style:text-underline-style="none" fo:font-weight="normal" officeooo:rsid="02fcc7e9" officeooo:paragraph-rsid="02fcc7e9" style:font-weight-asian="normal" style:font-weight-complex="normal"/>
    </style:style>
    <style:style style:name="P198" style:family="paragraph" style:parent-style-name="Standard">
      <style:text-properties style:text-underline-style="none" fo:font-weight="normal" officeooo:rsid="030bdab4" officeooo:paragraph-rsid="030bdab4" style:font-weight-asian="normal" style:font-weight-complex="normal"/>
    </style:style>
    <style:style style:name="P199" style:family="paragraph" style:parent-style-name="Standard">
      <style:text-properties style:text-underline-style="none" fo:font-weight="normal" officeooo:rsid="030e9911" officeooo:paragraph-rsid="030e9911" style:font-weight-asian="normal" style:font-weight-complex="normal"/>
    </style:style>
    <style:style style:name="P200" style:family="paragraph" style:parent-style-name="Standard">
      <style:text-properties style:text-underline-style="none" fo:font-weight="normal" officeooo:rsid="030f3ed4" officeooo:paragraph-rsid="030f3ed4" style:font-weight-asian="normal" style:font-weight-complex="normal"/>
    </style:style>
    <style:style style:name="P201" style:family="paragraph" style:parent-style-name="Standard">
      <style:text-properties style:text-underline-style="none" fo:font-weight="normal" officeooo:rsid="03115c41" officeooo:paragraph-rsid="03115c41" style:font-weight-asian="normal" style:font-weight-complex="normal"/>
    </style:style>
    <style:style style:name="P202" style:family="paragraph" style:parent-style-name="Standard">
      <style:text-properties style:text-underline-style="none" fo:font-weight="normal" officeooo:rsid="031405cd" officeooo:paragraph-rsid="031405cd" style:font-weight-asian="normal" style:font-weight-complex="normal"/>
    </style:style>
    <style:style style:name="P203" style:family="paragraph" style:parent-style-name="Standard">
      <style:text-properties style:text-underline-style="none" fo:font-weight="normal" officeooo:rsid="0316a5be" officeooo:paragraph-rsid="0316a5be" style:font-weight-asian="normal" style:font-weight-complex="normal"/>
    </style:style>
    <style:style style:name="P204" style:family="paragraph" style:parent-style-name="Standard">
      <style:text-properties style:text-underline-style="none" fo:font-weight="normal" officeooo:rsid="03185718" officeooo:paragraph-rsid="03185718" style:font-weight-asian="normal" style:font-weight-complex="normal"/>
    </style:style>
    <style:style style:name="P205" style:family="paragraph" style:parent-style-name="Standard">
      <style:text-properties style:text-underline-style="none" fo:font-weight="normal" officeooo:rsid="03218d2b" officeooo:paragraph-rsid="03218d2b" style:font-weight-asian="normal" style:font-weight-complex="normal"/>
    </style:style>
    <style:style style:name="P206" style:family="paragraph" style:parent-style-name="Standard">
      <style:text-properties style:text-underline-style="none" fo:font-weight="normal" officeooo:rsid="0322345e" officeooo:paragraph-rsid="0322345e" style:font-weight-asian="normal" style:font-weight-complex="normal"/>
    </style:style>
    <style:style style:name="P207" style:family="paragraph" style:parent-style-name="Standard">
      <style:text-properties style:text-underline-style="none" fo:font-weight="normal" officeooo:rsid="03254c99" officeooo:paragraph-rsid="03254c99" style:font-weight-asian="normal" style:font-weight-complex="normal"/>
    </style:style>
    <style:style style:name="P208" style:family="paragraph" style:parent-style-name="Standard">
      <style:text-properties style:text-underline-style="none" fo:font-weight="normal" officeooo:rsid="03273323" officeooo:paragraph-rsid="03273323" style:font-weight-asian="normal" style:font-weight-complex="normal"/>
    </style:style>
    <style:style style:name="P209" style:family="paragraph" style:parent-style-name="Standard">
      <style:text-properties style:text-underline-style="none" fo:font-weight="normal" officeooo:rsid="032a2608" officeooo:paragraph-rsid="032a2608" style:font-weight-asian="normal" style:font-weight-complex="normal"/>
    </style:style>
    <style:style style:name="P210" style:family="paragraph" style:parent-style-name="Standard">
      <style:text-properties style:text-underline-style="none" fo:font-weight="normal" officeooo:rsid="032ba2ed" officeooo:paragraph-rsid="032ba2ed" style:font-weight-asian="normal" style:font-weight-complex="normal"/>
    </style:style>
    <style:style style:name="P211" style:family="paragraph" style:parent-style-name="Standard">
      <style:text-properties style:text-underline-style="none" fo:font-weight="normal" officeooo:rsid="033252e0" officeooo:paragraph-rsid="033252e0" style:font-weight-asian="normal" style:font-weight-complex="normal"/>
    </style:style>
    <style:style style:name="P212" style:family="paragraph" style:parent-style-name="Standard">
      <style:text-properties style:text-underline-style="none" fo:font-weight="normal" officeooo:rsid="0332f2d9" officeooo:paragraph-rsid="0332f2d9" style:font-weight-asian="normal" style:font-weight-complex="normal"/>
    </style:style>
    <style:style style:name="P213" style:family="paragraph" style:parent-style-name="Standard">
      <style:text-properties style:text-underline-style="none" fo:font-weight="normal" officeooo:rsid="03387972" officeooo:paragraph-rsid="03387972" style:font-weight-asian="normal" style:font-weight-complex="normal"/>
    </style:style>
    <style:style style:name="P214" style:family="paragraph" style:parent-style-name="Standard">
      <style:text-properties style:text-underline-style="none" fo:font-weight="normal" officeooo:rsid="033a673c" officeooo:paragraph-rsid="033a673c" style:font-weight-asian="normal" style:font-weight-complex="normal"/>
    </style:style>
    <style:style style:name="P215" style:family="paragraph" style:parent-style-name="Standard">
      <style:text-properties style:text-underline-style="none" fo:font-weight="normal" officeooo:rsid="0343eb5c" officeooo:paragraph-rsid="0343eb5c" style:font-weight-asian="normal" style:font-weight-complex="normal"/>
    </style:style>
    <style:style style:name="P216" style:family="paragraph" style:parent-style-name="Standard">
      <style:text-properties style:text-underline-style="none" fo:font-weight="normal" officeooo:rsid="034737b1" officeooo:paragraph-rsid="034737b1" style:font-weight-asian="normal" style:font-weight-complex="normal"/>
    </style:style>
    <style:style style:name="P217" style:family="paragraph" style:parent-style-name="Standard">
      <style:text-properties style:text-underline-style="none" fo:font-weight="normal" officeooo:rsid="035abf7a" officeooo:paragraph-rsid="035abf7a" style:font-weight-asian="normal" style:font-weight-complex="normal"/>
    </style:style>
    <style:style style:name="P218" style:family="paragraph" style:parent-style-name="Standard">
      <style:text-properties style:text-underline-style="none" fo:font-weight="normal" officeooo:rsid="03351919" officeooo:paragraph-rsid="03351919" style:font-weight-asian="normal" style:font-weight-complex="normal"/>
    </style:style>
    <style:style style:name="P219" style:family="paragraph" style:parent-style-name="Standard">
      <style:text-properties style:text-underline-style="none" fo:font-weight="normal" officeooo:rsid="0349efbe" officeooo:paragraph-rsid="0349efbe" style:font-weight-asian="normal" style:font-weight-complex="normal"/>
    </style:style>
    <style:style style:name="P220" style:family="paragraph" style:parent-style-name="Standard">
      <style:text-properties style:text-underline-style="none" fo:font-weight="normal" officeooo:rsid="035a20cf" officeooo:paragraph-rsid="03584bee" style:font-weight-asian="normal" style:font-weight-complex="normal"/>
    </style:style>
    <style:style style:name="P221" style:family="paragraph" style:parent-style-name="Standard">
      <style:text-properties style:text-underline-style="none" fo:font-weight="normal" officeooo:rsid="03631dcc" officeooo:paragraph-rsid="03631dcc" style:font-weight-asian="normal" style:font-weight-complex="normal"/>
    </style:style>
    <style:style style:name="P222" style:family="paragraph" style:parent-style-name="Standard">
      <style:text-properties style:text-underline-style="none" fo:font-weight="normal" officeooo:rsid="036ef309" officeooo:paragraph-rsid="036ef309" style:font-weight-asian="normal" style:font-weight-complex="normal"/>
    </style:style>
    <style:style style:name="P223" style:family="paragraph" style:parent-style-name="Standard">
      <style:text-properties style:text-underline-style="none" fo:font-weight="normal" officeooo:rsid="0382a9ba" officeooo:paragraph-rsid="0382a9ba" style:font-weight-asian="normal" style:font-weight-complex="normal"/>
    </style:style>
    <style:style style:name="P224" style:family="paragraph" style:parent-style-name="Standard">
      <style:text-properties style:text-underline-style="none" fo:font-weight="normal" officeooo:rsid="0387ad7b" officeooo:paragraph-rsid="0387ad7b" style:font-weight-asian="normal" style:font-weight-complex="normal"/>
    </style:style>
    <style:style style:name="P225" style:family="paragraph" style:parent-style-name="Standard">
      <style:text-properties style:text-underline-style="none" fo:font-weight="normal" officeooo:rsid="038be80d" officeooo:paragraph-rsid="038be80d" style:font-weight-asian="normal" style:font-weight-complex="normal"/>
    </style:style>
    <style:style style:name="P226" style:family="paragraph" style:parent-style-name="Standard">
      <style:text-properties style:text-underline-style="none" fo:font-weight="normal" officeooo:rsid="03994096" officeooo:paragraph-rsid="03994096" style:font-weight-asian="normal" style:font-weight-complex="normal"/>
    </style:style>
    <style:style style:name="P227" style:family="paragraph" style:parent-style-name="Standard">
      <style:text-properties style:text-underline-style="none" fo:font-weight="normal" officeooo:rsid="03a101aa" officeooo:paragraph-rsid="03a101aa" style:font-weight-asian="normal" style:font-weight-complex="normal"/>
    </style:style>
    <style:style style:name="P228" style:family="paragraph" style:parent-style-name="Standard">
      <style:text-properties style:text-underline-style="none" fo:font-weight="normal" officeooo:rsid="03a619bf" officeooo:paragraph-rsid="03a619bf" style:font-weight-asian="normal" style:font-weight-complex="normal"/>
    </style:style>
    <style:style style:name="P229" style:family="paragraph" style:parent-style-name="Standard">
      <style:text-properties style:text-underline-style="none" fo:font-weight="normal" officeooo:rsid="03a620a3" officeooo:paragraph-rsid="03aa77cc" style:font-weight-asian="normal" style:font-weight-complex="normal"/>
    </style:style>
    <style:style style:name="P230" style:family="paragraph" style:parent-style-name="Standard">
      <style:text-properties style:text-underline-style="none" fo:font-weight="normal" officeooo:rsid="03b2f10c" officeooo:paragraph-rsid="03b2f10c" style:font-weight-asian="normal" style:font-weight-complex="normal"/>
    </style:style>
    <style:style style:name="P231" style:family="paragraph" style:parent-style-name="Standard">
      <style:text-properties style:text-underline-style="none" fo:font-weight="normal" officeooo:rsid="03b90e2f" officeooo:paragraph-rsid="03b90e2f" style:font-weight-asian="normal" style:font-weight-complex="normal"/>
    </style:style>
    <style:style style:name="P232" style:family="paragraph" style:parent-style-name="Standard">
      <style:text-properties style:text-underline-style="none" fo:font-weight="normal" officeooo:rsid="03c8b039" officeooo:paragraph-rsid="03c8b039" style:font-weight-asian="normal" style:font-weight-complex="normal"/>
    </style:style>
    <style:style style:name="P233" style:family="paragraph" style:parent-style-name="Standard">
      <style:text-properties style:text-underline-style="none" fo:font-weight="normal" officeooo:rsid="03d90366" officeooo:paragraph-rsid="03d90366" style:font-weight-asian="normal" style:font-weight-complex="normal"/>
    </style:style>
    <style:style style:name="P234" style:family="paragraph" style:parent-style-name="Standard">
      <style:text-properties style:text-underline-style="none" fo:font-weight="normal" officeooo:rsid="03dd14d3" officeooo:paragraph-rsid="03dd14d3" style:font-weight-asian="normal" style:font-weight-complex="normal"/>
    </style:style>
    <style:style style:name="P235" style:family="paragraph" style:parent-style-name="Standard">
      <style:text-properties style:text-underline-style="none" fo:font-weight="normal" officeooo:rsid="03dfc26b" officeooo:paragraph-rsid="03dfc26b" style:font-weight-asian="normal" style:font-weight-complex="normal"/>
    </style:style>
    <style:style style:name="P236" style:family="paragraph" style:parent-style-name="Standard">
      <style:text-properties style:text-underline-style="none" fo:font-weight="normal" officeooo:rsid="03e269af" officeooo:paragraph-rsid="03e269af" style:font-weight-asian="normal" style:font-weight-complex="normal"/>
    </style:style>
    <style:style style:name="P237" style:family="paragraph" style:parent-style-name="Standard">
      <style:text-properties style:text-underline-style="none" fo:font-weight="normal" officeooo:rsid="03f4b63e" officeooo:paragraph-rsid="03f4b63e" style:font-weight-asian="normal" style:font-weight-complex="normal"/>
    </style:style>
    <style:style style:name="P238" style:family="paragraph" style:parent-style-name="Standard">
      <style:text-properties style:text-underline-style="none" fo:font-weight="normal" officeooo:rsid="03fa110c" officeooo:paragraph-rsid="03fa110c" style:font-weight-asian="normal" style:font-weight-complex="normal"/>
    </style:style>
    <style:style style:name="P239" style:family="paragraph" style:parent-style-name="Standard">
      <style:text-properties style:text-underline-style="none" fo:font-weight="normal" officeooo:rsid="04035dac" officeooo:paragraph-rsid="04035dac" style:font-weight-asian="normal" style:font-weight-complex="normal"/>
    </style:style>
    <style:style style:name="P240" style:family="paragraph" style:parent-style-name="Text_20_body">
      <style:text-properties style:text-underline-style="none" fo:font-weight="normal" officeooo:rsid="040426b6" officeooo:paragraph-rsid="040426b6" style:font-weight-asian="normal" style:font-weight-complex="normal"/>
    </style:style>
    <style:style style:name="P241" style:family="paragraph" style:parent-style-name="Text_20_body">
      <style:paragraph-properties fo:text-align="start" style:justify-single-word="false"/>
      <style:text-properties style:text-underline-style="none" fo:font-weight="normal" officeooo:rsid="045766fc" officeooo:paragraph-rsid="045766fc" style:font-weight-asian="normal" style:font-weight-complex="normal"/>
    </style:style>
    <style:style style:name="P242" style:family="paragraph" style:parent-style-name="Text_20_body">
      <style:paragraph-properties fo:text-align="start" style:justify-single-word="false"/>
      <style:text-properties style:text-underline-style="none" fo:font-weight="normal" officeooo:rsid="045b6429" officeooo:paragraph-rsid="045b6429" style:font-weight-asian="normal" style:font-weight-complex="normal"/>
    </style:style>
    <style:style style:name="P243" style:family="paragraph" style:parent-style-name="Text_20_body">
      <style:paragraph-properties fo:text-align="start" style:justify-single-word="false"/>
      <style:text-properties style:text-underline-style="none" fo:font-weight="normal" officeooo:rsid="0471a0c6" officeooo:paragraph-rsid="0471a0c6" style:font-weight-asian="normal" style:font-weight-complex="normal"/>
    </style:style>
    <style:style style:name="P244" style:family="paragraph" style:parent-style-name="Text_20_body">
      <style:paragraph-properties fo:text-align="start" style:justify-single-word="false"/>
      <style:text-properties style:text-underline-style="none" fo:font-weight="normal" officeooo:rsid="0489c116" officeooo:paragraph-rsid="0489c116" style:font-weight-asian="normal" style:font-weight-complex="normal"/>
    </style:style>
    <style:style style:name="P245" style:family="paragraph" style:parent-style-name="Text_20_body">
      <style:paragraph-properties fo:text-align="start" style:justify-single-word="false"/>
      <style:text-properties style:text-underline-style="none" fo:font-weight="normal" officeooo:rsid="0474dd73" officeooo:paragraph-rsid="0474dd73" style:font-weight-asian="normal" style:font-weight-complex="normal"/>
    </style:style>
    <style:style style:name="P246" style:family="paragraph" style:parent-style-name="Text_20_body">
      <style:paragraph-properties fo:text-align="start" style:justify-single-word="false"/>
      <style:text-properties style:text-underline-style="none" fo:font-weight="normal" officeooo:rsid="04dc532b" officeooo:paragraph-rsid="04dc532b" style:font-weight-asian="normal" style:font-weight-complex="normal"/>
    </style:style>
    <style:style style:name="P247" style:family="paragraph" style:parent-style-name="Text_20_body">
      <style:paragraph-properties fo:text-align="start" style:justify-single-word="false"/>
      <style:text-properties style:text-underline-style="none" fo:font-weight="normal" officeooo:rsid="04fc044d" officeooo:paragraph-rsid="04fc044d" style:font-weight-asian="normal" style:font-weight-complex="normal"/>
    </style:style>
    <style:style style:name="P248" style:family="paragraph" style:parent-style-name="Text_20_body">
      <style:paragraph-properties fo:text-align="start" style:justify-single-word="false"/>
      <style:text-properties style:text-underline-style="none" fo:font-weight="normal" officeooo:rsid="050b3258" officeooo:paragraph-rsid="050b3258" style:font-weight-asian="normal" style:font-weight-complex="normal"/>
    </style:style>
    <style:style style:name="P249" style:family="paragraph" style:parent-style-name="Text_20_body">
      <style:paragraph-properties fo:text-align="start" style:justify-single-word="false"/>
      <style:text-properties style:text-underline-style="none" fo:font-weight="normal" officeooo:rsid="05204dac" officeooo:paragraph-rsid="05204dac" style:font-weight-asian="normal" style:font-weight-complex="normal"/>
    </style:style>
    <style:style style:name="P250" style:family="paragraph" style:parent-style-name="Text_20_body">
      <style:paragraph-properties fo:text-align="start" style:justify-single-word="false"/>
      <style:text-properties style:text-underline-style="none" fo:font-weight="normal" officeooo:rsid="052eef53" officeooo:paragraph-rsid="052eef53" style:font-weight-asian="normal" style:font-weight-complex="normal"/>
    </style:style>
    <style:style style:name="P251" style:family="paragraph" style:parent-style-name="Text_20_body">
      <style:paragraph-properties fo:text-align="start" style:justify-single-word="false"/>
      <style:text-properties style:text-underline-style="none" fo:font-weight="normal" officeooo:rsid="053bce46" officeooo:paragraph-rsid="053bce46" style:font-weight-asian="normal" style:font-weight-complex="normal"/>
    </style:style>
    <style:style style:name="P252" style:family="paragraph" style:parent-style-name="Standard">
      <style:text-properties style:text-underline-style="none" fo:font-weight="bold" officeooo:rsid="007dd50d" officeooo:paragraph-rsid="007dd50d" style:font-weight-asian="bold" style:font-weight-complex="bold"/>
    </style:style>
    <style:style style:name="P253" style:family="paragraph" style:parent-style-name="Standard">
      <style:text-properties style:text-underline-style="none" fo:font-weight="bold" officeooo:rsid="0081d690" officeooo:paragraph-rsid="0081d690" style:font-weight-asian="bold" style:font-weight-complex="bold"/>
    </style:style>
    <style:style style:name="P254" style:family="paragraph" style:parent-style-name="Standard">
      <style:text-properties style:text-underline-style="none" fo:font-weight="bold" officeooo:rsid="015e5b92" officeooo:paragraph-rsid="015e5b92" style:font-weight-asian="bold" style:font-weight-complex="bold"/>
    </style:style>
    <style:style style:name="P255" style:family="paragraph" style:parent-style-name="Standard">
      <style:text-properties style:text-underline-style="none" fo:font-weight="bold" officeooo:rsid="01a14adf" officeooo:paragraph-rsid="01a14adf" style:font-weight-asian="bold" style:font-weight-complex="bold"/>
    </style:style>
    <style:style style:name="P256" style:family="paragraph" style:parent-style-name="Standard">
      <style:text-properties style:text-underline-style="none" fo:font-weight="bold" officeooo:rsid="01c28a8e" officeooo:paragraph-rsid="01c28a8e" style:font-weight-asian="bold" style:font-weight-complex="bold"/>
    </style:style>
    <style:style style:name="P257" style:family="paragraph" style:parent-style-name="Standard">
      <style:text-properties style:text-underline-style="none" fo:font-weight="bold" officeooo:rsid="0262db64" officeooo:paragraph-rsid="0262db64" style:font-weight-asian="bold" style:font-weight-complex="bold"/>
    </style:style>
    <style:style style:name="P258" style:family="paragraph" style:parent-style-name="Standard">
      <style:text-properties style:text-underline-style="none" fo:font-weight="bold" officeooo:rsid="026ebe73" officeooo:paragraph-rsid="026ebe73" style:font-weight-asian="bold" style:font-weight-complex="bold"/>
    </style:style>
    <style:style style:name="P259" style:family="paragraph" style:parent-style-name="Standard">
      <style:text-properties style:text-underline-style="none" fo:font-weight="bold" officeooo:rsid="02734c89" officeooo:paragraph-rsid="02734c89" style:font-weight-asian="bold" style:font-weight-complex="bold"/>
    </style:style>
    <style:style style:name="P260" style:family="paragraph" style:parent-style-name="Standard">
      <style:text-properties style:text-underline-style="none" fo:font-weight="bold" officeooo:rsid="027ad025" officeooo:paragraph-rsid="0279a444" style:font-weight-asian="bold" style:font-weight-complex="bold"/>
    </style:style>
    <style:style style:name="P261" style:family="paragraph" style:parent-style-name="Standard">
      <style:text-properties style:text-underline-style="none" fo:font-weight="bold" officeooo:rsid="03351919" officeooo:paragraph-rsid="03351919" style:font-weight-asian="bold" style:font-weight-complex="bold"/>
    </style:style>
    <style:style style:name="P262" style:family="paragraph" style:parent-style-name="Standard">
      <style:text-properties style:text-underline-style="none" fo:font-weight="bold" officeooo:rsid="0349efbe" officeooo:paragraph-rsid="0349efbe" style:font-weight-asian="bold" style:font-weight-complex="bold"/>
    </style:style>
    <style:style style:name="P263" style:family="paragraph" style:parent-style-name="Standard">
      <style:text-properties style:text-underline-style="none" fo:font-weight="bold" officeooo:rsid="03584bee" officeooo:paragraph-rsid="03584bee" style:font-weight-asian="bold" style:font-weight-complex="bold"/>
    </style:style>
    <style:style style:name="P264" style:family="paragraph" style:parent-style-name="Standard">
      <style:text-properties style:text-underline-style="none" fo:font-weight="bold" officeooo:rsid="035abf7a" officeooo:paragraph-rsid="035abf7a" style:font-weight-asian="bold" style:font-weight-complex="bold"/>
    </style:style>
    <style:style style:name="P265" style:family="paragraph" style:parent-style-name="Text_20_body">
      <style:paragraph-properties fo:text-align="start" style:justify-single-word="false"/>
      <style:text-properties style:text-underline-style="none" officeooo:rsid="0421c0dd" officeooo:paragraph-rsid="0421c0dd"/>
    </style:style>
    <style:style style:name="P266" style:family="paragraph" style:parent-style-name="Text_20_body">
      <style:paragraph-properties fo:text-align="start" style:justify-single-word="false"/>
      <style:text-properties style:text-underline-style="none" officeooo:rsid="042ce365" officeooo:paragraph-rsid="042ce365"/>
    </style:style>
    <style:style style:name="P267" style:family="paragraph" style:parent-style-name="Text_20_body">
      <style:paragraph-properties fo:text-align="start" style:justify-single-word="false"/>
      <style:text-properties style:text-underline-style="none" officeooo:rsid="04433a5b" officeooo:paragraph-rsid="04433a5b"/>
    </style:style>
    <style:style style:name="P268" style:family="paragraph" style:parent-style-name="Standard">
      <style:text-properties officeooo:rsid="0265e3c9" officeooo:paragraph-rsid="0265e3c9"/>
    </style:style>
    <style:style style:name="P269" style:family="paragraph" style:parent-style-name="Table_20_Contents">
      <style:text-properties officeooo:rsid="0374a9bf" officeooo:paragraph-rsid="0374a9bf"/>
    </style:style>
    <style:style style:name="P270" style:family="paragraph" style:parent-style-name="Table_20_Contents">
      <style:text-properties officeooo:rsid="03765f4f" officeooo:paragraph-rsid="03765f4f"/>
    </style:style>
    <style:style style:name="P271" style:family="paragraph" style:parent-style-name="Table_20_Contents">
      <style:text-properties officeooo:rsid="03784da4" officeooo:paragraph-rsid="03784da4"/>
    </style:style>
    <style:style style:name="P272" style:family="paragraph" style:parent-style-name="Table_20_Contents">
      <style:text-properties officeooo:rsid="0378dedc" officeooo:paragraph-rsid="0378dedc"/>
    </style:style>
    <style:style style:name="P273" style:family="paragraph" style:parent-style-name="Table_20_Contents">
      <style:text-properties fo:font-style="italic" officeooo:rsid="03796078" officeooo:paragraph-rsid="03796078" style:font-style-asian="italic" style:font-style-complex="italic"/>
    </style:style>
    <style:style style:name="P274" style:family="paragraph" style:parent-style-name="Table_20_Contents">
      <style:text-properties officeooo:rsid="037c1208" officeooo:paragraph-rsid="037c1208"/>
    </style:style>
    <style:style style:name="P275" style:family="paragraph" style:parent-style-name="Text_20_body">
      <style:paragraph-properties fo:margin-left="0cm" fo:margin-right="0cm" fo:orphans="2" fo:widows="2" fo:text-indent="0cm" style:auto-text-indent="false"/>
    </style:style>
    <style:style style:name="P276" style:family="paragraph" style:parent-style-name="Text_20_body">
      <style:paragraph-properties fo:margin-left="0cm" fo:margin-right="0cm" fo:margin-top="0cm" fo:margin-bottom="0cm" style:contextual-spacing="false" fo:orphans="2" fo:widows="2" fo:text-indent="0cm" style:auto-text-indent="false"/>
    </style:style>
    <style:style style:name="P277" style:family="paragraph" style:parent-style-name="Text_20_body">
      <style:paragraph-properties fo:margin-left="0cm" fo:margin-right="0cm" fo:orphans="2" fo:widows="2" fo:text-indent="0cm" style:auto-text-indent="false"/>
      <style:text-properties fo:font-variant="normal" fo:text-transform="none" fo:color="#2a3b4f" loext:opacity="100%" style:font-name="Lato" fo:font-size="12pt" fo:letter-spacing="normal" fo:font-style="normal" fo:font-weight="normal"/>
    </style:style>
    <style:style style:name="P278" style:family="paragraph" style:parent-style-name="Text_20_body">
      <style:paragraph-properties fo:text-align="start" style:justify-single-word="false"/>
      <style:text-properties fo:font-variant="normal" fo:text-transform="none" fo:color="#2a3b4f" loext:opacity="100%" style:font-name="Lato" fo:font-size="12pt" fo:letter-spacing="normal" fo:font-style="normal" style:text-underline-style="solid" style:text-underline-width="auto" style:text-underline-color="font-color" fo:font-weight="normal" officeooo:rsid="043656f8" officeooo:paragraph-rsid="043656f8"/>
    </style:style>
    <style:style style:name="P279" style:family="paragraph" style:parent-style-name="Text_20_body">
      <style:text-properties officeooo:paragraph-rsid="04351d1b"/>
    </style:style>
    <style:style style:name="P280" style:family="paragraph" style:parent-style-name="Standard" style:list-style-name="L1">
      <style:text-properties style:text-underline-style="none" fo:font-weight="normal" officeooo:rsid="00196474" officeooo:paragraph-rsid="00196474" style:font-weight-asian="normal" style:font-weight-complex="normal"/>
    </style:style>
    <style:style style:name="P281" style:family="paragraph" style:parent-style-name="Standard" style:list-style-name="L1">
      <style:text-properties style:text-underline-style="none" fo:font-weight="normal" officeooo:rsid="001c2846" officeooo:paragraph-rsid="001c2846" style:font-weight-asian="normal" style:font-weight-complex="normal"/>
    </style:style>
    <style:style style:name="P282" style:family="paragraph" style:parent-style-name="Standard" style:list-style-name="L1">
      <style:text-properties style:text-underline-style="none" fo:font-weight="normal" officeooo:rsid="001dca94" officeooo:paragraph-rsid="001dca94" style:font-weight-asian="normal" style:font-weight-complex="normal"/>
    </style:style>
    <style:style style:name="P283" style:family="paragraph" style:parent-style-name="Standard" style:list-style-name="L1">
      <style:text-properties style:text-underline-style="none" fo:font-weight="normal" officeooo:rsid="001f4b75" officeooo:paragraph-rsid="001f4b75" style:font-weight-asian="normal" style:font-weight-complex="normal"/>
    </style:style>
    <style:style style:name="P284" style:family="paragraph" style:parent-style-name="Standard" style:list-style-name="L1">
      <style:text-properties style:text-underline-style="none" fo:font-weight="normal" officeooo:rsid="00211721" officeooo:paragraph-rsid="00211721" style:font-weight-asian="normal" style:font-weight-complex="normal"/>
    </style:style>
    <style:style style:name="P285" style:family="paragraph" style:parent-style-name="Standard" style:list-style-name="L1">
      <style:text-properties style:text-underline-style="none" fo:font-weight="normal" officeooo:rsid="0026e462" officeooo:paragraph-rsid="0026e462" style:font-weight-asian="normal" style:font-weight-complex="normal"/>
    </style:style>
    <style:style style:name="P286" style:family="paragraph" style:parent-style-name="Standard" style:list-style-name="L2">
      <style:text-properties style:text-underline-style="none" fo:font-weight="normal" officeooo:rsid="00b163b9" officeooo:paragraph-rsid="00b163b9" style:font-weight-asian="normal" style:font-weight-complex="normal"/>
    </style:style>
    <style:style style:name="P287" style:family="paragraph" style:parent-style-name="Standard" style:list-style-name="L3">
      <style:text-properties style:text-underline-style="none" fo:font-weight="normal" officeooo:rsid="00b1f1ee" officeooo:paragraph-rsid="00b1f1ee" style:font-weight-asian="normal" style:font-weight-complex="normal"/>
    </style:style>
    <style:style style:name="P288" style:family="paragraph" style:parent-style-name="Standard" style:list-style-name="L3">
      <style:text-properties style:text-underline-style="none" fo:font-weight="normal" officeooo:rsid="00b1fb78" officeooo:paragraph-rsid="00b1fb78" style:font-weight-asian="normal" style:font-weight-complex="normal"/>
    </style:style>
    <style:style style:name="P289" style:family="paragraph" style:parent-style-name="Standard" style:list-style-name="L3">
      <style:text-properties style:text-underline-style="none" fo:font-weight="normal" officeooo:rsid="00b30c99" officeooo:paragraph-rsid="00b30c99" style:font-weight-asian="normal" style:font-weight-complex="normal"/>
    </style:style>
    <style:style style:name="P290" style:family="paragraph" style:parent-style-name="Standard" style:list-style-name="L4">
      <style:text-properties style:text-underline-style="none" fo:font-weight="normal" officeooo:rsid="00e55ab2" officeooo:paragraph-rsid="00e55ab2" style:font-weight-asian="normal" style:font-weight-complex="normal"/>
    </style:style>
    <style:style style:name="P291" style:family="paragraph" style:parent-style-name="Standard" style:list-style-name="L4">
      <style:text-properties style:text-underline-style="none" fo:font-weight="normal" officeooo:rsid="00e68c5b" officeooo:paragraph-rsid="00e68c5b" style:font-weight-asian="normal" style:font-weight-complex="normal"/>
    </style:style>
    <style:style style:name="P292" style:family="paragraph" style:parent-style-name="Standard" style:list-style-name="L5">
      <style:text-properties style:text-underline-style="none" fo:font-weight="normal" officeooo:rsid="00e6a154" officeooo:paragraph-rsid="00e6a154" style:font-weight-asian="normal" style:font-weight-complex="normal"/>
    </style:style>
    <style:style style:name="P293" style:family="paragraph" style:parent-style-name="Standard" style:list-style-name="L5">
      <style:text-properties style:text-underline-style="none" fo:font-weight="normal" officeooo:rsid="00e813cd" officeooo:paragraph-rsid="00e813cd" style:font-weight-asian="normal" style:font-weight-complex="normal"/>
    </style:style>
    <style:style style:name="P294" style:family="paragraph" style:parent-style-name="Standard" style:list-style-name="L5">
      <style:text-properties style:text-underline-style="none" fo:font-weight="normal" officeooo:rsid="00e955fe" officeooo:paragraph-rsid="00e955fe" style:font-weight-asian="normal" style:font-weight-complex="normal"/>
    </style:style>
    <style:style style:name="P295" style:family="paragraph" style:parent-style-name="Standard" style:list-style-name="L5">
      <style:text-properties style:text-underline-style="none" fo:font-weight="normal" officeooo:rsid="00e9d272" officeooo:paragraph-rsid="00e9d272" style:font-weight-asian="normal" style:font-weight-complex="normal"/>
    </style:style>
    <style:style style:name="P296" style:family="paragraph" style:parent-style-name="Standard" style:list-style-name="L5">
      <style:text-properties style:text-underline-style="none" fo:font-weight="normal" officeooo:rsid="00ecf328" officeooo:paragraph-rsid="00ecf328" style:font-weight-asian="normal" style:font-weight-complex="normal"/>
    </style:style>
    <style:style style:name="P297" style:family="paragraph" style:parent-style-name="Standard" style:list-style-name="L5">
      <style:text-properties style:text-underline-style="none" fo:font-weight="normal" officeooo:rsid="00eda82a" officeooo:paragraph-rsid="00eda82a" style:font-weight-asian="normal" style:font-weight-complex="normal"/>
    </style:style>
    <style:style style:name="P298" style:family="paragraph" style:parent-style-name="Standard" style:list-style-name="L5">
      <style:text-properties style:text-underline-style="none" fo:font-weight="normal" officeooo:rsid="00ef0368" officeooo:paragraph-rsid="00ef0368" style:font-weight-asian="normal" style:font-weight-complex="normal"/>
    </style:style>
    <style:style style:name="P299" style:family="paragraph" style:parent-style-name="Standard" style:list-style-name="L5">
      <style:text-properties style:text-underline-style="none" fo:font-weight="normal" officeooo:rsid="00f04fc6" officeooo:paragraph-rsid="00f04fc6" style:font-weight-asian="normal" style:font-weight-complex="normal"/>
    </style:style>
    <style:style style:name="P300" style:family="paragraph" style:parent-style-name="Standard" style:list-style-name="L5">
      <style:text-properties style:text-underline-style="none" fo:font-weight="normal" officeooo:rsid="00f13e13" officeooo:paragraph-rsid="00f13e13" style:font-weight-asian="normal" style:font-weight-complex="normal"/>
    </style:style>
    <style:style style:name="P301" style:family="paragraph" style:parent-style-name="Standard" style:list-style-name="L5">
      <style:text-properties style:text-underline-style="none" fo:font-weight="normal" officeooo:rsid="00f461ca" officeooo:paragraph-rsid="00f461ca" style:font-weight-asian="normal" style:font-weight-complex="normal"/>
    </style:style>
    <style:style style:name="P302" style:family="paragraph" style:parent-style-name="Standard" style:list-style-name="L6">
      <style:text-properties style:text-underline-style="none" fo:font-weight="normal" officeooo:rsid="00f99db8" officeooo:paragraph-rsid="00f99db8" style:font-weight-asian="normal" style:font-weight-complex="normal"/>
    </style:style>
    <style:style style:name="P303" style:family="paragraph" style:parent-style-name="Standard" style:list-style-name="L6">
      <style:text-properties style:text-underline-style="none" fo:font-weight="normal" officeooo:rsid="00fb931f" officeooo:paragraph-rsid="00fb931f" style:font-weight-asian="normal" style:font-weight-complex="normal"/>
    </style:style>
    <style:style style:name="P304" style:family="paragraph" style:parent-style-name="Standard" style:list-style-name="L6">
      <style:text-properties style:text-underline-style="none" fo:font-weight="normal" officeooo:rsid="010097f7" officeooo:paragraph-rsid="010097f7" style:font-weight-asian="normal" style:font-weight-complex="normal"/>
    </style:style>
    <style:style style:name="P305" style:family="paragraph" style:parent-style-name="Standard" style:list-style-name="L7">
      <style:text-properties style:text-underline-style="none" fo:font-weight="normal" officeooo:rsid="010538e6" officeooo:paragraph-rsid="010538e6" style:font-weight-asian="normal" style:font-weight-complex="normal"/>
    </style:style>
    <style:style style:name="P306" style:family="paragraph" style:parent-style-name="Standard" style:list-style-name="L7">
      <style:text-properties style:text-underline-style="none" fo:font-weight="normal" officeooo:rsid="010855f9" officeooo:paragraph-rsid="010855f9" style:font-weight-asian="normal" style:font-weight-complex="normal"/>
    </style:style>
    <style:style style:name="P307" style:family="paragraph" style:parent-style-name="Standard" style:list-style-name="L7">
      <style:text-properties style:text-underline-style="none" fo:font-weight="normal" officeooo:rsid="010ea354" officeooo:paragraph-rsid="010ea354" style:font-weight-asian="normal" style:font-weight-complex="normal"/>
    </style:style>
    <style:style style:name="P308" style:family="paragraph" style:parent-style-name="Standard" style:list-style-name="L7">
      <style:text-properties style:text-underline-style="none" fo:font-weight="normal" officeooo:rsid="01114f32" officeooo:paragraph-rsid="01114f32" style:font-weight-asian="normal" style:font-weight-complex="normal"/>
    </style:style>
    <style:style style:name="P309" style:family="paragraph" style:parent-style-name="Standard" style:list-style-name="L7">
      <style:text-properties style:text-underline-style="none" fo:font-weight="normal" officeooo:rsid="0114856a" officeooo:paragraph-rsid="0114856a" style:font-weight-asian="normal" style:font-weight-complex="normal"/>
    </style:style>
    <style:style style:name="P310" style:family="paragraph" style:parent-style-name="Standard" style:list-style-name="L7">
      <style:text-properties style:text-underline-style="none" fo:font-weight="normal" officeooo:rsid="011645a7" officeooo:paragraph-rsid="011645a7" style:font-weight-asian="normal" style:font-weight-complex="normal"/>
    </style:style>
    <style:style style:name="P311" style:family="paragraph" style:parent-style-name="Standard" style:list-style-name="L8">
      <style:text-properties style:text-underline-style="none" fo:font-weight="normal" officeooo:rsid="0119ee21" officeooo:paragraph-rsid="0119ee21" style:font-weight-asian="normal" style:font-weight-complex="normal"/>
    </style:style>
    <style:style style:name="P312" style:family="paragraph" style:parent-style-name="Standard" style:list-style-name="L8">
      <style:text-properties style:text-underline-style="none" fo:font-weight="normal" officeooo:rsid="011b829c" officeooo:paragraph-rsid="011b829c" style:font-weight-asian="normal" style:font-weight-complex="normal"/>
    </style:style>
    <style:style style:name="P313" style:family="paragraph" style:parent-style-name="Standard" style:list-style-name="L8">
      <style:text-properties style:text-underline-style="none" fo:font-weight="normal" officeooo:rsid="011d1db9" officeooo:paragraph-rsid="011d1db9" style:font-weight-asian="normal" style:font-weight-complex="normal"/>
    </style:style>
    <style:style style:name="P314" style:family="paragraph" style:parent-style-name="Standard" style:list-style-name="L8">
      <style:text-properties style:text-underline-style="none" fo:font-weight="normal" officeooo:rsid="011edfcf" officeooo:paragraph-rsid="011edfcf" style:font-weight-asian="normal" style:font-weight-complex="normal"/>
    </style:style>
    <style:style style:name="P315" style:family="paragraph" style:parent-style-name="Standard" style:list-style-name="L8">
      <style:text-properties style:text-underline-style="none" fo:font-weight="normal" officeooo:rsid="01213588" officeooo:paragraph-rsid="01213588" style:font-weight-asian="normal" style:font-weight-complex="normal"/>
    </style:style>
    <style:style style:name="P316" style:family="paragraph" style:parent-style-name="Standard" style:list-style-name="L8">
      <style:text-properties style:text-underline-style="none" fo:font-weight="normal" officeooo:rsid="0122aea4" officeooo:paragraph-rsid="0122aea4" style:font-weight-asian="normal" style:font-weight-complex="normal"/>
    </style:style>
    <style:style style:name="P317" style:family="paragraph" style:parent-style-name="Standard" style:list-style-name="L8">
      <style:text-properties style:text-underline-style="none" fo:font-weight="normal" officeooo:rsid="0123cfd7" officeooo:paragraph-rsid="0123cfd7" style:font-weight-asian="normal" style:font-weight-complex="normal"/>
    </style:style>
    <style:style style:name="P318" style:family="paragraph" style:parent-style-name="Standard" style:list-style-name="L9">
      <style:text-properties style:text-underline-style="none" fo:font-weight="normal" officeooo:rsid="0128745b" officeooo:paragraph-rsid="0128745b" style:font-weight-asian="normal" style:font-weight-complex="normal"/>
    </style:style>
    <style:style style:name="P319" style:family="paragraph" style:parent-style-name="Standard" style:list-style-name="L9">
      <style:text-properties style:text-underline-style="none" fo:font-weight="normal" officeooo:rsid="012a5889" officeooo:paragraph-rsid="012a5889" style:font-weight-asian="normal" style:font-weight-complex="normal"/>
    </style:style>
    <style:style style:name="P320" style:family="paragraph" style:parent-style-name="Standard" style:list-style-name="L9">
      <style:text-properties style:text-underline-style="none" fo:font-weight="normal" officeooo:rsid="012ab896" officeooo:paragraph-rsid="012ab896" style:font-weight-asian="normal" style:font-weight-complex="normal"/>
    </style:style>
    <style:style style:name="P321" style:family="paragraph" style:parent-style-name="Standard" style:list-style-name="L9">
      <style:text-properties style:text-underline-style="none" fo:font-weight="normal" officeooo:rsid="012b0184" officeooo:paragraph-rsid="012b0184" style:font-weight-asian="normal" style:font-weight-complex="normal"/>
    </style:style>
    <style:style style:name="P322" style:family="paragraph" style:parent-style-name="Standard" style:list-style-name="L9">
      <style:text-properties style:text-underline-style="none" fo:font-weight="normal" officeooo:rsid="012d8d49" officeooo:paragraph-rsid="012d8d49" style:font-weight-asian="normal" style:font-weight-complex="normal"/>
    </style:style>
    <style:style style:name="P323" style:family="paragraph" style:parent-style-name="Standard" style:list-style-name="L9">
      <style:text-properties style:text-underline-style="none" fo:font-weight="normal" officeooo:rsid="012d9499" officeooo:paragraph-rsid="012d9499" style:font-weight-asian="normal" style:font-weight-complex="normal"/>
    </style:style>
    <style:style style:name="P324" style:family="paragraph" style:parent-style-name="Standard" style:list-style-name="L10">
      <style:text-properties style:text-underline-style="none" fo:font-weight="normal" officeooo:rsid="012f9840" officeooo:paragraph-rsid="012f9840" style:font-weight-asian="normal" style:font-weight-complex="normal"/>
    </style:style>
    <style:style style:name="P325" style:family="paragraph" style:parent-style-name="Standard" style:list-style-name="L10">
      <style:text-properties style:text-underline-style="none" fo:font-weight="normal" officeooo:rsid="0130d9eb" officeooo:paragraph-rsid="0130d9eb" style:font-weight-asian="normal" style:font-weight-complex="normal"/>
    </style:style>
    <style:style style:name="P326" style:family="paragraph" style:parent-style-name="Standard" style:list-style-name="L10">
      <style:text-properties style:text-underline-style="none" fo:font-weight="normal" officeooo:rsid="013298a7" officeooo:paragraph-rsid="013298a7" style:font-weight-asian="normal" style:font-weight-complex="normal"/>
    </style:style>
    <style:style style:name="P327" style:family="paragraph" style:parent-style-name="Standard" style:list-style-name="L11">
      <style:text-properties style:text-underline-style="none" fo:font-weight="normal" officeooo:rsid="013b7ac8" officeooo:paragraph-rsid="013b7ac8" style:font-weight-asian="normal" style:font-weight-complex="normal"/>
    </style:style>
    <style:style style:name="P328" style:family="paragraph" style:parent-style-name="Standard" style:list-style-name="L11">
      <style:text-properties style:text-underline-style="none" fo:font-weight="normal" officeooo:rsid="013d50eb" officeooo:paragraph-rsid="013d50eb" style:font-weight-asian="normal" style:font-weight-complex="normal"/>
    </style:style>
    <style:style style:name="P329" style:family="paragraph" style:parent-style-name="Standard" style:list-style-name="L11">
      <style:text-properties style:text-underline-style="none" fo:font-weight="normal" officeooo:rsid="0140e33f" officeooo:paragraph-rsid="0140e33f" style:font-weight-asian="normal" style:font-weight-complex="normal"/>
    </style:style>
    <style:style style:name="P330" style:family="paragraph" style:parent-style-name="Standard" style:list-style-name="L12">
      <style:text-properties style:text-underline-style="none" fo:font-weight="normal" officeooo:rsid="01476190" officeooo:paragraph-rsid="01476190" style:font-weight-asian="normal" style:font-weight-complex="normal"/>
    </style:style>
    <style:style style:name="P331" style:family="paragraph" style:parent-style-name="Standard" style:list-style-name="L12">
      <style:text-properties style:text-underline-style="none" fo:font-weight="normal" officeooo:rsid="0148bcd8" officeooo:paragraph-rsid="0148bcd8" style:font-weight-asian="normal" style:font-weight-complex="normal"/>
    </style:style>
    <style:style style:name="P332" style:family="paragraph" style:parent-style-name="Standard" style:list-style-name="L12">
      <style:text-properties style:text-underline-style="none" fo:font-weight="normal" officeooo:rsid="014b3954" officeooo:paragraph-rsid="014b3954" style:font-weight-asian="normal" style:font-weight-complex="normal"/>
    </style:style>
    <style:style style:name="P333" style:family="paragraph" style:parent-style-name="Standard" style:list-style-name="L12">
      <style:text-properties style:text-underline-style="none" fo:font-weight="normal" officeooo:rsid="014cee28" officeooo:paragraph-rsid="014cee28" style:font-weight-asian="normal" style:font-weight-complex="normal"/>
    </style:style>
    <style:style style:name="P334" style:family="paragraph" style:parent-style-name="Standard" style:list-style-name="L12">
      <style:text-properties style:text-underline-style="none" fo:font-weight="normal" officeooo:rsid="014f9f80" officeooo:paragraph-rsid="014f9f80" style:font-weight-asian="normal" style:font-weight-complex="normal"/>
    </style:style>
    <style:style style:name="P335" style:family="paragraph" style:parent-style-name="Standard" style:list-style-name="L12">
      <style:text-properties style:text-underline-style="none" fo:font-weight="normal" officeooo:rsid="0153293f" officeooo:paragraph-rsid="0153293f" style:font-weight-asian="normal" style:font-weight-complex="normal"/>
    </style:style>
    <style:style style:name="P336" style:family="paragraph" style:parent-style-name="Standard" style:list-style-name="L12">
      <style:text-properties style:text-underline-style="none" fo:font-weight="normal" officeooo:rsid="01536b13" officeooo:paragraph-rsid="01536b13" style:font-weight-asian="normal" style:font-weight-complex="normal"/>
    </style:style>
    <style:style style:name="P337" style:family="paragraph" style:parent-style-name="Standard" style:list-style-name="L12">
      <style:text-properties style:text-underline-style="none" fo:font-weight="normal" officeooo:rsid="0154ad02" officeooo:paragraph-rsid="0154ad02" style:font-weight-asian="normal" style:font-weight-complex="normal"/>
    </style:style>
    <style:style style:name="P338" style:family="paragraph" style:parent-style-name="Standard" style:list-style-name="L12">
      <style:text-properties style:text-underline-style="none" fo:font-weight="normal" officeooo:rsid="01569d41" officeooo:paragraph-rsid="01569d41" style:font-weight-asian="normal" style:font-weight-complex="normal"/>
    </style:style>
    <style:style style:name="P339" style:family="paragraph" style:parent-style-name="Standard" style:list-style-name="L13">
      <style:text-properties style:text-underline-style="none" fo:font-weight="normal" officeooo:rsid="00bd4515" officeooo:paragraph-rsid="00bd4515" style:font-weight-asian="normal" style:font-weight-complex="normal"/>
    </style:style>
    <style:style style:name="P340" style:family="paragraph" style:parent-style-name="Standard" style:list-style-name="L13">
      <style:text-properties style:text-underline-style="none" fo:font-weight="normal" officeooo:rsid="00be5025" officeooo:paragraph-rsid="00be5025" style:font-weight-asian="normal" style:font-weight-complex="normal"/>
    </style:style>
    <style:style style:name="P341" style:family="paragraph" style:parent-style-name="Standard" style:list-style-name="L13">
      <style:text-properties style:text-underline-style="none" fo:font-weight="normal" officeooo:rsid="00bfb551" officeooo:paragraph-rsid="00bfb551" style:font-weight-asian="normal" style:font-weight-complex="normal"/>
    </style:style>
    <style:style style:name="P342" style:family="paragraph" style:parent-style-name="Standard" style:list-style-name="L13">
      <style:text-properties style:text-underline-style="none" fo:font-weight="normal" officeooo:rsid="00c2140c" officeooo:paragraph-rsid="00c2140c" style:font-weight-asian="normal" style:font-weight-complex="normal"/>
    </style:style>
    <style:style style:name="P343" style:family="paragraph" style:parent-style-name="Standard" style:list-style-name="L13">
      <style:text-properties style:text-underline-style="none" fo:font-weight="normal" officeooo:rsid="00c3ffd5" officeooo:paragraph-rsid="00c3ffd5" style:font-weight-asian="normal" style:font-weight-complex="normal"/>
    </style:style>
    <style:style style:name="P344" style:family="paragraph" style:parent-style-name="Standard" style:list-style-name="L13">
      <style:text-properties style:text-underline-style="none" fo:font-weight="normal" officeooo:rsid="00c8a248" officeooo:paragraph-rsid="00c8a248" style:font-weight-asian="normal" style:font-weight-complex="normal"/>
    </style:style>
    <style:style style:name="P345" style:family="paragraph" style:parent-style-name="Standard" style:list-style-name="L13">
      <style:text-properties style:text-underline-style="none" fo:font-weight="normal" officeooo:rsid="00c8cbdb" officeooo:paragraph-rsid="00c8cbdb" style:font-weight-asian="normal" style:font-weight-complex="normal"/>
    </style:style>
    <style:style style:name="P346" style:family="paragraph" style:parent-style-name="Standard" style:list-style-name="L13">
      <style:text-properties style:text-underline-style="none" fo:font-weight="normal" officeooo:rsid="00ca4d8a" officeooo:paragraph-rsid="00ca4d8a" style:font-weight-asian="normal" style:font-weight-complex="normal"/>
    </style:style>
    <style:style style:name="P347" style:family="paragraph" style:parent-style-name="Standard" style:list-style-name="L13">
      <style:text-properties style:text-underline-style="none" fo:font-weight="normal" officeooo:rsid="00cb985d" officeooo:paragraph-rsid="00cb985d" style:font-weight-asian="normal" style:font-weight-complex="normal"/>
    </style:style>
    <style:style style:name="P348" style:family="paragraph" style:parent-style-name="Standard" style:list-style-name="L13">
      <style:text-properties style:text-underline-style="none" fo:font-weight="normal" officeooo:rsid="00cf8f8e" officeooo:paragraph-rsid="00cf8f8e" style:font-weight-asian="normal" style:font-weight-complex="normal"/>
    </style:style>
    <style:style style:name="P349" style:family="paragraph" style:parent-style-name="Standard" style:list-style-name="L13">
      <style:text-properties style:text-underline-style="none" fo:font-weight="normal" officeooo:rsid="00cf9248" officeooo:paragraph-rsid="00cf9248" style:font-weight-asian="normal" style:font-weight-complex="normal"/>
    </style:style>
    <style:style style:name="P350" style:family="paragraph" style:parent-style-name="Standard" style:list-style-name="L13">
      <style:text-properties style:text-underline-style="none" fo:font-weight="normal" officeooo:rsid="00d2e0b3" officeooo:paragraph-rsid="00d2e0b3" style:font-weight-asian="normal" style:font-weight-complex="normal"/>
    </style:style>
    <style:style style:name="P351" style:family="paragraph" style:parent-style-name="Standard" style:list-style-name="L13">
      <style:text-properties style:text-underline-style="none" fo:font-weight="normal" officeooo:rsid="00d6b329" officeooo:paragraph-rsid="00d6b329" style:font-weight-asian="normal" style:font-weight-complex="normal"/>
    </style:style>
    <style:style style:name="P352" style:family="paragraph" style:parent-style-name="Standard" style:list-style-name="L13">
      <style:text-properties style:text-underline-style="none" fo:font-weight="normal" officeooo:rsid="00d85f65" officeooo:paragraph-rsid="00d85f65" style:font-weight-asian="normal" style:font-weight-complex="normal"/>
    </style:style>
    <style:style style:name="P353" style:family="paragraph" style:parent-style-name="Standard" style:list-style-name="L13">
      <style:text-properties style:text-underline-style="none" fo:font-weight="normal" officeooo:rsid="00da6473" officeooo:paragraph-rsid="00da6473" style:font-weight-asian="normal" style:font-weight-complex="normal"/>
    </style:style>
    <style:style style:name="P354" style:family="paragraph" style:parent-style-name="Standard" style:list-style-name="L13">
      <style:text-properties style:text-underline-style="none" fo:font-weight="normal" officeooo:rsid="00db72e1" officeooo:paragraph-rsid="00db72e1" style:font-weight-asian="normal" style:font-weight-complex="normal"/>
    </style:style>
    <style:style style:name="P355" style:family="paragraph" style:parent-style-name="Standard" style:list-style-name="L14">
      <style:text-properties style:text-underline-style="none" fo:font-weight="normal" officeooo:rsid="016904ad" officeooo:paragraph-rsid="016904ad" style:font-weight-asian="normal" style:font-weight-complex="normal"/>
    </style:style>
    <style:style style:name="P356" style:family="paragraph" style:parent-style-name="Standard" style:list-style-name="L14">
      <style:text-properties style:text-underline-style="none" fo:font-weight="normal" officeooo:rsid="016c4aec" officeooo:paragraph-rsid="016c4aec" style:font-weight-asian="normal" style:font-weight-complex="normal"/>
    </style:style>
    <style:style style:name="P357" style:family="paragraph" style:parent-style-name="Standard" style:list-style-name="L14">
      <style:text-properties style:text-underline-style="none" fo:font-weight="normal" officeooo:rsid="016cd799" officeooo:paragraph-rsid="016cd799" style:font-weight-asian="normal" style:font-weight-complex="normal"/>
    </style:style>
    <style:style style:name="P358" style:family="paragraph" style:parent-style-name="Standard" style:list-style-name="L14">
      <style:text-properties style:text-underline-style="none" fo:font-weight="normal" officeooo:rsid="016ea06a" officeooo:paragraph-rsid="016ea06a" style:font-weight-asian="normal" style:font-weight-complex="normal"/>
    </style:style>
    <style:style style:name="P359" style:family="paragraph" style:parent-style-name="Standard" style:list-style-name="L14">
      <style:text-properties style:text-underline-style="none" fo:font-weight="normal" officeooo:rsid="0170b420" officeooo:paragraph-rsid="0170b420" style:font-weight-asian="normal" style:font-weight-complex="normal"/>
    </style:style>
    <style:style style:name="P360" style:family="paragraph" style:parent-style-name="Standard" style:list-style-name="L14">
      <style:text-properties style:text-underline-style="none" fo:font-weight="normal" officeooo:rsid="0175560c" officeooo:paragraph-rsid="0175560c" style:font-weight-asian="normal" style:font-weight-complex="normal"/>
    </style:style>
    <style:style style:name="P361" style:family="paragraph" style:parent-style-name="Standard" style:list-style-name="L14">
      <style:text-properties style:text-underline-style="none" fo:font-weight="normal" officeooo:rsid="01770274" officeooo:paragraph-rsid="0177bc21" style:font-weight-asian="normal" style:font-weight-complex="normal"/>
    </style:style>
    <style:style style:name="P362" style:family="paragraph" style:parent-style-name="Standard" style:list-style-name="L14">
      <style:text-properties style:text-underline-style="none" fo:font-weight="normal" officeooo:rsid="0177bc21" officeooo:paragraph-rsid="0177bc21" style:font-weight-asian="normal" style:font-weight-complex="normal"/>
    </style:style>
    <style:style style:name="P363" style:family="paragraph" style:parent-style-name="Standard" style:list-style-name="L15">
      <style:text-properties style:text-underline-style="none" fo:font-weight="normal" officeooo:rsid="017eeeb9" officeooo:paragraph-rsid="017eeeb9" style:font-weight-asian="normal" style:font-weight-complex="normal"/>
    </style:style>
    <style:style style:name="P364" style:family="paragraph" style:parent-style-name="Standard" style:list-style-name="L15">
      <style:text-properties style:text-underline-style="none" fo:font-weight="normal" officeooo:rsid="01811f94" officeooo:paragraph-rsid="01811f94" style:font-weight-asian="normal" style:font-weight-complex="normal"/>
    </style:style>
    <style:style style:name="P365" style:family="paragraph" style:parent-style-name="Standard" style:list-style-name="L15">
      <style:text-properties style:text-underline-style="none" fo:font-weight="normal" officeooo:rsid="01885e4e" officeooo:paragraph-rsid="01885e4e" style:font-weight-asian="normal" style:font-weight-complex="normal"/>
    </style:style>
    <style:style style:name="P366" style:family="paragraph" style:parent-style-name="Standard" style:list-style-name="L15">
      <style:text-properties style:text-underline-style="none" fo:font-weight="normal" officeooo:rsid="018a1456" officeooo:paragraph-rsid="018a1456" style:font-weight-asian="normal" style:font-weight-complex="normal"/>
    </style:style>
    <style:style style:name="P367" style:family="paragraph" style:parent-style-name="Standard" style:list-style-name="L15">
      <style:text-properties style:text-underline-style="none" fo:font-weight="normal" officeooo:rsid="018bb5a4" officeooo:paragraph-rsid="018bb5a4" style:font-weight-asian="normal" style:font-weight-complex="normal"/>
    </style:style>
    <style:style style:name="P368" style:family="paragraph" style:parent-style-name="Standard" style:list-style-name="L16">
      <style:text-properties style:text-underline-style="none" fo:font-weight="normal" officeooo:rsid="0190af42" officeooo:paragraph-rsid="0190af42" style:font-weight-asian="normal" style:font-weight-complex="normal"/>
    </style:style>
    <style:style style:name="P369" style:family="paragraph" style:parent-style-name="Standard" style:list-style-name="L16">
      <style:text-properties style:text-underline-style="none" fo:font-weight="normal" officeooo:rsid="01924c32" officeooo:paragraph-rsid="01924c32" style:font-weight-asian="normal" style:font-weight-complex="normal"/>
    </style:style>
    <style:style style:name="P370" style:family="paragraph" style:parent-style-name="Standard" style:list-style-name="L16">
      <style:text-properties style:text-underline-style="none" fo:font-weight="normal" officeooo:rsid="0193b1c7" officeooo:paragraph-rsid="0193b1c7" style:font-weight-asian="normal" style:font-weight-complex="normal"/>
    </style:style>
    <style:style style:name="P371" style:family="paragraph" style:parent-style-name="Standard" style:list-style-name="L16">
      <style:text-properties style:text-underline-style="none" fo:font-weight="normal" officeooo:rsid="019b01a7" officeooo:paragraph-rsid="019b01a7" style:font-weight-asian="normal" style:font-weight-complex="normal"/>
    </style:style>
    <style:style style:name="P372" style:family="paragraph" style:parent-style-name="Standard" style:list-style-name="L16">
      <style:text-properties style:text-underline-style="none" fo:font-weight="normal" officeooo:rsid="019c9707" officeooo:paragraph-rsid="019c9707" style:font-weight-asian="normal" style:font-weight-complex="normal"/>
    </style:style>
    <style:style style:name="P373" style:family="paragraph" style:parent-style-name="Standard" style:list-style-name="L17">
      <style:text-properties style:text-underline-style="none" fo:font-weight="normal" officeooo:rsid="01a494c9" officeooo:paragraph-rsid="01a494c9" style:font-weight-asian="normal" style:font-weight-complex="normal"/>
    </style:style>
    <style:style style:name="P374" style:family="paragraph" style:parent-style-name="Standard" style:list-style-name="L17">
      <style:text-properties style:text-underline-style="none" fo:font-weight="normal" officeooo:rsid="01a6b471" officeooo:paragraph-rsid="01a6b471" style:font-weight-asian="normal" style:font-weight-complex="normal"/>
    </style:style>
    <style:style style:name="P375" style:family="paragraph" style:parent-style-name="Standard" style:list-style-name="L17">
      <style:text-properties style:text-underline-style="none" fo:font-weight="normal" officeooo:rsid="01aba023" officeooo:paragraph-rsid="01aba023" style:font-weight-asian="normal" style:font-weight-complex="normal"/>
    </style:style>
    <style:style style:name="P376" style:family="paragraph" style:parent-style-name="Standard" style:list-style-name="L17">
      <style:text-properties style:text-underline-style="none" fo:font-weight="normal" officeooo:rsid="01ac9a72" officeooo:paragraph-rsid="01ac9a72" style:font-weight-asian="normal" style:font-weight-complex="normal"/>
    </style:style>
    <style:style style:name="P377" style:family="paragraph" style:parent-style-name="Standard" style:list-style-name="L17">
      <style:text-properties style:text-underline-style="none" fo:font-weight="normal" officeooo:rsid="01b12df1" officeooo:paragraph-rsid="01b12df1" style:font-weight-asian="normal" style:font-weight-complex="normal"/>
    </style:style>
    <style:style style:name="P378" style:family="paragraph" style:parent-style-name="Standard" style:list-style-name="L17">
      <style:text-properties style:text-underline-style="none" fo:font-weight="normal" officeooo:rsid="01b1d913" officeooo:paragraph-rsid="01b1d913" style:font-weight-asian="normal" style:font-weight-complex="normal"/>
    </style:style>
    <style:style style:name="P379" style:family="paragraph" style:parent-style-name="Standard" style:list-style-name="L17">
      <style:text-properties style:text-underline-style="none" fo:font-weight="normal" officeooo:rsid="01b3698d" officeooo:paragraph-rsid="01b39c51" style:font-weight-asian="normal" style:font-weight-complex="normal"/>
    </style:style>
    <style:style style:name="P380" style:family="paragraph" style:parent-style-name="Standard" style:list-style-name="L17">
      <style:text-properties style:text-underline-style="none" fo:font-weight="normal" officeooo:rsid="01b39c51" officeooo:paragraph-rsid="01b39c51" style:font-weight-asian="normal" style:font-weight-complex="normal"/>
    </style:style>
    <style:style style:name="P381" style:family="paragraph" style:parent-style-name="Standard" style:list-style-name="L17">
      <style:text-properties style:text-underline-style="none" fo:font-weight="normal" officeooo:rsid="01b3c7c1" officeooo:paragraph-rsid="01b3c7c1" style:font-weight-asian="normal" style:font-weight-complex="normal"/>
    </style:style>
    <style:style style:name="P382" style:family="paragraph" style:parent-style-name="Standard" style:list-style-name="L17">
      <style:text-properties style:text-underline-style="none" fo:font-weight="normal" officeooo:rsid="01b48ec0" officeooo:paragraph-rsid="01b48ec0" style:font-weight-asian="normal" style:font-weight-complex="normal"/>
    </style:style>
    <style:style style:name="P383" style:family="paragraph" style:parent-style-name="Standard" style:list-style-name="L17">
      <style:text-properties style:text-underline-style="none" fo:font-weight="normal" officeooo:rsid="01b5c88b" officeooo:paragraph-rsid="01b5c88b" style:font-weight-asian="normal" style:font-weight-complex="normal"/>
    </style:style>
    <style:style style:name="P384" style:family="paragraph" style:parent-style-name="Standard" style:list-style-name="L17">
      <style:text-properties style:text-underline-style="none" fo:font-weight="normal" officeooo:rsid="01b5c88b" officeooo:paragraph-rsid="01b7c2ca" style:font-weight-asian="normal" style:font-weight-complex="normal"/>
    </style:style>
    <style:style style:name="P385" style:family="paragraph" style:parent-style-name="Standard" style:list-style-name="L17">
      <style:text-properties style:text-underline-style="none" fo:font-weight="normal" officeooo:rsid="01bc1fc8" officeooo:paragraph-rsid="01bc1fc8" style:font-weight-asian="normal" style:font-weight-complex="normal"/>
    </style:style>
    <style:style style:name="P386" style:family="paragraph" style:parent-style-name="Standard" style:list-style-name="L17">
      <style:text-properties style:text-underline-style="none" fo:font-weight="normal" officeooo:rsid="01bd0077" officeooo:paragraph-rsid="01bd0077" style:font-weight-asian="normal" style:font-weight-complex="normal"/>
    </style:style>
    <style:style style:name="P387" style:family="paragraph" style:parent-style-name="Standard" style:list-style-name="L17">
      <style:text-properties style:text-underline-style="none" fo:font-weight="normal" officeooo:rsid="01be3bab" officeooo:paragraph-rsid="01be3bab" style:font-weight-asian="normal" style:font-weight-complex="normal"/>
    </style:style>
    <style:style style:name="P388" style:family="paragraph" style:parent-style-name="Standard" style:list-style-name="L17">
      <style:text-properties style:text-underline-style="none" fo:font-weight="normal" officeooo:rsid="01be97c4" officeooo:paragraph-rsid="01be97c4" style:font-weight-asian="normal" style:font-weight-complex="normal"/>
    </style:style>
    <style:style style:name="P389" style:family="paragraph" style:parent-style-name="Standard" style:list-style-name="L18">
      <style:text-properties style:text-underline-style="none" fo:font-weight="normal" officeooo:rsid="01c3a216" officeooo:paragraph-rsid="01c3a216" style:font-weight-asian="normal" style:font-weight-complex="normal"/>
    </style:style>
    <style:style style:name="P390" style:family="paragraph" style:parent-style-name="Standard" style:list-style-name="L18">
      <style:text-properties style:text-underline-style="none" fo:font-weight="normal" officeooo:rsid="01c4e62f" officeooo:paragraph-rsid="01c4e62f" style:font-weight-asian="normal" style:font-weight-complex="normal"/>
    </style:style>
    <style:style style:name="P391" style:family="paragraph" style:parent-style-name="Standard" style:list-style-name="L18">
      <style:text-properties style:text-underline-style="none" fo:font-weight="normal" officeooo:rsid="01d17f3c" officeooo:paragraph-rsid="01e12f5d" style:font-weight-asian="normal" style:font-weight-complex="normal"/>
    </style:style>
    <style:style style:name="P392" style:family="paragraph" style:parent-style-name="Standard" style:list-style-name="L18">
      <style:text-properties style:text-underline-style="none" fo:font-weight="normal" officeooo:rsid="01d3c896" officeooo:paragraph-rsid="01e12f5d" style:font-weight-asian="normal" style:font-weight-complex="normal"/>
    </style:style>
    <style:style style:name="P393" style:family="paragraph" style:parent-style-name="Standard" style:list-style-name="L18">
      <style:text-properties style:text-underline-style="none" fo:font-weight="normal" officeooo:rsid="01d82372" officeooo:paragraph-rsid="01e12f5d" style:font-weight-asian="normal" style:font-weight-complex="normal"/>
    </style:style>
    <style:style style:name="P394" style:family="paragraph" style:parent-style-name="Standard" style:list-style-name="L18">
      <style:text-properties style:text-underline-style="none" fo:font-weight="normal" officeooo:rsid="01dc06a3" officeooo:paragraph-rsid="01e12f5d" style:font-weight-asian="normal" style:font-weight-complex="normal"/>
    </style:style>
    <style:style style:name="P395" style:family="paragraph" style:parent-style-name="Standard" style:list-style-name="L18">
      <style:text-properties style:text-underline-style="none" fo:font-weight="normal" officeooo:rsid="01ddff2c" officeooo:paragraph-rsid="01e12f5d" style:font-weight-asian="normal" style:font-weight-complex="normal"/>
    </style:style>
    <style:style style:name="P396" style:family="paragraph" style:parent-style-name="Standard" style:list-style-name="L18">
      <style:text-properties style:text-underline-style="none" fo:font-weight="normal" officeooo:rsid="01dfbd63" officeooo:paragraph-rsid="01e12f5d" style:font-weight-asian="normal" style:font-weight-complex="normal"/>
    </style:style>
    <style:style style:name="P397" style:family="paragraph" style:parent-style-name="Standard" style:list-style-name="L18">
      <style:text-properties style:text-underline-style="none" fo:font-weight="normal" officeooo:rsid="01e0041b" officeooo:paragraph-rsid="01e12f5d" style:font-weight-asian="normal" style:font-weight-complex="normal"/>
    </style:style>
    <style:style style:name="P398" style:family="paragraph" style:parent-style-name="Standard" style:list-style-name="L18">
      <style:text-properties style:text-underline-style="none" fo:font-weight="normal" officeooo:rsid="01e61513" officeooo:paragraph-rsid="01e61513" style:font-weight-asian="normal" style:font-weight-complex="normal"/>
    </style:style>
    <style:style style:name="P399" style:family="paragraph" style:parent-style-name="Standard" style:list-style-name="L19">
      <style:text-properties style:text-underline-style="none" fo:font-weight="normal" officeooo:rsid="01cabf53" officeooo:paragraph-rsid="01cabf53" style:font-weight-asian="normal" style:font-weight-complex="normal"/>
    </style:style>
    <style:style style:name="P400" style:family="paragraph" style:parent-style-name="Standard" style:list-style-name="L19">
      <style:text-properties style:text-underline-style="none" fo:font-weight="normal" officeooo:rsid="01cb035a" officeooo:paragraph-rsid="01cb035a" style:font-weight-asian="normal" style:font-weight-complex="normal"/>
    </style:style>
    <style:style style:name="P401" style:family="paragraph" style:parent-style-name="Standard" style:list-style-name="L19">
      <style:text-properties style:text-underline-style="none" fo:font-weight="normal" officeooo:rsid="01cc2467" officeooo:paragraph-rsid="01cc2467" style:font-weight-asian="normal" style:font-weight-complex="normal"/>
    </style:style>
    <style:style style:name="P402" style:family="paragraph" style:parent-style-name="Standard" style:list-style-name="L19">
      <style:text-properties style:text-underline-style="none" fo:font-weight="normal" officeooo:rsid="01ce78bd" officeooo:paragraph-rsid="01ce78bd" style:font-weight-asian="normal" style:font-weight-complex="normal"/>
    </style:style>
    <style:style style:name="P403" style:family="paragraph" style:parent-style-name="Standard" style:list-style-name="L20">
      <style:text-properties style:text-underline-style="none" fo:font-weight="normal" officeooo:rsid="01fea200" officeooo:paragraph-rsid="01fea200" style:font-weight-asian="normal" style:font-weight-complex="normal"/>
    </style:style>
    <style:style style:name="P404" style:family="paragraph" style:parent-style-name="Standard" style:list-style-name="L20">
      <style:text-properties style:text-underline-style="none" fo:font-weight="normal" officeooo:rsid="020093e7" officeooo:paragraph-rsid="020093e7" style:font-weight-asian="normal" style:font-weight-complex="normal"/>
    </style:style>
    <style:style style:name="P405" style:family="paragraph" style:parent-style-name="Standard" style:list-style-name="L20">
      <style:text-properties style:text-underline-style="none" fo:font-weight="normal" officeooo:rsid="020303ae" officeooo:paragraph-rsid="020303ae" style:font-weight-asian="normal" style:font-weight-complex="normal"/>
    </style:style>
    <style:style style:name="P406" style:family="paragraph" style:parent-style-name="Standard" style:list-style-name="L20">
      <style:text-properties style:text-underline-style="none" fo:font-weight="normal" officeooo:rsid="0204b731" officeooo:paragraph-rsid="0204b731" style:font-weight-asian="normal" style:font-weight-complex="normal"/>
    </style:style>
    <style:style style:name="P407" style:family="paragraph" style:parent-style-name="Standard" style:list-style-name="L21">
      <style:text-properties style:text-underline-style="none" fo:font-weight="normal" officeooo:rsid="020d48d9" officeooo:paragraph-rsid="020d48d9" style:font-weight-asian="normal" style:font-weight-complex="normal"/>
    </style:style>
    <style:style style:name="P408" style:family="paragraph" style:parent-style-name="Standard" style:list-style-name="L21">
      <style:text-properties style:text-underline-style="none" fo:font-weight="normal" officeooo:rsid="0214d5e7" officeooo:paragraph-rsid="0214d5e7" style:font-weight-asian="normal" style:font-weight-complex="normal"/>
    </style:style>
    <style:style style:name="P409" style:family="paragraph" style:parent-style-name="Standard" style:list-style-name="L21">
      <style:text-properties style:text-underline-style="none" fo:font-weight="normal" officeooo:rsid="021981d4" officeooo:paragraph-rsid="021981d4" style:font-weight-asian="normal" style:font-weight-complex="normal"/>
    </style:style>
    <style:style style:name="P410" style:family="paragraph" style:parent-style-name="Standard" style:list-style-name="L23">
      <style:text-properties style:text-underline-style="none" fo:font-weight="normal" officeooo:rsid="02446226" officeooo:paragraph-rsid="02446226" style:font-weight-asian="normal" style:font-weight-complex="normal"/>
    </style:style>
    <style:style style:name="P411" style:family="paragraph" style:parent-style-name="Standard" style:list-style-name="L23">
      <style:text-properties style:text-underline-style="none" fo:font-weight="normal" officeooo:rsid="0246dc5c" officeooo:paragraph-rsid="0246dc5c" style:font-weight-asian="normal" style:font-weight-complex="normal"/>
    </style:style>
    <style:style style:name="P412" style:family="paragraph" style:parent-style-name="Standard" style:list-style-name="L24">
      <style:text-properties style:text-underline-style="none" fo:font-weight="normal" officeooo:rsid="025f7de9" officeooo:paragraph-rsid="025f7de9" style:font-weight-asian="normal" style:font-weight-complex="normal"/>
    </style:style>
    <style:style style:name="P413" style:family="paragraph" style:parent-style-name="Standard" style:list-style-name="L26">
      <style:text-properties style:text-underline-style="none" fo:font-weight="normal" officeooo:rsid="0268301e" officeooo:paragraph-rsid="0268301e" style:font-weight-asian="normal" style:font-weight-complex="normal"/>
    </style:style>
    <style:style style:name="P414" style:family="paragraph" style:parent-style-name="Standard" style:list-style-name="L27">
      <style:text-properties style:text-underline-style="none" fo:font-weight="normal" officeooo:rsid="02696cbe" officeooo:paragraph-rsid="02696cbe" style:font-weight-asian="normal" style:font-weight-complex="normal"/>
    </style:style>
    <style:style style:name="P415" style:family="paragraph" style:parent-style-name="Standard" style:list-style-name="L27">
      <style:text-properties style:text-underline-style="none" fo:font-weight="normal" officeooo:rsid="026b60bf" officeooo:paragraph-rsid="026b60bf" style:font-weight-asian="normal" style:font-weight-complex="normal"/>
    </style:style>
    <style:style style:name="P416" style:family="paragraph" style:parent-style-name="Standard" style:list-style-name="L27">
      <style:text-properties style:text-underline-style="none" fo:font-weight="normal" officeooo:rsid="026d9e2c" officeooo:paragraph-rsid="026d9e2c" style:font-weight-asian="normal" style:font-weight-complex="normal"/>
    </style:style>
    <style:style style:name="P417" style:family="paragraph" style:parent-style-name="Standard" style:list-style-name="L28">
      <style:text-properties style:text-underline-style="none" fo:font-weight="normal" officeooo:rsid="029ab5b6" officeooo:paragraph-rsid="029ab5b6" style:font-weight-asian="normal" style:font-weight-complex="normal"/>
    </style:style>
    <style:style style:name="P418" style:family="paragraph" style:parent-style-name="Standard" style:list-style-name="L29">
      <style:text-properties style:text-underline-style="none" fo:font-weight="normal" officeooo:rsid="02ab0e42" officeooo:paragraph-rsid="02ab0e42" style:font-weight-asian="normal" style:font-weight-complex="normal"/>
    </style:style>
    <style:style style:name="P419" style:family="paragraph" style:parent-style-name="Standard" style:list-style-name="L29">
      <style:text-properties style:text-underline-style="none" fo:font-weight="normal" officeooo:rsid="02b3ed3f" officeooo:paragraph-rsid="02b3ed3f" style:font-weight-asian="normal" style:font-weight-complex="normal"/>
    </style:style>
    <style:style style:name="P420" style:family="paragraph" style:parent-style-name="Standard" style:list-style-name="L30">
      <style:text-properties style:text-underline-style="none" fo:font-weight="normal" officeooo:rsid="02be8c9e" officeooo:paragraph-rsid="02be8c9e" style:font-weight-asian="normal" style:font-weight-complex="normal"/>
    </style:style>
    <style:style style:name="P421" style:family="paragraph" style:parent-style-name="Standard" style:list-style-name="L31">
      <style:text-properties style:text-underline-style="none" fo:font-weight="normal" officeooo:rsid="02e4dece" officeooo:paragraph-rsid="02e4dece" style:font-weight-asian="normal" style:font-weight-complex="normal"/>
    </style:style>
    <style:style style:name="P422" style:family="paragraph" style:parent-style-name="Standard" style:list-style-name="L32">
      <style:text-properties style:text-underline-style="none" fo:font-weight="normal" officeooo:rsid="02f3ae27" officeooo:paragraph-rsid="02f3ae27" style:font-weight-asian="normal" style:font-weight-complex="normal"/>
    </style:style>
    <style:style style:name="P423" style:family="paragraph" style:parent-style-name="Standard" style:list-style-name="L32">
      <style:text-properties style:text-underline-style="none" fo:font-weight="normal" officeooo:rsid="02f58f31" officeooo:paragraph-rsid="02f58f31" style:font-weight-asian="normal" style:font-weight-complex="normal"/>
    </style:style>
    <style:style style:name="P424" style:family="paragraph" style:parent-style-name="Standard" style:list-style-name="L32">
      <style:text-properties style:text-underline-style="none" fo:font-weight="normal" officeooo:rsid="02f8f461" officeooo:paragraph-rsid="02f8f461" style:font-weight-asian="normal" style:font-weight-complex="normal"/>
    </style:style>
    <style:style style:name="P425" style:family="paragraph" style:parent-style-name="Standard" style:list-style-name="L33">
      <style:text-properties style:text-underline-style="none" fo:font-weight="normal" officeooo:rsid="0302d530" officeooo:paragraph-rsid="0302d530" style:font-weight-asian="normal" style:font-weight-complex="normal"/>
    </style:style>
    <style:style style:name="P426" style:family="paragraph" style:parent-style-name="Standard" style:list-style-name="L33">
      <style:text-properties style:text-underline-style="none" fo:font-weight="normal" officeooo:rsid="030462d4" officeooo:paragraph-rsid="030462d4" style:font-weight-asian="normal" style:font-weight-complex="normal"/>
    </style:style>
    <style:style style:name="P427" style:family="paragraph" style:parent-style-name="Standard" style:list-style-name="L33">
      <style:text-properties style:text-underline-style="none" fo:font-weight="normal" officeooo:rsid="03062ffe" officeooo:paragraph-rsid="03062ffe" style:font-weight-asian="normal" style:font-weight-complex="normal"/>
    </style:style>
    <style:style style:name="P428" style:family="paragraph" style:parent-style-name="Standard" style:list-style-name="L33">
      <style:text-properties style:text-underline-style="none" fo:font-weight="normal" officeooo:rsid="030829a6" officeooo:paragraph-rsid="030829a6" style:font-weight-asian="normal" style:font-weight-complex="normal"/>
    </style:style>
    <style:style style:name="P429" style:family="paragraph" style:parent-style-name="Standard" style:list-style-name="L33">
      <style:text-properties style:text-underline-style="none" fo:font-weight="normal" officeooo:rsid="030bdab4" officeooo:paragraph-rsid="030bdab4" style:font-weight-asian="normal" style:font-weight-complex="normal"/>
    </style:style>
    <style:style style:name="P430" style:family="paragraph" style:parent-style-name="Standard" style:list-style-name="L34">
      <style:text-properties style:text-underline-style="none" fo:font-weight="normal" officeooo:rsid="030e9911" officeooo:paragraph-rsid="030e9911" style:font-weight-asian="normal" style:font-weight-complex="normal"/>
    </style:style>
    <style:style style:name="P431" style:family="paragraph" style:parent-style-name="Standard" style:list-style-name="L35">
      <style:text-properties style:text-underline-style="none" fo:font-weight="normal" officeooo:rsid="03185718" officeooo:paragraph-rsid="03185718" style:font-weight-asian="normal" style:font-weight-complex="normal"/>
    </style:style>
    <style:style style:name="P432" style:family="paragraph" style:parent-style-name="Standard" style:list-style-name="L35">
      <style:text-properties style:text-underline-style="none" fo:font-weight="normal" officeooo:rsid="0319e3c1" officeooo:paragraph-rsid="0319e3c1" style:font-weight-asian="normal" style:font-weight-complex="normal"/>
    </style:style>
    <style:style style:name="P433" style:family="paragraph" style:parent-style-name="Standard" style:list-style-name="L36">
      <style:text-properties style:text-underline-style="none" fo:font-weight="normal" officeooo:rsid="031ebe3f" officeooo:paragraph-rsid="031ebe3f" style:font-weight-asian="normal" style:font-weight-complex="normal"/>
    </style:style>
    <style:style style:name="P434" style:family="paragraph" style:parent-style-name="Standard" style:list-style-name="L36">
      <style:text-properties style:text-underline-style="none" fo:font-weight="normal" officeooo:rsid="03218d2b" officeooo:paragraph-rsid="03218d2b" style:font-weight-asian="normal" style:font-weight-complex="normal"/>
    </style:style>
    <style:style style:name="P435" style:family="paragraph" style:parent-style-name="Standard" style:list-style-name="L36">
      <style:text-properties style:text-underline-style="none" fo:font-weight="normal" officeooo:rsid="0364581c" officeooo:paragraph-rsid="0364581c" style:font-weight-asian="normal" style:font-weight-complex="normal"/>
    </style:style>
    <style:style style:name="P436" style:family="paragraph" style:parent-style-name="Standard" style:list-style-name="L36">
      <style:text-properties style:text-underline-style="none" fo:font-weight="normal" officeooo:rsid="03670563" officeooo:paragraph-rsid="03670563" style:font-weight-asian="normal" style:font-weight-complex="normal"/>
    </style:style>
    <style:style style:name="P437" style:family="paragraph" style:parent-style-name="Standard" style:list-style-name="L36">
      <style:text-properties style:text-underline-style="none" fo:font-weight="normal" officeooo:rsid="036b91bf" officeooo:paragraph-rsid="036b91bf" style:font-weight-asian="normal" style:font-weight-complex="normal"/>
    </style:style>
    <style:style style:name="P438" style:family="paragraph" style:parent-style-name="Standard" style:list-style-name="L36">
      <style:text-properties style:text-underline-style="none" fo:font-weight="normal" officeooo:rsid="036d5c16" officeooo:paragraph-rsid="036d5c16" style:font-weight-asian="normal" style:font-weight-complex="normal"/>
    </style:style>
    <style:style style:name="P439" style:family="paragraph" style:parent-style-name="Standard" style:list-style-name="L36">
      <style:text-properties style:text-underline-style="none" fo:font-weight="normal" officeooo:rsid="036ef309" officeooo:paragraph-rsid="036ef309" style:font-weight-asian="normal" style:font-weight-complex="normal"/>
    </style:style>
    <style:style style:name="P440" style:family="paragraph" style:parent-style-name="Standard" style:list-style-name="L37">
      <style:text-properties style:text-underline-style="none" fo:font-weight="normal" officeooo:rsid="0374a9bf" officeooo:paragraph-rsid="0374a9bf" style:font-weight-asian="normal" style:font-weight-complex="normal"/>
    </style:style>
    <style:style style:name="P441" style:family="paragraph" style:parent-style-name="Standard" style:list-style-name="L38">
      <style:text-properties style:text-underline-style="none" fo:font-weight="normal" officeooo:rsid="0380f1b0" officeooo:paragraph-rsid="0380f1b0" style:font-weight-asian="normal" style:font-weight-complex="normal"/>
    </style:style>
    <style:style style:name="P442" style:family="paragraph" style:parent-style-name="Standard" style:list-style-name="L38">
      <style:text-properties style:text-underline-style="none" fo:font-weight="normal" officeooo:rsid="0382a9ba" officeooo:paragraph-rsid="0382a9ba" style:font-weight-asian="normal" style:font-weight-complex="normal"/>
    </style:style>
    <style:style style:name="P443" style:family="paragraph" style:parent-style-name="Standard" style:list-style-name="L39">
      <style:text-properties style:text-underline-style="none" fo:font-weight="normal" officeooo:rsid="0385f564" officeooo:paragraph-rsid="0385f564" style:font-weight-asian="normal" style:font-weight-complex="normal"/>
    </style:style>
    <style:style style:name="P444" style:family="paragraph" style:parent-style-name="Standard" style:list-style-name="L39">
      <style:text-properties style:text-underline-style="none" fo:font-weight="normal" officeooo:rsid="0387ad7b" officeooo:paragraph-rsid="0387ad7b" style:font-weight-asian="normal" style:font-weight-complex="normal"/>
    </style:style>
    <style:style style:name="P445" style:family="paragraph" style:parent-style-name="Standard" style:list-style-name="L40">
      <style:text-properties style:text-underline-style="none" fo:font-weight="normal" officeooo:rsid="0389539d" officeooo:paragraph-rsid="0389539d" style:font-weight-asian="normal" style:font-weight-complex="normal"/>
    </style:style>
    <style:style style:name="P446" style:family="paragraph" style:parent-style-name="Standard" style:list-style-name="L40">
      <style:text-properties style:text-underline-style="none" fo:font-weight="normal" officeooo:rsid="038b7891" officeooo:paragraph-rsid="038b7891" style:font-weight-asian="normal" style:font-weight-complex="normal"/>
    </style:style>
    <style:style style:name="P447" style:family="paragraph" style:parent-style-name="Standard" style:list-style-name="L40">
      <style:text-properties style:text-underline-style="none" fo:font-weight="normal" officeooo:rsid="038be80d" officeooo:paragraph-rsid="038be80d" style:font-weight-asian="normal" style:font-weight-complex="normal"/>
    </style:style>
    <style:style style:name="P448" style:family="paragraph" style:parent-style-name="Standard" style:list-style-name="L41">
      <style:text-properties style:text-underline-style="none" fo:font-weight="normal" officeooo:rsid="032c033f" officeooo:paragraph-rsid="032c033f" style:font-weight-asian="normal" style:font-weight-complex="normal"/>
    </style:style>
    <style:style style:name="P449" style:family="paragraph" style:parent-style-name="Standard" style:list-style-name="L41">
      <style:text-properties style:text-underline-style="none" fo:font-weight="normal" officeooo:rsid="032dbabb" officeooo:paragraph-rsid="032dbabb" style:font-weight-asian="normal" style:font-weight-complex="normal"/>
    </style:style>
    <style:style style:name="P450" style:family="paragraph" style:parent-style-name="Standard" style:list-style-name="L41">
      <style:text-properties style:text-underline-style="none" fo:font-weight="normal" officeooo:rsid="032f2ba3" officeooo:paragraph-rsid="032f2ba3" style:font-weight-asian="normal" style:font-weight-complex="normal"/>
    </style:style>
    <style:style style:name="P451" style:family="paragraph" style:parent-style-name="Standard" style:list-style-name="L41">
      <style:text-properties style:text-underline-style="none" fo:font-weight="normal" officeooo:rsid="0330fcef" officeooo:paragraph-rsid="0330fcef" style:font-weight-asian="normal" style:font-weight-complex="normal"/>
    </style:style>
    <style:style style:name="P452" style:family="paragraph" style:parent-style-name="Standard" style:list-style-name="L41">
      <style:text-properties style:text-underline-style="none" fo:font-weight="normal" officeooo:rsid="033252e0" officeooo:paragraph-rsid="033252e0" style:font-weight-asian="normal" style:font-weight-complex="normal"/>
    </style:style>
    <style:style style:name="P453" style:family="paragraph" style:parent-style-name="Standard" style:list-style-name="L42">
      <style:text-properties style:text-underline-style="none" fo:font-weight="normal" officeooo:rsid="033c9ac5" officeooo:paragraph-rsid="033c9ac5" style:font-weight-asian="normal" style:font-weight-complex="normal"/>
    </style:style>
    <style:style style:name="P454" style:family="paragraph" style:parent-style-name="Standard" style:list-style-name="L42">
      <style:text-properties style:text-underline-style="none" fo:font-weight="normal" officeooo:rsid="033f4ae5" officeooo:paragraph-rsid="033f4ae5" style:font-weight-asian="normal" style:font-weight-complex="normal"/>
    </style:style>
    <style:style style:name="P455" style:family="paragraph" style:parent-style-name="Standard" style:list-style-name="L42">
      <style:text-properties style:text-underline-style="none" fo:font-weight="normal" officeooo:rsid="0341f3de" officeooo:paragraph-rsid="0341f3de" style:font-weight-asian="normal" style:font-weight-complex="normal"/>
    </style:style>
    <style:style style:name="P456" style:family="paragraph" style:parent-style-name="Standard" style:list-style-name="L42">
      <style:text-properties style:text-underline-style="none" fo:font-weight="normal" officeooo:rsid="0343eb5c" officeooo:paragraph-rsid="0343eb5c" style:font-weight-asian="normal" style:font-weight-complex="normal"/>
    </style:style>
    <style:style style:name="P457" style:family="paragraph" style:parent-style-name="Standard" style:list-style-name="L42">
      <style:text-properties style:text-underline-style="none" fo:font-weight="normal" officeooo:rsid="034ad3b4" officeooo:paragraph-rsid="034ad3b4" style:font-weight-asian="normal" style:font-weight-complex="normal"/>
    </style:style>
    <style:style style:name="P458" style:family="paragraph" style:parent-style-name="Standard" style:list-style-name="L43">
      <style:text-properties style:text-underline-style="none" fo:font-weight="normal" officeooo:rsid="035abf7a" officeooo:paragraph-rsid="035abf7a" style:font-weight-asian="normal" style:font-weight-complex="normal"/>
    </style:style>
    <style:style style:name="P459" style:family="paragraph" style:parent-style-name="Standard" style:list-style-name="L43">
      <style:text-properties style:text-underline-style="none" fo:font-weight="normal" officeooo:rsid="035e44e9" officeooo:paragraph-rsid="035e44e9" style:font-weight-asian="normal" style:font-weight-complex="normal"/>
    </style:style>
    <style:style style:name="P460" style:family="paragraph" style:parent-style-name="Standard" style:list-style-name="L43">
      <style:text-properties style:text-underline-style="none" fo:font-weight="normal" officeooo:rsid="035f3a66" officeooo:paragraph-rsid="035f3a66" style:font-weight-asian="normal" style:font-weight-complex="normal"/>
    </style:style>
    <style:style style:name="P461" style:family="paragraph" style:parent-style-name="Standard" style:list-style-name="L43">
      <style:text-properties style:text-underline-style="none" fo:font-weight="normal" officeooo:rsid="036019eb" officeooo:paragraph-rsid="036019eb" style:font-weight-asian="normal" style:font-weight-complex="normal"/>
    </style:style>
    <style:style style:name="P462" style:family="paragraph" style:parent-style-name="Standard" style:list-style-name="L44">
      <style:text-properties style:text-underline-style="none" fo:font-weight="normal" officeooo:rsid="03994096" officeooo:paragraph-rsid="03994096" style:font-weight-asian="normal" style:font-weight-complex="normal"/>
    </style:style>
    <style:style style:name="P463" style:family="paragraph" style:parent-style-name="Standard" style:list-style-name="L45">
      <style:text-properties style:text-underline-style="none" fo:font-weight="normal" officeooo:rsid="039b6cfb" officeooo:paragraph-rsid="039b6cfb" style:font-weight-asian="normal" style:font-weight-complex="normal"/>
    </style:style>
    <style:style style:name="P464" style:family="paragraph" style:parent-style-name="Standard" style:list-style-name="L45">
      <style:text-properties style:text-underline-style="none" fo:font-weight="normal" officeooo:rsid="03a101aa" officeooo:paragraph-rsid="03a101aa" style:font-weight-asian="normal" style:font-weight-complex="normal"/>
    </style:style>
    <style:style style:name="P465" style:family="paragraph" style:parent-style-name="Standard" style:list-style-name="L46">
      <style:text-properties style:text-underline-style="none" fo:font-weight="normal" officeooo:rsid="03a4de71" officeooo:paragraph-rsid="03a4de71" style:font-weight-asian="normal" style:font-weight-complex="normal"/>
    </style:style>
    <style:style style:name="P466" style:family="paragraph" style:parent-style-name="Standard" style:list-style-name="L46">
      <style:text-properties style:text-underline-style="none" fo:font-weight="normal" officeooo:rsid="03a517ef" officeooo:paragraph-rsid="03a517ef" style:font-weight-asian="normal" style:font-weight-complex="normal"/>
    </style:style>
    <style:style style:name="P467" style:family="paragraph" style:parent-style-name="Standard" style:list-style-name="L46">
      <style:text-properties style:text-underline-style="none" fo:font-weight="normal" officeooo:rsid="03a619bf" officeooo:paragraph-rsid="03a619bf" style:font-weight-asian="normal" style:font-weight-complex="normal"/>
    </style:style>
    <style:style style:name="P468" style:family="paragraph" style:parent-style-name="Standard" style:list-style-name="L47">
      <style:text-properties style:text-underline-style="none" fo:font-weight="normal" officeooo:rsid="03ad4eab" officeooo:paragraph-rsid="03ad4eab" style:font-weight-asian="normal" style:font-weight-complex="normal"/>
    </style:style>
    <style:style style:name="P469" style:family="paragraph" style:parent-style-name="Standard" style:list-style-name="L47">
      <style:text-properties style:text-underline-style="none" fo:font-weight="normal" officeooo:rsid="03afaae3" officeooo:paragraph-rsid="03afaae3" style:font-weight-asian="normal" style:font-weight-complex="normal"/>
    </style:style>
    <style:style style:name="P470" style:family="paragraph" style:parent-style-name="Standard" style:list-style-name="L47">
      <style:text-properties style:text-underline-style="none" fo:font-weight="normal" officeooo:rsid="03b0f507" officeooo:paragraph-rsid="03b0f507" style:font-weight-asian="normal" style:font-weight-complex="normal"/>
    </style:style>
    <style:style style:name="P471" style:family="paragraph" style:parent-style-name="Standard" style:list-style-name="L47">
      <style:text-properties style:text-underline-style="none" fo:font-weight="normal" officeooo:rsid="03b13473" officeooo:paragraph-rsid="03b13473" style:font-weight-asian="normal" style:font-weight-complex="normal"/>
    </style:style>
    <style:style style:name="P472" style:family="paragraph" style:parent-style-name="Standard" style:list-style-name="L47">
      <style:text-properties style:text-underline-style="none" fo:font-weight="normal" officeooo:rsid="03b2f10c" officeooo:paragraph-rsid="03b2f10c" style:font-weight-asian="normal" style:font-weight-complex="normal"/>
    </style:style>
    <style:style style:name="P473" style:family="paragraph" style:parent-style-name="Standard" style:list-style-name="L47">
      <style:text-properties style:text-underline-style="none" fo:font-weight="normal" officeooo:rsid="03bad574" officeooo:paragraph-rsid="03bad574" style:font-weight-asian="normal" style:font-weight-complex="normal"/>
    </style:style>
    <style:style style:name="P474" style:family="paragraph" style:parent-style-name="Standard" style:list-style-name="L48">
      <style:text-properties style:text-underline-style="none" fo:font-weight="normal" officeooo:rsid="03b50013" officeooo:paragraph-rsid="03b50013" style:font-weight-asian="normal" style:font-weight-complex="normal"/>
    </style:style>
    <style:style style:name="P475" style:family="paragraph" style:parent-style-name="Standard" style:list-style-name="L48">
      <style:text-properties style:text-underline-style="none" fo:font-weight="normal" officeooo:rsid="03b90e2f" officeooo:paragraph-rsid="03b90e2f" style:font-weight-asian="normal" style:font-weight-complex="normal"/>
    </style:style>
    <style:style style:name="P476" style:family="paragraph" style:parent-style-name="Standard" style:list-style-name="L49">
      <style:text-properties style:text-underline-style="none" fo:font-weight="normal" officeooo:rsid="03bd48d5" officeooo:paragraph-rsid="03bd48d5" style:font-weight-asian="normal" style:font-weight-complex="normal"/>
    </style:style>
    <style:style style:name="P477" style:family="paragraph" style:parent-style-name="Standard" style:list-style-name="L49">
      <style:text-properties style:text-underline-style="none" fo:font-weight="normal" officeooo:rsid="03c26e34" officeooo:paragraph-rsid="03c26e34" style:font-weight-asian="normal" style:font-weight-complex="normal"/>
    </style:style>
    <style:style style:name="P478" style:family="paragraph" style:parent-style-name="Standard" style:list-style-name="L49">
      <style:text-properties style:text-underline-style="none" fo:font-weight="normal" officeooo:rsid="03c610cc" officeooo:paragraph-rsid="03c610cc" style:font-weight-asian="normal" style:font-weight-complex="normal"/>
    </style:style>
    <style:style style:name="P479" style:family="paragraph" style:parent-style-name="Standard" style:list-style-name="L49">
      <style:text-properties style:text-underline-style="none" fo:font-weight="normal" officeooo:rsid="03c8b039" officeooo:paragraph-rsid="03c8b039" style:font-weight-asian="normal" style:font-weight-complex="normal"/>
    </style:style>
    <style:style style:name="P480" style:family="paragraph" style:parent-style-name="Standard" style:list-style-name="L50">
      <style:text-properties style:text-underline-style="none" fo:font-weight="normal" officeooo:rsid="03cb69d3" officeooo:paragraph-rsid="03cb69d3" style:font-weight-asian="normal" style:font-weight-complex="normal"/>
    </style:style>
    <style:style style:name="P481" style:family="paragraph" style:parent-style-name="Standard" style:list-style-name="L50">
      <style:text-properties style:text-underline-style="none" fo:font-weight="normal" officeooo:rsid="03cbd6a8" officeooo:paragraph-rsid="03cbd6a8" style:font-weight-asian="normal" style:font-weight-complex="normal"/>
    </style:style>
    <style:style style:name="P482" style:family="paragraph" style:parent-style-name="Standard" style:list-style-name="L50">
      <style:text-properties style:text-underline-style="none" fo:font-weight="normal" officeooo:rsid="03d06d49" officeooo:paragraph-rsid="03d06d49" style:font-weight-asian="normal" style:font-weight-complex="normal"/>
    </style:style>
    <style:style style:name="P483" style:family="paragraph" style:parent-style-name="Standard" style:list-style-name="L50">
      <style:text-properties style:text-underline-style="none" fo:font-weight="normal" officeooo:rsid="03d17dac" officeooo:paragraph-rsid="03d17dac" style:font-weight-asian="normal" style:font-weight-complex="normal"/>
    </style:style>
    <style:style style:name="P484" style:family="paragraph" style:parent-style-name="Standard" style:list-style-name="L50">
      <style:text-properties style:text-underline-style="none" fo:font-weight="normal" officeooo:rsid="03d324eb" officeooo:paragraph-rsid="03d324eb" style:font-weight-asian="normal" style:font-weight-complex="normal"/>
    </style:style>
    <style:style style:name="P485" style:family="paragraph" style:parent-style-name="Standard" style:list-style-name="L50">
      <style:text-properties style:text-underline-style="none" fo:font-weight="normal" officeooo:rsid="03d42b08" officeooo:paragraph-rsid="03d42b08" style:font-weight-asian="normal" style:font-weight-complex="normal"/>
    </style:style>
    <style:style style:name="P486" style:family="paragraph" style:parent-style-name="Standard" style:list-style-name="L50">
      <style:text-properties style:text-underline-style="none" fo:font-weight="normal" officeooo:rsid="03d43b79" officeooo:paragraph-rsid="03d43b79" style:font-weight-asian="normal" style:font-weight-complex="normal"/>
    </style:style>
    <style:style style:name="P487" style:family="paragraph" style:parent-style-name="Standard" style:list-style-name="L50">
      <style:text-properties style:text-underline-style="none" fo:font-weight="normal" officeooo:rsid="03d5ba9f" officeooo:paragraph-rsid="03d5ba9f" style:font-weight-asian="normal" style:font-weight-complex="normal"/>
    </style:style>
    <style:style style:name="P488" style:family="paragraph" style:parent-style-name="Standard" style:list-style-name="L50">
      <style:text-properties style:text-underline-style="none" fo:font-weight="normal" officeooo:rsid="03d6344d" officeooo:paragraph-rsid="03d90366" style:font-weight-asian="normal" style:font-weight-complex="normal"/>
    </style:style>
    <style:style style:name="P489" style:family="paragraph" style:parent-style-name="Standard" style:list-style-name="L50">
      <style:text-properties style:text-underline-style="none" fo:font-weight="normal" officeooo:rsid="03d78793" officeooo:paragraph-rsid="03d90366" style:font-weight-asian="normal" style:font-weight-complex="normal"/>
    </style:style>
    <style:style style:name="P490" style:family="paragraph" style:parent-style-name="Standard" style:list-style-name="L50">
      <style:text-properties style:text-underline-style="none" fo:font-weight="normal" officeooo:rsid="03d90366" officeooo:paragraph-rsid="03d90366" style:font-weight-asian="normal" style:font-weight-complex="normal"/>
    </style:style>
    <style:style style:name="P491" style:family="paragraph" style:parent-style-name="Standard" style:list-style-name="L50">
      <style:text-properties style:text-underline-style="none" fo:font-weight="normal" officeooo:rsid="03dac860" officeooo:paragraph-rsid="03dac860" style:font-weight-asian="normal" style:font-weight-complex="normal"/>
    </style:style>
    <style:style style:name="P492" style:family="paragraph" style:parent-style-name="Standard" style:list-style-name="L50">
      <style:text-properties style:text-underline-style="none" fo:font-weight="normal" officeooo:rsid="03db36a7" officeooo:paragraph-rsid="03db36a7" style:font-weight-asian="normal" style:font-weight-complex="normal"/>
    </style:style>
    <style:style style:name="P493" style:family="paragraph" style:parent-style-name="Standard" style:list-style-name="L50">
      <style:text-properties style:text-underline-style="none" fo:font-weight="normal" officeooo:rsid="03dd14d3" officeooo:paragraph-rsid="03dd14d3" style:font-weight-asian="normal" style:font-weight-complex="normal"/>
    </style:style>
    <style:style style:name="P494" style:family="paragraph" style:parent-style-name="Standard" style:list-style-name="L51">
      <style:text-properties style:text-underline-style="none" fo:font-weight="normal" officeooo:rsid="03e269af" officeooo:paragraph-rsid="03e269af" style:font-weight-asian="normal" style:font-weight-complex="normal"/>
    </style:style>
    <style:style style:name="P495" style:family="paragraph" style:parent-style-name="Standard" style:list-style-name="L52">
      <style:text-properties style:text-underline-style="none" fo:font-weight="normal" officeooo:rsid="03e6f6e4" officeooo:paragraph-rsid="03e6f6e4" style:font-weight-asian="normal" style:font-weight-complex="normal"/>
    </style:style>
    <style:style style:name="P496" style:family="paragraph" style:parent-style-name="Standard" style:list-style-name="L52">
      <style:text-properties style:text-underline-style="none" fo:font-weight="normal" officeooo:rsid="03e8f687" officeooo:paragraph-rsid="03e8f687" style:font-weight-asian="normal" style:font-weight-complex="normal"/>
    </style:style>
    <style:style style:name="P497" style:family="paragraph" style:parent-style-name="Standard" style:list-style-name="L52">
      <style:text-properties style:text-underline-style="none" fo:font-weight="normal" officeooo:rsid="03e95c50" officeooo:paragraph-rsid="03e95c50" style:font-weight-asian="normal" style:font-weight-complex="normal"/>
    </style:style>
    <style:style style:name="P498" style:family="paragraph" style:parent-style-name="Standard" style:list-style-name="L52">
      <style:text-properties style:text-underline-style="none" fo:font-weight="normal" officeooo:rsid="03eb7227" officeooo:paragraph-rsid="03eb7227" style:font-weight-asian="normal" style:font-weight-complex="normal"/>
    </style:style>
    <style:style style:name="P499" style:family="paragraph" style:parent-style-name="Standard" style:list-style-name="L52">
      <style:text-properties style:text-underline-style="none" fo:font-weight="normal" officeooo:rsid="03ebadc9" officeooo:paragraph-rsid="03ebadc9" style:font-weight-asian="normal" style:font-weight-complex="normal"/>
    </style:style>
    <style:style style:name="P500" style:family="paragraph" style:parent-style-name="Standard" style:list-style-name="L52">
      <style:text-properties style:text-underline-style="none" fo:font-weight="normal" officeooo:rsid="03ee6ac5" officeooo:paragraph-rsid="03ee6ac5" style:font-weight-asian="normal" style:font-weight-complex="normal"/>
    </style:style>
    <style:style style:name="P501" style:family="paragraph" style:parent-style-name="Standard" style:list-style-name="L52">
      <style:text-properties style:text-underline-style="none" fo:font-weight="normal" officeooo:rsid="03f141c0" officeooo:paragraph-rsid="03f141c0" style:font-weight-asian="normal" style:font-weight-complex="normal"/>
    </style:style>
    <style:style style:name="P502" style:family="paragraph" style:parent-style-name="Standard" style:list-style-name="L52">
      <style:text-properties style:text-underline-style="none" fo:font-weight="normal" officeooo:rsid="03f29012" officeooo:paragraph-rsid="03f29012" style:font-weight-asian="normal" style:font-weight-complex="normal"/>
    </style:style>
    <style:style style:name="P503" style:family="paragraph" style:parent-style-name="Standard" style:list-style-name="L52">
      <style:text-properties style:text-underline-style="none" fo:font-weight="normal" officeooo:rsid="03f2b589" officeooo:paragraph-rsid="03f2b589" style:font-weight-asian="normal" style:font-weight-complex="normal"/>
    </style:style>
    <style:style style:name="P504" style:family="paragraph" style:parent-style-name="Standard" style:list-style-name="L52">
      <style:text-properties style:text-underline-style="none" fo:font-weight="normal" officeooo:rsid="03f4b63e" officeooo:paragraph-rsid="03f4b63e" style:font-weight-asian="normal" style:font-weight-complex="normal"/>
    </style:style>
    <style:style style:name="P505" style:family="paragraph" style:parent-style-name="Standard" style:list-style-name="L52">
      <style:text-properties style:text-underline-style="none" fo:font-weight="normal" officeooo:rsid="03f64024" officeooo:paragraph-rsid="03f64024" style:font-weight-asian="normal" style:font-weight-complex="normal"/>
    </style:style>
    <style:style style:name="P506" style:family="paragraph" style:parent-style-name="Standard" style:list-style-name="L52">
      <style:text-properties style:text-underline-style="none" fo:font-weight="normal" officeooo:rsid="03fa110c" officeooo:paragraph-rsid="03fa110c" style:font-weight-asian="normal" style:font-weight-complex="normal"/>
    </style:style>
    <style:style style:name="P507" style:family="paragraph" style:parent-style-name="Standard" style:list-style-name="L53">
      <style:text-properties style:text-underline-style="none" fo:font-weight="normal" officeooo:rsid="04035dac" officeooo:paragraph-rsid="04035dac" style:font-weight-asian="normal" style:font-weight-complex="normal"/>
    </style:style>
    <style:style style:name="P508" style:family="paragraph" style:parent-style-name="Standard" style:list-style-name="L17">
      <style:text-properties style:text-underline-style="none" fo:font-weight="bold" officeooo:rsid="01a6b471" officeooo:paragraph-rsid="01a6b471" style:font-weight-asian="bold" style:font-weight-complex="bold"/>
    </style:style>
    <style:style style:name="P509" style:family="paragraph" style:parent-style-name="Standard" style:list-style-name="L17">
      <style:text-properties style:text-underline-style="none" fo:font-weight="bold" officeooo:rsid="01b12df1" officeooo:paragraph-rsid="01b12df1" style:font-weight-asian="bold" style:font-weight-complex="bold"/>
    </style:style>
    <style:style style:name="P510" style:family="paragraph" style:parent-style-name="Standard" style:list-style-name="L17">
      <style:text-properties style:text-underline-style="none" fo:font-weight="bold" officeooo:rsid="01bb2031" officeooo:paragraph-rsid="01bb2031" style:font-weight-asian="bold" style:font-weight-complex="bold"/>
    </style:style>
    <style:style style:name="P511" style:family="paragraph" style:parent-style-name="Standard" style:list-style-name="L18">
      <style:text-properties style:text-underline-style="none" fo:font-weight="bold" officeooo:rsid="01c69f81" officeooo:paragraph-rsid="01c69f81" style:font-weight-asian="bold" style:font-weight-complex="bold"/>
    </style:style>
    <style:style style:name="P512" style:family="paragraph" style:parent-style-name="Standard" style:list-style-name="L18">
      <style:text-properties style:text-underline-style="none" fo:font-weight="bold" officeooo:rsid="01cebcea" officeooo:paragraph-rsid="01cebcea" style:font-weight-asian="bold" style:font-weight-complex="bold"/>
    </style:style>
    <style:style style:name="P513" style:family="paragraph" style:parent-style-name="Standard" style:list-style-name="L23">
      <style:text-properties style:text-underline-style="none" officeooo:rsid="02452845" officeooo:paragraph-rsid="02452845"/>
    </style:style>
    <style:style style:name="P514" style:family="paragraph" style:parent-style-name="Standard" style:list-style-name="L26">
      <style:text-properties style:text-underline-style="none" officeooo:rsid="0266945a" officeooo:paragraph-rsid="0266945a"/>
    </style:style>
    <style:style style:name="P515" style:family="paragraph" style:parent-style-name="Standard" style:list-style-name="L26">
      <style:text-properties style:text-underline-style="none" officeooo:rsid="0268301e" officeooo:paragraph-rsid="0268301e"/>
    </style:style>
    <style:style style:name="P516" style:family="paragraph" style:parent-style-name="Standard" style:list-style-name="L2">
      <style:text-properties officeooo:paragraph-rsid="00aae62c"/>
    </style:style>
    <style:style style:name="P517" style:family="paragraph" style:parent-style-name="Standard" style:list-style-name="L2">
      <style:text-properties officeooo:rsid="00aeb87d" officeooo:paragraph-rsid="00aeb87d"/>
    </style:style>
    <style:style style:name="P518" style:family="paragraph" style:parent-style-name="Standard" style:list-style-name="L2">
      <style:text-properties officeooo:rsid="00afa204" officeooo:paragraph-rsid="00afa204"/>
    </style:style>
    <style:style style:name="P519" style:family="paragraph" style:parent-style-name="Standard" style:list-style-name="L17">
      <style:text-properties officeooo:rsid="01a6b471" officeooo:paragraph-rsid="01a6b471"/>
    </style:style>
    <style:style style:name="P520" style:family="paragraph" style:parent-style-name="Standard" style:list-style-name="L17">
      <style:text-properties officeooo:rsid="01ac9a72" officeooo:paragraph-rsid="01ac9a72"/>
    </style:style>
    <style:style style:name="P521" style:family="paragraph" style:parent-style-name="Standard" style:list-style-name="L22">
      <style:text-properties officeooo:paragraph-rsid="0226cb95"/>
    </style:style>
    <style:style style:name="P522" style:family="paragraph" style:parent-style-name="Standard" style:list-style-name="L22">
      <style:text-properties officeooo:rsid="02283798" officeooo:paragraph-rsid="02283798"/>
    </style:style>
    <style:style style:name="P523" style:family="paragraph" style:parent-style-name="Standard" style:list-style-name="L22">
      <style:text-properties officeooo:rsid="022ef9ed" officeooo:paragraph-rsid="022ef9ed"/>
    </style:style>
    <style:style style:name="P524" style:family="paragraph" style:parent-style-name="Standard" style:list-style-name="L22">
      <style:text-properties officeooo:rsid="022fa4ac" officeooo:paragraph-rsid="022fa4ac"/>
    </style:style>
    <style:style style:name="P525" style:family="paragraph" style:parent-style-name="Standard" style:list-style-name="L22">
      <style:text-properties officeooo:rsid="023195c3" officeooo:paragraph-rsid="023195c3"/>
    </style:style>
    <style:style style:name="P526" style:family="paragraph" style:parent-style-name="Standard" style:list-style-name="L22">
      <style:text-properties officeooo:rsid="02363483" officeooo:paragraph-rsid="02363483"/>
    </style:style>
    <style:style style:name="P527" style:family="paragraph" style:parent-style-name="Standard" style:list-style-name="L22">
      <style:text-properties officeooo:rsid="0239eeff" officeooo:paragraph-rsid="0239eeff"/>
    </style:style>
    <style:style style:name="P528" style:family="paragraph" style:parent-style-name="Standard" style:list-style-name="L22">
      <style:text-properties officeooo:rsid="023ce797" officeooo:paragraph-rsid="023ce797"/>
    </style:style>
    <style:style style:name="P529" style:family="paragraph" style:parent-style-name="Standard" style:list-style-name="L25">
      <style:text-properties officeooo:paragraph-rsid="0262db64"/>
    </style:style>
    <style:style style:name="P530" style:family="paragraph" style:parent-style-name="Standard" style:list-style-name="L40">
      <style:text-properties style:text-underline-style="solid" style:text-underline-width="auto" style:text-underline-color="font-color" fo:font-weight="normal" officeooo:rsid="038dc846" officeooo:paragraph-rsid="0391e9c4" style:font-weight-asian="normal" style:font-weight-complex="normal"/>
    </style:style>
    <style:style style:name="P531" style:family="paragraph" style:parent-style-name="Standard" style:list-style-name="L40">
      <style:text-properties style:text-underline-style="solid" style:text-underline-width="auto" style:text-underline-color="font-color" fo:font-weight="normal" officeooo:rsid="039003b7" officeooo:paragraph-rsid="0391e9c4" style:font-weight-asian="normal" style:font-weight-complex="normal"/>
    </style:style>
    <style:style style:name="P532" style:family="paragraph" style:parent-style-name="Standard" style:list-style-name="L40">
      <style:text-properties style:text-underline-style="solid" style:text-underline-width="auto" style:text-underline-color="font-color" fo:font-weight="normal" officeooo:rsid="0390c201" officeooo:paragraph-rsid="0391e9c4" style:font-weight-asian="normal" style:font-weight-complex="normal"/>
    </style:style>
    <style:style style:name="P533" style:family="paragraph" style:parent-style-name="Standard" style:list-style-name="L40">
      <style:text-properties style:text-underline-style="solid" style:text-underline-width="auto" style:text-underline-color="font-color" fo:font-weight="normal" officeooo:rsid="0390d82b" officeooo:paragraph-rsid="0391e9c4" style:font-weight-asian="normal" style:font-weight-complex="normal"/>
    </style:style>
    <style:style style:name="P534" style:family="paragraph" style:parent-style-name="Text_20_body" style:list-style-name="L54">
      <style:text-properties officeooo:paragraph-rsid="04093303"/>
    </style:style>
    <style:style style:name="P535" style:family="paragraph" style:parent-style-name="Text_20_body" style:list-style-name="L54">
      <style:text-properties officeooo:paragraph-rsid="040e1e46"/>
    </style:style>
    <style:style style:name="P536" style:family="paragraph" style:parent-style-name="Text_20_body" style:list-style-name="L54">
      <style:text-properties officeooo:paragraph-rsid="0415a530"/>
    </style:style>
    <style:style style:name="P537" style:family="paragraph" style:parent-style-name="Text_20_body" style:list-style-name="L54">
      <style:text-properties style:text-underline-style="none" officeooo:rsid="04093303" officeooo:paragraph-rsid="040a7b83"/>
    </style:style>
    <style:style style:name="P538" style:family="paragraph" style:parent-style-name="Text_20_body" style:list-style-name="L54">
      <style:text-properties style:text-underline-style="none" officeooo:rsid="040a7b83" officeooo:paragraph-rsid="040af6b6"/>
    </style:style>
    <style:style style:name="P539" style:family="paragraph" style:parent-style-name="Text_20_body" style:list-style-name="L54">
      <style:text-properties style:text-underline-style="none" officeooo:rsid="040af6b6" officeooo:paragraph-rsid="040af6b6"/>
    </style:style>
    <style:style style:name="P540" style:family="paragraph" style:parent-style-name="Text_20_body" style:list-style-name="L54">
      <style:text-properties style:text-underline-style="none" officeooo:rsid="040e91bb" officeooo:paragraph-rsid="040e91bb"/>
    </style:style>
    <style:style style:name="P541" style:family="paragraph" style:parent-style-name="Text_20_body" style:list-style-name="L55">
      <style:paragraph-properties fo:text-align="start" style:justify-single-word="false"/>
      <style:text-properties style:text-underline-style="none" officeooo:rsid="04164585" officeooo:paragraph-rsid="04164585"/>
    </style:style>
    <style:style style:name="P542" style:family="paragraph" style:parent-style-name="Text_20_body" style:list-style-name="L55">
      <style:paragraph-properties fo:text-align="start" style:justify-single-word="false"/>
      <style:text-properties style:text-underline-style="none" officeooo:rsid="041c624c" officeooo:paragraph-rsid="041c624c"/>
    </style:style>
    <style:style style:name="P543" style:family="paragraph" style:parent-style-name="Text_20_body" style:list-style-name="L55">
      <style:paragraph-properties fo:text-align="start" style:justify-single-word="false"/>
      <style:text-properties style:text-underline-style="none" officeooo:rsid="0421c0dd" officeooo:paragraph-rsid="0421c0dd"/>
    </style:style>
    <style:style style:name="P544" style:family="paragraph" style:parent-style-name="Text_20_body" style:list-style-name="L56">
      <style:paragraph-properties fo:text-align="start" style:justify-single-word="false"/>
      <style:text-properties style:text-underline-style="none" officeooo:rsid="042b6737" officeooo:paragraph-rsid="042b6737"/>
    </style:style>
    <style:style style:name="P545" style:family="paragraph" style:parent-style-name="Text_20_body" style:list-style-name="L56">
      <style:paragraph-properties fo:text-align="start" style:justify-single-word="false"/>
      <style:text-properties style:text-underline-style="none" officeooo:rsid="042ce365" officeooo:paragraph-rsid="042ce365"/>
    </style:style>
    <style:style style:name="P546" style:family="paragraph" style:parent-style-name="Text_20_body" style:list-style-name="L57">
      <style:paragraph-properties fo:text-align="start" style:justify-single-word="false"/>
      <style:text-properties style:text-underline-style="none" officeooo:rsid="042e4c63" officeooo:paragraph-rsid="042e4c63"/>
    </style:style>
    <style:style style:name="P547" style:family="paragraph" style:parent-style-name="Text_20_body" style:list-style-name="L57">
      <style:paragraph-properties fo:text-align="start" style:justify-single-word="false"/>
      <style:text-properties style:text-underline-style="none" officeooo:rsid="042f1076" officeooo:paragraph-rsid="042f1076"/>
    </style:style>
    <style:style style:name="P548" style:family="paragraph" style:parent-style-name="Text_20_body" style:list-style-name="L58">
      <style:paragraph-properties fo:text-align="start" style:justify-single-word="false"/>
      <style:text-properties style:text-underline-style="none" officeooo:rsid="04400c01" officeooo:paragraph-rsid="04400c01"/>
    </style:style>
    <style:style style:name="P549" style:family="paragraph" style:parent-style-name="Text_20_body" style:list-style-name="L58">
      <style:paragraph-properties fo:text-align="start" style:justify-single-word="false"/>
      <style:text-properties style:text-underline-style="none" officeooo:rsid="04433a5b" officeooo:paragraph-rsid="04433a5b"/>
    </style:style>
    <style:style style:name="P550" style:family="paragraph" style:parent-style-name="Text_20_body" style:list-style-name="L59">
      <style:paragraph-properties fo:text-align="start" style:justify-single-word="false"/>
      <style:text-properties style:text-underline-style="none" officeooo:rsid="0443ee8f" officeooo:paragraph-rsid="0443ee8f"/>
    </style:style>
    <style:style style:name="P551" style:family="paragraph" style:parent-style-name="Text_20_body" style:list-style-name="L59">
      <style:paragraph-properties fo:text-align="start" style:justify-single-word="false"/>
      <style:text-properties style:text-underline-style="none" officeooo:rsid="044459a0" officeooo:paragraph-rsid="044459a0"/>
    </style:style>
    <style:style style:name="P552" style:family="paragraph" style:parent-style-name="Text_20_body" style:list-style-name="L59">
      <style:paragraph-properties fo:text-align="start" style:justify-single-word="false"/>
      <style:text-properties style:text-underline-style="none" officeooo:rsid="0445b91e" officeooo:paragraph-rsid="0445b91e"/>
    </style:style>
    <style:style style:name="P553" style:family="paragraph" style:parent-style-name="Text_20_body" style:list-style-name="L59">
      <style:paragraph-properties fo:text-align="start" style:justify-single-word="false"/>
      <style:text-properties style:text-underline-style="none" officeooo:rsid="04473da2" officeooo:paragraph-rsid="04473da2"/>
    </style:style>
    <style:style style:name="P554" style:family="paragraph" style:parent-style-name="Text_20_body" style:list-style-name="L60">
      <style:paragraph-properties fo:text-align="start" style:justify-single-word="false"/>
      <style:text-properties style:text-underline-style="none" officeooo:rsid="044ba087" officeooo:paragraph-rsid="044ba087"/>
    </style:style>
    <style:style style:name="P555" style:family="paragraph" style:parent-style-name="Text_20_body" style:list-style-name="L60">
      <style:paragraph-properties fo:text-align="start" style:justify-single-word="false"/>
      <style:text-properties style:text-underline-style="none" officeooo:rsid="044ee7a7" officeooo:paragraph-rsid="044ee7a7"/>
    </style:style>
    <style:style style:name="P556" style:family="paragraph" style:parent-style-name="Text_20_body" style:list-style-name="L61">
      <style:paragraph-properties fo:text-align="start" style:justify-single-word="false"/>
      <style:text-properties style:text-underline-style="none" officeooo:rsid="04512c7a" officeooo:paragraph-rsid="04512c7a"/>
    </style:style>
    <style:style style:name="P557" style:family="paragraph" style:parent-style-name="Text_20_body" style:list-style-name="L62">
      <style:paragraph-properties fo:text-align="start" style:justify-single-word="false"/>
      <style:text-properties style:text-underline-style="none" officeooo:rsid="0453e6c8" officeooo:paragraph-rsid="0453e6c8"/>
    </style:style>
    <style:style style:name="P558" style:family="paragraph" style:parent-style-name="Text_20_body" style:list-style-name="L63">
      <style:paragraph-properties fo:text-align="start" style:justify-single-word="false"/>
      <style:text-properties style:text-underline-style="none" officeooo:rsid="04557457" officeooo:paragraph-rsid="04557457"/>
    </style:style>
    <style:style style:name="P559" style:family="paragraph" style:parent-style-name="Text_20_body" style:list-style-name="L64">
      <style:paragraph-properties fo:text-align="start" style:justify-single-word="false"/>
      <style:text-properties style:text-underline-style="none" fo:font-weight="normal" officeooo:rsid="045766fc" officeooo:paragraph-rsid="045766fc" style:font-weight-asian="normal" style:font-weight-complex="normal"/>
    </style:style>
    <style:style style:name="P560" style:family="paragraph" style:parent-style-name="Text_20_body" style:list-style-name="L65">
      <style:paragraph-properties fo:text-align="start" style:justify-single-word="false"/>
      <style:text-properties style:text-underline-style="none" fo:font-weight="normal" officeooo:rsid="045a10a6" officeooo:paragraph-rsid="045a10a6" style:font-weight-asian="normal" style:font-weight-complex="normal"/>
    </style:style>
    <style:style style:name="P561" style:family="paragraph" style:parent-style-name="Text_20_body" style:list-style-name="L66">
      <style:paragraph-properties fo:text-align="start" style:justify-single-word="false"/>
      <style:text-properties style:text-underline-style="none" fo:font-weight="normal" officeooo:rsid="045b6429" officeooo:paragraph-rsid="045b6429" style:font-weight-asian="normal" style:font-weight-complex="normal"/>
    </style:style>
    <style:style style:name="P562" style:family="paragraph" style:parent-style-name="Text_20_body" style:list-style-name="L67">
      <style:paragraph-properties fo:text-align="start" style:justify-single-word="false"/>
      <style:text-properties style:text-underline-style="none" fo:font-weight="normal" officeooo:rsid="045f5e33" officeooo:paragraph-rsid="045f5e33" style:font-weight-asian="normal" style:font-weight-complex="normal"/>
    </style:style>
    <style:style style:name="P563" style:family="paragraph" style:parent-style-name="Text_20_body" style:list-style-name="L67">
      <style:paragraph-properties fo:text-align="start" style:justify-single-word="false"/>
      <style:text-properties style:text-underline-style="none" fo:font-weight="normal" officeooo:rsid="0461ef72" officeooo:paragraph-rsid="0461ef72" style:font-weight-asian="normal" style:font-weight-complex="normal"/>
    </style:style>
    <style:style style:name="P564" style:family="paragraph" style:parent-style-name="Text_20_body" style:list-style-name="L67">
      <style:paragraph-properties fo:text-align="start" style:justify-single-word="false"/>
      <style:text-properties style:text-underline-style="none" fo:font-weight="normal" officeooo:rsid="04622f4c" officeooo:paragraph-rsid="04622f4c" style:font-weight-asian="normal" style:font-weight-complex="normal"/>
    </style:style>
    <style:style style:name="P565" style:family="paragraph" style:parent-style-name="Text_20_body" style:list-style-name="L67">
      <style:paragraph-properties fo:text-align="start" style:justify-single-word="false"/>
      <style:text-properties style:text-underline-style="none" fo:font-weight="normal" officeooo:rsid="0462901d" officeooo:paragraph-rsid="0462901d" style:font-weight-asian="normal" style:font-weight-complex="normal"/>
    </style:style>
    <style:style style:name="P566" style:family="paragraph" style:parent-style-name="Text_20_body" style:list-style-name="L67">
      <style:paragraph-properties fo:text-align="start" style:justify-single-word="false"/>
      <style:text-properties style:text-underline-style="none" fo:font-weight="normal" officeooo:rsid="04637748" officeooo:paragraph-rsid="04637748" style:font-weight-asian="normal" style:font-weight-complex="normal"/>
    </style:style>
    <style:style style:name="P567" style:family="paragraph" style:parent-style-name="Text_20_body" style:list-style-name="L67">
      <style:paragraph-properties fo:text-align="start" style:justify-single-word="false"/>
      <style:text-properties style:text-underline-style="none" fo:font-weight="normal" officeooo:rsid="04650f22" officeooo:paragraph-rsid="04650f22" style:font-weight-asian="normal" style:font-weight-complex="normal"/>
    </style:style>
    <style:style style:name="P568" style:family="paragraph" style:parent-style-name="Text_20_body" style:list-style-name="L67">
      <style:paragraph-properties fo:text-align="start" style:justify-single-word="false"/>
      <style:text-properties style:text-underline-style="none" fo:font-weight="normal" officeooo:rsid="046674f5" officeooo:paragraph-rsid="046674f5" style:font-weight-asian="normal" style:font-weight-complex="normal"/>
    </style:style>
    <style:style style:name="P569" style:family="paragraph" style:parent-style-name="Text_20_body" style:list-style-name="L67">
      <style:paragraph-properties fo:text-align="start" style:justify-single-word="false"/>
      <style:text-properties style:text-underline-style="none" fo:font-weight="normal" officeooo:rsid="0467fd88" officeooo:paragraph-rsid="0467fd88" style:font-weight-asian="normal" style:font-weight-complex="normal"/>
    </style:style>
    <style:style style:name="P570" style:family="paragraph" style:parent-style-name="Text_20_body" style:list-style-name="L67">
      <style:paragraph-properties fo:text-align="start" style:justify-single-word="false"/>
      <style:text-properties style:text-underline-style="none" fo:font-weight="normal" officeooo:rsid="046993d4" officeooo:paragraph-rsid="046993d4" style:font-weight-asian="normal" style:font-weight-complex="normal"/>
    </style:style>
    <style:style style:name="P571" style:family="paragraph" style:parent-style-name="Text_20_body" style:list-style-name="L67">
      <style:paragraph-properties fo:text-align="start" style:justify-single-word="false"/>
      <style:text-properties style:text-underline-style="none" fo:font-weight="normal" officeooo:rsid="046b7087" officeooo:paragraph-rsid="046b7087" style:font-weight-asian="normal" style:font-weight-complex="normal"/>
    </style:style>
    <style:style style:name="P572" style:family="paragraph" style:parent-style-name="Text_20_body" style:list-style-name="L67">
      <style:paragraph-properties fo:text-align="start" style:justify-single-word="false"/>
      <style:text-properties style:text-underline-style="none" fo:font-weight="normal" officeooo:rsid="046ce998" officeooo:paragraph-rsid="046ce998" style:font-weight-asian="normal" style:font-weight-complex="normal"/>
    </style:style>
    <style:style style:name="P573" style:family="paragraph" style:parent-style-name="Text_20_body" style:list-style-name="L67">
      <style:paragraph-properties fo:text-align="start" style:justify-single-word="false"/>
      <style:text-properties style:text-underline-style="none" fo:font-weight="normal" officeooo:rsid="046e2d44" officeooo:paragraph-rsid="046e2d44" style:font-weight-asian="normal" style:font-weight-complex="normal"/>
    </style:style>
    <style:style style:name="P574" style:family="paragraph" style:parent-style-name="Text_20_body" style:list-style-name="L67">
      <style:paragraph-properties fo:text-align="start" style:justify-single-word="false"/>
      <style:text-properties style:text-underline-style="none" fo:font-weight="normal" officeooo:rsid="0470f016" officeooo:paragraph-rsid="0470f016" style:font-weight-asian="normal" style:font-weight-complex="normal"/>
    </style:style>
    <style:style style:name="P575" style:family="paragraph" style:parent-style-name="Text_20_body" style:list-style-name="L67">
      <style:paragraph-properties fo:text-align="start" style:justify-single-word="false"/>
      <style:text-properties style:text-underline-style="none" fo:font-weight="normal" officeooo:rsid="0471a0c6" officeooo:paragraph-rsid="0471a0c6" style:font-weight-asian="normal" style:font-weight-complex="normal"/>
    </style:style>
    <style:style style:name="P576" style:family="paragraph" style:parent-style-name="Text_20_body" style:list-style-name="L68">
      <style:paragraph-properties fo:text-align="start" style:justify-single-word="false"/>
      <style:text-properties style:text-underline-style="none" fo:font-weight="normal" officeooo:rsid="04794748" officeooo:paragraph-rsid="04794748" style:font-weight-asian="normal" style:font-weight-complex="normal"/>
    </style:style>
    <style:style style:name="P577" style:family="paragraph" style:parent-style-name="Text_20_body" style:list-style-name="L68">
      <style:paragraph-properties fo:text-align="start" style:justify-single-word="false"/>
      <style:text-properties style:text-underline-style="none" fo:font-weight="normal" officeooo:rsid="047ab11e" officeooo:paragraph-rsid="047ab11e" style:font-weight-asian="normal" style:font-weight-complex="normal"/>
    </style:style>
    <style:style style:name="P578" style:family="paragraph" style:parent-style-name="Text_20_body" style:list-style-name="L68">
      <style:paragraph-properties fo:text-align="start" style:justify-single-word="false"/>
      <style:text-properties style:text-underline-style="none" fo:font-weight="normal" officeooo:rsid="047d0527" officeooo:paragraph-rsid="047d0527" style:font-weight-asian="normal" style:font-weight-complex="normal"/>
    </style:style>
    <style:style style:name="P579" style:family="paragraph" style:parent-style-name="Text_20_body" style:list-style-name="L68">
      <style:paragraph-properties fo:text-align="start" style:justify-single-word="false"/>
      <style:text-properties style:text-underline-style="none" fo:font-weight="normal" officeooo:rsid="047ecda0" officeooo:paragraph-rsid="047ecda0" style:font-weight-asian="normal" style:font-weight-complex="normal"/>
    </style:style>
    <style:style style:name="P580" style:family="paragraph" style:parent-style-name="Text_20_body" style:list-style-name="L68">
      <style:paragraph-properties fo:text-align="start" style:justify-single-word="false"/>
      <style:text-properties style:text-underline-style="none" fo:font-weight="normal" officeooo:rsid="047f9e8d" officeooo:paragraph-rsid="047f9e8d" style:font-weight-asian="normal" style:font-weight-complex="normal"/>
    </style:style>
    <style:style style:name="P581" style:family="paragraph" style:parent-style-name="Text_20_body" style:list-style-name="L68">
      <style:paragraph-properties fo:text-align="start" style:justify-single-word="false"/>
      <style:text-properties style:text-underline-style="none" fo:font-weight="normal" officeooo:rsid="047fc55a" officeooo:paragraph-rsid="047fc55a" style:font-weight-asian="normal" style:font-weight-complex="normal"/>
    </style:style>
    <style:style style:name="P582" style:family="paragraph" style:parent-style-name="Text_20_body" style:list-style-name="L68">
      <style:paragraph-properties fo:text-align="start" style:justify-single-word="false"/>
      <style:text-properties style:text-underline-style="none" fo:font-weight="normal" officeooo:rsid="0482fcaa" officeooo:paragraph-rsid="0482fcaa" style:font-weight-asian="normal" style:font-weight-complex="normal"/>
    </style:style>
    <style:style style:name="P583" style:family="paragraph" style:parent-style-name="Text_20_body" style:list-style-name="L68">
      <style:paragraph-properties fo:text-align="start" style:justify-single-word="false"/>
      <style:text-properties style:text-underline-style="none" fo:font-weight="normal" officeooo:rsid="0483b84e" officeooo:paragraph-rsid="0483b84e" style:font-weight-asian="normal" style:font-weight-complex="normal"/>
    </style:style>
    <style:style style:name="P584" style:family="paragraph" style:parent-style-name="Text_20_body" style:list-style-name="L68">
      <style:paragraph-properties fo:text-align="start" style:justify-single-word="false"/>
      <style:text-properties style:text-underline-style="none" fo:font-weight="normal" officeooo:rsid="0487f5e1" officeooo:paragraph-rsid="0487f5e1" style:font-weight-asian="normal" style:font-weight-complex="normal"/>
    </style:style>
    <style:style style:name="P585" style:family="paragraph" style:parent-style-name="Text_20_body" style:list-style-name="L68">
      <style:paragraph-properties fo:text-align="start" style:justify-single-word="false"/>
      <style:text-properties style:text-underline-style="none" fo:font-weight="normal" officeooo:rsid="048946ab" officeooo:paragraph-rsid="048946ab" style:font-weight-asian="normal" style:font-weight-complex="normal"/>
    </style:style>
    <style:style style:name="P586" style:family="paragraph" style:parent-style-name="Text_20_body" style:list-style-name="L68">
      <style:paragraph-properties fo:text-align="start" style:justify-single-word="false"/>
      <style:text-properties style:text-underline-style="none" fo:font-weight="normal" officeooo:rsid="0489c116" officeooo:paragraph-rsid="0489c116" style:font-weight-asian="normal" style:font-weight-complex="normal"/>
    </style:style>
    <style:style style:name="P587" style:family="paragraph" style:parent-style-name="Text_20_body" style:list-style-name="L69">
      <style:paragraph-properties fo:text-align="start" style:justify-single-word="false"/>
      <style:text-properties style:text-underline-style="none" fo:font-weight="normal" officeooo:rsid="048cb5f6" officeooo:paragraph-rsid="048cb5f6" style:font-weight-asian="normal" style:font-weight-complex="normal"/>
    </style:style>
    <style:style style:name="P588" style:family="paragraph" style:parent-style-name="Text_20_body" style:list-style-name="L69">
      <style:paragraph-properties fo:text-align="start" style:justify-single-word="false"/>
      <style:text-properties style:text-underline-style="none" fo:font-weight="normal" officeooo:rsid="048ddf38" officeooo:paragraph-rsid="048ddf38" style:font-weight-asian="normal" style:font-weight-complex="normal"/>
    </style:style>
    <style:style style:name="P589" style:family="paragraph" style:parent-style-name="Text_20_body" style:list-style-name="L69">
      <style:paragraph-properties fo:text-align="start" style:justify-single-word="false"/>
      <style:text-properties style:text-underline-style="none" fo:font-weight="normal" officeooo:rsid="048ef01d" officeooo:paragraph-rsid="048ef01d" style:font-weight-asian="normal" style:font-weight-complex="normal"/>
    </style:style>
    <style:style style:name="P590" style:family="paragraph" style:parent-style-name="Text_20_body" style:list-style-name="L69">
      <style:paragraph-properties fo:text-align="start" style:justify-single-word="false"/>
      <style:text-properties style:text-underline-style="none" fo:font-weight="normal" officeooo:rsid="04900371" officeooo:paragraph-rsid="04900371" style:font-weight-asian="normal" style:font-weight-complex="normal"/>
    </style:style>
    <style:style style:name="P591" style:family="paragraph" style:parent-style-name="Text_20_body" style:list-style-name="L69">
      <style:paragraph-properties fo:text-align="start" style:justify-single-word="false"/>
      <style:text-properties style:text-underline-style="none" fo:font-weight="normal" officeooo:rsid="0491b531" officeooo:paragraph-rsid="0491b531" style:font-weight-asian="normal" style:font-weight-complex="normal"/>
    </style:style>
    <style:style style:name="P592" style:family="paragraph" style:parent-style-name="Text_20_body" style:list-style-name="L69">
      <style:paragraph-properties fo:text-align="start" style:justify-single-word="false"/>
      <style:text-properties style:text-underline-style="none" fo:font-weight="normal" officeooo:rsid="0494e8aa" officeooo:paragraph-rsid="0494e8aa" style:font-weight-asian="normal" style:font-weight-complex="normal"/>
    </style:style>
    <style:style style:name="P593" style:family="paragraph" style:parent-style-name="Text_20_body" style:list-style-name="L69">
      <style:paragraph-properties fo:text-align="start" style:justify-single-word="false"/>
      <style:text-properties style:text-underline-style="none" fo:font-weight="normal" officeooo:rsid="04971ad9" officeooo:paragraph-rsid="04971ad9" style:font-weight-asian="normal" style:font-weight-complex="normal"/>
    </style:style>
    <style:style style:name="P594" style:family="paragraph" style:parent-style-name="Text_20_body" style:list-style-name="L69">
      <style:paragraph-properties fo:text-align="start" style:justify-single-word="false"/>
      <style:text-properties style:text-underline-style="none" fo:font-weight="normal" officeooo:rsid="04971ad9" officeooo:paragraph-rsid="04a195ba" style:font-weight-asian="normal" style:font-weight-complex="normal"/>
    </style:style>
    <style:style style:name="P595" style:family="paragraph" style:parent-style-name="Text_20_body" style:list-style-name="L69">
      <style:paragraph-properties fo:text-align="start" style:justify-single-word="false"/>
      <style:text-properties style:text-underline-style="none" fo:font-weight="normal" officeooo:rsid="049b5758" officeooo:paragraph-rsid="04a195ba" style:font-weight-asian="normal" style:font-weight-complex="normal"/>
    </style:style>
    <style:style style:name="P596" style:family="paragraph" style:parent-style-name="Text_20_body" style:list-style-name="L69">
      <style:paragraph-properties fo:text-align="start" style:justify-single-word="false"/>
      <style:text-properties style:text-underline-style="none" fo:font-weight="normal" officeooo:rsid="049cac96" officeooo:paragraph-rsid="04a195ba" style:font-weight-asian="normal" style:font-weight-complex="normal"/>
    </style:style>
    <style:style style:name="P597" style:family="paragraph" style:parent-style-name="Text_20_body" style:list-style-name="L69">
      <style:paragraph-properties fo:text-align="start" style:justify-single-word="false"/>
      <style:text-properties style:text-underline-style="none" fo:font-weight="normal" officeooo:rsid="04a0f355" officeooo:paragraph-rsid="04a195ba" style:font-weight-asian="normal" style:font-weight-complex="normal"/>
    </style:style>
    <style:style style:name="P598" style:family="paragraph" style:parent-style-name="Text_20_body" style:list-style-name="L69">
      <style:paragraph-properties fo:text-align="start" style:justify-single-word="false"/>
      <style:text-properties style:text-underline-style="none" fo:font-weight="normal" officeooo:rsid="04a195ba" officeooo:paragraph-rsid="04a195ba" style:font-weight-asian="normal" style:font-weight-complex="normal"/>
    </style:style>
    <style:style style:name="P599" style:family="paragraph" style:parent-style-name="Text_20_body" style:list-style-name="L69">
      <style:paragraph-properties fo:text-align="start" style:justify-single-word="false"/>
      <style:text-properties style:text-underline-style="none" fo:font-weight="normal" officeooo:rsid="04a49829" officeooo:paragraph-rsid="04a49829" style:font-weight-asian="normal" style:font-weight-complex="normal"/>
    </style:style>
    <style:style style:name="P600" style:family="paragraph" style:parent-style-name="Text_20_body" style:list-style-name="L69">
      <style:paragraph-properties fo:text-align="start" style:justify-single-word="false"/>
      <style:text-properties style:text-underline-style="none" fo:font-weight="normal" officeooo:rsid="04a5e525" officeooo:paragraph-rsid="04a5e525" style:font-weight-asian="normal" style:font-weight-complex="normal"/>
    </style:style>
    <style:style style:name="P601" style:family="paragraph" style:parent-style-name="Text_20_body" style:list-style-name="L69">
      <style:paragraph-properties fo:text-align="start" style:justify-single-word="false"/>
      <style:text-properties style:text-underline-style="none" fo:font-weight="normal" officeooo:rsid="04a7697b" officeooo:paragraph-rsid="04a7697b" style:font-weight-asian="normal" style:font-weight-complex="normal"/>
    </style:style>
    <style:style style:name="P602" style:family="paragraph" style:parent-style-name="Text_20_body" style:list-style-name="L69">
      <style:paragraph-properties fo:text-align="start" style:justify-single-word="false"/>
      <style:text-properties style:text-underline-style="none" fo:font-weight="normal" officeooo:rsid="04a97f81" officeooo:paragraph-rsid="04ab1ab4" style:font-weight-asian="normal" style:font-weight-complex="normal"/>
    </style:style>
    <style:style style:name="P603" style:family="paragraph" style:parent-style-name="Text_20_body" style:list-style-name="L69">
      <style:paragraph-properties fo:text-align="start" style:justify-single-word="false"/>
      <style:text-properties style:text-underline-style="none" fo:font-weight="normal" officeooo:rsid="04ab1ab4" officeooo:paragraph-rsid="04ab1ab4" style:font-weight-asian="normal" style:font-weight-complex="normal"/>
    </style:style>
    <style:style style:name="P604" style:family="paragraph" style:parent-style-name="Text_20_body" style:list-style-name="L69">
      <style:paragraph-properties fo:text-align="start" style:justify-single-word="false"/>
      <style:text-properties style:text-underline-style="none" fo:font-weight="normal" officeooo:rsid="04ade476" officeooo:paragraph-rsid="04ade476" style:font-weight-asian="normal" style:font-weight-complex="normal"/>
    </style:style>
    <style:style style:name="P605" style:family="paragraph" style:parent-style-name="Text_20_body" style:list-style-name="L70">
      <style:paragraph-properties fo:text-align="start" style:justify-single-word="false"/>
      <style:text-properties style:text-underline-style="none" fo:font-weight="normal" officeooo:rsid="04b69357" officeooo:paragraph-rsid="04b69357" style:font-weight-asian="normal" style:font-weight-complex="normal"/>
    </style:style>
    <style:style style:name="P606" style:family="paragraph" style:parent-style-name="Text_20_body" style:list-style-name="L70">
      <style:paragraph-properties fo:text-align="start" style:justify-single-word="false"/>
      <style:text-properties style:text-underline-style="none" fo:font-weight="normal" officeooo:rsid="04b86a2c" officeooo:paragraph-rsid="04b86a2c" style:font-weight-asian="normal" style:font-weight-complex="normal"/>
    </style:style>
    <style:style style:name="P607" style:family="paragraph" style:parent-style-name="Text_20_body" style:list-style-name="L70">
      <style:paragraph-properties fo:text-align="start" style:justify-single-word="false"/>
      <style:text-properties style:text-underline-style="none" fo:font-weight="normal" officeooo:rsid="04b9ba7c" officeooo:paragraph-rsid="04b9ba7c" style:font-weight-asian="normal" style:font-weight-complex="normal"/>
    </style:style>
    <style:style style:name="P608" style:family="paragraph" style:parent-style-name="Text_20_body" style:list-style-name="L70">
      <style:paragraph-properties fo:text-align="start" style:justify-single-word="false"/>
      <style:text-properties style:text-underline-style="none" fo:font-weight="normal" officeooo:rsid="04b9d035" officeooo:paragraph-rsid="04b9d035" style:font-weight-asian="normal" style:font-weight-complex="normal"/>
    </style:style>
    <style:style style:name="P609" style:family="paragraph" style:parent-style-name="Text_20_body" style:list-style-name="L70">
      <style:paragraph-properties fo:text-align="start" style:justify-single-word="false"/>
      <style:text-properties style:text-underline-style="none" fo:font-weight="normal" officeooo:rsid="04bab12a" officeooo:paragraph-rsid="04bab12a" style:font-weight-asian="normal" style:font-weight-complex="normal"/>
    </style:style>
    <style:style style:name="P610" style:family="paragraph" style:parent-style-name="Text_20_body" style:list-style-name="L70">
      <style:paragraph-properties fo:text-align="start" style:justify-single-word="false"/>
      <style:text-properties style:text-underline-style="none" fo:font-weight="normal" officeooo:rsid="04bcb51c" officeooo:paragraph-rsid="04bcb51c" style:font-weight-asian="normal" style:font-weight-complex="normal"/>
    </style:style>
    <style:style style:name="P611" style:family="paragraph" style:parent-style-name="Text_20_body" style:list-style-name="L70">
      <style:paragraph-properties fo:text-align="start" style:justify-single-word="false"/>
      <style:text-properties style:text-underline-style="none" fo:font-weight="normal" officeooo:rsid="04bf916b" officeooo:paragraph-rsid="04bf916b" style:font-weight-asian="normal" style:font-weight-complex="normal"/>
    </style:style>
    <style:style style:name="P612" style:family="paragraph" style:parent-style-name="Text_20_body" style:list-style-name="L70">
      <style:paragraph-properties fo:text-align="start" style:justify-single-word="false"/>
      <style:text-properties style:text-underline-style="none" fo:font-weight="normal" officeooo:rsid="04c05760" officeooo:paragraph-rsid="04c05760" style:font-weight-asian="normal" style:font-weight-complex="normal"/>
    </style:style>
    <style:style style:name="P613" style:family="paragraph" style:parent-style-name="Text_20_body" style:list-style-name="L70">
      <style:paragraph-properties fo:text-align="start" style:justify-single-word="false"/>
      <style:text-properties style:text-underline-style="none" fo:font-weight="normal" officeooo:rsid="04c1fb99" officeooo:paragraph-rsid="04c1fb99" style:font-weight-asian="normal" style:font-weight-complex="normal"/>
    </style:style>
    <style:style style:name="P614" style:family="paragraph" style:parent-style-name="Text_20_body" style:list-style-name="L70">
      <style:paragraph-properties fo:text-align="start" style:justify-single-word="false"/>
      <style:text-properties style:text-underline-style="none" fo:font-weight="normal" officeooo:rsid="04c20220" officeooo:paragraph-rsid="04c20220" style:font-weight-asian="normal" style:font-weight-complex="normal"/>
    </style:style>
    <style:style style:name="P615" style:family="paragraph" style:parent-style-name="Text_20_body" style:list-style-name="L70">
      <style:paragraph-properties fo:text-align="start" style:justify-single-word="false"/>
      <style:text-properties style:text-underline-style="none" fo:font-weight="normal" officeooo:rsid="04c38105" officeooo:paragraph-rsid="04c38105" style:font-weight-asian="normal" style:font-weight-complex="normal"/>
    </style:style>
    <style:style style:name="P616" style:family="paragraph" style:parent-style-name="Text_20_body" style:list-style-name="L70">
      <style:paragraph-properties fo:text-align="start" style:justify-single-word="false"/>
      <style:text-properties style:text-underline-style="none" fo:font-weight="normal" officeooo:rsid="04c7de91" officeooo:paragraph-rsid="04c7de91" style:font-weight-asian="normal" style:font-weight-complex="normal"/>
    </style:style>
    <style:style style:name="P617" style:family="paragraph" style:parent-style-name="Text_20_body" style:list-style-name="L70">
      <style:paragraph-properties fo:text-align="start" style:justify-single-word="false"/>
      <style:text-properties style:text-underline-style="none" fo:font-weight="normal" officeooo:rsid="04c92d2f" officeooo:paragraph-rsid="04c92d2f" style:font-weight-asian="normal" style:font-weight-complex="normal"/>
    </style:style>
    <style:style style:name="P618" style:family="paragraph" style:parent-style-name="Text_20_body" style:list-style-name="L70">
      <style:paragraph-properties fo:text-align="start" style:justify-single-word="false"/>
      <style:text-properties style:text-underline-style="none" fo:font-weight="normal" officeooo:rsid="04d2baa7" officeooo:paragraph-rsid="04d3c097" style:font-weight-asian="normal" style:font-weight-complex="normal"/>
    </style:style>
    <style:style style:name="P619" style:family="paragraph" style:parent-style-name="Text_20_body" style:list-style-name="L70">
      <style:paragraph-properties fo:text-align="start" style:justify-single-word="false"/>
      <style:text-properties style:text-underline-style="none" fo:font-weight="normal" officeooo:rsid="04cdaa56" officeooo:paragraph-rsid="04d3c097" style:font-weight-asian="normal" style:font-weight-complex="normal"/>
    </style:style>
    <style:style style:name="P620" style:family="paragraph" style:parent-style-name="Text_20_body" style:list-style-name="L70">
      <style:paragraph-properties fo:text-align="start" style:justify-single-word="false"/>
      <style:text-properties style:text-underline-style="none" fo:font-weight="normal" officeooo:rsid="04d3c097" officeooo:paragraph-rsid="04d3c097" style:font-weight-asian="normal" style:font-weight-complex="normal"/>
    </style:style>
    <style:style style:name="P621" style:family="paragraph" style:parent-style-name="Text_20_body" style:list-style-name="L70">
      <style:paragraph-properties fo:text-align="start" style:justify-single-word="false"/>
      <style:text-properties style:text-underline-style="none" fo:font-weight="normal" officeooo:rsid="04d13f1d" officeooo:paragraph-rsid="04d3c097" style:font-weight-asian="normal" style:font-weight-complex="normal"/>
    </style:style>
    <style:style style:name="P622" style:family="paragraph" style:parent-style-name="Text_20_body" style:list-style-name="L70">
      <style:paragraph-properties fo:text-align="start" style:justify-single-word="false"/>
      <style:text-properties style:text-underline-style="none" fo:font-weight="normal" officeooo:rsid="04d56c4a" officeooo:paragraph-rsid="04d56c4a" style:font-weight-asian="normal" style:font-weight-complex="normal"/>
    </style:style>
    <style:style style:name="P623" style:family="paragraph" style:parent-style-name="Text_20_body" style:list-style-name="L70">
      <style:paragraph-properties fo:text-align="start" style:justify-single-word="false"/>
      <style:text-properties style:text-underline-style="none" fo:font-weight="normal" officeooo:rsid="04db1794" officeooo:paragraph-rsid="04db1794" style:font-weight-asian="normal" style:font-weight-complex="normal"/>
    </style:style>
    <style:style style:name="P624" style:family="paragraph" style:parent-style-name="Text_20_body" style:list-style-name="L70">
      <style:paragraph-properties fo:text-align="start" style:justify-single-word="false"/>
      <style:text-properties style:text-underline-style="none" fo:font-weight="normal" officeooo:rsid="04dc532b" officeooo:paragraph-rsid="04dc532b" style:font-weight-asian="normal" style:font-weight-complex="normal"/>
    </style:style>
    <style:style style:name="P625" style:family="paragraph" style:parent-style-name="Text_20_body" style:list-style-name="L70">
      <style:paragraph-properties fo:text-align="start" style:justify-single-word="false"/>
      <style:text-properties style:text-underline-style="none" fo:font-weight="normal" officeooo:rsid="04df2d38" officeooo:paragraph-rsid="04df2d38" style:font-weight-asian="normal" style:font-weight-complex="normal"/>
    </style:style>
    <style:style style:name="P626" style:family="paragraph" style:parent-style-name="Text_20_body" style:list-style-name="L70">
      <style:paragraph-properties fo:text-align="start" style:justify-single-word="false"/>
      <style:text-properties style:text-underline-style="none" fo:font-weight="normal" officeooo:rsid="04dffa54" officeooo:paragraph-rsid="04dffa54" style:font-weight-asian="normal" style:font-weight-complex="normal"/>
    </style:style>
    <style:style style:name="P627" style:family="paragraph" style:parent-style-name="Text_20_body" style:list-style-name="L70">
      <style:paragraph-properties fo:text-align="start" style:justify-single-word="false"/>
      <style:text-properties style:text-underline-style="none" fo:font-weight="normal" officeooo:rsid="04e14e76" officeooo:paragraph-rsid="04e14e76" style:font-weight-asian="normal" style:font-weight-complex="normal"/>
    </style:style>
    <style:style style:name="P628" style:family="paragraph" style:parent-style-name="Text_20_body" style:list-style-name="L70">
      <style:paragraph-properties fo:text-align="start" style:justify-single-word="false"/>
      <style:text-properties style:text-underline-style="none" fo:font-weight="normal" officeooo:rsid="04e3af4f" officeooo:paragraph-rsid="04e3af4f" style:font-weight-asian="normal" style:font-weight-complex="normal"/>
    </style:style>
    <style:style style:name="P629" style:family="paragraph" style:parent-style-name="Text_20_body" style:list-style-name="L70">
      <style:paragraph-properties fo:text-align="start" style:justify-single-word="false"/>
      <style:text-properties style:text-underline-style="none" fo:font-weight="normal" officeooo:rsid="04e812e0" officeooo:paragraph-rsid="04e812e0" style:font-weight-asian="normal" style:font-weight-complex="normal"/>
    </style:style>
    <style:style style:name="P630" style:family="paragraph" style:parent-style-name="Text_20_body" style:list-style-name="L70">
      <style:paragraph-properties fo:text-align="start" style:justify-single-word="false"/>
      <style:text-properties style:text-underline-style="none" fo:font-weight="normal" officeooo:rsid="04e90bd8" officeooo:paragraph-rsid="04e90bd8" style:font-weight-asian="normal" style:font-weight-complex="normal"/>
    </style:style>
    <style:style style:name="P631" style:family="paragraph" style:parent-style-name="Text_20_body" style:list-style-name="L70">
      <style:paragraph-properties fo:text-align="start" style:justify-single-word="false"/>
      <style:text-properties style:text-underline-style="none" fo:font-weight="normal" officeooo:rsid="04ebf4cb" officeooo:paragraph-rsid="04ebf4cb" style:font-weight-asian="normal" style:font-weight-complex="normal"/>
    </style:style>
    <style:style style:name="P632" style:family="paragraph" style:parent-style-name="Text_20_body" style:list-style-name="L70">
      <style:paragraph-properties fo:text-align="start" style:justify-single-word="false"/>
      <style:text-properties style:text-underline-style="none" fo:font-weight="normal" officeooo:rsid="04f03984" officeooo:paragraph-rsid="04f03984" style:font-weight-asian="normal" style:font-weight-complex="normal"/>
    </style:style>
    <style:style style:name="P633" style:family="paragraph" style:parent-style-name="Text_20_body" style:list-style-name="L70">
      <style:paragraph-properties fo:text-align="start" style:justify-single-word="false"/>
      <style:text-properties style:text-underline-style="none" fo:font-weight="normal" officeooo:rsid="04f364c8" officeooo:paragraph-rsid="04f364c8" style:font-weight-asian="normal" style:font-weight-complex="normal"/>
    </style:style>
    <style:style style:name="P634" style:family="paragraph" style:parent-style-name="Text_20_body" style:list-style-name="L70">
      <style:paragraph-properties fo:text-align="start" style:justify-single-word="false"/>
      <style:text-properties style:text-underline-style="none" fo:font-weight="normal" officeooo:rsid="04f66a78" officeooo:paragraph-rsid="04f66a78" style:font-weight-asian="normal" style:font-weight-complex="normal"/>
    </style:style>
    <style:style style:name="P635" style:family="paragraph" style:parent-style-name="Text_20_body" style:list-style-name="L70">
      <style:paragraph-properties fo:text-align="start" style:justify-single-word="false"/>
      <style:text-properties style:text-underline-style="none" fo:font-weight="normal" officeooo:rsid="04fc044d" officeooo:paragraph-rsid="04fc044d" style:font-weight-asian="normal" style:font-weight-complex="normal"/>
    </style:style>
    <style:style style:name="P636" style:family="paragraph" style:parent-style-name="Text_20_body" style:list-style-name="L70">
      <style:paragraph-properties fo:text-align="start" style:justify-single-word="false"/>
      <style:text-properties style:text-underline-style="none" fo:font-weight="normal" officeooo:rsid="04ff55b7" officeooo:paragraph-rsid="04ff55b7" style:font-weight-asian="normal" style:font-weight-complex="normal"/>
    </style:style>
    <style:style style:name="P637" style:family="paragraph" style:parent-style-name="Text_20_body" style:list-style-name="L70">
      <style:paragraph-properties fo:text-align="start" style:justify-single-word="false"/>
      <style:text-properties style:text-underline-style="none" fo:font-weight="normal" officeooo:rsid="0500140c" officeooo:paragraph-rsid="0500140c" style:font-weight-asian="normal" style:font-weight-complex="normal"/>
    </style:style>
    <style:style style:name="P638" style:family="paragraph" style:parent-style-name="Text_20_body" style:list-style-name="L70">
      <style:paragraph-properties fo:text-align="start" style:justify-single-word="false"/>
      <style:text-properties style:text-underline-style="none" fo:font-weight="normal" officeooo:rsid="0508ff21" officeooo:paragraph-rsid="0508ff21" style:font-weight-asian="normal" style:font-weight-complex="normal"/>
    </style:style>
    <style:style style:name="P639" style:family="paragraph" style:parent-style-name="Text_20_body" style:list-style-name="L70">
      <style:paragraph-properties fo:text-align="start" style:justify-single-word="false"/>
      <style:text-properties style:text-underline-style="none" fo:font-weight="normal" officeooo:rsid="050abeef" officeooo:paragraph-rsid="050abeef" style:font-weight-asian="normal" style:font-weight-complex="normal"/>
    </style:style>
    <style:style style:name="P640" style:family="paragraph" style:parent-style-name="Text_20_body" style:list-style-name="L70">
      <style:paragraph-properties fo:text-align="start" style:justify-single-word="false"/>
      <style:text-properties style:text-underline-style="none" fo:font-weight="normal" officeooo:rsid="050b3258" officeooo:paragraph-rsid="050b3258" style:font-weight-asian="normal" style:font-weight-complex="normal"/>
    </style:style>
    <style:style style:name="P641" style:family="paragraph" style:parent-style-name="Text_20_body" style:list-style-name="L70">
      <style:paragraph-properties fo:text-align="start" style:justify-single-word="false"/>
      <style:text-properties style:text-underline-style="none" fo:font-weight="normal" officeooo:rsid="050d5a73" officeooo:paragraph-rsid="050d5a73" style:font-weight-asian="normal" style:font-weight-complex="normal"/>
    </style:style>
    <style:style style:name="P642" style:family="paragraph" style:parent-style-name="Text_20_body" style:list-style-name="L70">
      <style:paragraph-properties fo:text-align="start" style:justify-single-word="false"/>
      <style:text-properties style:text-underline-style="none" fo:font-weight="normal" officeooo:rsid="0513c219" officeooo:paragraph-rsid="0513c219" style:font-weight-asian="normal" style:font-weight-complex="normal"/>
    </style:style>
    <style:style style:name="P643" style:family="paragraph" style:parent-style-name="Text_20_body" style:list-style-name="L70">
      <style:paragraph-properties fo:text-align="start" style:justify-single-word="false"/>
      <style:text-properties style:text-underline-style="none" fo:font-weight="normal" officeooo:rsid="05143e90" officeooo:paragraph-rsid="05143e90" style:font-weight-asian="normal" style:font-weight-complex="normal"/>
    </style:style>
    <style:style style:name="P644" style:family="paragraph" style:parent-style-name="Text_20_body" style:list-style-name="L70">
      <style:paragraph-properties fo:text-align="start" style:justify-single-word="false"/>
      <style:text-properties style:text-underline-style="none" fo:font-weight="normal" officeooo:rsid="0515e1ac" officeooo:paragraph-rsid="0515e1ac" style:font-weight-asian="normal" style:font-weight-complex="normal"/>
    </style:style>
    <style:style style:name="P645" style:family="paragraph" style:parent-style-name="Text_20_body" style:list-style-name="L70">
      <style:paragraph-properties fo:text-align="start" style:justify-single-word="false"/>
      <style:text-properties style:text-underline-style="none" fo:font-weight="normal" officeooo:rsid="05163455" officeooo:paragraph-rsid="05163455" style:font-weight-asian="normal" style:font-weight-complex="normal"/>
    </style:style>
    <style:style style:name="P646" style:family="paragraph" style:parent-style-name="Text_20_body" style:list-style-name="L70">
      <style:paragraph-properties fo:text-align="start" style:justify-single-word="false"/>
      <style:text-properties style:text-underline-style="none" fo:font-weight="normal" officeooo:rsid="051b8b0b" officeooo:paragraph-rsid="051b8b0b" style:font-weight-asian="normal" style:font-weight-complex="normal"/>
    </style:style>
    <style:style style:name="P647" style:family="paragraph" style:parent-style-name="Text_20_body" style:list-style-name="L70">
      <style:paragraph-properties fo:text-align="start" style:justify-single-word="false"/>
      <style:text-properties style:text-underline-style="none" fo:font-weight="normal" officeooo:rsid="051e7000" officeooo:paragraph-rsid="051e7000" style:font-weight-asian="normal" style:font-weight-complex="normal"/>
    </style:style>
    <style:style style:name="P648" style:family="paragraph" style:parent-style-name="Text_20_body" style:list-style-name="L70">
      <style:paragraph-properties fo:text-align="start" style:justify-single-word="false"/>
      <style:text-properties style:text-underline-style="none" fo:font-weight="normal" officeooo:rsid="05204dac" officeooo:paragraph-rsid="05204dac" style:font-weight-asian="normal" style:font-weight-complex="normal"/>
    </style:style>
    <style:style style:name="P649" style:family="paragraph" style:parent-style-name="Text_20_body" style:list-style-name="L70">
      <style:paragraph-properties fo:text-align="start" style:justify-single-word="false"/>
      <style:text-properties style:text-underline-style="none" fo:font-weight="normal" officeooo:rsid="0528ec29" officeooo:paragraph-rsid="0528ec29" style:font-weight-asian="normal" style:font-weight-complex="normal"/>
    </style:style>
    <style:style style:name="P650" style:family="paragraph" style:parent-style-name="Text_20_body" style:list-style-name="L70">
      <style:paragraph-properties fo:text-align="start" style:justify-single-word="false"/>
      <style:text-properties style:text-underline-style="none" fo:font-weight="normal" officeooo:rsid="052aacd8" officeooo:paragraph-rsid="052aacd8" style:font-weight-asian="normal" style:font-weight-complex="normal"/>
    </style:style>
    <style:style style:name="P651" style:family="paragraph" style:parent-style-name="Text_20_body" style:list-style-name="L71">
      <style:paragraph-properties fo:text-align="start" style:justify-single-word="false"/>
      <style:text-properties style:text-underline-style="none" fo:font-weight="normal" officeooo:rsid="0532a54d" officeooo:paragraph-rsid="0532a54d" style:font-weight-asian="normal" style:font-weight-complex="normal"/>
    </style:style>
    <style:style style:name="P652" style:family="paragraph" style:parent-style-name="Text_20_body" style:list-style-name="L71">
      <style:paragraph-properties fo:text-align="start" style:justify-single-word="false"/>
      <style:text-properties style:text-underline-style="none" fo:font-weight="normal" officeooo:rsid="0534181d" officeooo:paragraph-rsid="0534181d" style:font-weight-asian="normal" style:font-weight-complex="normal"/>
    </style:style>
    <style:style style:name="P653" style:family="paragraph" style:parent-style-name="Text_20_body" style:list-style-name="L71">
      <style:paragraph-properties fo:text-align="start" style:justify-single-word="false"/>
      <style:text-properties style:text-underline-style="none" fo:font-weight="normal" officeooo:rsid="05360813" officeooo:paragraph-rsid="05360813" style:font-weight-asian="normal" style:font-weight-complex="normal"/>
    </style:style>
    <style:style style:name="P654" style:family="paragraph" style:parent-style-name="Text_20_body" style:list-style-name="L71">
      <style:paragraph-properties fo:text-align="start" style:justify-single-word="false"/>
      <style:text-properties style:text-underline-style="none" fo:font-weight="normal" officeooo:rsid="05399cb7" officeooo:paragraph-rsid="05399cb7" style:font-weight-asian="normal" style:font-weight-complex="normal"/>
    </style:style>
    <style:style style:name="P655" style:family="paragraph" style:parent-style-name="Text_20_body" style:list-style-name="L71">
      <style:paragraph-properties fo:text-align="start" style:justify-single-word="false"/>
      <style:text-properties style:text-underline-style="none" fo:font-weight="normal" officeooo:rsid="053bce46" officeooo:paragraph-rsid="053bce46" style:font-weight-asian="normal" style:font-weight-complex="normal"/>
    </style:style>
    <style:style style:name="P656" style:family="paragraph" style:parent-style-name="Text_20_body" style:list-style-name="L54">
      <style:text-properties officeooo:rsid="040e91bb" officeooo:paragraph-rsid="0410481b"/>
    </style:style>
    <style:style style:name="P657" style:family="paragraph" style:parent-style-name="Text_20_body" style:list-style-name="L54">
      <style:text-properties officeooo:rsid="0410481b" officeooo:paragraph-rsid="041335a7"/>
    </style:style>
    <style:style style:name="P658" style:family="paragraph" style:parent-style-name="Text_20_body" style:list-style-name="L54">
      <style:text-properties officeooo:rsid="041335a7" officeooo:paragraph-rsid="041335a7"/>
    </style:style>
    <style:style style:name="P659" style:family="paragraph" style:parent-style-name="Text_20_body" style:list-style-name="L54">
      <style:text-properties officeooo:rsid="0414834b" officeooo:paragraph-rsid="0414b312"/>
    </style:style>
    <style:style style:name="P660" style:family="paragraph" style:parent-style-name="Text_20_body" style:list-style-name="L54">
      <style:text-properties officeooo:rsid="0414b312" officeooo:paragraph-rsid="0414f427"/>
    </style:style>
    <style:style style:name="P661" style:family="paragraph" style:parent-style-name="Text_20_body" style:list-style-name="L57">
      <style:paragraph-properties fo:text-align="start" style:justify-single-word="false"/>
      <style:text-properties fo:font-variant="normal" fo:text-transform="none" fo:color="#2a3b4f" loext:opacity="100%" style:font-name="Lato" fo:font-size="12pt" fo:letter-spacing="normal" fo:font-style="normal" style:text-underline-style="none" fo:font-weight="normal" officeooo:rsid="042f3ef9" officeooo:paragraph-rsid="042f3ef9"/>
    </style:style>
    <style:style style:name="P662" style:family="paragraph" style:parent-style-name="Text_20_body" style:list-style-name="L70">
      <style:paragraph-properties fo:text-align="start" style:justify-single-word="false"/>
      <style:text-properties style:text-underline-style="solid" style:text-underline-width="auto" style:text-underline-color="font-color" fo:font-weight="normal" officeooo:rsid="04c9a754" officeooo:paragraph-rsid="04c9a754" style:font-weight-asian="normal" style:font-weight-complex="normal"/>
    </style:style>
    <style:style style:name="T1" style:family="text">
      <style:text-properties officeooo:rsid="001b42b2"/>
    </style:style>
    <style:style style:name="T2" style:family="text">
      <style:text-properties officeooo:rsid="001dd94c"/>
    </style:style>
    <style:style style:name="T3" style:family="text">
      <style:text-properties officeooo:rsid="001e4ee5"/>
    </style:style>
    <style:style style:name="T4" style:family="text">
      <style:text-properties officeooo:rsid="0022aafd"/>
    </style:style>
    <style:style style:name="T5" style:family="text">
      <style:text-properties officeooo:rsid="002443d0"/>
    </style:style>
    <style:style style:name="T6" style:family="text">
      <style:text-properties officeooo:rsid="0027fe27"/>
    </style:style>
    <style:style style:name="T7" style:family="text">
      <style:text-properties officeooo:rsid="0028fd6c"/>
    </style:style>
    <style:style style:name="T8" style:family="text">
      <style:text-properties officeooo:rsid="0029fcd9"/>
    </style:style>
    <style:style style:name="T9" style:family="text">
      <style:text-properties officeooo:rsid="002d9295"/>
    </style:style>
    <style:style style:name="T10" style:family="text">
      <style:text-properties officeooo:rsid="002f361c"/>
    </style:style>
    <style:style style:name="T11" style:family="text">
      <style:text-properties officeooo:rsid="00339b1b"/>
    </style:style>
    <style:style style:name="T12" style:family="text">
      <style:text-properties officeooo:rsid="00384b97"/>
    </style:style>
    <style:style style:name="T13" style:family="text">
      <style:text-properties officeooo:rsid="00394524"/>
    </style:style>
    <style:style style:name="T14" style:family="text">
      <style:text-properties officeooo:rsid="003caace"/>
    </style:style>
    <style:style style:name="T15" style:family="text">
      <style:text-properties officeooo:rsid="00420efe"/>
    </style:style>
    <style:style style:name="T16" style:family="text">
      <style:text-properties officeooo:rsid="0042fac3"/>
    </style:style>
    <style:style style:name="T17" style:family="text">
      <style:text-properties officeooo:rsid="0043d13f"/>
    </style:style>
    <style:style style:name="T18" style:family="text">
      <style:text-properties officeooo:rsid="00455e05"/>
    </style:style>
    <style:style style:name="T19" style:family="text">
      <style:text-properties officeooo:rsid="0054dd8d"/>
    </style:style>
    <style:style style:name="T20" style:family="text">
      <style:text-properties officeooo:rsid="00575719"/>
    </style:style>
    <style:style style:name="T21" style:family="text">
      <style:text-properties officeooo:rsid="0059f019"/>
    </style:style>
    <style:style style:name="T22" style:family="text">
      <style:text-properties officeooo:rsid="005bb5c7"/>
    </style:style>
    <style:style style:name="T23" style:family="text">
      <style:text-properties officeooo:rsid="006526c4"/>
    </style:style>
    <style:style style:name="T24" style:family="text">
      <style:text-properties officeooo:rsid="0065f56a"/>
    </style:style>
    <style:style style:name="T25" style:family="text">
      <style:text-properties officeooo:rsid="00704c7a"/>
    </style:style>
    <style:style style:name="T26" style:family="text">
      <style:text-properties officeooo:rsid="00720ac7"/>
    </style:style>
    <style:style style:name="T27" style:family="text">
      <style:text-properties officeooo:rsid="00722744"/>
    </style:style>
    <style:style style:name="T28" style:family="text">
      <style:text-properties officeooo:rsid="007c8c33"/>
    </style:style>
    <style:style style:name="T29" style:family="text">
      <style:text-properties fo:font-weight="normal" style:font-weight-asian="normal" style:font-weight-complex="normal"/>
    </style:style>
    <style:style style:name="T30" style:family="text">
      <style:text-properties fo:font-weight="normal" officeooo:rsid="0083bba7" style:font-weight-asian="normal" style:font-weight-complex="normal"/>
    </style:style>
    <style:style style:name="T31" style:family="text">
      <style:text-properties fo:font-weight="normal" officeooo:rsid="0084b0f6" style:font-weight-asian="normal" style:font-weight-complex="normal"/>
    </style:style>
    <style:style style:name="T32" style:family="text">
      <style:text-properties fo:font-weight="normal" officeooo:rsid="01b897d2" style:font-weight-asian="normal" style:font-weight-complex="normal"/>
    </style:style>
    <style:style style:name="T33" style:family="text">
      <style:text-properties fo:font-weight="normal" officeooo:rsid="01bc1fc8" style:font-weight-asian="normal" style:font-weight-complex="normal"/>
    </style:style>
    <style:style style:name="T34" style:family="text">
      <style:text-properties fo:font-weight="normal" officeooo:rsid="01c7a57f" style:font-weight-asian="normal" style:font-weight-complex="normal"/>
    </style:style>
    <style:style style:name="T35" style:family="text">
      <style:text-properties fo:font-weight="normal" officeooo:rsid="02287f62" style:font-weight-asian="normal" style:font-weight-complex="normal"/>
    </style:style>
    <style:style style:name="T36" style:family="text">
      <style:text-properties fo:font-weight="normal" officeooo:rsid="0248cb4b" style:font-weight-asian="normal" style:font-weight-complex="normal"/>
    </style:style>
    <style:style style:name="T37" style:family="text">
      <style:text-properties fo:font-weight="normal" officeooo:rsid="0249d249" style:font-weight-asian="normal" style:font-weight-complex="normal"/>
    </style:style>
    <style:style style:name="T38" style:family="text">
      <style:text-properties fo:font-weight="normal" officeooo:rsid="024a67f2" style:font-weight-asian="normal" style:font-weight-complex="normal"/>
    </style:style>
    <style:style style:name="T39" style:family="text">
      <style:text-properties fo:font-weight="normal" officeooo:rsid="024b6006" style:font-weight-asian="normal" style:font-weight-complex="normal"/>
    </style:style>
    <style:style style:name="T40" style:family="text">
      <style:text-properties fo:font-weight="normal" officeooo:rsid="024ba532" style:font-weight-asian="normal" style:font-weight-complex="normal"/>
    </style:style>
    <style:style style:name="T41" style:family="text">
      <style:text-properties fo:font-weight="normal" officeooo:rsid="024c0b75" style:font-weight-asian="normal" style:font-weight-complex="normal"/>
    </style:style>
    <style:style style:name="T42" style:family="text">
      <style:text-properties fo:font-weight="normal" officeooo:rsid="024df17e" style:font-weight-asian="normal" style:font-weight-complex="normal"/>
    </style:style>
    <style:style style:name="T43" style:family="text">
      <style:text-properties fo:font-weight="normal" officeooo:rsid="0254ccbe" style:font-weight-asian="normal" style:font-weight-complex="normal"/>
    </style:style>
    <style:style style:name="T44" style:family="text">
      <style:text-properties fo:font-weight="normal" officeooo:rsid="02583f29" style:font-weight-asian="normal" style:font-weight-complex="normal"/>
    </style:style>
    <style:style style:name="T45" style:family="text">
      <style:text-properties fo:font-weight="normal" officeooo:rsid="0259004b" style:font-weight-asian="normal" style:font-weight-complex="normal"/>
    </style:style>
    <style:style style:name="T46" style:family="text">
      <style:text-properties fo:font-weight="normal" officeooo:rsid="02651fff" style:font-weight-asian="normal" style:font-weight-complex="normal"/>
    </style:style>
    <style:style style:name="T47" style:family="text">
      <style:text-properties fo:font-weight="normal" officeooo:rsid="02675f76" style:font-weight-asian="normal" style:font-weight-complex="normal"/>
    </style:style>
    <style:style style:name="T48" style:family="text">
      <style:text-properties fo:font-weight="normal" officeooo:rsid="035a20cf" style:font-weight-asian="normal" style:font-weight-complex="normal"/>
    </style:style>
    <style:style style:name="T49" style:family="text">
      <style:text-properties officeooo:rsid="0080b8b9"/>
    </style:style>
    <style:style style:name="T50" style:family="text">
      <style:text-properties officeooo:rsid="0090e1b2"/>
    </style:style>
    <style:style style:name="T51" style:family="text">
      <style:text-properties officeooo:rsid="00913b2e"/>
    </style:style>
    <style:style style:name="T52" style:family="text">
      <style:text-properties officeooo:rsid="00924040"/>
    </style:style>
    <style:style style:name="T53" style:family="text">
      <style:text-properties officeooo:rsid="00979fa0"/>
    </style:style>
    <style:style style:name="T54" style:family="text">
      <style:text-properties officeooo:rsid="0097eaa2"/>
    </style:style>
    <style:style style:name="T55" style:family="text">
      <style:text-properties officeooo:rsid="00999340"/>
    </style:style>
    <style:style style:name="T56" style:family="text">
      <style:text-properties officeooo:rsid="00a2ccc3"/>
    </style:style>
    <style:style style:name="T57" style:family="text">
      <style:text-properties officeooo:rsid="00a2d526"/>
    </style:style>
    <style:style style:name="T58" style:family="text">
      <style:text-properties officeooo:rsid="00a660e5"/>
    </style:style>
    <style:style style:name="T59" style:family="text">
      <style:text-properties style:text-underline-style="none" fo:font-weight="normal" style:font-weight-asian="normal" style:font-weight-complex="normal"/>
    </style:style>
    <style:style style:name="T60" style:family="text">
      <style:text-properties style:text-underline-style="none" fo:font-weight="normal" officeooo:rsid="00aae62c" style:font-weight-asian="normal" style:font-weight-complex="normal"/>
    </style:style>
    <style:style style:name="T61" style:family="text">
      <style:text-properties style:text-underline-style="none" fo:font-weight="normal" officeooo:rsid="00ad7549" style:font-weight-asian="normal" style:font-weight-complex="normal"/>
    </style:style>
    <style:style style:name="T62" style:family="text">
      <style:text-properties style:text-underline-style="none" fo:font-weight="normal" officeooo:rsid="00b003b8" style:font-weight-asian="normal" style:font-weight-complex="normal"/>
    </style:style>
    <style:style style:name="T63" style:family="text">
      <style:text-properties style:text-underline-style="none" fo:font-weight="normal" officeooo:rsid="01af6f01" style:font-weight-asian="normal" style:font-weight-complex="normal"/>
    </style:style>
    <style:style style:name="T64" style:family="text">
      <style:text-properties style:text-underline-style="none" fo:font-weight="normal" officeooo:rsid="0226cb95" style:font-weight-asian="normal" style:font-weight-complex="normal"/>
    </style:style>
    <style:style style:name="T65" style:family="text">
      <style:text-properties style:text-underline-style="none" fo:font-weight="normal" officeooo:rsid="02283798" style:font-weight-asian="normal" style:font-weight-complex="normal"/>
    </style:style>
    <style:style style:name="T66" style:family="text">
      <style:text-properties style:text-underline-style="none" fo:font-weight="normal" officeooo:rsid="02287f62" style:font-weight-asian="normal" style:font-weight-complex="normal"/>
    </style:style>
    <style:style style:name="T67" style:family="text">
      <style:text-properties style:text-underline-style="none" fo:font-weight="normal" officeooo:rsid="022fa4ac" style:font-weight-asian="normal" style:font-weight-complex="normal"/>
    </style:style>
    <style:style style:name="T68" style:family="text">
      <style:text-properties style:text-underline-style="none" fo:font-weight="normal" officeooo:rsid="022fe67d" style:font-weight-asian="normal" style:font-weight-complex="normal"/>
    </style:style>
    <style:style style:name="T69" style:family="text">
      <style:text-properties style:text-underline-style="none" fo:font-weight="normal" officeooo:rsid="02333eb5" style:font-weight-asian="normal" style:font-weight-complex="normal"/>
    </style:style>
    <style:style style:name="T70" style:family="text">
      <style:text-properties style:text-underline-style="none" fo:font-weight="normal" officeooo:rsid="02344ff0" style:font-weight-asian="normal" style:font-weight-complex="normal"/>
    </style:style>
    <style:style style:name="T71" style:family="text">
      <style:text-properties style:text-underline-style="none" fo:font-weight="normal" officeooo:rsid="02378ded" style:font-weight-asian="normal" style:font-weight-complex="normal"/>
    </style:style>
    <style:style style:name="T72" style:family="text">
      <style:text-properties style:text-underline-style="none" fo:font-weight="normal" officeooo:rsid="0239096a" style:font-weight-asian="normal" style:font-weight-complex="normal"/>
    </style:style>
    <style:style style:name="T73" style:family="text">
      <style:text-properties style:text-underline-style="none" fo:font-weight="normal" officeooo:rsid="023dbe1d" style:font-weight-asian="normal" style:font-weight-complex="normal"/>
    </style:style>
    <style:style style:name="T74" style:family="text">
      <style:text-properties style:text-underline-style="none" fo:font-weight="normal" officeooo:rsid="023f4cc4" style:font-weight-asian="normal" style:font-weight-complex="normal"/>
    </style:style>
    <style:style style:name="T75" style:family="text">
      <style:text-properties style:text-underline-style="none" fo:font-weight="normal" officeooo:rsid="0262db64" style:font-weight-asian="normal" style:font-weight-complex="normal"/>
    </style:style>
    <style:style style:name="T76" style:family="text">
      <style:text-properties style:text-underline-style="none" fo:font-weight="normal" officeooo:rsid="02632e4e" style:font-weight-asian="normal" style:font-weight-complex="normal"/>
    </style:style>
    <style:style style:name="T77" style:family="text">
      <style:text-properties style:text-underline-style="none" fo:font-weight="normal" officeooo:rsid="0264f72c" style:font-weight-asian="normal" style:font-weight-complex="normal"/>
    </style:style>
    <style:style style:name="T78" style:family="text">
      <style:text-properties style:text-underline-style="none" fo:font-weight="normal" officeooo:rsid="02651fff" style:font-weight-asian="normal" style:font-weight-complex="normal"/>
    </style:style>
    <style:style style:name="T79" style:family="text">
      <style:text-properties style:text-underline-style="none" fo:font-weight="bold" style:font-weight-asian="bold" style:font-weight-complex="bold"/>
    </style:style>
    <style:style style:name="T80" style:family="text">
      <style:text-properties style:text-underline-style="none" fo:font-weight="bold" officeooo:rsid="02651fff" style:font-weight-asian="bold" style:font-weight-complex="bold"/>
    </style:style>
    <style:style style:name="T81" style:family="text">
      <style:text-properties style:text-underline-style="none" officeooo:rsid="04074c6c"/>
    </style:style>
    <style:style style:name="T82" style:family="text">
      <style:text-properties style:text-underline-style="none" officeooo:rsid="0407672f"/>
    </style:style>
    <style:style style:name="T83" style:family="text">
      <style:text-properties style:text-underline-style="none" officeooo:rsid="040af6b6"/>
    </style:style>
    <style:style style:name="T84" style:family="text">
      <style:text-properties style:text-underline-style="none" officeooo:rsid="040c79b4"/>
    </style:style>
    <style:style style:name="T85" style:family="text">
      <style:text-properties style:text-underline-style="none" officeooo:rsid="040d15d0"/>
    </style:style>
    <style:style style:name="T86" style:family="text">
      <style:text-properties style:text-underline-style="none" officeooo:rsid="040e1e46"/>
    </style:style>
    <style:style style:name="T87" style:family="text">
      <style:text-properties officeooo:rsid="00bfbb84"/>
    </style:style>
    <style:style style:name="T88" style:family="text">
      <style:text-properties officeooo:rsid="00c52e55"/>
    </style:style>
    <style:style style:name="T89" style:family="text">
      <style:text-properties officeooo:rsid="00db93f3"/>
    </style:style>
    <style:style style:name="T90" style:family="text">
      <style:text-properties officeooo:rsid="00e8b98e"/>
    </style:style>
    <style:style style:name="T91" style:family="text">
      <style:text-properties officeooo:rsid="00fcd6bb"/>
    </style:style>
    <style:style style:name="T92" style:family="text">
      <style:text-properties officeooo:rsid="0106b57f"/>
    </style:style>
    <style:style style:name="T93" style:family="text">
      <style:text-properties officeooo:rsid="010b5ccb"/>
    </style:style>
    <style:style style:name="T94" style:family="text">
      <style:text-properties officeooo:rsid="010ff8b5"/>
    </style:style>
    <style:style style:name="T95" style:family="text">
      <style:text-properties officeooo:rsid="0110cb0f"/>
    </style:style>
    <style:style style:name="T96" style:family="text">
      <style:text-properties officeooo:rsid="01171e0d"/>
    </style:style>
    <style:style style:name="T97" style:family="text">
      <style:text-properties officeooo:rsid="013da4ab"/>
    </style:style>
    <style:style style:name="T98" style:family="text">
      <style:text-properties officeooo:rsid="013e572c"/>
    </style:style>
    <style:style style:name="T99" style:family="text">
      <style:text-properties officeooo:rsid="013f472b"/>
    </style:style>
    <style:style style:name="T100" style:family="text">
      <style:text-properties officeooo:rsid="0149a5f5"/>
    </style:style>
    <style:style style:name="T101" style:family="text">
      <style:text-properties officeooo:rsid="014c0f2f"/>
    </style:style>
    <style:style style:name="T102" style:family="text">
      <style:text-properties officeooo:rsid="0151b6b4"/>
    </style:style>
    <style:style style:name="T103" style:family="text">
      <style:text-properties officeooo:rsid="01532aa7"/>
    </style:style>
    <style:style style:name="T104" style:family="text">
      <style:text-properties officeooo:rsid="0154c91e"/>
    </style:style>
    <style:style style:name="T105" style:family="text">
      <style:text-properties officeooo:rsid="01566a1d"/>
    </style:style>
    <style:style style:name="T106" style:family="text">
      <style:text-properties officeooo:rsid="016fb0d9"/>
    </style:style>
    <style:style style:name="T107" style:family="text">
      <style:text-properties officeooo:rsid="01743418"/>
    </style:style>
    <style:style style:name="T108" style:family="text">
      <style:text-properties officeooo:rsid="01785678"/>
    </style:style>
    <style:style style:name="T109" style:family="text">
      <style:text-properties officeooo:rsid="0180ed89"/>
    </style:style>
    <style:style style:name="T110" style:family="text">
      <style:text-properties officeooo:rsid="0182e61b"/>
    </style:style>
    <style:style style:name="T111" style:family="text">
      <style:text-properties officeooo:rsid="0183761a"/>
    </style:style>
    <style:style style:name="T112" style:family="text">
      <style:text-properties officeooo:rsid="01970d7b"/>
    </style:style>
    <style:style style:name="T113" style:family="text">
      <style:text-properties officeooo:rsid="0198a941"/>
    </style:style>
    <style:style style:name="T114" style:family="text">
      <style:text-properties officeooo:rsid="0199dcb3"/>
    </style:style>
    <style:style style:name="T115" style:family="text">
      <style:text-properties officeooo:rsid="01a494c9"/>
    </style:style>
    <style:style style:name="T116" style:family="text">
      <style:text-properties officeooo:rsid="01c7a57f"/>
    </style:style>
    <style:style style:name="T117" style:family="text">
      <style:text-properties officeooo:rsid="01cb035a"/>
    </style:style>
    <style:style style:name="T118" style:family="text">
      <style:text-properties officeooo:rsid="01cdd7ef"/>
    </style:style>
    <style:style style:name="T119" style:family="text">
      <style:text-properties officeooo:rsid="01d262da"/>
    </style:style>
    <style:style style:name="T120" style:family="text">
      <style:text-properties officeooo:rsid="01d6a2e9"/>
    </style:style>
    <style:style style:name="T121" style:family="text">
      <style:text-properties officeooo:rsid="01daaf0a"/>
    </style:style>
    <style:style style:name="T122" style:family="text">
      <style:text-properties officeooo:rsid="01e12822"/>
    </style:style>
    <style:style style:name="T123" style:family="text">
      <style:text-properties officeooo:rsid="01fea200"/>
    </style:style>
    <style:style style:name="T124" style:family="text">
      <style:text-properties officeooo:rsid="0200c9f9"/>
    </style:style>
    <style:style style:name="T125" style:family="text">
      <style:text-properties officeooo:rsid="020230e8"/>
    </style:style>
    <style:style style:name="T126" style:family="text">
      <style:text-properties fo:font-weight="bold" style:font-weight-asian="bold" style:font-weight-complex="bold"/>
    </style:style>
    <style:style style:name="T127" style:family="text">
      <style:text-properties fo:font-weight="bold" officeooo:rsid="027ad025" style:font-weight-asian="bold" style:font-weight-complex="bold"/>
    </style:style>
    <style:style style:name="T128" style:family="text">
      <style:text-properties officeooo:rsid="020edc85"/>
    </style:style>
    <style:style style:name="T129" style:family="text">
      <style:text-properties officeooo:rsid="02120346"/>
    </style:style>
    <style:style style:name="T130" style:family="text">
      <style:text-properties officeooo:rsid="0217f489"/>
    </style:style>
    <style:style style:name="T131" style:family="text">
      <style:text-properties officeooo:rsid="0219c76b"/>
    </style:style>
    <style:style style:name="T132" style:family="text">
      <style:text-properties officeooo:rsid="021b8732"/>
    </style:style>
    <style:style style:name="T133" style:family="text">
      <style:text-properties officeooo:rsid="021beb96"/>
    </style:style>
    <style:style style:name="T134" style:family="text">
      <style:text-properties officeooo:rsid="02200317"/>
    </style:style>
    <style:style style:name="T135" style:family="text">
      <style:text-properties officeooo:rsid="027ad025"/>
    </style:style>
    <style:style style:name="T136" style:family="text">
      <style:text-properties officeooo:rsid="027f11ab"/>
    </style:style>
    <style:style style:name="T137" style:family="text">
      <style:text-properties officeooo:rsid="0280ffec"/>
    </style:style>
    <style:style style:name="T138" style:family="text">
      <style:text-properties officeooo:rsid="02837717"/>
    </style:style>
    <style:style style:name="T139" style:family="text">
      <style:text-properties officeooo:rsid="028503e6"/>
    </style:style>
    <style:style style:name="T140" style:family="text">
      <style:text-properties officeooo:rsid="02859167"/>
    </style:style>
    <style:style style:name="T141" style:family="text">
      <style:text-properties officeooo:rsid="028926f2"/>
    </style:style>
    <style:style style:name="T142" style:family="text">
      <style:text-properties officeooo:rsid="0289f8a0"/>
    </style:style>
    <style:style style:name="T143" style:family="text">
      <style:text-properties officeooo:rsid="028cc6e6"/>
    </style:style>
    <style:style style:name="T144" style:family="text">
      <style:text-properties officeooo:rsid="028e3abf"/>
    </style:style>
    <style:style style:name="T145" style:family="text">
      <style:text-properties officeooo:rsid="02963838"/>
    </style:style>
    <style:style style:name="T146" style:family="text">
      <style:text-properties officeooo:rsid="02971aaf"/>
    </style:style>
    <style:style style:name="T147" style:family="text">
      <style:text-properties officeooo:rsid="02a6a26b"/>
    </style:style>
    <style:style style:name="T148" style:family="text">
      <style:text-properties officeooo:rsid="02ac032c"/>
    </style:style>
    <style:style style:name="T149" style:family="text">
      <style:text-properties officeooo:rsid="02adb4d6"/>
    </style:style>
    <style:style style:name="T150" style:family="text">
      <style:text-properties officeooo:rsid="02aeee95"/>
    </style:style>
    <style:style style:name="T151" style:family="text">
      <style:text-properties officeooo:rsid="02b23081"/>
    </style:style>
    <style:style style:name="T152" style:family="text">
      <style:text-properties officeooo:rsid="02b9ce94"/>
    </style:style>
    <style:style style:name="T153" style:family="text">
      <style:text-properties fo:font-style="italic" officeooo:rsid="02b9ce94" style:font-style-asian="italic" style:font-style-complex="italic"/>
    </style:style>
    <style:style style:name="T154" style:family="text">
      <style:text-properties officeooo:rsid="02b9d62d"/>
    </style:style>
    <style:style style:name="T155" style:family="text">
      <style:text-properties officeooo:rsid="02c00ae0"/>
    </style:style>
    <style:style style:name="T156" style:family="text">
      <style:text-properties officeooo:rsid="02c2356b"/>
    </style:style>
    <style:style style:name="T157" style:family="text">
      <style:text-properties officeooo:rsid="02c8639b"/>
    </style:style>
    <style:style style:name="T158" style:family="text">
      <style:text-properties officeooo:rsid="02cb5e1b"/>
    </style:style>
    <style:style style:name="T159" style:family="text">
      <style:text-properties officeooo:rsid="02e2b2c0"/>
    </style:style>
    <style:style style:name="T160" style:family="text">
      <style:text-properties officeooo:rsid="02e3ff45"/>
    </style:style>
    <style:style style:name="T161" style:family="text">
      <style:text-properties officeooo:rsid="02e8e12b"/>
    </style:style>
    <style:style style:name="T162" style:family="text">
      <style:text-properties officeooo:rsid="02ea79e5"/>
    </style:style>
    <style:style style:name="T163" style:family="text">
      <style:text-properties officeooo:rsid="02eef844"/>
    </style:style>
    <style:style style:name="T164" style:family="text">
      <style:text-properties officeooo:rsid="02ef827d"/>
    </style:style>
    <style:style style:name="T165" style:family="text">
      <style:text-properties officeooo:rsid="02f162ed"/>
    </style:style>
    <style:style style:name="T166" style:family="text">
      <style:text-properties officeooo:rsid="02f30e01"/>
    </style:style>
    <style:style style:name="T167" style:family="text">
      <style:text-properties officeooo:rsid="02f536a6"/>
    </style:style>
    <style:style style:name="T168" style:family="text">
      <style:text-properties officeooo:rsid="02f71331"/>
    </style:style>
    <style:style style:name="T169" style:family="text">
      <style:text-properties officeooo:rsid="02fe6808"/>
    </style:style>
    <style:style style:name="T170" style:family="text">
      <style:text-properties officeooo:rsid="02fe74cf"/>
    </style:style>
    <style:style style:name="T171" style:family="text">
      <style:text-properties officeooo:rsid="0309ebf3"/>
    </style:style>
    <style:style style:name="T172" style:family="text">
      <style:text-properties officeooo:rsid="030ccf2f"/>
    </style:style>
    <style:style style:name="T173" style:family="text">
      <style:text-properties officeooo:rsid="0310bfab"/>
    </style:style>
    <style:style style:name="T174" style:family="text">
      <style:text-properties officeooo:rsid="0310cd92"/>
    </style:style>
    <style:style style:name="T175" style:family="text">
      <style:text-properties officeooo:rsid="0312c2d5"/>
    </style:style>
    <style:style style:name="T176" style:family="text">
      <style:text-properties officeooo:rsid="0320a5f1"/>
    </style:style>
    <style:style style:name="T177" style:family="text">
      <style:text-properties officeooo:rsid="0321f342"/>
    </style:style>
    <style:style style:name="T178" style:family="text">
      <style:text-properties officeooo:rsid="0322b190"/>
    </style:style>
    <style:style style:name="T179" style:family="text">
      <style:text-properties officeooo:rsid="03286cca"/>
    </style:style>
    <style:style style:name="T180" style:family="text">
      <style:text-properties officeooo:rsid="032ea897"/>
    </style:style>
    <style:style style:name="T181" style:family="text">
      <style:text-properties officeooo:rsid="03335aa6"/>
    </style:style>
    <style:style style:name="T182" style:family="text">
      <style:text-properties officeooo:rsid="0335d25d"/>
    </style:style>
    <style:style style:name="T183" style:family="text">
      <style:text-properties officeooo:rsid="03387c59"/>
    </style:style>
    <style:style style:name="T184" style:family="text">
      <style:text-properties officeooo:rsid="0338c4d8"/>
    </style:style>
    <style:style style:name="T185" style:family="text">
      <style:text-properties officeooo:rsid="033ae11a"/>
    </style:style>
    <style:style style:name="T186" style:family="text">
      <style:text-properties officeooo:rsid="033d7361"/>
    </style:style>
    <style:style style:name="T187" style:family="text">
      <style:text-properties officeooo:rsid="033e801f"/>
    </style:style>
    <style:style style:name="T188" style:family="text">
      <style:text-properties officeooo:rsid="033f13a8"/>
    </style:style>
    <style:style style:name="T189" style:family="text">
      <style:text-properties officeooo:rsid="033fff91"/>
    </style:style>
    <style:style style:name="T190" style:family="text">
      <style:text-properties officeooo:rsid="03422b42"/>
    </style:style>
    <style:style style:name="T191" style:family="text">
      <style:text-properties officeooo:rsid="0346b3d5"/>
    </style:style>
    <style:style style:name="T192" style:family="text">
      <style:text-properties officeooo:rsid="034b2736"/>
    </style:style>
    <style:style style:name="T193" style:family="text">
      <style:text-properties officeooo:rsid="034b7a05"/>
    </style:style>
    <style:style style:name="T194" style:family="text">
      <style:text-properties officeooo:rsid="034d741a"/>
    </style:style>
    <style:style style:name="T195" style:family="text">
      <style:text-properties officeooo:rsid="034f0146"/>
    </style:style>
    <style:style style:name="T196" style:family="text">
      <style:text-properties officeooo:rsid="0351afbf"/>
    </style:style>
    <style:style style:name="T197" style:family="text">
      <style:text-properties officeooo:rsid="035b70db"/>
    </style:style>
    <style:style style:name="T198" style:family="text">
      <style:text-properties officeooo:rsid="035cd549"/>
    </style:style>
    <style:style style:name="T199" style:family="text">
      <style:text-properties officeooo:rsid="03612325"/>
    </style:style>
    <style:style style:name="T200" style:family="text">
      <style:text-properties officeooo:rsid="036512ea"/>
    </style:style>
    <style:style style:name="T201" style:family="text">
      <style:text-properties officeooo:rsid="036675d0"/>
    </style:style>
    <style:style style:name="T202" style:family="text">
      <style:text-properties officeooo:rsid="03682b24"/>
    </style:style>
    <style:style style:name="T203" style:family="text">
      <style:text-properties officeooo:rsid="0369ee34"/>
    </style:style>
    <style:style style:name="T204" style:family="text">
      <style:text-properties officeooo:rsid="036b6589"/>
    </style:style>
    <style:style style:name="T205" style:family="text">
      <style:text-properties officeooo:rsid="036e412f"/>
    </style:style>
    <style:style style:name="T206" style:family="text">
      <style:text-properties officeooo:rsid="03796d94"/>
    </style:style>
    <style:style style:name="T207" style:family="text">
      <style:text-properties officeooo:rsid="037b1703"/>
    </style:style>
    <style:style style:name="T208" style:family="text">
      <style:text-properties officeooo:rsid="03887f8b"/>
    </style:style>
    <style:style style:name="T209" style:family="text">
      <style:text-properties officeooo:rsid="039c90e7"/>
    </style:style>
    <style:style style:name="T210" style:family="text">
      <style:text-properties officeooo:rsid="039dcd43"/>
    </style:style>
    <style:style style:name="T211" style:family="text">
      <style:text-properties officeooo:rsid="039f5387"/>
    </style:style>
    <style:style style:name="T212" style:family="text">
      <style:text-properties officeooo:rsid="03a1f472"/>
    </style:style>
    <style:style style:name="T213" style:family="text">
      <style:text-properties officeooo:rsid="03a8e7ec"/>
    </style:style>
    <style:style style:name="T214" style:family="text">
      <style:text-properties officeooo:rsid="03ad8ee0"/>
    </style:style>
    <style:style style:name="T215" style:family="text">
      <style:text-properties officeooo:rsid="03adec25"/>
    </style:style>
    <style:style style:name="T216" style:family="text">
      <style:text-properties officeooo:rsid="03b31008"/>
    </style:style>
    <style:style style:name="T217" style:family="text">
      <style:text-properties officeooo:rsid="03b5c917"/>
    </style:style>
    <style:style style:name="T218" style:family="text">
      <style:text-properties officeooo:rsid="03b7b60a"/>
    </style:style>
    <style:style style:name="T219" style:family="text">
      <style:text-properties officeooo:rsid="03b844ad"/>
    </style:style>
    <style:style style:name="T220" style:family="text">
      <style:text-properties officeooo:rsid="03b92d45"/>
    </style:style>
    <style:style style:name="T221" style:family="text">
      <style:text-properties officeooo:rsid="03be0072"/>
    </style:style>
    <style:style style:name="T222" style:family="text">
      <style:text-properties officeooo:rsid="03bf80ef"/>
    </style:style>
    <style:style style:name="T223" style:family="text">
      <style:text-properties officeooo:rsid="03c03714"/>
    </style:style>
    <style:style style:name="T224" style:family="text">
      <style:text-properties officeooo:rsid="03c1fdf0"/>
    </style:style>
    <style:style style:name="T225" style:family="text">
      <style:text-properties officeooo:rsid="03c20c63"/>
    </style:style>
    <style:style style:name="T226" style:family="text">
      <style:text-properties officeooo:rsid="03c3f2a3"/>
    </style:style>
    <style:style style:name="T227" style:family="text">
      <style:text-properties officeooo:rsid="03cca909"/>
    </style:style>
    <style:style style:name="T228" style:family="text">
      <style:text-properties officeooo:rsid="03ce7fd7"/>
    </style:style>
    <style:style style:name="T229" style:family="text">
      <style:text-properties officeooo:rsid="03d64eaf"/>
    </style:style>
    <style:style style:name="T230" style:family="text">
      <style:text-properties officeooo:rsid="03e13a8a"/>
    </style:style>
    <style:style style:name="T231" style:family="text">
      <style:text-properties officeooo:rsid="03ea8d58"/>
    </style:style>
    <style:style style:name="T232" style:family="text">
      <style:text-properties officeooo:rsid="03ed8306"/>
    </style:style>
    <style:style style:name="T233" style:family="text">
      <style:text-properties officeooo:rsid="03eee58b"/>
    </style:style>
    <style:style style:name="T234" style:family="text">
      <style:text-properties officeooo:rsid="03f83c6e"/>
    </style:style>
    <style:style style:name="T235" style:family="text">
      <style:text-properties officeooo:rsid="03f84394"/>
    </style:style>
    <style:style style:name="T236" style:family="text">
      <style:text-properties officeooo:rsid="03f916f7"/>
    </style:style>
    <style:style style:name="T237" style:family="text">
      <style:text-properties officeooo:rsid="03fc0447"/>
    </style:style>
    <style:style style:name="T238" style:family="text">
      <style:text-properties officeooo:rsid="03fdf15f"/>
    </style:style>
    <style:style style:name="T239" style:family="text">
      <style:text-properties fo:font-variant="normal" fo:text-transform="none" fo:color="#2a3b4f" loext:opacity="100%" style:font-name="Lato" fo:font-size="12pt" fo:letter-spacing="normal" fo:font-style="normal"/>
    </style:style>
    <style:style style:name="T240" style:family="text">
      <style:text-properties fo:font-variant="normal" fo:text-transform="none" fo:color="#2a3b4f" loext:opacity="100%" style:font-name="Lato" fo:font-size="12pt" fo:letter-spacing="normal" fo:font-style="normal" fo:font-weight="normal"/>
    </style:style>
    <style:style style:name="T241" style:family="text">
      <style:text-properties fo:font-variant="normal" fo:text-transform="none" fo:color="#2a3b4f" loext:opacity="100%" style:font-name="Lato" fo:font-size="12pt" fo:letter-spacing="normal" fo:font-style="normal" style:text-underline-style="none" fo:font-weight="normal" officeooo:rsid="04351d1b"/>
    </style:style>
    <style:style style:name="T242" style:family="text">
      <style:text-properties officeooo:rsid="0414f427"/>
    </style:style>
    <style:style style:name="T243" style:family="text">
      <style:text-properties officeooo:rsid="04150e00"/>
    </style:style>
    <style:style style:name="T244" style:family="text">
      <style:text-properties officeooo:rsid="0416c36b"/>
    </style:style>
    <style:style style:name="T245" style:family="text">
      <style:text-properties officeooo:rsid="041894cd"/>
    </style:style>
    <style:style style:name="T246" style:family="text">
      <style:text-properties officeooo:rsid="04193550"/>
    </style:style>
    <style:style style:name="T247" style:family="text">
      <style:text-properties officeooo:rsid="0419a941"/>
    </style:style>
    <style:style style:name="T248" style:family="text">
      <style:text-properties officeooo:rsid="041b224d"/>
    </style:style>
    <style:style style:name="T249" style:family="text">
      <style:text-properties officeooo:rsid="041e44dc"/>
    </style:style>
    <style:style style:name="T250" style:family="text">
      <style:text-properties officeooo:rsid="041f0f2c"/>
    </style:style>
    <style:style style:name="T251" style:family="text">
      <style:text-properties officeooo:rsid="0423230c"/>
    </style:style>
    <style:style style:name="T252" style:family="text">
      <style:text-properties officeooo:rsid="042ce365"/>
    </style:style>
    <style:style style:name="T253" style:family="text">
      <style:text-properties officeooo:rsid="0441aa50"/>
    </style:style>
    <style:style style:name="T254" style:family="text">
      <style:text-properties officeooo:rsid="044337a0"/>
    </style:style>
    <style:style style:name="T255" style:family="text">
      <style:text-properties officeooo:rsid="04492533"/>
    </style:style>
    <style:style style:name="T256" style:family="text">
      <style:text-properties officeooo:rsid="044a64db"/>
    </style:style>
    <style:style style:name="T257" style:family="text">
      <style:text-properties officeooo:rsid="044d1e3a"/>
    </style:style>
    <style:style style:name="T258" style:family="text">
      <style:text-properties officeooo:rsid="04692b55"/>
    </style:style>
    <style:style style:name="T259" style:family="text">
      <style:text-properties officeooo:rsid="047f9e8d"/>
    </style:style>
    <style:style style:name="T260" style:family="text">
      <style:text-properties officeooo:rsid="048456f9"/>
    </style:style>
    <style:style style:name="T261" style:family="text">
      <style:text-properties officeooo:rsid="04852b36"/>
    </style:style>
    <style:style style:name="T262" style:family="text">
      <style:text-properties officeooo:rsid="04862c12"/>
    </style:style>
    <style:style style:name="T263" style:family="text">
      <style:text-properties officeooo:rsid="048e0040"/>
    </style:style>
    <style:style style:name="T264" style:family="text">
      <style:text-properties officeooo:rsid="048fd136"/>
    </style:style>
    <style:style style:name="T265" style:family="text">
      <style:text-properties officeooo:rsid="04934b55"/>
    </style:style>
    <style:style style:name="T266" style:family="text">
      <style:text-properties officeooo:rsid="04953f0e"/>
    </style:style>
    <style:style style:name="T267" style:family="text">
      <style:text-properties officeooo:rsid="049849c0"/>
    </style:style>
    <style:style style:name="T268" style:family="text">
      <style:text-properties officeooo:rsid="049d7e31"/>
    </style:style>
    <style:style style:name="T269" style:family="text">
      <style:text-properties officeooo:rsid="049f6439"/>
    </style:style>
    <style:style style:name="T270" style:family="text">
      <style:text-properties officeooo:rsid="04a73aee"/>
    </style:style>
    <style:style style:name="T271" style:family="text">
      <style:text-properties officeooo:rsid="04a7bea4"/>
    </style:style>
    <style:style style:name="T272" style:family="text">
      <style:text-properties officeooo:rsid="04a7cb14"/>
    </style:style>
    <style:style style:name="T273" style:family="text">
      <style:text-properties officeooo:rsid="04b8d313"/>
    </style:style>
    <style:style style:name="T274" style:family="text">
      <style:text-properties officeooo:rsid="04bdb1ce"/>
    </style:style>
    <style:style style:name="T275" style:family="text">
      <style:text-properties officeooo:rsid="04c561aa"/>
    </style:style>
    <style:style style:name="T276" style:family="text">
      <style:text-properties officeooo:rsid="04cdaa56"/>
    </style:style>
    <style:style style:name="T277" style:family="text">
      <style:text-properties officeooo:rsid="04ce4cd0"/>
    </style:style>
    <style:style style:name="T278" style:family="text">
      <style:text-properties officeooo:rsid="04d0e9dc"/>
    </style:style>
    <style:style style:name="T279" style:family="text">
      <style:text-properties officeooo:rsid="04d10447"/>
    </style:style>
    <style:style style:name="T280" style:family="text">
      <style:text-properties officeooo:rsid="04d13f1d"/>
    </style:style>
    <style:style style:name="T281" style:family="text">
      <style:text-properties officeooo:rsid="04d6722c"/>
    </style:style>
    <style:style style:name="T282" style:family="text">
      <style:text-properties officeooo:rsid="04d82f97"/>
    </style:style>
    <style:style style:name="T283" style:family="text">
      <style:text-properties officeooo:rsid="04e48ede"/>
    </style:style>
    <style:style style:name="T284" style:family="text">
      <style:text-properties officeooo:rsid="04e82346"/>
    </style:style>
    <style:style style:name="T285" style:family="text">
      <style:text-properties officeooo:rsid="04e881c3"/>
    </style:style>
    <style:style style:name="T286" style:family="text">
      <style:text-properties officeooo:rsid="04eba02e"/>
    </style:style>
    <style:style style:name="T287" style:family="text">
      <style:text-properties officeooo:rsid="04f19239"/>
    </style:style>
    <style:style style:name="T288" style:family="text">
      <style:text-properties officeooo:rsid="04f4ecec"/>
    </style:style>
    <style:style style:name="T289" style:family="text">
      <style:text-properties officeooo:rsid="04f79ff6"/>
    </style:style>
    <style:style style:name="T290" style:family="text">
      <style:text-properties officeooo:rsid="0502001f"/>
    </style:style>
    <style:style style:name="T291" style:family="text">
      <style:text-properties officeooo:rsid="050f6d03"/>
    </style:style>
    <style:style style:name="T292" style:family="text">
      <style:text-properties officeooo:rsid="0510530c"/>
    </style:style>
    <style:style style:name="T293" style:family="text">
      <style:text-properties officeooo:rsid="0513d009"/>
    </style:style>
    <style:style style:name="T294" style:family="text">
      <style:text-properties officeooo:rsid="05143e2c"/>
    </style:style>
    <style:style style:name="T295" style:family="text">
      <style:text-properties officeooo:rsid="05160f34"/>
    </style:style>
    <style:style style:name="T296" style:family="text">
      <style:text-properties officeooo:rsid="05168464"/>
    </style:style>
    <style:style style:name="T297" style:family="text">
      <style:text-properties officeooo:rsid="05178019"/>
    </style:style>
    <style:style style:name="T298" style:family="text">
      <style:text-properties officeooo:rsid="0518b73b"/>
    </style:style>
    <style:style style:name="T299" style:family="text">
      <style:text-properties officeooo:rsid="051a0276"/>
    </style:style>
    <style:style style:name="T300" style:family="text">
      <style:text-properties officeooo:rsid="051b01c0"/>
    </style:style>
    <style:style style:name="T301" style:family="text">
      <style:text-properties officeooo:rsid="051c1400"/>
    </style:style>
    <style:style style:name="T302" style:family="text">
      <style:text-properties officeooo:rsid="051c7014"/>
    </style:style>
    <style:style style:name="T303" style:family="text">
      <style:text-properties officeooo:rsid="051cc629"/>
    </style:style>
    <style:style style:name="T304" style:family="text">
      <style:text-properties officeooo:rsid="05218302"/>
    </style:style>
    <style:style style:name="T305" style:family="text">
      <style:text-properties officeooo:rsid="0522fc2d"/>
    </style:style>
    <style:style style:name="T306" style:family="text">
      <style:text-properties officeooo:rsid="05243062"/>
    </style:style>
    <style:style style:name="T307" style:family="text">
      <style:text-properties officeooo:rsid="0524d917"/>
    </style:style>
    <style:style style:name="T308" style:family="text">
      <style:text-properties officeooo:rsid="05266191"/>
    </style:style>
    <style:style style:name="T309" style:family="text">
      <style:text-properties style:text-underline-style="solid" style:text-underline-width="auto" style:text-underline-color="font-color"/>
    </style:style>
    <style:style style:name="T310" style:family="text">
      <style:text-properties officeooo:rsid="053a7364"/>
    </style:style>
    <style:style style:name="T311" style:family="text">
      <style:text-properties style:text-underline-style="solid" style:text-underline-type="double" style:text-underline-width="auto" style:text-underline-color="font-color"/>
    </style:style>
    <style:style style:name="T312" style:family="text">
      <style:text-properties officeooo:rsid="05425f66"/>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style:num-suffix="." text:bullet-char="•">
        <style:list-level-properties text:list-level-position-and-space-mode="label-alignment">
          <style:list-level-label-alignment text:label-followed-by="listtab" text:list-tab-stop-position="1.39cm" fo:text-indent="-0.635cm" fo:margin-left="1.39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025cm" fo:text-indent="-0.635cm" fo:margin-left="2.02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66cm" fo:text-indent="-0.635cm" fo:margin-left="2.66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295cm" fo:text-indent="-0.635cm" fo:margin-left="3.29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93cm" fo:text-indent="-0.635cm" fo:margin-left="3.93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565cm" fo:text-indent="-0.635cm" fo:margin-left="4.56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2cm" fo:text-indent="-0.635cm" fo:margin-left="5.2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835cm" fo:text-indent="-0.635cm" fo:margin-left="5.83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7cm" fo:text-indent="-0.635cm" fo:margin-left="6.47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105cm" fo:text-indent="-0.635cm" fo:margin-left="7.105cm"/>
        </style:list-level-properties>
      </text:list-level-style-bullet>
    </text:list-style>
    <text:list-style style:name="L3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loext:num-list-format="%1%."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AWS foundational theory</text:p>
      <text:p text:style-name="P4"/>
      <text:p text:style-name="P92">AWS provide compute services. Compute services being different services and resources to be able to interact in the cloud. So various server programs. Such as:</text:p>
      <text:p text:style-name="P92"/>
      <text:list text:style-name="L1">
        <text:list-item>
          <text:p text:style-name="P280">Amazon EC2(Elastic Compute Cloud). These are virtual machines which can be accessed across the internet running on virtual servers, being the cloud. <text:span text:style-name="T1">Similiar to virtual box, we can create running virtual machines using the EC2 service. And configure our virtual machine, such as the specifications for the hardware, the operating system on it etc.</text:span></text:p>
        </text:list-item>
        <text:list-item>
          <text:p text:style-name="P281">AWS lambda is what is known as a serverless computing service. Meaning we don’t have to deal with managing servers and provisioning for our code, We can deploy onto a lambda service which automatically performs actions in response to events.</text:p>
        </text:list-item>
        <text:list-item>
          <text:p text:style-name="P282">Amazon ECS(Elastic Container service) <text:span text:style-name="T2">is a useful service when we want to perform want is known as container orchestration, managing and coordinating containers across a network of hosts in a distributed environment. <text:s/>And this service helps us , for instance if we wanted to use docker swarm and perform container orchestration, ECS helps with this </text:span><text:span text:style-name="T3">allowing us to run docker containers at scale.</text:span></text:p>
        </text:list-item>
        <text:list-item>
          <text:p text:style-name="P283">AWS Batch is a service used for running batch computing workloads. Depending on the batch job it helps automatically scale resources based on the demands of the batch job currently being executed. Batch is useful for job scheduling needs.</text:p>
        </text:list-item>
        <text:list-item>
          <text:p text:style-name="P284">AWS Auto scaling service allows us to easily scale things, for example our EC2 virtual machines <text:span text:style-name="T4">or scale our ECS orchestration maybe we want to add another subnet for example of cluster nodes. </text:span><text:span text:style-name="T5">This service is great for scaling up and down resources in response to change.</text:span></text:p>
        </text:list-item>
        <text:list-item>
          <text:p text:style-name="P285">AWS Fargate is a serverless service for containers and allows to launch and manage container applications without having to deal with any of the underlying infrastructure.</text:p>
        </text:list-item>
      </text:list>
      <text:p text:style-name="P93"/>
      <text:p text:style-name="P94">These are some of the basic compute services provided by AWS as a cloud provider. It’s analogous to a landlord, they have servers and we get to rent some virtual land , such as creating our own virtual private network, <text:span text:style-name="T6">and have complete access to it over the internet </text:span><text:span text:style-name="T7">and use the virtual servers. </text:span><text:span text:style-name="T8">We can </text:span></text:p>
      <text:p text:style-name="P94"/>
      <text:p text:style-name="P95">Reference: <text:a xlink:type="simple" xlink:href="https://chat.openai.com/?model=text-davinci-002-render-sha" text:style-name="Internet_20_link" text:visited-style-name="Visited_20_Internet_20_Link">https://chat.openai.com/?model=text-davinci-002-render-sha</text:a></text:p>
      <text:p text:style-name="P95"><text:tab/>“what is compute in aws”</text:p>
      <text:p text:style-name="P95"/>
      <text:p text:style-name="P5">What is an AMI</text:p>
      <text:p text:style-name="P5"/>
      <text:p text:style-name="P96">An AMI is essentially a virtual machine image. Which we can create EC2 virtual machine instances based off the images, such as ubuntu machine image or a windows <text:span text:style-name="T9">machine image, </text:span><text:span text:style-name="T10">which are configured from the operating system and hardware up.</text:span></text:p>
      <text:p text:style-name="P97"/>
      <text:p text:style-name="P98">We can then configure our instances architecture type, how many cpu cores, how much memory and how much storage , networking,<text:span text:style-name="T11">security groups</text:span> etc. <text:span text:style-name="T12">Amazon organizes images into instance types, which have differing hardware </text:span><text:span text:style-name="T13">options.</text:span></text:p>
      <text:p text:style-name="P98"/>
      <text:p text:style-name="P6">ECS service</text:p>
      <text:p text:style-name="P6"/>
      <text:p text:style-name="P99">We mentioned prior how this service helps to run container orchestration such as docker containers across a cluster of EC2 instances, <text:span text:style-name="T14">This service provides an abstraction level for ease of use and in doing so passes the respnosibility to AWS fargate service, which mentioned before is serverless and allow to run containers without having to worry about the architecture or response.</text:span></text:p>
      <text:p text:style-name="P98"/>
      <text:p text:style-name="P7">AWS fargate</text:p>
      <text:p text:style-name="P7"/>
      <text:p text:style-name="P100">AWS fargate is an egine which Allows ECS to run containers without to manage and provision instances and clusters for the containers which need to be deployed.</text:p>
      <text:p text:style-name="P100"/>
      <text:p text:style-name="P98"/>
      <text:p text:style-name="P8">Docker</text:p>
      <text:p text:style-name="P8"/>
      <text:p text:style-name="P101">Docker gives us the ability to install and distribute applications using Containers and automation to install and deploy. <text:span text:style-name="T15">A container holds everything an application needs to run from within its container package. </text:span><text:span text:style-name="T16">It’s analogous to a shipping container. Everything the application requires to live is inside the container, it can’t live without it. </text:span><text:span text:style-name="T17">It doesn’t include an operating system in the container, thus reducing overhead. </text:span><text:span text:style-name="T18">This container is useful for application portability and deploying applications on machines.</text:span></text:p>
      <text:p text:style-name="P95"/>
      <text:p text:style-name="P9">Elastic Container Registry (ECR)</text:p>
      <text:p text:style-name="P9"/>
      <text:p text:style-name="P102">ECR service stores and manages docker images in a secure manner. This is a fully managed service and thus we leave aws to deal with the provision of infrastructure. </text:p>
      <text:p text:style-name="P102"/>
      <text:p text:style-name="P103">A use case for this service are developers managing their library of docker images, they can use this service to store them securely in the aws cloud.</text:p>
      <text:p text:style-name="P103"/>
      <text:p text:style-name="P10">EKS Elastic container service for kubernetes</text:p>
      <text:p text:style-name="P10"/>
      <text:p text:style-name="P104">It’s an open source container orchestration tool used to automate,deploy,scale and manage containerized applications. <text:span text:style-name="T19">It’s a container management tool. </text:span><text:span text:style-name="T20">Like Docker. </text:span><text:span text:style-name="T21">It can scale to millions of containers and its container-runtime agnostic, </text:span><text:span text:style-name="T22">meaning we can run docker containers with it.</text:span></text:p>
      <text:p text:style-name="P104"/>
      <text:p text:style-name="P105">AWS provide this service which makes it easier to use kubernetes across our AWS infrastructure and AWS takes care of the running the kubernetes management infrastructure using the control plane.</text:p>
      <text:p text:style-name="P105"/>
      <text:p text:style-name="P105"/>
      <text:p text:style-name="P11">AWS Elastic BEANSTALK</text:p>
      <text:p text:style-name="P11"/>
      <text:p text:style-name="P106">A service <text:span text:style-name="T23">taking uploaded code</text:span> which automatically provisions and deploys the required resources <text:span text:style-name="T23">and infrastructure needed for to run the uploaded application code. </text:span><text:span text:style-name="T24">It provisions and deploys the required AWS resources to make the web application operational such as EC2, Auto scaling, application monitoring, elastic load balancing etc.</text:span></text:p>
      <text:p text:style-name="P106"/>
      <text:p text:style-name="P107">A use case for this, are developers who are new to the cloud, and just want a simplified way of being able to their application code in the cloud.</text:p>
      <text:p text:style-name="P107"/>
      <text:p text:style-name="P12">AWS Lambda</text:p>
      <text:p text:style-name="P12"/>
      <text:p text:style-name="P108">A serverless compute service with the use case of <text:span text:style-name="T25">running</text:span> application<text:span text:style-name="T25">s</text:span> without having to manage EC2 instances <text:span text:style-name="T25">which the application is running on. </text:span><text:span text:style-name="T26">Serverless, we don’t have to worry about the typical server management, that’s left up to AWS. </text:span><text:span text:style-name="T27">We don’t have to worry about provisioning etc.</text:span></text:p>
      <text:p text:style-name="P108"/>
      <text:p text:style-name="P13">AWS Batch</text:p>
      <text:p text:style-name="P13"/>
      <text:p text:style-name="P109">Batch Tasks are Tasks with a large lists of smaller tasks being operating on by the computer as one single file to operate on. <text:span text:style-name="T28">Performing a number of tasks in a short period of time.</text:span></text:p>
      <text:p text:style-name="P109"/>
      <text:p text:style-name="P14">Amazon light <text:span text:style-name="T49">sail</text:span></text:p>
      <text:p text:style-name="P14"/>
      <text:p text:style-name="P110">Provides a virtual private server for us to use.</text:p>
      <text:p text:style-name="P13"/>
      <text:p text:style-name="P107"/>
      <text:p text:style-name="P252">Reference: <text:a xlink:type="simple" xlink:href="https://app.qa.com/learning-paths/discover-and-practice-devops-infrastructure-a-online-dol4-a51-fl-1698-9600/?preview" text:style-name="Internet_20_link" text:visited-style-name="Visited_20_Internet_20_Link"><text:span text:style-name="T29">https://app.qa.com/learning-paths/discover-and-practice-devops-infrastructure-a-online-dol4-a51-fl-1698-9600/?preview</text:span></text:a></text:p>
      <text:p text:style-name="P111">QA</text:p>
      <text:p text:style-name="P111"/>
      <text:p text:style-name="P15">What is an Elastic load balancer</text:p>
      <text:p text:style-name="P15"/>
      <text:p text:style-name="P253"><text:span text:style-name="T29">it manages and controls the inbound traffic and routes them to </text:span><text:span text:style-name="T30">a group of targets by dividing the requests evenly between the targeted resource group. </text:span><text:span text:style-name="T31">Thus dividing workload across multiple servers in case one fails or there is too much traffic etc.</text:span></text:p>
      <text:p text:style-name="P112"/>
      <text:p text:style-name="P112"/>
      <text:p text:style-name="P16">AWS global infrastructure</text:p>
      <text:p text:style-name="P16"/>
      <text:p text:style-name="P113">Which consists of: Availability Zones, Regions, Edge Locations and Regional Edge Caches.</text:p>
      <text:p text:style-name="P113"/>
      <text:p text:style-name="P114">It’s important to understand this theory if we are deploying any type of service with <text:s/>AWS.</text:p>
      <text:p text:style-name="P114"/>
      <text:p text:style-name="P115">Availability zones are where the physical servers will reside, in some sort of geographical location such as a city, Availability zones can contain one or more data centers. <text:span text:style-name="T50">Availability zones can communicate through low latency resilient fiber connectivity. And doing so and grouping them into a region. </text:span><text:span text:style-name="T51">Because it contains multiple data centers.</text:span></text:p>
      <text:p text:style-name="P115"/>
      <text:p text:style-name="P116">Having availability zones, more than one server is important for our applications, such as too much traffic, the server dying,software crashes, thus having multiple machines can help maintain availability of our infrastructure isn’t compromised. <text:span text:style-name="T52">Furthermore allows us to create highly available and resilient applications and services.</text:span></text:p>
      <text:p text:style-name="P116"/>
      <text:p text:style-name="P17">AWS Global infrastructure: Regions</text:p>
      <text:p text:style-name="P17"/>
      <text:p text:style-name="P117">A region is a collection of availability zones that share the same geograpical location, or at least an Availabilty zone with a geographicl location closed to each other.</text:p>
      <text:p text:style-name="P117"/>
      <text:p text:style-name="P18">AWS Global infrastructure: Edge locations</text:p>
      <text:p text:style-name="P18"/>
      <text:p text:style-name="P118">Edge cases are AWS sites running in cities and densely populated areas, and outnumber the number of availability zones. <text:span text:style-name="T53">Edge locations are not used to deploy main infrastructure but used by services such as Mazon cloud front aws lbda etc. </text:span><text:span text:style-name="T54">Thus mainly used by end users who are using the aws services for their own personal interests most likely. </text:span><text:span text:style-name="T55">Using cloudfront origin servers and edge locations.</text:span></text:p>
      <text:p text:style-name="P118"/>
      <text:p text:style-name="P19">AWS Global infrastructure: Regional Edge Cache</text:p>
      <text:p text:style-name="P19"/>
      <text:p text:style-name="P119">Edge locations make use of a middle man between the CloudFront Origin servers and edge locations. They exist to retain and hold data to then be accessed and referred to by the edge location if it requires information, thus reducing the time in half. This is because data expires from the cache at the edge locations.</text:p>
      <text:p text:style-name="P20"/>
      <text:p text:style-name="P20">Data storage types</text:p>
      <text:p text:style-name="P20"/>
      <text:p text:style-name="P120">block storage is when data is stored in blocks, which are in turn stored on a volume attatched to an instance. They provide low latency data access and comparable to DAS storage.</text:p>
      <text:p text:style-name="P120"/>
      <text:p text:style-name="P121">File storage is when data is stored in a file system, comparable to NAS storage and shared access is provided for multiple users.</text:p>
      <text:p text:style-name="P121"/>
      <text:p text:style-name="P122">Object storage is when we store objects in a flat address space. Binary. Objects are referenced by a unique key and objects can contain metadata to help identify the object.</text:p>
      <text:p text:style-name="P122"/>
      <text:p text:style-name="P123">We can create S3 buckets in aws , which is storage, it supports up to 5 terabytes. <text:span text:style-name="T56">Buckets use an object storing system and don’t conform to any sort of hierarchy, like in a file system. </text:span><text:span text:style-name="T57">S3 is a regional service, and you must declare the region for your storage service. </text:span><text:span text:style-name="T58">By default a normal aws account can have up to 100 buckets.</text:span></text:p>
      <text:p text:style-name="P123"/>
      <text:p text:style-name="P123"/>
      <text:p text:style-name="P21">EC2 instance storage</text:p>
      <text:p text:style-name="P21"/>
      <text:list text:style-name="L2">
        <text:list-item>
          <text:p text:style-name="P516"><text:span text:style-name="T60">This type of storage provides ephemeral storage essentially temporary memory </text:span><text:span text:style-name="T61">it’s volatile, similar characteristics to ram.</text:span></text:p>
        </text:list-item>
        <text:list-item>
          <text:p text:style-name="P517"><text:span text:style-name="T60">A </text:span><text:span text:style-name="T59">reason to use this is the no additional cost for storage as it’s included in the instance price.</text:span></text:p>
        </text:list-item>
        <text:list-item>
          <text:p text:style-name="P518"><text:span text:style-name="T59">Offer high I/O speed, </text:span><text:span text:style-name="T62">because it’s closer to the CPU.</text:span></text:p>
        </text:list-item>
        <text:list-item>
          <text:p text:style-name="P286">Instance store volumes are useful as a cache for changing data without the need for retention.</text:p>
        </text:list-item>
      </text:list>
      <text:p text:style-name="P124"/>
      <text:p text:style-name="P26">Elastic block service</text:p>
      <text:p text:style-name="P26"/>
      <text:list text:style-name="L3">
        <text:list-item>
          <text:p text:style-name="P287">Allows us to access EC2 storage through EBS (elastic block service) volumes.</text:p>
        </text:list-item>
        <text:list-item>
          <text:p text:style-name="P288">EBS provides persistent and durable block level storage</text:p>
        </text:list-item>
        <text:list-item>
          <text:p text:style-name="P288">A flexible service for managing data.</text:p>
        </text:list-item>
        <text:list-item>
          <text:p text:style-name="P289">EBS volumes would then be attached to the instance.</text:p>
        </text:list-item>
        <text:list-item>
          <text:p text:style-name="P289">EBS volumes are independent from EC2 instance.</text:p>
        </text:list-item>
      </text:list>
      <text:p text:style-name="P125"/>
      <text:p text:style-name="P23"/>
      <text:p text:style-name="P23"/>
      <text:p text:style-name="P126">S3 security policies:</text:p>
      <text:list text:style-name="L4">
        <text:list-item>
          <text:p text:style-name="P290">Bucket policies</text:p>
        </text:list-item>
        <text:list-item>
          <text:p text:style-name="P290">Access control lists</text:p>
        </text:list-item>
        <text:list-item>
          <text:p text:style-name="P290">data encryption</text:p>
        </text:list-item>
        <text:list-item>
          <text:p text:style-name="P290">ssl support</text:p>
        </text:list-item>
        <text:list-item>
          <text:p text:style-name="P291">Pricing is primarily based on the amount of used storage and data transfer costs.</text:p>
        </text:list-item>
      </text:list>
      <text:p text:style-name="P127"/>
      <text:p text:style-name="P128">Amazon Glacier:</text:p>
      <text:list text:style-name="L5">
        <text:list-item>
          <text:p text:style-name="P292">Low cost, long term storage solution designed for long term archiving and backups.</text:p>
        </text:list-item>
        <text:list-item>
          <text:p text:style-name="P293">Durable, but cheaper than S<text:span text:style-name="T90">3.</text:span></text:p>
        </text:list-item>
        <text:list-item>
          <text:p text:style-name="P294">Data structure design is built around Vaults and Archives</text:p>
        </text:list-item>
        <text:list-item>
          <text:p text:style-name="P295">A vault is just a container for glacier archives.</text:p>
        </text:list-item>
        <text:list-item>
          <text:p text:style-name="P296">Unlimited archives</text:p>
        </text:list-item>
        <text:list-item>
          <text:p text:style-name="P297">You have to use a web API to move data within a vault, and the console application can only create vaults.</text:p>
        </text:list-item>
        <text:list-item>
          <text:p text:style-name="P298">3 different retrieval options: </text:p>
          <text:list>
            <text:list-item>
              <text:p text:style-name="P298">Exedpited</text:p>
            </text:list-item>
            <text:list-item>
              <text:p text:style-name="P298">Standard</text:p>
            </text:list-item>
            <text:list-item>
              <text:p text:style-name="P298">Bulk</text:p>
            </text:list-item>
          </text:list>
        </text:list-item>
        <text:list-item>
          <text:p text:style-name="P299">Encryption enabled by default AES-256 algorithm.</text:p>
        </text:list-item>
        <text:list-item>
          <text:p text:style-name="P300">Access control is controlled through IAM access policies and vault lock policies.</text:p>
        </text:list-item>
        <text:list-item>
          <text:p text:style-name="P301">You’re charged for data transfer costs, other then that the price is the same irrespective of storage used.</text:p>
        </text:list-item>
      </text:list>
      <text:p text:style-name="P129"/>
      <text:p text:style-name="P130">EC2 instance store volumes:</text:p>
      <text:list text:style-name="L6">
        <text:list-item>
          <text:p text:style-name="P302">Physically located on the same host that is running the EC2 instance</text:p>
        </text:list-item>
        <text:list-item>
          <text:p text:style-name="P302">provides ephermeral storage for EC2 instances.</text:p>
        </text:list-item>
        <text:list-item>
          <text:p text:style-name="P303">Should not use to store sensitive data, <text:span text:style-name="T91">because the data is volatile if stopped or terminated, the exception being is if the instance is rebooted, thus it’s not volatile, and doesn’t disappear.</text:span></text:p>
        </text:list-item>
        <text:list-item>
          <text:p text:style-name="P304">Storage is included in the EC2 instance price</text:p>
        </text:list-item>
        <text:list-item>
          <text:p text:style-name="P304">high I/O speed.</text:p>
        </text:list-item>
      </text:list>
      <text:p text:style-name="P131"/>
      <text:p text:style-name="P132">Elastic block store:</text:p>
      <text:list text:style-name="L7">
        <text:list-item>
          <text:p text:style-name="P305"><text:span text:style-name="T92">provides </text:span>block level storage for your EC2 instances.</text:p>
        </text:list-item>
        <text:list-item>
          <text:p text:style-name="P306">The data storage is persistent.</text:p>
        </text:list-item>
        <text:list-item>
          <text:p text:style-name="P306">One one EBS volume can be attached to a single EC2 instance. <text:span text:style-name="T93">However it doesn’t stop you from attaching multiple volumes to an instance.</text:span></text:p>
        </text:list-item>
        <text:list-item>
          <text:p text:style-name="P307"><text:span text:style-name="T94">EBS snapshots provide </text:span>Provide a point in time backup</text:p>
        </text:list-item>
        <text:list-item>
          <text:p text:style-name="P307">can create a new volume fr<text:span text:style-name="T95">o</text:span>m a snapshot</text:p>
        </text:list-item>
        <text:list-item>
          <text:p text:style-name="P308">Writes are replicated multiple times within a single availability zone</text:p>
        </text:list-item>
        <text:list-item>
          <text:p text:style-name="P308">EBS volumes are only available in a single availability zone.</text:p>
        </text:list-item>
        <text:list-item>
          <text:p text:style-name="P309">Storage provisions is bulled to you on a per second basis, this also applies to EBS snapshots</text:p>
        </text:list-item>
        <text:list-item>
          <text:p text:style-name="P310">encrypts data at all stages of travel. <text:span text:style-name="T96">And encrypted volumes will produce encrypted snapshots.</text:span></text:p>
        </text:list-item>
        <text:list-item>
          <text:p text:style-name="P310"/>
        </text:list-item>
      </text:list>
      <text:p text:style-name="P130"/>
      <text:p text:style-name="P134">Elastic File System:</text:p>
      <text:list text:style-name="L8">
        <text:list-item>
          <text:p text:style-name="P311">provides file level storage.</text:p>
        </text:list-item>
        <text:list-item>
          <text:p text:style-name="P312">Allows us to create shared file systems and is quite scalable to many EC2 instances and has a limitless capacity which grows with use.</text:p>
        </text:list-item>
        <text:list-item>
          <text:p text:style-name="P313">It’s a regional service designed to give a high level of throughput and low latency access response.</text:p>
        </text:list-item>
        <text:list-item>
          <text:p text:style-name="P314">Mount targets allow connectivity from your instances to your EFS </text:p>
        </text:list-item>
        <text:list-item>
          <text:p text:style-name="P315">no Windows support, and Linux instances must have an NFS client for mounting purposes.</text:p>
        </text:list-item>
        <text:list-item>
          <text:p text:style-name="P316">File sync feature</text:p>
        </text:list-item>
        <text:list-item>
          <text:p text:style-name="P316">encryption feature <text:s/>possible and can run in two different performance modes being general purpose and max IO</text:p>
        </text:list-item>
        <text:list-item>
          <text:p text:style-name="P317">Price is charged per GB each month.</text:p>
        </text:list-item>
      </text:list>
      <text:p text:style-name="P135"/>
      <text:p text:style-name="P136">Amazon cloudfront:</text:p>
      <text:list text:style-name="L9">
        <text:list-item>
          <text:p text:style-name="P318">cloud front is a content delivery network CDN.</text:p>
        </text:list-item>
        <text:list-item>
          <text:p text:style-name="P318">It deploys web data closer to the end user using AWS edge locations in cached memory for performance. However it doesn’t always provide durable data.</text:p>
        </text:list-item>
        <text:list-item>
          <text:p text:style-name="P318">AWS edge locations are sites which hold cache data across the planet in populated areas to cache data and thus improve memory operation travel speed and reduce latency</text:p>
        </text:list-item>
        <text:list-item>
          <text:p text:style-name="P319">Two methods of data distribution:</text:p>
          <text:list>
            <text:list-item>
              <text:p text:style-name="P319">web distribution</text:p>
            </text:list-item>
            <text:list-item>
              <text:p text:style-name="P319">RTMP distribution</text:p>
            </text:list-item>
          </text:list>
        </text:list-item>
        <text:list-item>
          <text:p text:style-name="P320">distributions control which source data it needs to distribute and to where.</text:p>
        </text:list-item>
        <text:list-item>
          <text:p text:style-name="P321">Data can be distributed using the following edge location options:</text:p>
          <text:list>
            <text:list-item>
              <text:p text:style-name="P321">US ,Canada and Europe</text:p>
            </text:list-item>
            <text:list-item>
              <text:p text:style-name="P321">US, Canada, Europe and Asia</text:p>
            </text:list-item>
            <text:list-item>
              <text:p text:style-name="P321">All edge locations (high performance)</text:p>
            </text:list-item>
          </text:list>
        </text:list-item>
        <text:list-item>
          <text:p text:style-name="P322">can interact with web applications firewall service for extra security and SSL can be configured to be used</text:p>
        </text:list-item>
        <text:list-item>
          <text:p text:style-name="P323">Pricising is based on data transfer costs and HTTP requests.</text:p>
        </text:list-item>
      </text:list>
      <text:p text:style-name="P137"/>
      <text:p text:style-name="P138">AWS storage gateway:</text:p>
      <text:list text:style-name="L10">
        <text:list-item>
          <text:p text:style-name="P324">provides a gateway opening a path between our own data center storage systems and Amazon S3/Glacier on AWS</text:p>
        </text:list-item>
        <text:list-item>
          <text:p text:style-name="P325">it’s a software appliance downloaded as a vm and installed in your own data centre.</text:p>
        </text:list-item>
        <text:list-item>
          <text:p text:style-name="P326">Storage gateway offers file, volume and tape gateway configurations.</text:p>
        </text:list-item>
      </text:list>
      <text:p text:style-name="P133"/>
      <text:p text:style-name="P139">AWS snowball:</text:p>
      <text:list text:style-name="L11">
        <text:list-item>
          <text:p text:style-name="P327">the purpose is to transfer large amounts of data to and from AWS in a secure manner using a physical appliance called a snowball.</text:p>
        </text:list-item>
        <text:list-item>
          <text:p text:style-name="P328">Snowballs come in 5OTB/80TB storage devices. <text:span text:style-name="T97">And designed for high speed data transfer. </text:span><text:span text:style-name="T98">And data given to the snowball appliance is automatically encrypted. </text:span><text:span text:style-name="T99">And has end to end tracking.</text:span></text:p>
        </text:list-item>
        <text:list-item>
          <text:p text:style-name="P329">Pricing based on data transfer job and shipping plus the price of s3 data charges.</text:p>
        </text:list-item>
      </text:list>
      <text:p text:style-name="P140"/>
      <text:p text:style-name="P140"/>
      <text:p text:style-name="P27">AWS NETWORK</text:p>
      <text:p text:style-name="P27"/>
      <text:list text:style-name="L12">
        <text:list-item>
          <text:p text:style-name="P330">VPC is an isolated segment of AWS network infrastructure allowing us to securely provision cloud resources in our own virtual private network in the cloud.</text:p>
        </text:list-item>
        <text:list-item>
          <text:p text:style-name="P331">Subnets segment the VPC CIDR block forming smaller network segments across multiple availability zones. <text:span text:style-name="T100">Beneficial to isolate organize and manage resources.</text:span></text:p>
        </text:list-item>
        <text:list-item>
          <text:p text:style-name="P332">An internet gateway is a compnent attatched to our VPC which provides a route to the outside world, being the internet to our private network. <text:span text:style-name="T101">We can configure this connection using a route and adding a route to the route table for the traffic to flow.</text:span></text:p>
        </text:list-item>
        <text:list-item>
          <text:p text:style-name="P333">Network access control list NACL are used as a logical firewall providing network level security operating at the subnet layer and are stateless and allow to define ingress and egress traffic based on protocols.</text:p>
        </text:list-item>
        <text:list-item>
          <text:p text:style-name="P334">Securit<text:span text:style-name="T102">y</text:span> groups operate at the instance layer and are virtual firewalls.</text:p>
        </text:list-item>
        <text:list-item>
          <text:p text:style-name="P335">NAT gateways allow instances located in a private subnet to access the internet to download patch updates etc. <text:span text:style-name="T103">The NAT gateway prevents inbound connections are from the internet in order to protect the private network resources.</text:span></text:p>
        </text:list-item>
        <text:list-item>
          <text:p text:style-name="P336">The nat gateway is located in a public subnet and is a managed instance provided by AWS.</text:p>
        </text:list-item>
        <text:list-item>
          <text:p text:style-name="P337">Bastion hosts are a secure and hardened instance that resides within the public subnet of your VPC. They have restrictive security controls allowing only restriced inbounds connections from known and trusted IP addresses using encrypted protocols such as SSH. <text:span text:style-name="T104">The bastion host instance acts as a jump server allowing to ssh to private instances </text:span><text:span text:style-name="T105">in private subnets.</text:span></text:p>
        </text:list-item>
        <text:list-item>
          <text:p text:style-name="P338">Virtual private network VPN: allows a connection between two remote networks to securely connect to each other across the internet.</text:p>
        </text:list-item>
      </text:list>
      <text:p text:style-name="P22"/>
      <text:p text:style-name="P24">AWS DATABASE</text:p>
      <text:p text:style-name="P25"/>
      <text:list text:style-name="L13">
        <text:list-item>
          <text:p text:style-name="P339">Amazon redshift</text:p>
          <text:list>
            <text:list-item>
              <text:p text:style-name="P339">fully managed petabyte-scale data warehouse designed for high performance of analysis of information, we access redshift using standard sql.</text:p>
            </text:list-item>
            <text:list-item>
              <text:p text:style-name="P340">Data warehouses manage reporting and data analysis needs at scale</text:p>
            </text:list-item>
            <text:list-item>
              <text:p text:style-name="P341">Extraction is the process of retrieving data, Transformation is the process of mapping the data to a new result and loading inserting transformed data into the database storage. <text:span text:style-name="T87">Known as ETL jobs.</text:span></text:p>
            </text:list-item>
            <text:list-item>
              <text:p text:style-name="P342">Redshift cluster being a group of compute nodes with leader nodes which coordinate information to the work nodes and execution plans which are given to the node with the correct data.</text:p>
            </text:list-item>
            <text:list-item>
              <text:p text:style-name="P343">Redshift supports massively parallel processing MMP, Columnar data storage and result caching <text:span text:style-name="T88">and integrates with amazon cloudwatch to monitor resource use.</text:span></text:p>
            </text:list-item>
          </text:list>
        </text:list-item>
        <text:list-item>
          <text:p text:style-name="P339">Amazon QLDB</text:p>
          <text:list>
            <text:list-item>
              <text:p text:style-name="P344">a managed and serverless database which has been designed as a ledger database </text:p>
            </text:list-item>
            <text:list-item>
              <text:p text:style-name="P344">Configured as an Append only database, so can only add things to the end</text:p>
            </text:list-item>
            <text:list-item>
              <text:p text:style-name="P345">maintaining an immutable ledger, data is placed into Amazon ION documents, which is a superset of json.</text:p>
            </text:list-item>
            <text:list-item>
              <text:p text:style-name="P346">Maintains history of all changes.</text:p>
            </text:list-item>
            <text:list-item>
              <text:p text:style-name="P347">Uses journal and index storage</text:p>
            </text:list-item>
          </text:list>
        </text:list-item>
        <text:list-item>
          <text:p text:style-name="P339">Amazon DocumentDB</text:p>
          <text:list>
            <text:list-item>
              <text:p text:style-name="P348">Runs in a virtual private cloud</text:p>
            </text:list-item>
            <text:list-item>
              <text:p text:style-name="P348">non relational database service</text:p>
            </text:list-item>
            <text:list-item>
              <text:p text:style-name="P348">scalable</text:p>
            </text:list-item>
            <text:list-item>
              <text:p text:style-name="P349">Document database, store any json like document.</text:p>
            </text:list-item>
            <text:list-item>
              <text:p text:style-name="P350">Core component is the cluster, multiple database instances.</text:p>
            </text:list-item>
            <text:list-item>
              <text:p text:style-name="P351">Automatic backups</text:p>
            </text:list-item>
          </text:list>
        </text:list-item>
        <text:list-item>
          <text:p text:style-name="P339">Amazon Keyspaces</text:p>
          <text:list>
            <text:list-item>
              <text:p text:style-name="P352">serverless managed service.</text:p>
            </text:list-item>
            <text:list-item>
              <text:p text:style-name="P353">Build low latency applications without burden of managing the infrastructure.</text:p>
            </text:list-item>
            <text:list-item>
              <text:p text:style-name="P354">TLS is required when communicating with clients. <text:span text:style-name="T89">Uses cql language.</text:span></text:p>
            </text:list-item>
          </text:list>
        </text:list-item>
      </text:list>
      <text:p text:style-name="P22"/>
      <text:p text:style-name="P254">Reference<text:span text:style-name="T29">: </text:span><text:a xlink:type="simple" xlink:href="https://app.qa.com/learning-paths/discover-and-practice-devops-infrastructure-a-online-dol4-a51-fl-1698-9600/?preview" text:style-name="Internet_20_link" text:visited-style-name="Visited_20_Internet_20_Link"><text:span text:style-name="T29">https://app.qa.com/learning-paths/discover-and-practice-devops-infrastructure-a-online-dol4-a51-fl-1698-9600/?preview</text:span></text:a></text:p>
      <text:p text:style-name="P141">QA</text:p>
      <text:p text:style-name="P141"/>
      <text:p text:style-name="P141"/>
      <text:p text:style-name="P28">Amazon DynamoDB</text:p>
      <text:p text:style-name="P28"/>
      <text:list text:style-name="L14">
        <text:list-item>
          <text:p text:style-name="P355">Key-value noSQL database, it does not use a relational data model but instead uses a flexible schema model. This allows us to store any type of data such as structured, semi-structured and unstructured data.</text:p>
        </text:list-item>
        <text:list-item>
          <text:p text:style-name="P356">It’s fully managed and DynamoDb itself deals with the messy hardware provisioning, setup,configuration, replication,backups etc. and We don’t have to worry about the underlying architecture.</text:p>
        </text:list-item>
        <text:list-item>
          <text:p text:style-name="P357">Designed for high performance and can handle millions of requests per second and scales the database automatically to accommodate different work loads.</text:p>
        </text:list-item>
        <text:list-item>
          <text:p text:style-name="P358">Manual and auto-scaling to adjust capacity <text:span text:style-name="T106">of resources to handle traffic. </text:span><text:span text:style-name="T107">And thus speed consistency.</text:span></text:p>
        </text:list-item>
        <text:list-item>
          <text:p text:style-name="P359">High availability due to DynamoDb replicas cloned across multiple availability zones within a region to ensure high availability of database and reduce the application failure, by distributing.</text:p>
        </text:list-item>
        <text:list-item>
          <text:p text:style-name="P360">Data is automatically replicated</text:p>
        </text:list-item>
        <text:list-item>
          <text:p text:style-name="P360">Queries are less flexible compared to traditional SQL.</text:p>
        </text:list-item>
        <text:list-item>
          <text:p text:style-name="P361">Workflow limitations</text:p>
          <text:list>
            <text:list-item>
              <text:p text:style-name="P361">maximum record size being 400 kb</text:p>
            </text:list-item>
            <text:list-item>
              <text:p text:style-name="P362">maximum indexes per table <text:span text:style-name="T108">20 global,5 secondary</text:span></text:p>
            </text:list-item>
          </text:list>
        </text:list-item>
      </text:list>
      <text:p text:style-name="P142"/>
      <text:p text:style-name="P142"/>
      <text:p text:style-name="P29">Amazon elasticache</text:p>
      <text:p text:style-name="P29"/>
      <text:list text:style-name="L15">
        <text:list-item>
          <text:p text:style-name="P363">use-case being we need to access data fast and frequently, for example caching database query results,session data,user profiles etc.</text:p>
        </text:list-item>
        <text:list-item>
          <text:p text:style-name="P363">in memory caching helps improve performance and reduce the load on the database applications. <text:span text:style-name="T109">As we can just access the cached memory , which is faster and we don’t have to communicate and send packets all the way back to the database.</text:span></text:p>
        </text:list-item>
        <text:list-item>
          <text:p text:style-name="P364">Supports two memory caching engines: Redis and Memcached.</text:p>
        </text:list-item>
        <text:list-item>
          <text:p text:style-name="P364">Redis in memory data store pr<text:span text:style-name="T111">oviding</text:span> advanced data structures for storing cached memory such as linked lists, has tables etc <text:span text:style-name="T110">and has persistent option to store on disk.</text:span></text:p>
        </text:list-item>
        <text:list-item>
          <text:p text:style-name="P365">Memcached uses a key-value store structure for straight forward simple caching.</text:p>
        </text:list-item>
        <text:list-item>
          <text:p text:style-name="P366">Integrates with service such as EC2,RDS,CloudWatch <text:s/>etc.</text:p>
        </text:list-item>
        <text:list-item>
          <text:p text:style-name="P367">Provides encryption at rest and in transit as well as network isolation and creating strict access controls.</text:p>
        </text:list-item>
      </text:list>
      <text:p text:style-name="P143"/>
      <text:p text:style-name="P30">Amazon neptune</text:p>
      <text:p text:style-name="P30"/>
      <text:list text:style-name="L16">
        <text:list-item>
          <text:p text:style-name="P368">graph database service used to store,query and analyse connected data and thus makes it ideal for user-cases which require complex relationship modelling</text:p>
        </text:list-item>
        <text:list-item>
          <text:p text:style-name="P368">data is stored in nodes, edges and properties. </text:p>
        </text:list-item>
        <text:list-item>
          <text:p text:style-name="P368">Fully managed, we don’t have to worry about the messy underlying architecture.</text:p>
        </text:list-item>
        <text:list-item>
          <text:p text:style-name="P369">Scalable <text:span text:style-name="T112">to handle large datasets. In order to keep high performance neptune will divide data across multiple replicas to handle the data. </text:span><text:span text:style-name="T113">Thus maintaining high high read/write throughput.</text:span></text:p>
        </text:list-item>
        <text:list-item>
          <text:p text:style-name="P370">Uses query langauges such as TinkerPop, SPARQL <text:span text:style-name="T113">And has a fast query response, </text:span><text:span text:style-name="T114">through graph traversals and complex graph queries.</text:span></text:p>
        </text:list-item>
        <text:list-item>
          <text:p text:style-name="P371">ACID compliance being ensuring data is consistent through ACID which stands for Atomicity, consistency,isolation and durability standards.</text:p>
        </text:list-item>
        <text:list-item>
          <text:p text:style-name="P372">High availability because neptune replicates data across multiple zones and provides continuous backups.</text:p>
        </text:list-item>
      </text:list>
      <text:p text:style-name="P144"/>
      <text:p text:style-name="P145">A use-case for Neptune is to help manage and analyze highly connected data.</text:p>
      <text:p text:style-name="P142"/>
      <text:p text:style-name="P142"/>
      <text:p text:style-name="P255">References: <text:a xlink:type="simple" xlink:href="https://chat.openai.com/" text:style-name="Internet_20_link" text:visited-style-name="Visited_20_Internet_20_Link">https://chat.openai.com/</text:a></text:p>
      <text:p text:style-name="P146">“What is Amazon neptune,elasticache,dynamodb?”</text:p>
      <text:p text:style-name="P146"/>
      <text:p text:style-name="P255">References: <text:a xlink:type="simple" xlink:href="https://app.qa.com/course/database-fundamentals-part-one-1064/amazon-neptune/?context_id=1&amp;context_resource=lp" text:style-name="Internet_20_link" text:visited-style-name="Visited_20_Internet_20_Link"><text:span text:style-name="T29">https://app.qa.com/course/database-fundamentals-part-one-1064/amazon-neptune/?context_id=1&amp;context_resource=lp</text:span></text:a></text:p>
      <text:p text:style-name="P146">QA</text:p>
      <text:p text:style-name="P146"/>
      <text:p text:style-name="P146"/>
      <text:p text:style-name="P1"><text:span text:style-name="T29">AWS shared responsibility </text:span><text:span text:style-name="T33">for different services.</text:span></text:p>
      <text:p text:style-name="P31"/>
      <text:list text:style-name="L17">
        <text:list-item>
          <text:p text:style-name="P373">AWS has devised three models to describe the responsibility of the user and AWS, what does the end-user have to do, and what does AWS do.</text:p>
        </text:list-item>
        <text:list-item>
          <text:p text:style-name="P508"><text:span text:style-name="T115">I</text:span>nfrastructure services:</text:p>
          <text:list>
            <text:list-item>
              <text:p text:style-name="P519"><text:span text:style-name="T59">Customer responsibility </text:span><text:span text:style-name="T63">(security in cloud)</text:span><text:span text:style-name="T59">:</text:span></text:p>
              <text:list>
                <text:list-item>
                  <text:p text:style-name="P374">Customer data</text:p>
                </text:list-item>
                <text:list-item>
                  <text:p text:style-name="P374">platform, applications,identity and access management</text:p>
                </text:list-item>
                <text:list-item>
                  <text:p text:style-name="P374">operating system , network and firewall configurations</text:p>
                </text:list-item>
                <text:list-item>
                  <text:p text:style-name="P375">client side data encryption , server side encryption, network encryption</text:p>
                </text:list-item>
              </text:list>
            </text:list-item>
            <text:list-item>
              <text:p text:style-name="P520"><text:span text:style-name="T59">AWS responsibility </text:span><text:span text:style-name="T63">(security of cloud)</text:span><text:span text:style-name="T59">:</text:span></text:p>
              <text:list>
                <text:list-item>
                  <text:p text:style-name="P376">Compute</text:p>
                </text:list-item>
                <text:list-item>
                  <text:p text:style-name="P376">Storage</text:p>
                </text:list-item>
                <text:list-item>
                  <text:p text:style-name="P376">Database</text:p>
                </text:list-item>
                <text:list-item>
                  <text:p text:style-name="P376">Network</text:p>
                </text:list-item>
                <text:list-item>
                  <text:p text:style-name="P376">Regions</text:p>
                </text:list-item>
                <text:list-item>
                  <text:p text:style-name="P376">Availability zones</text:p>
                </text:list-item>
                <text:list-item>
                  <text:p text:style-name="P376">Edge locations</text:p>
                </text:list-item>
              </text:list>
            </text:list-item>
          </text:list>
        </text:list-item>
        <text:list-item>
          <text:p text:style-name="P509">Container services <text:span text:style-name="T32">(RDS,EMR,beanstalk etc.)</text:span>:</text:p>
          <text:list>
            <text:list-item>
              <text:p text:style-name="P377">Customer responsibility:</text:p>
              <text:list>
                <text:list-item>
                  <text:p text:style-name="P377">Customer data</text:p>
                </text:list-item>
                <text:list-item>
                  <text:p text:style-name="P377">Client side data encryption and data integrity authentication</text:p>
                </text:list-item>
                <text:list-item>
                  <text:p text:style-name="P378">Network traffic protection</text:p>
                </text:list-item>
                <text:list-item>
                  <text:p text:style-name="P379">Firewall configurations</text:p>
                </text:list-item>
                <text:list-item>
                  <text:p text:style-name="P379">customer IAM</text:p>
                </text:list-item>
              </text:list>
            </text:list-item>
            <text:list-item>
              <text:p text:style-name="P380">AWS responsibility:</text:p>
              <text:list>
                <text:list-item>
                  <text:p text:style-name="P381">platform and application management</text:p>
                </text:list-item>
                <text:list-item>
                  <text:p text:style-name="P382">operating systems and network configuration</text:p>
                </text:list-item>
                <text:list-item>
                  <text:p text:style-name="P383">AWS endpoints</text:p>
                </text:list-item>
                <text:list-item>
                  <text:p text:style-name="P383">AWS IAM</text:p>
                </text:list-item>
                <text:list-item>
                  <text:p text:style-name="P383">AWS foundational services: Compute,Storage,Database,Network.</text:p>
                </text:list-item>
                <text:list-item>
                  <text:p text:style-name="P384">AWS global infrastructure: Regions,Availability zones</text:p>
                </text:list-item>
                <text:list-item>
                  <text:p text:style-name="P384">Edge locations</text:p>
                </text:list-item>
              </text:list>
            </text:list-item>
          </text:list>
        </text:list-item>
        <text:list-item>
          <text:p text:style-name="P510">Abstract services <text:span text:style-name="T29">(simple storage service s3,dynamoDB,amazon glacier,sqs):</text:span></text:p>
          <text:list>
            <text:list-item>
              <text:p text:style-name="P385">Customer responsibility:</text:p>
              <text:list>
                <text:list-item>
                  <text:p text:style-name="P386">customer data</text:p>
                </text:list-item>
                <text:list-item>
                  <text:p text:style-name="P386">Customer IAM</text:p>
                </text:list-item>
                <text:list-item>
                  <text:p text:style-name="P386">client side data encryption and data integrity authentication</text:p>
                </text:list-item>
              </text:list>
            </text:list-item>
            <text:list-item>
              <text:p text:style-name="P387">AWS responsibility:</text:p>
              <text:list>
                <text:list-item>
                  <text:p text:style-name="P388">server side encryption</text:p>
                </text:list-item>
                <text:list-item>
                  <text:p text:style-name="P388">network traffic protection</text:p>
                </text:list-item>
                <text:list-item>
                  <text:p text:style-name="P388">platform and application management</text:p>
                </text:list-item>
                <text:list-item>
                  <text:p text:style-name="P388">operating system and network configuration</text:p>
                </text:list-item>
                <text:list-item>
                  <text:p text:style-name="P388">aws endpoints</text:p>
                </text:list-item>
                <text:list-item>
                  <text:p text:style-name="P388">aws IAM</text:p>
                </text:list-item>
                <text:list-item>
                  <text:p text:style-name="P388">AWS foundation services: compute,storage,database,network.</text:p>
                </text:list-item>
                <text:list-item>
                  <text:p text:style-name="P388">AWS global infrastructure: Regions,availability zones and edge locations</text:p>
                </text:list-item>
              </text:list>
            </text:list-item>
          </text:list>
        </text:list-item>
      </text:list>
      <text:p text:style-name="P150"/>
      <text:p text:style-name="P151">These are the three shared responsibility models, being infrastructure, container and abstract model and notice how the responsibility shifts more into aws with each service.</text:p>
      <text:p text:style-name="P151"/>
      <text:p text:style-name="P256">Reference: <text:a xlink:type="simple" xlink:href="https://app.qa.com/resource/aws-shared-responsibility-model/?context_id=1&amp;context_resource=lp" text:style-name="Internet_20_link" text:visited-style-name="Visited_20_Internet_20_Link"><text:span text:style-name="T29">https://app.qa.com/resource/aws-shared-responsibility-model/?context_id=1&amp;context_resource=lp</text:span></text:a></text:p>
      <text:p text:style-name="P152">“QA”</text:p>
      <text:p text:style-name="P152"/>
      <text:p text:style-name="P152"/>
      <text:p text:style-name="P32">What is IAM</text:p>
      <text:p text:style-name="P32"/>
      <text:list text:style-name="L18">
        <text:list-item>
          <text:p text:style-name="P389">stands for Identity, Access Management.</text:p>
        </text:list-item>
        <text:list-item>
          <text:p text:style-name="P390">It’s used to manage, control and govern authentication , authorization and access control mechanisms of identities to your resources.</text:p>
        </text:list-item>
        <text:list-item>
          <text:p text:style-name="P511"><text:span text:style-name="T29">IAM is crucial in the security of resources</text:span><text:span text:style-name="T34"> in AWS.</text:span></text:p>
        </text:list-item>
        <text:list-item>
          <text:p text:style-name="P512"><text:span text:style-name="T34">A</text:span><text:span text:style-name="T29">n Identity is essentially an AWS account user.</text:span></text:p>
        </text:list-item>
        <text:list-item>
          <text:p text:style-name="P391">User groups are objects which contain IAM users with policies which define what users have access to what service <text:span text:style-name="T119">based on the user group they are within.</text:span></text:p>
        </text:list-item>
        <text:list-item>
          <text:p text:style-name="P392">Roles are used for temporary IAM permissions to access certain AWS resources. <text:span text:style-name="T120">Roles designed to be used by an identity or service who need to temporarily use a service.</text:span></text:p>
        </text:list-item>
        <text:list-item>
          <text:p text:style-name="P393">Policies can be attached to user groups, roles and define what can and can’t be accessed. <text:span text:style-name="T121">Such as Managed policies and customer managed policies.</text:span></text:p>
        </text:list-item>
        <text:list-item>
          <text:p text:style-name="P394">Identity provider for federated access.</text:p>
        </text:list-item>
        <text:list-item>
          <text:p text:style-name="P395">Can force password policies</text:p>
        </text:list-item>
        <text:list-item>
          <text:p text:style-name="P396">Security token service endpoints</text:p>
        </text:list-item>
        <text:list-item>
          <text:p text:style-name="P397">provides a <text:span text:style-name="T122">c</text:span>redential report.</text:p>
        </text:list-item>
        <text:list-item>
          <text:p text:style-name="P398">Similar to managing Users in Linux, but for a server, we manage the users.</text:p>
        </text:list-item>
      </text:list>
      <text:p text:style-name="P153"/>
      <text:p text:style-name="P147"><text:span text:style-name="T116">B</text:span>est practices:</text:p>
      <text:list text:style-name="L19">
        <text:list-item>
          <text:p text:style-name="P399">Grant the least privilege access possible to resource. Thus ensuring identities are only allowed to perform the minimal set of functionality required.</text:p>
        </text:list-item>
        <text:list-item>
          <text:p text:style-name="P399">Enable identity federation. <text:span text:style-name="T117">Centrally manage users and access across multiple applications and services. </text:span></text:p>
        </text:list-item>
        <text:list-item>
          <text:p text:style-name="P400">Enable MFA. Multi factor authentication</text:p>
        </text:list-item>
        <text:list-item>
          <text:p text:style-name="P401">Rotate credentials regularly. <text:span text:style-name="T118">Change passwords and access keys and make sure all users in account do so as well on a regular basis.</text:span></text:p>
        </text:list-item>
        <text:list-item>
          <text:p text:style-name="P402">Enable IAM access analyser to analyse public cross-organization access.</text:p>
        </text:list-item>
      </text:list>
      <text:p text:style-name="P148"/>
      <text:p text:style-name="P149"/>
      <text:p text:style-name="P154">AWS policies→ User groups→ IAM (users).</text:p>
      <text:p text:style-name="P154"/>
      <text:p text:style-name="P155"/>
      <text:p text:style-name="P156">Maximum limit of 300 groups and user only associated to 10 groups</text:p>
      <text:p text:style-name="P156"/>
      <text:p text:style-name="P156">Group limit &lt;= 300.</text:p>
      <text:p text:style-name="P156">Group user capacity &lt;= 10.</text:p>
      <text:p text:style-name="P157">Group policy capacity &lt;=10.</text:p>
      <text:p text:style-name="P157"/>
      <text:p text:style-name="P33">IAM Roles:</text:p>
      <text:p text:style-name="P33"/>
      <text:p text:style-name="P158">AWS Temporary_Policies → IAM Role.</text:p>
      <text:p text:style-name="P158"/>
      <text:p text:style-name="P159">IAM Role is used t<text:span text:style-name="T123">o allow trusted users and aws services to temporarily access temporary credentials.</text:span></text:p>
      <text:p text:style-name="P159"/>
      <text:list text:style-name="L20">
        <text:list-item>
          <text:p text:style-name="P403">Roles have no long term credentials associated <text:span text:style-name="T125">they expire after a while.</text:span></text:p>
        </text:list-item>
        <text:list-item>
          <text:p text:style-name="P404">Allow trusted users, applications <text:span text:style-name="T124">and AWS services to adopt a set of temporary credentials.</text:span></text:p>
        </text:list-item>
        <text:list-item>
          <text:p text:style-name="P405">Roles use trusts. Trusts define who or what can assume the role.</text:p>
        </text:list-item>
        <text:list-item>
          <text:p text:style-name="P405">Trust relationships can be formed with Users, AWS accounts or AWS services.</text:p>
        </text:list-item>
        <text:list-item>
          <text:p text:style-name="P406">Roles can be used by:</text:p>
          <text:list>
            <text:list-item>
              <text:p text:style-name="P406">user in the same AWS account as role</text:p>
            </text:list-item>
            <text:list-item>
              <text:p text:style-name="P406">user in a different AWS account as role</text:p>
            </text:list-item>
            <text:list-item>
              <text:p text:style-name="P406">AWS services</text:p>
            </text:list-item>
            <text:list-item>
              <text:p text:style-name="P406">Federated user external to AWS account.</text:p>
            </text:list-item>
          </text:list>
        </text:list-item>
      </text:list>
      <text:p text:style-name="P160"/>
      <text:p text:style-name="P160"/>
      <text:p text:style-name="P34">Using <text:span text:style-name="T126">AWS service roles</text:span> to access aws resources on your behalf</text:p>
      <text:p text:style-name="P34"/>
      <text:p text:style-name="P161"/>
      <text:list text:style-name="L21">
        <text:list-item>
          <text:p text:style-name="P407">Use case example, we have an EC2 instance that requires certain policies to access AWS services, Instead of having to manually manage and recylcle the access keys on the EC2 instance, we can AWS service Role <text:span text:style-name="T128">to assume a role with temporary permissions on the behalf of the EC2 instance in this case , via proxy to get us access to what we need, and then we don’t have to manage the keys as I assume they access IAM_ROLe where the policy access is temporary. </text:span><text:span text:style-name="T129">For example EC2 accessing an S3 bucket.</text:span></text:p>
        </text:list-item>
        <text:list-item>
          <text:p text:style-name="P408">For security Always associate a role to an EC2 instance for accessing AWS resources as a security best practice. <text:span text:style-name="T130">We don’t want to store credentials individually on ec2 instances in this example.</text:span></text:p>
        </text:list-item>
        <text:list-item>
          <text:p text:style-name="P409">Service-linked roles – come preconfigured with permissions and policies tailored and deliberately picked to perform a specific function. <text:span text:style-name="T131">Allows us to not have to write our own </text:span><text:span text:style-name="T132">custom ones </text:span><text:span text:style-name="T133">and use a pre-configured policies.</text:span></text:p>
        </text:list-item>
      </text:list>
      <text:p text:style-name="P162"/>
      <text:p text:style-name="P35">Using IAM Roles to grant temporary access for users</text:p>
      <text:p text:style-name="P35"/>
      <text:p text:style-name="P35"/>
      <text:p text:style-name="P163">Example: User→Trusted User→ S3 full access</text:p>
      <text:p text:style-name="P156"/>
      <text:p text:style-name="P164">When a user assumes a IAM Role, their current permissions are replaced by the inherited temporary permissions of the IAM Role they inherited <text:span text:style-name="T134">and the associated Policies with the the specific Role.</text:span></text:p>
      <text:p text:style-name="P164"/>
      <text:p text:style-name="P36">Using Roles for federated access</text:p>
      <text:p text:style-name="P36"/>
      <text:list text:style-name="L22">
        <text:list-item>
          <text:p text:style-name="P521"><text:span text:style-name="T64">Use case: If we have created an application that requires </text:span><text:span text:style-name="T65">permission </text:span><text:span text:style-name="T64">to an AWS service.</text:span></text:p>
        </text:list-item>
        <text:list-item>
          <text:p text:style-name="P522"><text:span text:style-name="T64">F</text:span><text:span text:style-name="T59">or example when logging in to Facebook, sometimes You can create an account and login using a pre-existing account such as a google account. </text:span><text:span text:style-name="T66">Thus in this case google is in the Authenticate users group and facebook contains the access to the resources we require.</text:span></text:p>
        </text:list-item>
        <text:list-item>
          <text:p text:style-name="P523"><text:span text:style-name="T66">D</text:span><text:span text:style-name="T59">esign applications to request temporary access from authenticated users </text:span><text:span text:style-name="T67">through web identity federation</text:span></text:p>
        </text:list-item>
        <text:list-item>
          <text:p text:style-name="P524"><text:span text:style-name="T59">Identity federation is a method of authentication where two different providers can establish a level of trust allowing users to authenticate from one which authorises access to resources in the other. </text:span><text:span text:style-name="T68">During the federation process one party would act as an Identity provider (IdP) and the other the service provider (SP). Identity provider authenticates the user and service provider controls access to resources.</text:span></text:p>
        </text:list-item>
        <text:list-item>
          <text:p text:style-name="P525"><text:span text:style-name="T68">W</text:span><text:span text:style-name="T59">hen the user authenticates to your app they will receive an authentication token </text:span><text:span text:style-name="T69">which is exchanged for temporary security credentials in AWS which can be mapped to your IAM role using the assume role web identity API. </text:span><text:span text:style-name="T70">This then allows relevant access to amazon s3 , as an example, <text:s/>provided by the role.</text:span></text:p>
        </text:list-item>
        <text:list-item>
          <text:p text:style-name="P526"><text:span text:style-name="T70">W</text:span><text:span text:style-name="T59">hen working with mobile apps, the recommended method is via Amazon </text:span><text:span text:style-name="T71">C</text:span><text:span text:style-name="T59">ognito </text:span><text:span text:style-name="T72">to manage the federation process.</text:span></text:p>
        </text:list-item>
        <text:list-item>
          <text:p text:style-name="P527"><text:span text:style-name="T72">W</text:span><text:span text:style-name="T59">eb identity federation used for large scale access from unknown users</text:span></text:p>
        </text:list-item>
        <text:list-item>
          <text:p text:style-name="P528"><text:span text:style-name="T59">SAML 2.o </text:span><text:span text:style-name="T74">markup language </text:span><text:span text:style-name="T59">is used for already existing director</text:span><text:span text:style-name="T73">y. It’s used to exchange authentication and uthorization between countless security domains which exchanges information between SAML consumer and identity provider.</text:span></text:p>
        </text:list-item>
      </text:list>
      <text:p text:style-name="P165"/>
      <text:p text:style-name="P165"/>
      <text:p text:style-name="P166"/>
      <text:p text:style-name="P78"><text:span text:style-name="T35">I</text:span><text:span text:style-name="T29">AM AWS Policy Types</text:span></text:p>
      <text:p text:style-name="P37"/>
      <text:list text:style-name="L23">
        <text:list-item>
          <text:p text:style-name="P410">Identity-based policies</text:p>
          <text:list>
            <text:list-item>
              <text:p text:style-name="P513"><text:span text:style-name="T29">any entity that depicts an identity. </text:span><text:span text:style-name="T37">Can be managed or inline policies. </text:span><text:span text:style-name="T38">Such as using AWS managed policies or our own custom policies. </text:span><text:span text:style-name="T39">Can be attached </text:span><text:span text:style-name="T40">t</text:span><text:span text:style-name="T39">o a user, user group or role. </text:span><text:span text:style-name="T41">Not the best practice as it’s more difficult to manage inline policies.</text:span></text:p>
            </text:list-item>
          </text:list>
        </text:list-item>
        <text:list-item>
          <text:p text:style-name="P410">Resource-based policies</text:p>
          <text:list>
            <text:list-item>
              <text:p text:style-name="P513"><text:span text:style-name="T29">inline policies in resources, such as role trust policy. </text:span><text:span text:style-name="T42">Associated with a resource as opposed to an identity. For example S3 bucket, with permissions defined at the resource level. </text:span><text:span text:style-name="T43">The resource is the role and the resource based policy is the trust relationship. </text:span><text:span text:style-name="T44">Identity don’t have the principle parameter, resource-based policies must have the principle parameter to determine which identity the policy permissions relate to.</text:span></text:p>
            </text:list-item>
          </text:list>
        </text:list-item>
        <text:list-item>
          <text:p text:style-name="P410">Permission boundaries</text:p>
          <text:list>
            <text:list-item>
              <text:p text:style-name="P513"><text:span text:style-name="T29">can be associated with a role or user and give the maximum number of boundaries/</text:span><text:span text:style-name="T36">permissions</text:span><text:span text:style-name="T29"> allowed. </text:span><text:span text:style-name="T45">They don’t grant permissions themselves, they just act as a control guide.</text:span></text:p>
            </text:list-item>
          </text:list>
        </text:list-item>
        <text:list-item>
          <text:p text:style-name="P410">Organization service control policies (SCPs)</text:p>
          <text:list>
            <text:list-item>
              <text:p text:style-name="P411">define boundary of maximum permissions for organization and multiple accounts.</text:p>
            </text:list-item>
          </text:list>
        </text:list-item>
      </text:list>
      <text:p text:style-name="P167"/>
      <text:p text:style-name="P38">Creating an AWS IAM policy</text:p>
      <text:p text:style-name="P38"/>
      <text:list text:style-name="L24">
        <text:list-item>
          <text:p text:style-name="P412">Copy an existing AWS managed policy.</text:p>
        </text:list-item>
        <text:list-item>
          <text:p text:style-name="P412">Policy Generator.</text:p>
        </text:list-item>
        <text:list-item>
          <text:p text:style-name="P412">Create your own policy.</text:p>
        </text:list-item>
      </text:list>
      <text:p text:style-name="P168"/>
      <text:p text:style-name="P39">Policy Evaluation logic</text:p>
      <text:p text:style-name="P39"/>
      <text:list text:style-name="L25">
        <text:list-item>
          <text:p text:style-name="P529"><text:span text:style-name="T75">Policy evaluation logic is exactly what it sounds, There is programmatic logic behind evaluating the permissions behind a policy. </text:span><text:span text:style-name="T76">Evaluating the level of permissions based on </text:span><text:span text:style-name="T77">the policies that are used. </text:span><text:span text:style-name="T78">Determining if access is granted or denied.</text:span></text:p>
        </text:list-item>
      </text:list>
      <text:p text:style-name="P169"/>
      <text:p text:style-name="P268"><text:span text:style-name="T78">Authentication→Context→</text:span><text:span text:style-name="T80">Policy</text:span><text:span text:style-name="T79"> evaluation</text:span><text:span text:style-name="T59">→ Result.</text:span></text:p>
      <text:p text:style-name="P170"/>
      <text:list text:style-name="L26">
        <text:list-item>
          <text:p text:style-name="P514"><text:span text:style-name="T46">B</text:span><text:span text:style-name="T29">y default all access to a resource is denied. Thus having to </text:span><text:span text:style-name="T47">create an allow within a policy associated with the principle. If a single deny exists within any policy associated with the same principle against the same resource then that deny will overrule any previous allow that may exist for the same resource and action.</text:span></text:p>
        </text:list-item>
        <text:list-item>
          <text:p text:style-name="P515"><text:span text:style-name="T47">A</text:span><text:span text:style-name="T29">n explicit Deny will take precedence over an allow.</text:span></text:p>
          <text:list>
            <text:list-item>
              <text:p text:style-name="P413">Deny &gt; Allow.</text:p>
            </text:list-item>
          </text:list>
        </text:list-item>
      </text:list>
      <text:p text:style-name="P171"/>
      <text:p text:style-name="P40">Policies in order of evaluation</text:p>
      <text:p text:style-name="P40"/>
      <text:list text:style-name="L27">
        <text:list-item>
          <text:p text:style-name="P414">Organizational service control policies</text:p>
        </text:list-item>
        <text:list-item>
          <text:p text:style-name="P414">resource-based policies</text:p>
        </text:list-item>
        <text:list-item>
          <text:p text:style-name="P415">IAM Permission boundaries</text:p>
        </text:list-item>
        <text:list-item>
          <text:p text:style-name="P416">identity-based policies</text:p>
        </text:list-item>
      </text:list>
      <text:p text:style-name="P257"/>
      <text:p text:style-name="P258"/>
      <text:p text:style-name="P259">References: <text:a xlink:type="simple" xlink:href="https://app.qa.com/course/using-iam-policies-define-manage-permissions-2256/summary/?context_id=1&amp;context_resource=lp" text:style-name="Internet_20_link" text:visited-style-name="Visited_20_Internet_20_Link"><text:span text:style-name="T29">https://app.qa.com/course/using-iam-policies-define-manage-permissions-2256/summary/?context_id=1&amp;context_resource=lp</text:span></text:a></text:p>
      <text:p text:style-name="P172">QA</text:p>
      <text:p text:style-name="P172"/>
      <text:p text:style-name="P172"/>
      <text:p text:style-name="P2">Dynamo_db <text:span text:style-name="T144">Provision throughput</text:span></text:p>
      <text:p text:style-name="P2"/>
      <text:p text:style-name="P173">AWS provides a dynamob db database which is a document database so it’s semi structured, but we can put anything we want. We can interface through an API or through AWS. AWS charges for the read and write capacity to a database, However does not charge for disk space, it’s lenient in the sense that it allows “bursts” if you have an increase in traffic now and again it will allow it. <text:span text:style-name="T135">This is called </text:span><text:span text:style-name="T127">provisioned throughput.</text:span></text:p>
      <text:p text:style-name="P260"/>
      <text:p text:style-name="P174">AWS will increase the capacity as the database grows <text:span text:style-name="T136">Thus do not have to reserve capacity, the exception being for Input and Output for reads and writes. </text:span><text:span text:style-name="T137">Amazon charges based on the number of write and read capacity units that have been allocated. </text:span></text:p>
      <text:p text:style-name="P174"/>
      <text:p text:style-name="P175">A read capacity has the following characteristics: Strong and consistent read; can read up to 4kb Each second for an item. <text:span text:style-name="T138">Strong consistency ensuring we get the latest version of the data. </text:span><text:span text:style-name="T139">If we have 5 read capacity units then dynamodb will allow 5 requests per second and the counter resets after every secon</text:span><text:span text:style-name="T140">d. </text:span><text:span text:style-name="T141">If your records are &gt; 4kb then you’ll use 4 sets of a read capacity unit. These round up </text:span><text:span text:style-name="T142">so a 5kb item will count as two read capacity units. </text:span><text:span text:style-name="T143">Eventually consistent reads cost half as much.</text:span></text:p>
      <text:p text:style-name="P175"/>
      <text:p text:style-name="P176">Conversely we also have write capacity units to reserve, each write capacity is 1kb and if we have more, then we require an increase in write capacity units. To write the entire data. </text:p>
      <text:p text:style-name="P176"/>
      <text:p text:style-name="P177">With this in mind scans and queries can be quite expensive in regard to read and write capacity as dynamodb still requires to check the entire table o(n) as well as performing extra instructions to check the data to meet the logical conditions imposed upon the request. <text:span text:style-name="T145">We can help mitigate this by creating an index table, being a hashtable data structure to then quickly perform reads faster etc. </text:span><text:span text:style-name="T146">Each query can only use one index. </text:span><text:span text:style-name="T147">And curate it to contain specific types of data thus not the entire set.</text:span></text:p>
      <text:p text:style-name="P177"/>
      <text:p text:style-name="P178">When you write queries we need to specify the index for each query, unlike a relational database that has a query analyzer, with dynamodb we have to be explicit and tell dynamodb want index to use.</text:p>
      <text:p text:style-name="P178"/>
      <text:list text:style-name="L28">
        <text:list-item>
          <text:p text:style-name="P417">Global secondary indexes let you query across the entire table</text:p>
        </text:list-item>
        <text:list-item>
          <text:p text:style-name="P417">local secondary indexes let you query within a single partition key</text:p>
        </text:list-item>
      </text:list>
      <text:p text:style-name="P179"/>
      <text:p text:style-name="P179"/>
      <text:p text:style-name="P175"/>
      <text:p text:style-name="P175"/>
      <text:p text:style-name="P41">Partitioning dynamodb</text:p>
      <text:p text:style-name="P41"/>
      <text:list text:style-name="L29">
        <text:list-item>
          <text:p text:style-name="P418">Divides table into partitions , by increasing in scale, it divides thus the greater the divisor the smaller the average table size and many tables. <text:span text:style-name="T148">It will begin doing this when size of data grows larger than 10gb </text:span><text:span text:style-name="T149">or </text:span><text:span text:style-name="T150">when the read and write capacity units exceeds a certain level of sets.</text:span><text:span text:style-name="T148"> </text:span><text:span text:style-name="T151">This is why the primary key is also called the partition key. </text:span><text:span text:style-name="T157">It’s also a hash key.</text:span></text:p>
        </text:list-item>
        <text:list-item>
          <text:p text:style-name="P419">Dynamodb knows how to map partition keys to the physical partitions that hold the data on their servers.</text:p>
        </text:list-item>
      </text:list>
      <text:p text:style-name="P175"/>
      <text:p text:style-name="P175"/>
      <text:p text:style-name="P180">We can estimate the number of partitions a table will have is by the following <text:span text:style-name="T152">equation</text:span>:</text:p>
      <text:p text:style-name="P180"/>
      <text:p text:style-name="P181"><text:tab/><text:span text:style-name="T153">max((table size * 10^-1GB),</text:span> <text:span text:style-name="T152">(read capacity units * 3000^-1 + write capacity units * 1000^-1</text:span><text:span text:style-name="T154">))</text:span></text:p>
      <text:p text:style-name="P181"/>
      <text:list text:style-name="L30">
        <text:list-item>
          <text:p text:style-name="P420">If your table grows naturally then the table size will be a x^2 exponent. <text:span text:style-name="T155">They grow naturally they each split independently. </text:span><text:span text:style-name="T156">Thus will divide into even number. 2n.</text:span></text:p>
        </text:list-item>
      </text:list>
      <text:p text:style-name="P182"/>
      <text:p text:style-name="P183">Each partition can <text:span text:style-name="T158">hold 10gb of data. But when data grows beyond it will divide.</text:span></text:p>
      <text:p text:style-name="P183"/>
      <text:p text:style-name="P183"/>
      <text:p text:style-name="P42">AWS EKS</text:p>
      <text:p text:style-name="P43"/>
      <text:p text:style-name="P184">Allows us to deploy a cluster of nodes using kubernetes and does the provisioning container orchestration for us.</text:p>
      <text:p text:style-name="P172"/>
      <text:p text:style-name="P172"/>
      <text:p text:style-name="P44">AWS CODE COMMIT</text:p>
      <text:p text:style-name="P44"/>
      <text:p text:style-name="P185">aws also provides a source control server to manage our code instead of github.</text:p>
      <text:p text:style-name="P185"/>
      <text:p text:style-name="P185"/>
      <text:p text:style-name="P45">AWS CODE BUILD</text:p>
      <text:p text:style-name="P45"/>
      <text:p text:style-name="P45"/>
      <text:p text:style-name="P186">aws also provides a service for building and testing our source code.</text:p>
      <text:p text:style-name="P186"/>
      <text:p text:style-name="P46">AWS CODE DEPLOY</text:p>
      <text:p text:style-name="P46"/>
      <text:p text:style-name="P187">Deploying our compiled program onto the cloud.</text:p>
      <text:p text:style-name="P187"/>
      <text:p text:style-name="P188">These are available through the AWS pipeline, which is their own pipeline for building, testing and deploying etc.</text:p>
      <text:p text:style-name="P170"/>
      <text:p text:style-name="P170"/>
      <text:p text:style-name="P47">AWS CODESTAR</text:p>
      <text:p text:style-name="P47"/>
      <text:p text:style-name="P189">Takes the pain out of building a CI/CD workflow. <text:span text:style-name="T159">Consisting of using AWS code commit,built and deploy. </text:span><text:span text:style-name="T160">Takes care of the pvosioning and configuring of the CICD toolchain.</text:span></text:p>
      <text:p text:style-name="P189"/>
      <text:p text:style-name="P190">Features including:</text:p>
      <text:list text:style-name="L31">
        <text:list-item>
          <text:p text:style-name="P421">Preconfigured CICD workflow templates</text:p>
        </text:list-item>
        <text:list-item>
          <text:p text:style-name="P421">dashboard visualisation</text:p>
        </text:list-item>
        <text:list-item>
          <text:p text:style-name="P421">team membership management</text:p>
        </text:list-item>
        <text:list-item>
          <text:p text:style-name="P421">issue and ticket tracking integration</text:p>
        </text:list-item>
      </text:list>
      <text:p text:style-name="P190"/>
      <text:p text:style-name="P191">It can also provide us with templates to choose for a specific type of CICD pipeline we require.</text:p>
      <text:p text:style-name="P191"/>
      <text:p text:style-name="P191"/>
      <text:p text:style-name="P48">AWS CLOUD9</text:p>
      <text:p text:style-name="P48"/>
      <text:p text:style-name="P192">It’s a cloud IDE, thus being an integrated development environment accessed via the browser and requiring an internet connection. As opposed to having an IDE installed locally on your machine. <text:span text:style-name="T161">Essentially a terminal interface.</text:span></text:p>
      <text:p text:style-name="P192"/>
      <text:p text:style-name="P221"/>
      <text:p text:style-name="P49">CLOUDWATCH</text:p>
      <text:p text:style-name="P49"/>
      <text:p text:style-name="P193">allows us to create dashboards to monitor resources. <text:span text:style-name="T162">And respond to events through alarms through the event bridge to monitor aws services mostly.</text:span></text:p>
      <text:p text:style-name="P193"/>
      <text:p text:style-name="P51">AWS Cloud trail</text:p>
      <text:p text:style-name="P50"/>
      <text:p text:style-name="P194">A security tool. <text:span text:style-name="T163">It does this be recording and logging any API requests made </text:span><text:span text:style-name="T164">by any of our AWS services. </text:span><text:span text:style-name="T165">It stores these in events, which are then stored in log files. </text:span><text:span text:style-name="T166">An event consists of the time of the API call, the name of the caller and the IP address. </text:span></text:p>
      <text:p text:style-name="P194"/>
      <text:list text:style-name="L32">
        <text:list-item>
          <text:p text:style-name="P422">New log files are created every 10 minutes <text:span text:style-name="T167">Which are then stored in the S3 bucket configured when configuring cloud trail.</text:span></text:p>
        </text:list-item>
        <text:list-item>
          <text:p text:style-name="P423">Can also pipe our cloud trail logs into cloudwatch to get a visual on our metrics and data. <text:span text:style-name="T168">And use SNS to alert the team of errors.</text:span></text:p>
        </text:list-item>
        <text:list-item>
          <text:p text:style-name="P424">Global service supporting all regions. </text:p>
        </text:list-item>
      </text:list>
      <text:p text:style-name="P195"/>
      <text:p text:style-name="P196">Cloud trail process:</text:p>
      <text:p text:style-name="P196"><text:tab/>Create a trail (what apis to capture etc.) → specify an s3 bucket to store logs in → encrypt log files with KMS → SMS optional notifications for log files → enable log files validation → trail created.</text:p>
      <text:p text:style-name="P196"/>
      <text:p text:style-name="P196"/>
      <text:p text:style-name="P52">AWS CONFIG</text:p>
      <text:p text:style-name="P52"/>
      <text:p text:style-name="P197">What resources do we have in our infrastructure, are there any security issues, are there any resource dependncies, what changes have occurred to resources, is the infrastructure configured to meet requirements, do we have accurate auditing information etc. It can be time consuming to find the answer to these questions. <text:span text:style-name="T169">The resources in an AWS environment will fluctate and aws config is used to capture and record resource changes. </text:span><text:span text:style-name="T170">Resource monitoring.</text:span></text:p>
      <text:p text:style-name="P197"/>
      <text:list text:style-name="L33">
        <text:list-item>
          <text:p text:style-name="P425">Record and capture resource changes in aws services</text:p>
        </text:list-item>
        <text:list-item>
          <text:p text:style-name="P425">This captured resource information changes etc. into a configuration item, ci.</text:p>
        </text:list-item>
        <text:list-item>
          <text:p text:style-name="P425">Can be used as a resource inventory, see what resources exist for example.</text:p>
        </text:list-item>
        <text:list-item>
          <text:p text:style-name="P426">Store configuration history for individual resources.</text:p>
        </text:list-item>
        <text:list-item>
          <text:p text:style-name="P427">Can provide a snapshot in time of current resource configurations.</text:p>
        </text:list-item>
        <text:list-item>
          <text:p text:style-name="P428">Use rules to check complacency.</text:p>
        </text:list-item>
        <text:list-item>
          <text:p text:style-name="P428">Can perform security analysis</text:p>
        </text:list-item>
        <text:list-item>
          <text:p text:style-name="P428">provide relationship connectivity <text:span text:style-name="T171">information between resources such as ebs volume and ec2 instance.</text:span></text:p>
        </text:list-item>
        <text:list-item>
          <text:p text:style-name="P428">Works with amazon cloud trail.</text:p>
        </text:list-item>
        <text:list-item>
          <text:p text:style-name="P429">Aws config is region specific. <text:span text:style-name="T172">Thus can only configure resources changes and aws config for each region, it doesn’t apply globally to all regions.</text:span></text:p>
        </text:list-item>
      </text:list>
      <text:p text:style-name="P198"/>
      <text:p text:style-name="P53">Key components of AWS config</text:p>
      <text:p text:style-name="P53"/>
      <text:list text:style-name="L34">
        <text:list-item>
          <text:p text:style-name="P430">Configuration recorder</text:p>
        </text:list-item>
        <text:list-item>
          <text:p text:style-name="P430">config rules</text:p>
        </text:list-item>
        <text:list-item>
          <text:p text:style-name="P430">resource relationships</text:p>
        </text:list-item>
        <text:list-item>
          <text:p text:style-name="P430">SNS topic</text:p>
        </text:list-item>
        <text:list-item>
          <text:p text:style-name="P430">S3 bucket</text:p>
        </text:list-item>
        <text:list-item>
          <text:p text:style-name="P430">AWS config permissions</text:p>
        </text:list-item>
        <text:list-item>
          <text:p text:style-name="P430">AWS resources</text:p>
        </text:list-item>
        <text:list-item>
          <text:p text:style-name="P430">config history</text:p>
        </text:list-item>
        <text:list-item>
          <text:p text:style-name="P430">config snapshots</text:p>
        </text:list-item>
        <text:list-item>
          <text:p text:style-name="P430">config stream</text:p>
        </text:list-item>
        <text:list-item>
          <text:p text:style-name="P430">config item</text:p>
        </text:list-item>
      </text:list>
      <text:p text:style-name="P199"/>
      <text:p text:style-name="P200">When there is a change to a resource, aws config will automatically record into a configuration item, the item will contain meta-data. The resource and the relationship. <text:span text:style-name="T173">Etc. </text:span><text:span text:style-name="T174">Resource type of the resource recorded.</text:span></text:p>
      <text:p text:style-name="P200"/>
      <text:p text:style-name="P201">For example configure config to recourd resource changes for a subnet resource. <text:span text:style-name="T175">We can apply config rules to add logic to our configs.</text:span></text:p>
      <text:p text:style-name="P201"/>
      <text:p text:style-name="P202">Configure the elements for the configuration recorder→AWS config discovers all supported resources→For any change on a resource a CI(configuration item) will be created a notification sent→AWS config checks current config rules to evaluate if the change is non-compliant→if a configuration snapshot is taken, aws config will create a snapshot and deliver to the specified s3 bucket→after 6 houts, a configuration history file will be created.</text:p>
      <text:p text:style-name="P202"/>
      <text:p text:style-name="P203">Aws config has relationship with the following services:</text:p>
      <text:list xml:id="list2345103316" text:style-name="L35">
        <text:list-item>
          <text:p text:style-name="P431">SNS</text:p>
        </text:list-item>
        <text:list-item>
          <text:p text:style-name="P431">SQS</text:p>
        </text:list-item>
        <text:list-item>
          <text:p text:style-name="P431">S3</text:p>
        </text:list-item>
        <text:list-item>
          <text:p text:style-name="P431">Cloudtrail</text:p>
        </text:list-item>
        <text:list-item>
          <text:p text:style-name="P431">IAM</text:p>
        </text:list-item>
      </text:list>
      <text:p text:style-name="P204"/>
      <text:p text:style-name="P204"/>
      <text:list xml:id="list4018798166019" text:continue-numbering="true" text:style-name="L35">
        <text:list-item>
          <text:p text:style-name="P432">15 config rules per region.</text:p>
        </text:list-item>
      </text:list>
      <text:p text:style-name="P202"/>
      <text:p text:style-name="P202"/>
      <text:p text:style-name="P202"/>
      <text:p text:style-name="P54">Cloud formation</text:p>
      <text:p text:style-name="P54"/>
      <text:list text:style-name="L36">
        <text:list-item>
          <text:p text:style-name="P433">Cloud format helps with automate the process of creating aws resources, such as ec2 instances, vpc etc. Similiar to using the CLI AWS console, However with cloud formation it deals with the logic for us, as opposed to writing the logic ourselves in a bash script for example and using the aws commands. <text:span text:style-name="T176">We can then use infrastructure as code to then create our resources using declarative markup languages such as YAML </text:span><text:span text:style-name="T177">or JSON.</text:span></text:p>
        </text:list-item>
        <text:list-item>
          <text:p text:style-name="P434">Checkout some cloud formation labs on cloud academy.</text:p>
        </text:list-item>
        <text:list-item>
          <text:p text:style-name="P435">We write our infrastructure in a cloud formation template. <text:span text:style-name="T200">Written in JSON or YAML. </text:span><text:span text:style-name="T201">Allows us to have the benefits of writing code, by allowing us to write readable and easy to maintain code.</text:span></text:p>
        </text:list-item>
        <text:list-item>
          <text:p text:style-name="P436">Once the cloud formation templates have been written, we parss to the cloud formation function which outputs a stack <text:span text:style-name="T202">of aws resources that we can manage as a single unit. </text:span><text:span text:style-name="T203">We can create multiple copies of our templates. </text:span><text:span text:style-name="T204">Each cloud formation stack has a unique name and a linked template.</text:span></text:p>
        </text:list-item>
        <text:list-item>
          <text:p text:style-name="P437">Cloud formation stack actions:</text:p>
          <text:list>
            <text:list-item>
              <text:p text:style-name="P437">Check live status of your infrastructure deployment</text:p>
            </text:list-item>
            <text:list-item>
              <text:p text:style-name="P437">view newly created resources</text:p>
            </text:list-item>
            <text:list-item>
              <text:p text:style-name="P437">delete the stack if no longer needed.</text:p>
            </text:list-item>
          </text:list>
        </text:list-item>
        <text:list-item>
          <text:p text:style-name="P438">Stacks are “all or nothing” by default. It’s either created or not, No rational numbers <text:span text:style-name="T205">and partial stacks. </text:span></text:p>
        </text:list-item>
        <text:list-item>
          <text:p text:style-name="P439">If any one resource can’t be created, then cloudformation will roll back and destroy all created resources by default.</text:p>
        </text:list-item>
      </text:list>
      <text:p text:style-name="P222"/>
      <text:p text:style-name="P58">Anatomy of cloud formation templates</text:p>
      <text:p text:style-name="P58"/>
      <table:table table:name="Table1" table:style-name="Table1">
        <table:table-column table:style-name="Table1.A"/>
        <table:table-column table:style-name="Table1.B"/>
        <table:table-row>
          <table:table-cell table:style-name="Table1.A1" office:value-type="string">
            <text:p text:style-name="P269">AWSTemplateFormatVersion:</text:p>
          </table:table-cell>
          <table:table-cell table:style-name="Table1.B1" office:value-type="string">
            <text:p text:style-name="P271">Version</text:p>
          </table:table-cell>
        </table:table-row>
        <table:table-row>
          <table:table-cell table:style-name="Table1.A2" office:value-type="string">
            <text:p text:style-name="P269">Description:</text:p>
          </table:table-cell>
          <table:table-cell table:style-name="Table1.B2" office:value-type="string">
            <text:p text:style-name="P271">Description of template</text:p>
          </table:table-cell>
        </table:table-row>
        <table:table-row>
          <table:table-cell table:style-name="Table1.A2" office:value-type="string">
            <text:p text:style-name="P269">Parameters:</text:p>
          </table:table-cell>
          <table:table-cell table:style-name="Table1.B2" office:value-type="string">
            <text:p text:style-name="P270">Allow Dynamic variables as opposed to hardcoded. <text:span text:style-name="T206">Can use sudo parameters which are predefined parameters to receive things such as aws id etc. </text:span><text:span text:style-name="T207">Can use instrinsic functions using !func_name</text:span></text:p>
          </table:table-cell>
        </table:table-row>
        <table:table-row>
          <table:table-cell table:style-name="Table1.A2" office:value-type="string">
            <text:p text:style-name="P269">Mappings:</text:p>
          </table:table-cell>
          <table:table-cell table:style-name="Table1.B2" office:value-type="string">
            <text:p text:style-name="P274">Region</text:p>
          </table:table-cell>
        </table:table-row>
        <table:table-row>
          <table:table-cell table:style-name="Table1.A2" office:value-type="string">
            <text:p text:style-name="P269">Conditions:</text:p>
          </table:table-cell>
          <table:table-cell table:style-name="Table1.B2" office:value-type="string">
            <text:p text:style-name="P269">Adding logic to the templates</text:p>
          </table:table-cell>
        </table:table-row>
        <table:table-row>
          <table:table-cell table:style-name="Table1.A2" office:value-type="string">
            <text:p text:style-name="P269">Transform:</text:p>
          </table:table-cell>
          <table:table-cell table:style-name="Table1.B2" office:value-type="string">
            <text:p text:style-name="P272">For macros etc.</text:p>
          </table:table-cell>
        </table:table-row>
        <table:table-row>
          <table:table-cell table:style-name="Table1.A2" office:value-type="string">
            <text:p text:style-name="P269">Resources:</text:p>
          </table:table-cell>
          <table:table-cell table:style-name="Table1.B2" office:value-type="string">
            <text:p text:style-name="P269">Infrastructure resource is a requirement.</text:p>
            <text:p text:style-name="P269"/>
            <text:p text:style-name="P273">Resources:</text:p>
            <text:p text:style-name="P273"><text:s text:c="2"/>Logical ID:</text:p>
            <text:p text:style-name="P273"><text:s text:c="3"/>Type: resource type</text:p>
            <text:p text:style-name="P273"><text:s text:c="3"/>properties:</text:p>
            <text:p text:style-name="P273"><text:s text:c="9"/>set of properties.</text:p>
          </table:table-cell>
        </table:table-row>
        <table:table-row>
          <table:table-cell table:style-name="Table1.A2" office:value-type="string">
            <text:p text:style-name="P269">Outputs:</text:p>
          </table:table-cell>
          <table:table-cell table:style-name="Table1.B2" office:value-type="string">
            <text:p text:style-name="P271">What to output to stdout</text:p>
          </table:table-cell>
        </table:table-row>
      </table:table>
      <text:list text:style-name="L37">
        <text:list-header>
          <text:p text:style-name="P440"/>
        </text:list-header>
      </text:list>
      <text:p text:style-name="P205"/>
      <text:p text:style-name="P59">Advanced cloud formation</text:p>
      <text:p text:style-name="P205"/>
      <text:list text:style-name="L38">
        <text:list-item>
          <text:p text:style-name="P441">Automate Multiple environments</text:p>
        </text:list-item>
        <text:list-item>
          <text:p text:style-name="P441">integration test infrastructure as code</text:p>
        </text:list-item>
        <text:list-item>
          <text:p text:style-name="P441">trigger logic on stack events</text:p>
        </text:list-item>
        <text:list-item>
          <text:p text:style-name="P441">Model complex systems with nested stacks</text:p>
        </text:list-item>
        <text:list-item>
          <text:p text:style-name="P442">Extend cloud formation with custom resources</text:p>
        </text:list-item>
      </text:list>
      <text:p text:style-name="P223"/>
      <text:p text:style-name="P60">state machines</text:p>
      <text:p text:style-name="P60"/>
      <text:list text:style-name="L39">
        <text:list-header>
          <text:p text:style-name="P443">Stack state machine:</text:p>
          <text:list>
            <text:list-item>
              <text:p text:style-name="P443">Create: Template,Parameters→Cloud_formation_function→Stack.</text:p>
            </text:list-item>
            <text:list-item>
              <text:p text:style-name="P444">Update: Template,Parameters,Present Stack→Cloud_formation_function→Stack.</text:p>
            </text:list-item>
            <text:list-item>
              <text:p text:style-name="P444">Delete: Stack→Cloud_formation_function→Void.</text:p>
            </text:list-item>
          </text:list>
        </text:list-header>
      </text:list>
      <text:p text:style-name="P224"/>
      <text:p text:style-name="P224"><text:tab/><text:span text:style-name="T208">Resource state machine:</text:span></text:p>
      <text:list xml:id="list4256688825" text:style-name="L40">
        <text:list-item>
          <text:list>
            <text:list-item>
              <text:p text:style-name="P445">Create: Properties→Resource_provider_logic→new resource.</text:p>
            </text:list-item>
            <text:list-item>
              <text:p text:style-name="P446">Update: Previous resource,Properties→Resource_provider_logic→fresh resource.</text:p>
            </text:list-item>
            <text:list-item>
              <text:p text:style-name="P447">Delete: Resource→Resource_provider_logic→ Void.</text:p>
            </text:list-item>
          </text:list>
        </text:list-item>
      </text:list>
      <text:p text:style-name="P225"/>
      <text:list xml:id="list4020178522149" text:continue-numbering="true" text:style-name="L40">
        <text:list-item>
          <text:p text:style-name="P530">Data flow</text:p>
        </text:list-item>
        <text:list-item>
          <text:p text:style-name="P531">Lifecycle </text:p>
        </text:list-item>
        <text:list-item>
          <text:p text:style-name="P532">Nested stacks</text:p>
        </text:list-item>
        <text:list-item>
          <text:p text:style-name="P533">Custom resources</text:p>
        </text:list-item>
      </text:list>
      <text:p text:style-name="P205"/>
      <text:p text:style-name="P205"/>
      <text:p text:style-name="P205"/>
      <text:p text:style-name="P55">Lambda functions <text:span text:style-name="T182">AWS lambda</text:span></text:p>
      <text:p text:style-name="P55"/>
      <text:p text:style-name="P206">Functions which are executed and invoked on a server and given enough resources the function requires. <text:span text:style-name="T178">We can write our own function in various languages, and then we don’t have to deal with patching the instance, configuring the settings of the instance server, so Can just focus on the server logic and the function.</text:span></text:p>
      <text:p text:style-name="P206"/>
      <text:p text:style-name="P207">The function is the star of the show so to speak, we don’t have to provision/ manage our servers, it’s a serverless compute service, being aws lmbda function, where we can create functions which are called in the reponse to an event occuring when interacting with the server, our pre-written function will execute.</text:p>
      <text:p text:style-name="P207"/>
      <text:p text:style-name="P208">Lambas can be written in various <text:span text:style-name="T179">l</text:span>anguages and we hten upload our code to AWS lambda and code the events which will trigger the function to be called by the server.</text:p>
      <text:p text:style-name="P208"/>
      <text:p text:style-name="P209">When one of these events occur, AWS lambda will automatically provision the required resource requirements to execute the function, once the function has been executed the resources are then scaled down, thus it’s beneficial as it’s not always running, thus doesn’t require resources all the time.</text:p>
      <text:p text:style-name="P209"/>
      <text:p text:style-name="P210">Benefits of AWS Lambda:</text:p>
      <text:list text:style-name="L41">
        <text:list-item>
          <text:p text:style-name="P448">Serverless architecture – AWS manage our server infrastructure and provisioning. Hence the name “serverless”.</text:p>
        </text:list-item>
        <text:list-item>
          <text:p text:style-name="P449">Scalability: Be able to scale up and down resources when executing lamba functions in response to certain events. <text:span text:style-name="T180">Infrastructure resources are only scaled and used when the function is actually being executed.</text:span></text:p>
        </text:list-item>
        <text:list-item>
          <text:p text:style-name="P450">AWS lambda uses the event driven programming paradigm, thus we build our code around the premise of events and building event driven code.</text:p>
        </text:list-item>
        <text:list-item>
          <text:p text:style-name="P451">Pay per use pricisng – Charged based on request numbers and duration of code execution, thus if we want to reduce the duration would mean optimising the algorithm maybe.</text:p>
        </text:list-item>
        <text:list-item>
          <text:p text:style-name="P452">Integration with AWS services.</text:p>
        </text:list-item>
      </text:list>
      <text:p text:style-name="P211"/>
      <text:p text:style-name="P212">Lambda functions can be anything. <text:span text:style-name="T181">Just like regular functions.</text:span></text:p>
      <text:p text:style-name="P212"/>
      <text:p text:style-name="P261">Reference: <text:span text:style-name="T29">ChatGPT. “What is AWS lambda” </text:span></text:p>
      <text:p text:style-name="P218"/>
      <text:p text:style-name="P218"/>
      <text:p text:style-name="P56">Amazon kenisis</text:p>
      <text:p text:style-name="P56"/>
      <text:p text:style-name="P213">|Manages and creates data streams. Data streams essentially being storage used with the purpose of transporting data from source to destination. Similiar to Programming in C, where we can an array of bytes and refer it to it as a buffer, for example when reading a file, music etc. <text:span text:style-name="T183">It’s immutable, thus we can’t modify what is in the kensis streams in AWS </text:span><text:span text:style-name="T184">it can only expire.</text:span></text:p>
      <text:p text:style-name="P213"/>
      <text:p text:style-name="P214">AWS kinesis allows us to collect, process and analyze real-time streaming data. It’s designed to handle high-volume and high throughput and manage real-time data streaming from a range of sources <text:span text:style-name="T185">such as websites, log files etc.</text:span></text:p>
      <text:p text:style-name="P214"/>
      <text:list text:style-name="L42">
        <text:list-item>
          <text:p text:style-name="P453">Amazon Kinesis Data streams – Allows us store streaming data in real time inside buffers. <text:span text:style-name="T186">The data is divided into what is referred to as shards, each shard handling a specific section of data and has the ability to scale horizontally. </text:span><text:span text:style-name="T187">Amazon kinesis data streams are able to be read by other processes, </text:span><text:span text:style-name="T188">because it has read permissions attached to allow accessing this memory.</text:span></text:p>
        </text:list-item>
        <text:list-item>
          <text:p text:style-name="P454">Amazon Kinesis Data Firehose <text:span text:style-name="T194">streams</text:span> – is useful as it allows a simple way to load streaming data into AWS data stores and analytics services. <text:span text:style-name="T189">Such as automating so streaming data can be stored and sent to S3,Redshift,Splunk etc. </text:span><text:span text:style-name="T193">It’s essentially a streaming delivery service for data. </text:span><text:span text:style-name="T196">Ingested data can be dynamically transformed, scaled automatically, and is automatically delivered to a data store. </text:span></text:p>
        </text:list-item>
        <text:list-item>
          <text:p text:style-name="P455">Amazon Kinesis Data Analytics <text:span text:style-name="T195">streams</text:span>– Allows us to analyse streaming data using SQL <text:span text:style-name="T190">type queries.</text:span></text:p>
        </text:list-item>
        <text:list-item>
          <text:p text:style-name="P456">Amazon kinesis video streams – <text:span text:style-name="T191">This is a service with the purpose of dealing with video streaming data.</text:span></text:p>
        </text:list-item>
        <text:list-item>
          <text:p text:style-name="P457">AWS will only provision resources when requested. <text:span text:style-name="T192">And can’t scale without our own intervention.</text:span></text:p>
        </text:list-item>
      </text:list>
      <text:p text:style-name="P215"/>
      <text:p text:style-name="P216">Kenisis not allow manages and creates data streams, but we can also created dashboards and monitor and respont to events as they occur. And has a use-case such as: real time analytics, log and clicstream analysis etc.</text:p>
      <text:p text:style-name="P216"/>
      <text:p text:style-name="P216"/>
      <text:p text:style-name="P262">Reference: <text:span text:style-name="T29">Chatgpt “What is AWS kinesis”</text:span></text:p>
      <text:p text:style-name="P219"/>
      <text:p text:style-name="P219"/>
      <text:p text:style-name="P219"/>
      <text:p text:style-name="P219"/>
      <text:p text:style-name="P57">AWS resource tagging</text:p>
      <text:p text:style-name="P57"/>
      <text:p text:style-name="P263"><text:span text:style-name="T29">Tags are incredibly useful. They follow a hashtable data structure, of consisting of key pair values, and tags are useful to assign to resources, so it makes maintaining, developing our infrastructure easier, as They identifiable names with key information explaining what the resources are and what they do. Which makes it easier to create maintainable and easy to read infrastructure. </text:span><text:span text:style-name="T48">AWS allows up to 50 tags. </text:span></text:p>
      <text:p text:style-name="P220"/>
      <text:p text:style-name="P220"/>
      <text:p text:style-name="P264"><text:span text:style-name="T48">A</text:span><text:span text:style-name="T29">WS has a standard to follow when creating tags, as just tagging with a name isn’t very useful. For example of tags:</text:span></text:p>
      <text:p text:style-name="P217"/>
      <text:p text:style-name="P217"/>
      <text:p text:style-name="P217"/>
      <text:list text:style-name="L43">
        <text:list-item>
          <text:p text:style-name="P458">cost allocation tags, tag resources which are part of the cost, thus can easily identify resources and how much they cost. <text:span text:style-name="T197">Resources taged with cost allocation tags are included in the billing reports etc. </text:span><text:span text:style-name="T198">Thus being able to break down monthly bills by enabled tags.</text:span></text:p>
        </text:list-item>
        <text:list-item>
          <text:p text:style-name="P459">Security and compliance tags, tag resources with security information, can use these tags in IAM, for example setting the permissions to disallow access to a resource with a certain tag for example.</text:p>
        </text:list-item>
        <text:list-item>
          <text:p text:style-name="P460">Leverage resource groups, groups can be formed bound by the commonality of the tag that is assigned to the resources. Thus we can apply changes to a group of resources defined by their tag, as opposed to manually individually applying changes to each resource, thus allows efficiency of grouping and the benefits that has. <text:span text:style-name="T199">Such as creating a group which gets resources with a tag location of x.</text:span></text:p>
        </text:list-item>
        <text:list-item>
          <text:p text:style-name="P461">Tags make resources more identifial, and groups even more so, and allow us to do searches for resources and many other things.</text:p>
        </text:list-item>
      </text:list>
      <text:p text:style-name="P221"/>
      <text:p text:style-name="P221"/>
      <text:p text:style-name="P221"/>
      <text:p text:style-name="P221"/>
      <text:p text:style-name="P221"/>
      <text:p text:style-name="P61">How to enable logging across aws services</text:p>
      <text:p text:style-name="P61"/>
      <text:list text:style-name="L44">
        <text:list-item>
          <text:p text:style-name="P462">Logging is beneficial to enhance resolution and security analysis</text:p>
        </text:list-item>
      </text:list>
      <text:p text:style-name="P226"/>
      <text:p text:style-name="P62">Cloud watch logging agent</text:p>
      <text:p text:style-name="P62"/>
      <text:list text:style-name="L45">
        <text:list-item>
          <text:p text:style-name="P463">Cloud watch is used to collate and collect metrics on resources, monitor their performance and respond to alerts. <text:span text:style-name="T209">And allows to collect logs </text:span><text:span text:style-name="T210">from applications and services. </text:span><text:span text:style-name="T211">Provides the ability to monitor log streams in real-time and setup metric filters to search for specific events.</text:span></text:p>
        </text:list-item>
        <text:list-item>
          <text:p text:style-name="P464">Unified cloud watch agent allows the collection of logs from EC2 instances as well from on-premise serv<text:span text:style-name="T212">ers.</text:span></text:p>
        </text:list-item>
      </text:list>
      <text:p text:style-name="P227"/>
      <text:p text:style-name="P63">Cloud watch agent installation algorithm:</text:p>
      <text:p text:style-name="P63"/>
      <text:list text:style-name="L46">
        <text:list-item>
          <text:p text:style-name="P465">create a role and attach it to the instance with permissions to collect data from the instances in addition to interacting with SSM.</text:p>
        </text:list-item>
        <text:list-item>
          <text:p text:style-name="P466">Download and install the agent onto the EC2 instance.</text:p>
        </text:list-item>
        <text:list-item>
          <text:p text:style-name="P467">Configure and start the Cloud watch agent.</text:p>
        </text:list-item>
      </text:list>
      <text:p text:style-name="P228"/>
      <text:p text:style-name="P229">Will need to create two roles , one to install the agent <text:s/><text:span text:style-name="T213">and be able to send metrics to cloud watch,</text:span>and one to communicate with the parameter store within SSM.</text:p>
      <text:p text:style-name="P229"/>
      <text:p text:style-name="P64">Cloud trail logging</text:p>
      <text:p text:style-name="P64"/>
      <text:list text:style-name="L47">
        <text:list-item>
          <text:p text:style-name="P468">Cloud trail records and tracks all AWS API requests made. <text:span text:style-name="T214">Cloud trail stores API calls as events which are then stored in an S3 bucket. </text:span><text:span text:style-name="T215">As well as the identity of the caller,the timestamp and source IP meta information about a captured API call event.</text:span></text:p>
        </text:list-item>
        <text:list-item>
          <text:p text:style-name="P469">When API is captured it is associated with an event and written to a log.</text:p>
        </text:list-item>
        <text:list-item>
          <text:p text:style-name="P470">New logs are created every 5 minutes.</text:p>
        </text:list-item>
        <text:list-item>
          <text:p text:style-name="P471">Logs are delivered to s3 buckets 15m after the API was called.</text:p>
        </text:list-item>
        <text:list-item>
          <text:p text:style-name="P472">We could allow cloud watch access to our cloud trail logs in a bucket and monitor using cloud watch instead. <text:span text:style-name="T216">However other way round it seems, cloud trail needs to assume roles to be able to send logs to cloud watch.</text:span></text:p>
        </text:list-item>
        <text:list-item>
          <text:p text:style-name="P473">For verification, cloud trail creates a digest file, with hashes to verify the logs etc.</text:p>
        </text:list-item>
      </text:list>
      <text:p text:style-name="P230"/>
      <text:p text:style-name="P65">S3 access logs</text:p>
      <text:p text:style-name="P65"/>
      <text:list text:style-name="L48">
        <text:list-item>
          <text:p text:style-name="P474">amazon s3 access logs collate data based on who has been accessing a certain bucket. <text:span text:style-name="T217">Providing the following information in the logs: the source bucket that was accessed; a timestamp of events; the identify requesting access to object in the bucket; </text:span><text:span text:style-name="T218">the action they performed with the object. </text:span><text:span text:style-name="T219">By default access logging is disabled when creating a new bucket.</text:span></text:p>
        </text:list-item>
        <text:list-item>
          <text:p text:style-name="P475">We use two buckets, the source bucket being the bucket you want to log access requests for; and target bucket is the bucket in which the access logs will be delivered to. <text:span text:style-name="T220">The source and target buckets must be in the same region.</text:span></text:p>
        </text:list-item>
      </text:list>
      <text:p text:style-name="P231"/>
      <text:p text:style-name="P66">Cloud front Access logs</text:p>
      <text:p text:style-name="P66"/>
      <text:list text:style-name="L49">
        <text:list-item>
          <text:p text:style-name="P476">Cloud front speeds up distribution of your static and dynamic. <text:span text:style-name="T221">It’s a content delivery network using a network of edge locations. </text:span><text:span text:style-name="T222">When a user requests content being hosted through amazon cloud front, the request is routed to the nearest edge location for lower latency and performance. </text:span><text:span text:style-name="T223">When access logs are enabled you can record requests to the application being hosted by cloud front. </text:span><text:span text:style-name="T224">These logs are stored in S3 bucket </text:span><text:span text:style-name="T225">for persistent storage.</text:span></text:p>
        </text:list-item>
        <text:list-item>
          <text:p text:style-name="P477">Log files capture data over a period of time and the amount of log files generated is dependent on the amount of requests received, as cloud front records this type of event. <text:span text:style-name="T226">Cloud front retains logs until they are ready for S3 which could take 24 hours.</text:span></text:p>
        </text:list-item>
        <text:list-item>
          <text:p text:style-name="P478">To enable logging, the correct permissions are required:</text:p>
          <text:list>
            <text:list-item>
              <text:p text:style-name="P478">FULL_CONTROL</text:p>
            </text:list-item>
            <text:list-item>
              <text:p text:style-name="P478">s3:getBucketAcl</text:p>
            </text:list-item>
            <text:list-item>
              <text:p text:style-name="P478">s3:putBucketAcl</text:p>
            </text:list-item>
          </text:list>
        </text:list-item>
        <text:list-item>
          <text:p text:style-name="P479">Cookie logging will log cookie information <text:s/>with your cloud front access log data.</text:p>
        </text:list-item>
      </text:list>
      <text:p text:style-name="P232"/>
      <text:p text:style-name="P67">VPC flow logs</text:p>
      <text:p text:style-name="P67"/>
      <text:list xml:id="list4250515620" text:style-name="L50">
        <text:list-item>
          <text:p text:style-name="P480">Within your VPC you could potentially have hundreds or even thousands of resources communicating together.</text:p>
        </text:list-item>
        <text:list-item>
          <text:p text:style-name="P481">Vpc control logs allows us to capture IP traffic information that flows within your VPC. <text:span text:style-name="T227">This is useful to resolve incidents with network communication and traffic flow. </text:span><text:span text:style-name="T228">As well as help spot traffic reaching a destination that should be prohibited.</text:span></text:p>
        </text:list-item>
        <text:list-item>
          <text:p text:style-name="P482">The VPC flow logs are not stored in S3 and sent directly to cloud watch.</text:p>
        </text:list-item>
        <text:list-item>
          <text:p text:style-name="P483">It has a few limitations: </text:p>
          <text:list>
            <text:list-item>
              <text:p text:style-name="P483">for VPC peered connections , you can only see flow logs of peered VPCs within the same account.</text:p>
            </text:list-item>
            <text:list-item>
              <text:p text:style-name="P484">You are unable to retrieve information from resources within EC2-Classic environment.</text:p>
            </text:list-item>
            <text:list-item>
              <text:p text:style-name="P485">Once a VPC flow log has been created it can’t be changed.</text:p>
            </text:list-item>
            <text:list-item>
              <text:p text:style-name="P486">The following traffic is not captured by the logs:</text:p>
              <text:list>
                <text:list-item>
                  <text:p text:style-name="P486">DHCP traffic within VPC</text:p>
                </text:list-item>
                <text:list-item>
                  <text:p text:style-name="P486">Traffic from instances destined for Amazon DNS servers.</text:p>
                </text:list-item>
                <text:list-item>
                  <text:p text:style-name="P487">Traffic destined to the IP address for the VPC default router.</text:p>
                </text:list-item>
                <text:list-item>
                  <text:p text:style-name="P488">Traffic to and from: 169.254..169.254 and 169.254.169.123 <text:span text:style-name="T229">(instance metadata and time sync service)</text:span></text:p>
                </text:list-item>
                <text:list-item>
                  <text:p text:style-name="P489">Traffic relating to an amazon windows activation license from a windows instance.</text:p>
                </text:list-item>
                <text:list-item>
                  <text:p text:style-name="P490">Traffic between a network load balancer , network interface and an endpoint network interface.</text:p>
                </text:list-item>
              </text:list>
            </text:list-item>
          </text:list>
        </text:list-item>
      </text:list>
      <text:p text:style-name="P233"/>
      <text:list xml:id="list4019248109485" text:continue-numbering="true" text:style-name="L50">
        <text:list-item>
          <text:p text:style-name="P491">You can setup flow logs against three resources:</text:p>
          <text:list>
            <text:list-item>
              <text:p text:style-name="P491">a network interface on one of your instances.</text:p>
            </text:list-item>
            <text:list-item>
              <text:p text:style-name="P492">A subnet within your VPC.</text:p>
            </text:list-item>
            <text:list-item>
              <text:p text:style-name="P493">VPC itself.</text:p>
            </text:list-item>
          </text:list>
        </text:list-item>
      </text:list>
      <text:p text:style-name="P234"/>
      <text:p text:style-name="P68">Publishing VPC flow log data to cloud watch</text:p>
      <text:p text:style-name="P68"/>
      <text:p text:style-name="P235">Every network interface that publishes data to the cloud watch log group uses a different log stream→ <text:span text:style-name="T230">Within each stream there is the flow log event data that shows the content of the log entries→ Each of these log captures data during a window of 10-15m</text:span></text:p>
      <text:p text:style-name="P235"/>
      <text:p text:style-name="P236">Flow log permissions:</text:p>
      <text:list text:style-name="L51">
        <text:list-item>
          <text:p text:style-name="P494">ec2:createFlowLogs</text:p>
        </text:list-item>
        <text:list-item>
          <text:p text:style-name="P494">ec2:DeleteFlowLogs</text:p>
        </text:list-item>
        <text:list-item>
          <text:p text:style-name="P494">ec2:DescribeFlowLogs.</text:p>
        </text:list-item>
      </text:list>
      <text:p text:style-name="P236"/>
      <text:p text:style-name="P236"/>
      <text:p text:style-name="P69">AWS CONFIG logging</text:p>
      <text:p text:style-name="P69"/>
      <text:list xml:id="list2871695247" text:style-name="L52">
        <text:list-item>
          <text:p text:style-name="P495">Can capture resource changes</text:p>
        </text:list-item>
        <text:list-item>
          <text:p text:style-name="P496">Act as a resource inventory</text:p>
        </text:list-item>
        <text:list-item>
          <text:p text:style-name="P497">Store configuration history <text:span text:style-name="T231">for individual resources</text:span></text:p>
        </text:list-item>
        <text:list-item>
          <text:p text:style-name="P498">Provide a snapshot of configurations of resources.</text:p>
        </text:list-item>
        <text:list-item>
          <text:p text:style-name="P499">Notifications about changes <text:span text:style-name="T232">on resources.</text:span></text:p>
        </text:list-item>
        <text:list-item>
          <text:p text:style-name="P500">Provide AWS <text:s/>cloud trail integration to also look at API level call <text:span text:style-name="T233">and by who.</text:span></text:p>
        </text:list-item>
        <text:list-item>
          <text:p text:style-name="P501">Use rules to check compliance </text:p>
        </text:list-item>
        <text:list-item>
          <text:p text:style-name="P502">Security analysis.</text:p>
        </text:list-item>
        <text:list-item>
          <text:p text:style-name="P503">Identify relationships between resources.</text:p>
        </text:list-item>
      </text:list>
      <text:p text:style-name="P237"/>
      <text:list xml:id="list4019533694741" text:continue-numbering="true" text:style-name="L52">
        <text:list-item>
          <text:p text:style-name="P504">The configuration history uses configuration items known as CIS to collate and produce history of changes to a particular resource.</text:p>
        </text:list-item>
        <text:list-item>
          <text:p text:style-name="P505">Config sends a configuration file for each resource type to an s3 bucket. <text:span text:style-name="T234">And delivered every 6 hours. </text:span><text:span text:style-name="T235">And contains all CI changes for all resources of a </text:span><text:span text:style-name="T236">particular </text:span><text:span text:style-name="T235">type.</text:span></text:p>
        </text:list-item>
        <text:list-item>
          <text:p text:style-name="P506">Configuration item CI contains: Configuration information ; relationship information ; and other metadata. <text:span text:style-name="T237">A CI is created everytime there is a change to a resource’s configuration file. </text:span><text:span text:style-name="T238">And record CI for any directly related resources as well.</text:span></text:p>
        </text:list-item>
      </text:list>
      <text:p text:style-name="P238"/>
      <text:p text:style-name="P70">Filter and Query data with amazon athena</text:p>
      <text:p text:style-name="P70"/>
      <text:list text:style-name="L53">
        <text:list-item>
          <text:p text:style-name="P507">You can use athena to query data within s3 to search for specific entries in an s3 bucket.</text:p>
        </text:list-item>
      </text:list>
      <text:p text:style-name="P239"/>
      <text:p text:style-name="P71">Logging summary</text:p>
      <text:p text:style-name="P71"/>
      <text:p text:style-name="P240"><text:span text:style-name="T239">I started by talking about </text:span><text:a xlink:type="simple" xlink:href="https://app.qa.com/course/how-implement-enable-logging-across-aws-services-part-2-2/cloudfront-access-logs/" text:style-name="Internet_20_link" text:visited-style-name="Visited_20_Internet_20_Link">Amazon CloudFront Access Logs</text:a><text:span text:style-name="T239">. During this lecture, we learned the following points. Amazon CloudFront is AWS's content delivery network that speeds up distribution of your static and dynamic content through its worldwide network of edge locations. When a user requests content via CloudFront, the request is routed to the closest edge location providing the lowest latency. CloudFront Access Logs can record the request from each user requesting access to your website and distribution. And the logs are stored on S3 for durable and persistent storage. The logging process for CloudFront takes place at the edge location and on a per distribution basis. And the log files capture data over a period of time and are dependent on the amount of requests received. CloudFront retains the logs until they are ready to be delivered on S3. And to enable the logging for your distribution, you must have FULL_CONTROL on the ACL for the S3 Bucket, along with the s3:GetBucketAcl permission and the s3:PutBucketAcl permission. And log output varies on the distribution type, whether this be Web or RTMP. And by enabling cookie logging, it will include all cookie information with your CloudFront Access Log data. </text:span></text:p>
      <text:p text:style-name="P275"><text:span text:style-name="T240">Following CloudFront, I then looked at network logging at the VPC level through the use of </text:span><text:a xlink:type="simple" xlink:href="https://app.qa.com/course/how-implement-enable-logging-across-aws-services-part-2-2/vpc-flow-logs/" text:style-name="Internet_20_link" text:visited-style-name="Visited_20_Internet_20_Link">VPC Flow Logs</text:a><text:span text:style-name="T240">. In this lecture, I explained that VPC Flow Logs allow you to capture IP traffic information that flows between your network interfaces and your resources within your VPC. The log data generated by VPC Flow Logs is then sent to CloudWatch Logs. And if you are running VPC peered connections, then you'll only be able to see Flow Logs of peered VPCs in the same account. Flow Logs are not available for EC2-Classic environments. And once a VPC Flow Log has been created, it can't be changed. The following traffic is not monitored and captured by the logs: DHCP traffic within the VPC, traffic from instances destined for the Amazon DNS Server, any traffic destined to the IP address of the VPC default router, traffic to and from 169.254.169.254 and 169.254.169.123, traffic relating to an Amazon Windows activation license, and traffic between a Network Load Balancer Network Interface and an Endpoint Network Interface. Flow Logs can be set up for a network interface on an instance, your subnet, or your entire VPC. And each interface that sends data to CloudWatch will do so in its own stream. Specific permissions are needed to allow VPC Flow Logs to push data to CloudWatch, as well as permissions to assume the role with the required permissions, these being CreateLogGroup, CreateLogStream, PutLogEvents, DescribeLogGroups, and DescribeLogStreams. And the log files have the following syntax. </text:span></text:p>
      <text:p text:style-name="P275"><text:span text:style-name="T240">Next, I reviewed how </text:span><text:a xlink:type="simple" xlink:href="https://app.qa.com/course/how-implement-enable-logging-across-aws-services-part-2-2/aws-config-logging/" text:style-name="Internet_20_link" text:visited-style-name="Visited_20_Internet_20_Link">AWS Config</text:a><text:span text:style-name="T240"> uses configuration history to display all changes within your environment. During this lecture, we learned that AWS Config is a great security and compliance tool that integrates well with many other AWS services. The Configuration History uses Configuration Items, CIs, to collate and produce a history of changes to a particular resource. AWS Config sends a Configuration History file for each resource type to an S3 Bucket that is selected during the setup of AWS Config. And this configuration file is typically delivered every six hours. A Configuration Item is comprised of a JSON file that holds the configuration information, relationship information, and other metadata as a point in time snapshot view of a supported resource. A CI is created every time a supported resource has a change made to its configuration. And a CI consists of the following sections: metadata, attributes, relationships, current configuration, and related events. And it's important to note that you can aggregate Configuration History files from multiple accounts into one S3 Bucket. </text:span></text:p>
      <text:p text:style-name="P277">The final lecture focused on how to retrieve data from your logs that are being stored on Amazon S3, and this was shown via a demonstration. </text:p>
      <text:p text:style-name="P82">When to use RDS Multi-AZ and Read Replicas</text:p>
      <text:list text:style-name="L54">
        <text:list-item>
          <text:p text:style-name="P534"><text:span text:style-name="T81">Multi-AZ means multi availability zones. </text:span><text:span text:style-name="T82">It is a feature used to help with resilience and business continuity.</text:span></text:p>
        </text:list-item>
        <text:list-item>
          <text:p text:style-name="P537">Multi-AZ configures a secondary RDS instance (replica) within a different availabilty zone in the same region as the primary instance.</text:p>
        </text:list-item>
        <text:list-item>
          <text:p text:style-name="P538">The only purpose of Multi-AZ is to provide a failover option for a primary RDS instance.</text:p>
        </text:list-item>
        <text:list-item>
          <text:p text:style-name="P539">The replication of data happens synchronously</text:p>
        </text:list-item>
        <text:list-item>
          <text:p text:style-name="P535"><text:span text:style-name="T83">RDS uses a failover mechanism. </text:span><text:span text:style-name="T84">The RDS failover process takes over automatically if a database instance fails. </text:span><text:span text:style-name="T85">RDS updates the DNS record to point to the secondary instance within 60-120 seconds. </text:span><text:span text:style-name="T86">The failover process will occur in the following scenarios:</text:span></text:p>
          <text:list>
            <text:list-item>
              <text:p text:style-name="P540">Patching maintenance on primary database instance</text:p>
            </text:list-item>
            <text:list-item>
              <text:p text:style-name="P656">Host failure</text:p>
            </text:list-item>
            <text:list-item>
              <text:p text:style-name="P657">Availability zone failure</text:p>
            </text:list-item>
            <text:list-item>
              <text:p text:style-name="P658">Instance rebooted with failover</text:p>
            </text:list-item>
            <text:list-item>
              <text:p text:style-name="P659">DB instance class is modified</text:p>
            </text:list-item>
          </text:list>
        </text:list-item>
        <text:list-item>
          <text:p text:style-name="P660">The RDS failover triggers an event which is recorded as RDS-EVENT-0025 when the failover process is complete.</text:p>
        </text:list-item>
        <text:list-item>
          <text:p text:style-name="P536"><text:span text:style-name="T242">SQL server Multi A-Z is achieved through the use of SQL SERVER MIRRORING. </text:span><text:span text:style-name="T243">Which allows us to create backup database instances in different regions, essentially like the failover mechanism.</text:span></text:p>
          <text:p text:style-name="P536"/>
        </text:list-item>
      </text:list>
      <text:p text:style-name="P83">RDS read replicas </text:p>
      <text:list text:style-name="L55">
        <text:list-item>
          <text:p text:style-name="P541">Read replicas are not used for resiliency or as a secondary instance in the event of a failover. <text:span text:style-name="T244">Read replicas are used to server read-only access to your database data via a separate instance. </text:span><text:span text:style-name="T245">Read replicas are useful to reduce the traffic on the main db instance, by offloading the read requests of the database. </text:span><text:span text:style-name="T246">The read replica maintains a secure asynchronous link between itself and the primary database. </text:span><text:span text:style-name="T247">Read replicas are created from a snapshot of the main database instance. </text:span><text:span text:style-name="T248">It’s possible to deploy many replicas.</text:span></text:p>
        </text:list-item>
        <text:list-item>
          <text:p text:style-name="P542">Adding more replicas allows to scale your read performance to a wider range of applications. <text:span text:style-name="T249">You are able to deploy replicas in different regions. </text:span><text:span text:style-name="T250">Can also promote a replica to replace the main DB instance in case of a failure.</text:span></text:p>
        </text:list-item>
        <text:list-item>
          <text:p text:style-name="P543">Can have nested read replica chains. A read replica replicates from your source DB and then act as a source DB for another read replica. <text:span text:style-name="T251">Chain can only be 4 layers deep with a maximum of 5 replicas per each source DB.</text:span></text:p>
        </text:list-item>
      </text:list>
      <text:p text:style-name="P265"/>
      <text:p text:style-name="P265"/>
      <text:p text:style-name="P79">Using SQS,SNS,SES in a decoupled and distributed environments</text:p>
      <text:list text:style-name="L56">
        <text:list-item>
          <text:p text:style-name="P544">SQS – relates to the queuing of messages as it’s called simple queue service</text:p>
        </text:list-item>
        <text:list-item>
          <text:p text:style-name="P544"><text:s/><text:span text:style-name="T252">SNS – simple note service relates to alerts <text:s/>and notification of events.</text:span></text:p>
        </text:list-item>
        <text:list-item>
          <text:p text:style-name="P545">SES – simple email service provides a means of sending smtp messages</text:p>
        </text:list-item>
      </text:list>
      <text:p text:style-name="P266"/>
      <text:p text:style-name="P80">Simple queue service sqs</text:p>
      <text:list text:style-name="L57">
        <text:list-item>
          <text:p text:style-name="P546">It is a service that handles the delivery of messages between components. SQS is a fully managed service that works with serverless systems, micro-services and distributed architecture.</text:p>
        </text:list-item>
        <text:list-item>
          <text:p text:style-name="P547">It has the capability of sending,storing and receiving messages at scale without dropping message data</text:p>
        </text:list-item>
        <text:list-item>
          <text:p text:style-name="P661">The service itself uses three different elements, two of which are a part of your distributed system. These being the producers and the consumers. And the third part is the actual queue, which is managed by SQS and is managed across a number of SQS service for resiliency.</text:p>
        </text:list-item>
        <text:list-item>
          <text:p text:style-name="P661">The producer component of your architecture is responsible for sending messages to your queue. At this point, the SQS service stores the message across a number of SQS servers for resiliency within the specified queue. This ensures that the message remains in the queue should a failure occur with one of the SQS servers. Consumers are responsible for processing the messages within your queue. As a result, when the consumer element of your architecture is ready to process the message from the queue, the message is retrieved and is then marked as being processed by activating the visibility timeout on the message. This timeout ensures that the same message will not be read and processed by another consumer. When the message has been processed, the consumer then deletes the message from the queue. </text:p>
        </text:list-item>
        <text:list-item>
          <text:p text:style-name="P661">message is retrieved by a consumer, the visibility timeout is started. The default time is 30 seconds, but it can be set up to as long as 12 hours. During this period, the consumer processes the message. If it fails to process a message, perhaps due to a communication error, the consumer will not send a delete message request back to SQS. As a result, if the visibility timeout expires and it doesn't receive the request to delete the message, the message will become available again in the queue for other consumers to process. This message will then appear as a new message to the queue. The value of your visibility timeout should be longer than it takes for your consumers to process your messages. </text:p>
        </text:list-item>
        <text:list-item>
          <text:p text:style-name="P661"> mentioned earlier that there were different types of queues. These being standard queues, first in, first out queues and dead-letter queues. Standard queues, which are the default queue type upon configuration, support at-least-once delivery of messages. This means that the message might actually be delivered to the queue more than once, which is largely down to the highly distributed volume of SQS servers, which would make the message appear out of its original order or delivery. As a result, the standard queue will only offer a best effort when trying to preserve the message ordering from when the message are sent by the producers. Standard queues also offer an almost unlimited number of transactions per second, TPS, making this queue highly scalable. </text:p>
        </text:list-item>
      </text:list>
      <text:p text:style-name="P277">If message ordering is critical to your solution, then standard queues might not be the right choice for you, instead, you would need to use first in, first out queues. This queue is able to ensure the order of messages is maintained and that there are no duplication of messages within the queue. Unlike standard queues, FIFO queues do have a limited number of transactions per second. These are defaulted to 300 per second for all send and receive and delete operations. If you use batching with SQS, then this changes to 3,000. Batching essentially allows you to perform actions against 10 messages at once within a single action. </text:p>
      <text:p text:style-name="P277">So the key takeaways between the two queues are: for standard queues, you have unlimited throughput, at-least-once delivery and best-effort ordering. And for first in, first out queues, you have high throughput, first in, first out delivery and exactly-once processing. For both queues, it is also possible to enable encryption using server-side encryption via KMS. A dead-letter queue differs to the standard and FIFO queues as this dead-letter queue is not used as a source queue to hold messages submitted by producers. Instead, the dead-letter queue is by the source queue to send messages that fail processing for one reason or another. This could be the result of code within your application, corruption within the message or simply missing information within database that the message data relates to. </text:p>
      <text:p text:style-name="Text_20_body"/>
      <text:p text:style-name="Text_20_body"/>
      <text:p text:style-name="P84">SNS </text:p>
      <text:p text:style-name="P84"/>
      <text:p text:style-name="P279"><text:span text:style-name="T241">Hello, and welcome to this lecture covering the SNS service. It's likely that out of the three services covered within </text:span><text:a xlink:type="simple" xlink:href="https://app.qa.com/course/using-sqs-sns-ses/introduction-sqs-sns-ses/" text:style-name="Internet_20_link" text:visited-style-name="Visited_20_Internet_20_Link">this course</text:a><text:span text:style-name="T241">, this is the service you may have come across the most, simply due to its integration with a number of other AWS services. The Simple Notification Service is used as a publish and subscribe messaging service. But what does this mean? SNS is centered around topics. And you can think of a topic as a group for collecting messages. Users over endpoints can then subscribe to this topic and messages or events are then published to that particular topic. When a message is published, all subscribers to that topic receive a notification of that message. This helps to implement event driven architectures within a decoupled environment. Again, much like </text:span><text:a xlink:type="simple" xlink:href="https://app.qa.com/course/using-sqs-sns-ses/introduction-simple-queue-service/" text:style-name="Internet_20_link" text:visited-style-name="Visited_20_Internet_20_Link">SQS</text:a><text:span text:style-name="T241">, SNS is a managed service and highly scalable, allowing you to distribute messages automatically to all subscribers across your environment, including mobile devices. </text:span></text:p>
      <text:p text:style-name="P277">It can be configured with the AWS management console, the CLI, or the AWS SDK. As mentioned, SNS uses a concept of publishers and subscribers, which can also be classed as consumers and producers, and works in the same principle as SQS from this perspective. The producers, or publishers, send messages to a topic, which is used as a central communication control point. Consumers, or subscribers of the topic, are then notified of this message by one of the following methods: HTTP, HTTPS, Email, Email-JSON, Amazon SQS, Application, AWS Lambda, or SMS. Subscribers don't just have to be users. For example, it could be a web server and they can be notified of the message via the HTTP protocol. Or if it was a user, you could use the email notification method and enter their email address. SNS offers methods of controlling specific access to your topics through a topic policy. For example, you might want to restrict which protocol subscribers can use, such as SMS or HTTPS, or only allow access to this topic for a specific user. The policy themselves follow the same format as IAM policies. For more information on IAM policies, please see our existing IAM course, which is available within our library of content. I will now perform a demonstration showing you how topic policies are configured and the different options within them, which allows you to apply access security to your topics. Both SNS and SQS integrate with each other, which makes sense, as both of these services are designed to run in a highly distributed and decoupled environment. </text:p>
      <text:p text:style-name="P275"><text:span text:style-name="T240">By working together, a solution can be designed to send messages to subscribers through a push method. Or SQS handles incoming messages, and waits for consumers to pull data. Therefore, being able to use SNS as a producer for an SQS queue makes perfect sense from a development perspective. To do this, you'll need to have your SQS queue subscribed to the SNS topic. And this can be achieved by performing the following steps within this demonstration. Much like SQS, SNS also integrates well with AWS Lambda, a key serverless computer service. To learn more about serverless technologies, you can view our existing learning path entitled Serverless Computing on AWS for Developers, which can be found </text:span><text:a xlink:type="simple" xlink:href="https://app.qa.com/learning-paths/serverless-computing-aws-developers-45/" text:style-name="Internet_20_link" text:visited-style-name="Visited_20_Internet_20_Link">here</text:a><text:span text:style-name="T240">. This integration allows SNS notifications to invoke existing Lambda functions. Like SQS, the Lambda function has to be subscribed to the topic. Then when a message is sent to the topic, the message is pushed out to the Lambda function to invoke it. The function itself uses the payload of the message as an input parameter, where it can then alter the message if required, or forward the message onto another AWS service, or indeed to another SNS topic. To configure AWS Lambda to work with the topic, you can perform the following steps. From within the SNS dashboard of the AWS management console, select topics. Select the topic that you want to subscribe to with the Lambda function. Select actions, and subscribe to topic. Using the protocol menu, select the AWS Lambda option. Then you must select the Lambda function to be used from the endpoint dropdown box.</text:span></text:p>
      <text:p text:style-name="P276"><text:span text:style-name="T240">Finally, you can select the version or alias of the function, and to select the latest of the function, choose the latest option. Select create subscription. To gain more insight into this process and to see an example of how this can be used to create a sample message history store using SNS Lambda and Amazon DynamoDB, you can view this blog post made by AWS, found </text:span><text:a xlink:type="simple" xlink:href="https://aws.amazon.com/blogs/mobile/invoking-aws-lambda-functions-via-amazon-sns/" text:style-name="Internet_20_link" text:visited-style-name="Visited_20_Internet_20_Link">here</text:a><text:span text:style-name="T240">. We also have a lab which will teach you how to process SNS notifications with a Lambda function. As a simple example, the lab uses python to log custom metrics to CloudWatch based on the message payload. That now brings me to the end of this lecture, which covered an introduction to the Simple Notification Service.</text:span></text:p>
      <text:p text:style-name="P279"><text:line-break/></text:p>
      <text:p text:style-name="P79"/>
      <text:p text:style-name="P81">SES</text:p>
      <text:p text:style-name="P81"/>
      <text:p text:style-name="P278">Hello, and welcome to this lecture covering the Simple Email Service, SES. The SES service makes it possible to use AWS infrastructure and email servers to handle an automated email system to communicate with your customers. This makes it a good choice for marketers and developers. For example, you could use SES to send a confirmation email to customers notifying them of their new account details that they may have just set up on your website, or an email confirmation sent to a customer detailing their online order placed via your site. </text:p>
      <text:p text:style-name="P277">When receiving email, you can architect your application to respond automatically to incoming emails, such as request to unsubscribe to your newsletter, or develop applications to receive incoming email from customers and automatically create tickets that can be assigned to your team to resolve their issues.</text:p>
      <text:p text:style-name="P277">As expected, it's a very reliable and cost-effective service that ensures you are able to maintain a good communication channel to your customers and third parties. This service is easily able to integrate into your existing systems, such as your SMTP interfaces or existing applications, using the AWS SDKs.</text:p>
      <text:p text:style-name="P277">So, let's answer the two most obvious questions you may have. How do I send email, and how do I receive email? If you're new to SES, then you will initially be placed within a sandbox environment, which allows you to set up a single email address to test and understand the service in greater detail. To show you how to do this, I will demonstrate how to set up a single email.</text:p>
      <text:p text:style-name="P277">So, in this very short demonstration, I just wanna show you how to verify a single email address using the SES service. So, if we're near the Management Console, if we just go to the SES service, so Simple Email Service. And if we go across to the left where it says Email Addresses, we can see here that we don't have any verified email addresses at the moment.</text:p>
      <text:p text:style-name="P277">So, what I need to do is click on the blue button that says, Verify a New Email Address, put in my email address, and then click on Verify This Email Address. We'll then get a message stating that a verification email has been sent to my email address, and it could take up to an hour for this to arrive. So, I'll just pause this video and come back when it's arrived.</text:p>
      <text:p text:style-name="P277">Okay, so I've now got my email from SES, and it's asking me to click on the link to verify that I did actually request this email address. So, all I need to do is click on the link within the email, and here we have a congratulations message saying that we have successfully verified an email address, and we can now start sending email from this address.</text:p>
      <text:p text:style-name="P277">I'm now back in the SES dashboard, and we can see that our verification status is now verified. Now, what we can do is send a test email by clicking on Send a Test Email here, select the email format, and I'm going to send an email to myself. This is a test, this is a test. So, send the test email. Now, if I go across to my email, I can see that I have received that email. And that's how you set up and verify a single user for SES.</text:p>
      <text:p text:style-name="P275"><text:span text:style-name="T240">To move onto a larger and wider scale distribution of emails, you can request to be moved out of the sandbox environment by opening a ticket within the AWS Support Center to increase the limits for SES sending. More information on this process can be found using the following </text:span><text:a xlink:type="simple" xlink:href="https://docs.aws.amazon.com/ses/latest/DeveloperGuide/request-production-access.html" text:style-name="Internet_20_link" text:visited-style-name="Visited_20_Internet_20_Link">link</text:a><text:span text:style-name="T240">.</text:span></text:p>
      <text:p text:style-name="P277">Once out of the sandbox environment, you can also start to monitor your sending activity, including the number of bounced emails or complaint emails. Also, you are able to verify entire domains rather than individual email accounts.</text:p>
      <text:p text:style-name="P277">As a part of the managed service offering of SES, when you receive emails via SES, AWS will automatically scan for spam and viruses, and reject any messages from untrusted sources. When receiving email, there are two ways to configure SES to instruct it as to what to do with the email. These being recipient-based control and IP address-based control. Both of these methods can work together to direct SES as to where to send the email, and if it should be accepted.</text:p>
      <text:p text:style-name="P277">With recipient-based control, you set up configurations to direct the email based on the recipient. These recipient lists are classed as conditions. Receipt rules are used to control what action is taken when a condition is met. So, when the recipient of the email matches the recipient in the condition list.</text:p>
      <text:p text:style-name="P277">When a match is found, the recipient rule will carry out the associated action for that particular rule. If no match is found, then the email is deleted. The actions that are available to these rules are as follows.</text:p>
      <text:p text:style-name="P275"><text:span text:style-name="T240">The S3 action, the email will be delivered to a nominated S3 bucket, and if required, </text:span><text:a xlink:type="simple" xlink:href="https://app.qa.com/course/using-sqs-sns-ses/introduction-simple-notification-service/" text:style-name="Internet_20_link" text:visited-style-name="Visited_20_Internet_20_Link">SNS</text:a><text:span text:style-name="T240"> can also be used to add a notification on when this delivery occurs. SNS action, the email will be published to an SNS topic where all subscribers of the topic will receive a copy of the entire email message.</text:span></text:p>
      <text:p text:style-name="P277">Lambda action, this incoming email will result in calling a lambda function. Again, SNS can be used to notify you when this event occurs.</text:p>
      <text:p text:style-name="P277">Bounce action, this simply rejects incoming email and returns a bounce response to the sender of the email. SNS can again be used to manage notification of this event.</text:p>
      <text:p text:style-name="P277">Stop action, this will stop the evaluation of the receipt rule set.</text:p>
      <text:p text:style-name="P277">Add header action, this will simply add a header to the email.</text:p>
      <text:p text:style-name="P277">And, finally, the WorkMail action. This action will use Amazon WorkMail to process the email.</text:p>
      <text:p text:style-name="P277">So, as an example, if you had a condition listed, stuart.scott@cloudacademy.com, with the action of Amazon S3, and SES received an email addressed to stuart.scott@cloudacademy.com, the receipt rule set would be analyzed until the condition was met, which is my email address. At this point, SES would analyze the required action, which would be to store the email on Amazon S3 and send a notification that this action has happened via SNS, if configured to do so.</text:p>
      <text:p text:style-name="P277">IP address-based control defines what happens to your email based on its source IP address. This method allows you to select if email should be accepted or rejected based on its originating IP address. Through the use of different lists, which relates to allow or block emails, it can help you prevent SES from delivering emails from unwanted sources, but allowing mails from known and trusted sources.</text:p>
      <text:p text:style-name="P277">Behind the scenes of SES, the service maintains, operates, and updates its own list of known spamming sources to help reduce the amount of unwanted emails delivered. One point to mention here is that by default all email that originates from EC2 instances is blocked.</text:p>
      <text:p text:style-name="P277">As a result, you must add them to your allow list if this is a requirement. With both of these processes in place, the incoming flow of email to SES is as follows. IP address-based control is applied first to identify if the email should be allowed or blocked based on the configured list.</text:p>
      <text:p text:style-name="P277">If the email is allowed, SES reviews your receipt rule set to identify a match within the conditions. If no conditions are met, the email is dropped at this point. If a match is found, SES will carry out the action based on the matching rule. That now brings me to the end of this lecture covering the introduction of SES.</text:p>
      <text:p text:style-name="P81"/>
      <text:p text:style-name="P81"/>
      <text:p text:style-name="P85">Using AWS Storage for On-premises backup and disaster recovery</text:p>
      <text:p text:style-name="P85"/>
      <text:list text:style-name="L58">
        <text:list-item>
          <text:p text:style-name="P548">Using Cloud technology is useful in the case of backups. For example if a comanpy were to not use the cloud, they miss out on benefits such as being able to easily scale their infrastructure without a lot of time,money and experience. <text:span text:style-name="T253">Furthermore </text:span><text:span text:style-name="T254">What if the backups are not available or the backups become corrupt for example, the company would have to do this themselves which would cost a lot of money and time, However using the cloud, the cloud takes a lot of the responsibility away, and also allows the backups to become highly available especially due to the fact it’s on the internet.</text:span></text:p>
        </text:list-item>
        <text:list-item>
          <text:p text:style-name="P549">Benefit of cloud storage:</text:p>
          <text:list>
            <text:list-item>
              <text:p text:style-name="P549">Cost efficient</text:p>
            </text:list-item>
            <text:list-item>
              <text:p text:style-name="P549">Scalable</text:p>
            </text:list-item>
            <text:list-item>
              <text:p text:style-name="P549">Available and durable</text:p>
            </text:list-item>
            <text:list-item>
              <text:p text:style-name="P549">Secure</text:p>
            </text:list-item>
            <text:list-item>
              <text:p text:style-name="P549">Reliable</text:p>
            </text:list-item>
            <text:list-item>
              <text:p text:style-name="P549">Zero maintenance of hardware required</text:p>
            </text:list-item>
            <text:list-item>
              <text:p text:style-name="P549">off site storage</text:p>
            </text:list-item>
            <text:list-item>
              <text:p text:style-name="P549">replication and automation easily configured</text:p>
            </text:list-item>
            <text:list-item>
              <text:p text:style-name="P549">readily accessible</text:p>
            </text:list-item>
            <text:list-item>
              <text:p text:style-name="P549">easy to test DR plans using AWS infrastructure</text:p>
            </text:list-item>
          </text:list>
        </text:list-item>
      </text:list>
      <text:p text:style-name="P267"/>
      <text:p text:style-name="P86">Considerations when planning a Data recovery storage solution</text:p>
      <text:p text:style-name="P86"/>
      <text:list text:style-name="L59">
        <text:list-item>
          <text:p text:style-name="P550">Balance is key, as storage solution must be fit for purpose but at the same time also having to conform to specific DR compliance.</text:p>
        </text:list-item>
        <text:list-item>
          <text:p text:style-name="P551">Recovery time object (RTO) – Defined as the maximum amount of time in which a service can remain unavailable before it’s classified as damaging to the business</text:p>
        </text:list-item>
        <text:list-item>
          <text:p text:style-name="P552">Recovery point object(RPO) – Defined as the maximum amount of time for which data could be lost for a service.</text:p>
        </text:list-item>
        <text:list-item>
          <text:p text:style-name="P553">These values can help in choosing the most appropriate storage method. <text:span text:style-name="T255">For example if RTO was an hour, then restoring data from amazon glacier may not be effective as it may take a couple of hours to process </text:span><text:span text:style-name="T256">depending on the retrieval method.</text:span></text:p>
        </text:list-item>
      </text:list>
      <text:p text:style-name="P87">How will you get data in/out of AWS</text:p>
      <text:p text:style-name="P87"/>
      <text:list text:style-name="L60">
        <text:list-item>
          <text:p text:style-name="P554">A direct connection from the corporation <text:span text:style-name="T257">data centre</text:span> to aws could be used and can support connectivity up to 10gb/s.</text:p>
        </text:list-item>
        <text:list-item>
          <text:p text:style-name="P555">A VPN connection can also be used. As well as an internet connection.</text:p>
        </text:list-item>
      </text:list>
      <text:p text:style-name="P88">Large data transfer</text:p>
      <text:list text:style-name="L61">
        <text:list-item>
          <text:p text:style-name="P556">Can use snowball and snowmobile </text:p>
        </text:list-item>
      </text:list>
      <text:p text:style-name="P89">How quickly do you need your data back?</text:p>
      <text:p text:style-name="P89"/>
      <text:list text:style-name="L62">
        <text:list-item>
          <text:p text:style-name="P557">Dependant on your RTO requirements.</text:p>
        </text:list-item>
        <text:list-item>
          <text:p text:style-name="P557">How critical is the data to the business</text:p>
        </text:list-item>
        <text:list-item>
          <text:p text:style-name="P557">Different storage services offer different accessibility options</text:p>
        </text:list-item>
        <text:list-item>
          <text:p text:style-name="P557">Your network infrastructure to AWS will impact retrieval rates.</text:p>
        </text:list-item>
      </text:list>
      <text:p text:style-name="P90">How much data do you need to import/export</text:p>
      <text:p text:style-name="P90"/>
      <text:list text:style-name="L63">
        <text:list-item>
          <text:p text:style-name="P558">The amount of data you have to transfer can affect your storage solution.</text:p>
        </text:list-item>
        <text:list-item>
          <text:p text:style-name="P558">It’s important to know the amount of data required for moving, to calculate the transfer rate.</text:p>
        </text:list-item>
        <text:list-item>
          <text:p text:style-name="P558">Check limitations of storage services used,minimums and maximums, this varies between services <text:s/>such as S3,snowball etc.</text:p>
        </text:list-item>
      </text:list>
      <text:p text:style-name="P91">Durability</text:p>
      <text:list text:style-name="L64">
        <text:list-item>
          <text:p text:style-name="P559">Durability of the data storage solution chosen is important.</text:p>
        </text:list-item>
      </text:list>
      <text:p text:style-name="P241"/>
      <text:p text:style-name="P72">Security</text:p>
      <text:list text:style-name="L65">
        <text:list-item>
          <text:p text:style-name="P560">Do you have to comply with governance and compliance controls?</text:p>
        </text:list-item>
        <text:list-item>
          <text:p text:style-name="P560">What encryption methods are available for sensitive data at rest and in transit?</text:p>
        </text:list-item>
        <text:list-item>
          <text:p text:style-name="P560">It is essential to understand all security controls available</text:p>
        </text:list-item>
        <text:list-item>
          <text:p text:style-name="P560">Poor security could devastate and damage your business</text:p>
        </text:list-item>
      </text:list>
      <text:p text:style-name="P73">Compliance</text:p>
      <text:list text:style-name="L66">
        <text:list-item>
          <text:p text:style-name="P561">AWS has AWS artifact to access and review compliance reports. Which is useful to present to auditors to validate AWS compliance and objectives.</text:p>
        </text:list-item>
      </text:list>
      <text:p text:style-name="P242"/>
      <text:p text:style-name="P74">Using Amazon S3 as a Data backup solution</text:p>
      <text:p text:style-name="P74"/>
      <text:list text:style-name="L67">
        <text:list-item>
          <text:p text:style-name="P562">S3 class: Standard: </text:p>
          <text:list>
            <text:list-item>
              <text:p text:style-name="P562">Durability: 99.99…</text:p>
            </text:list-item>
            <text:list-item>
              <text:p text:style-name="P562">Availability: 99.99%</text:p>
            </text:list-item>
            <text:list-item>
              <text:p text:style-name="P562">Multiple security features and Data management capabilities</text:p>
            </text:list-item>
          </text:list>
        </text:list-item>
        <text:list-item>
          <text:p text:style-name="P562">S3 class: infrequent access:</text:p>
          <text:list>
            <text:list-item>
              <text:p text:style-name="P563">Durability: 99.99…</text:p>
            </text:list-item>
            <text:list-item>
              <text:p text:style-name="P563">Availability: 99.9%</text:p>
            </text:list-item>
            <text:list-item>
              <text:p text:style-name="P563">Used for data that is accessed less frequently than data in standard.</text:p>
            </text:list-item>
            <text:list-item>
              <text:p text:style-name="P563">Commonly used for backups as you still have immediate retrieval access when required.</text:p>
            </text:list-item>
            <text:list-item>
              <text:p text:style-name="P563">Uses the same SLA as S3 standard class. As well as same security and data management capabilities as standard.</text:p>
            </text:list-item>
            <text:list-item>
              <text:p text:style-name="P563">Primary difference is the cost.</text:p>
            </text:list-item>
          </text:list>
        </text:list-item>
        <text:list-item>
          <text:p text:style-name="P564">S3 class: Glacier:</text:p>
          <text:list>
            <text:list-item>
              <text:p text:style-name="P565">Data is stored in archives. Archives can be up to 40TB in size. Archives are stored in vaults. Glacier has differing security measures when compared to the prior S3 classes and is primarily used for data archiving.</text:p>
            </text:list-item>
            <text:list-item>
              <text:p text:style-name="P566">To move data into glacier:</text:p>
              <text:list>
                <text:list-item>
                  <text:p text:style-name="P566">Use lifecycle rules from within S3 to move data from standard to IA Class to Amazon Glacier</text:p>
                </text:list-item>
                <text:list-item>
                  <text:p text:style-name="P567">AWS <text:s/>Software development kits (SDKS)</text:p>
                </text:list-item>
                <text:list-item>
                  <text:p text:style-name="P567">Amazon Glacier API.</text:p>
                </text:list-item>
              </text:list>
            </text:list-item>
            <text:list-item>
              <text:p text:style-name="P568">Durability: 99.99…</text:p>
            </text:list-item>
            <text:list-item>
              <text:p text:style-name="P568">Encryption in transit and at rest.</text:p>
            </text:list-item>
            <text:list-item>
              <text:p text:style-name="P569">Vault Lock security enabling WORM<text:span text:style-name="T258">(Write once, ready many)</text:span> control and vault access policies</text:p>
            </text:list-item>
            <text:list-item>
              <text:p text:style-name="P570">Glacier can be used in an overall solution for HIPAA and PCI compliancy</text:p>
            </text:list-item>
            <text:list-item>
              <text:p text:style-name="P571">Glacier Data retrieval:</text:p>
              <text:list>
                <text:list-item>
                  <text:p text:style-name="P571">Expedited:</text:p>
                  <text:list>
                    <text:list-item>
                      <text:p text:style-name="P571">Used for urgent access to a subset of an archive.</text:p>
                    </text:list-item>
                    <text:list-item>
                      <text:p text:style-name="P571">&lt; 250MB</text:p>
                    </text:list-item>
                    <text:list-item>
                      <text:p text:style-name="P571">Data available within 1-5 minutes.</text:p>
                    </text:list-item>
                    <text:list-item>
                      <text:p text:style-name="P571">Cost: $0.03 per GB &amp; $0.01 per request.</text:p>
                    </text:list-item>
                  </text:list>
                </text:list-item>
                <text:list-item>
                  <text:p text:style-name="P572">Standard:</text:p>
                  <text:list>
                    <text:list-item>
                      <text:p text:style-name="P573">Used to retrieve any of your archives regardless of size</text:p>
                    </text:list-item>
                    <text:list-item>
                      <text:p text:style-name="P573">Data available within 3-5 hours.</text:p>
                    </text:list-item>
                    <text:list-item>
                      <text:p text:style-name="P573">Cost: $0.01 per GB &amp; $0.05 per 1,000 requests</text:p>
                    </text:list-item>
                  </text:list>
                </text:list-item>
                <text:list-item>
                  <text:p text:style-name="P574">Bulk:</text:p>
                  <text:list>
                    <text:list-item>
                      <text:p text:style-name="P574">The cheapest option for data retrieval.</text:p>
                    </text:list-item>
                    <text:list-item>
                      <text:p text:style-name="P575">Used to retrieve petabytes of data </text:p>
                    </text:list-item>
                    <text:list-item>
                      <text:p text:style-name="P575">Data available within 5-12 hours</text:p>
                    </text:list-item>
                    <text:list-item>
                      <text:p text:style-name="P575">Cost: $0.0025 per GB &amp; $0.025 per 1,000 requests</text:p>
                    </text:list-item>
                  </text:list>
                </text:list-item>
              </text:list>
            </text:list-item>
          </text:list>
        </text:list-item>
      </text:list>
      <text:p text:style-name="P243"/>
      <text:p text:style-name="P75">Using AWS snowball for Data transfer</text:p>
      <text:list text:style-name="L68">
        <text:list-item>
          <text:p text:style-name="P576">Used to securely transfer large amounts of data in and out of AWS (petabyte scale)</text:p>
        </text:list-item>
        <text:list-item>
          <text:p text:style-name="P577">either from your on premise data center to amazon s3, or from amazon s3 back to your data center using a physical appliance known as a snowball.</text:p>
        </text:list-item>
        <text:list-item>
          <text:p text:style-name="P577">Snowball appliance comes as either a 50TB or 80TB device</text:p>
        </text:list-item>
        <text:list-item>
          <text:p text:style-name="P577">Snowball appliance is dust, water and tamper resistant</text:p>
        </text:list-item>
        <text:list-item>
          <text:p text:style-name="P577">Built for high speed data transfer:</text:p>
          <text:list>
            <text:list-item>
              <text:p text:style-name="P577">RJ45 (Cat6)</text:p>
            </text:list-item>
            <text:list-item>
              <text:p text:style-name="P577">SFP+ Copper</text:p>
            </text:list-item>
            <text:list-item>
              <text:p text:style-name="P577">SFP+ Optical</text:p>
            </text:list-item>
          </text:list>
        </text:list-item>
        <text:list-item>
          <text:p text:style-name="P578">Encryption and tracking</text:p>
          <text:list>
            <text:list-item>
              <text:p text:style-name="P579">By default all data transferred to the snowball data appliance is encrypted.</text:p>
            </text:list-item>
            <text:list-item>
              <text:p text:style-name="P578">End to end tracking using E ink shipping label</text:p>
            </text:list-item>
            <text:list-item>
              <text:p text:style-name="P578">Assists with the delivery <text:span text:style-name="T259">to the correct AWS premises</text:span></text:p>
            </text:list-item>
            <text:list-item>
              <text:p text:style-name="P580">The Snowball appliance can be tracked with SNS (Simple Notification service) text messages or via the AWS management console.</text:p>
            </text:list-item>
            <text:list-item>
              <text:p text:style-name="P581">AWS snowball is also HIPPA compliant allowing the transfer of protected health data into and out of s3.</text:p>
            </text:list-item>
            <text:list-item>
              <text:p text:style-name="P582">Data removal from the appliance is the responsibility of AWS, conforming to NIST standards.</text:p>
            </text:list-item>
          </text:list>
        </text:list-item>
        <text:list-item>
          <text:p text:style-name="P583">Data aggregation</text:p>
          <text:list>
            <text:list-item>
              <text:p text:style-name="P583">snowball appliances can be aggregated together. <text:span text:style-name="T260">For example if you needed to retrieve 400TB of data from S3 then your data will be sent by 5 * 80TB snowball appliances back to the </text:span><text:span text:style-name="T261">your </text:span><text:span text:style-name="T260">Corporate data cent</text:span><text:span text:style-name="T262">re.</text:span></text:p>
            </text:list-item>
          </text:list>
        </text:list-item>
        <text:list-item>
          <text:p text:style-name="P584">If your data retrieval will take longer than a week using your existing connection method, then consider using AWS snowball.</text:p>
        </text:list-item>
        <text:list-item>
          <text:p text:style-name="P585">AWS snowball process</text:p>
          <text:list>
            <text:list-item>
              <text:p text:style-name="P585">Create an Export job</text:p>
            </text:list-item>
            <text:list-item>
              <text:p text:style-name="P585">Receive delivery of your appliance</text:p>
            </text:list-item>
            <text:list-item>
              <text:p text:style-name="P585">Connection the appliance to your network</text:p>
            </text:list-item>
            <text:list-item>
              <text:p text:style-name="P585">Connect the appliance to your network when appliance is off, power on the appliance, configure network settings</text:p>
            </text:list-item>
            <text:list-item>
              <text:p text:style-name="P585">you are now ready to transfer the data</text:p>
            </text:list-item>
            <text:list-item>
              <text:p text:style-name="P585">Access the required credentials, install the snowball client, transfer data using the client</text:p>
            </text:list-item>
            <text:list-item>
              <text:p text:style-name="P585">disconnect the appliance when the data transfer is complete</text:p>
            </text:list-item>
            <text:list-item>
              <text:p text:style-name="P586">Return snowball appliance to AWS.</text:p>
            </text:list-item>
          </text:list>
        </text:list-item>
      </text:list>
      <text:p text:style-name="P244"/>
      <text:p text:style-name="P76">Using AWS Storage Gateway for on-premise data backup</text:p>
      <text:list text:style-name="L69">
        <text:list-item>
          <text:p text:style-name="P587">Storage gateway allows you to provide a gateway between your own data center’s storage systems. Such as SAN,NAS,DAS,S3,Glacier. <text:span text:style-name="T266">Essentially file systems connected to AWS network.</text:span></text:p>
        </text:list-item>
        <text:list-item>
          <text:p text:style-name="P588">Storage gateway is a software appliance stored within your own data center allowing integration between your on-premise storage and that of AWS being in the cloud. <text:span text:style-name="T263">This connectivity can allow you scale your storage requirements both securely and cost efficiently.</text:span></text:p>
        </text:list-item>
        <text:list-item>
          <text:p text:style-name="P589">Storage gateway offers file,volume and tape gateway configurations <text:span text:style-name="T264">to help with DR and data backup solutions.</text:span></text:p>
        </text:list-item>
        <text:list-item>
          <text:p text:style-name="P590">File gateways</text:p>
          <text:list>
            <text:list-item>
              <text:p text:style-name="P590">allows to secrely store files as objects within S3. Using it as a type of file share which allows you mount on map drives to an S3 bucket as if the share was held locally on your own corporate network. When storing files using the file gateway they are sent to S3 over HTTPS and are also encrypted with S3’s own server side encryption SSE-S3</text:p>
            </text:list-item>
            <text:list-item>
              <text:p text:style-name="P591">Local on-premise cache <text:span text:style-name="T265">is also provisioned for accessing your most recently accessed files to optimize latency witch also helps to reduce egress traffic costs. </text:span><text:s text:c="2"/></text:p>
            </text:list-item>
            <text:list-item>
              <text:p text:style-name="P592">This allows to view bucket as a normal NFS file system, making it easy to mount on linux for example. Any files that are then written to these NFS file systems are stored inS3 as individual objects as a one to one mapping of files to objects.</text:p>
            </text:list-item>
          </text:list>
        </text:list-item>
        <text:list-item>
          <text:p text:style-name="P592">Volume gateways</text:p>
          <text:list>
            <text:list-item>
              <text:p text:style-name="P593">These can be configured one or two ways ways being stored volume gateways and cached volume gateways.</text:p>
            </text:list-item>
            <text:list-item>
              <text:p text:style-name="P594">Storage volume gateways</text:p>
              <text:list>
                <text:list-item>
                  <text:p text:style-name="P594"><text:s/>are backup local storage volumes to Amazon S3 Whilst ensuring your entire data library also remains locally on premise for very low latency data access. <text:span text:style-name="T267">Volumes are created and configured within storage gateway and are backed by amazon S3 and are mounted as ISCSI devices that your applications can then communicate with.</text:span></text:p>
                </text:list-item>
                <text:list-item>
                  <text:p text:style-name="P595">During volume creation, these are mapped to your on-premise storage devices which can either hold exiting data or be a new disk. As data is written to these ISCSI devices the data is actually written to your local storage services such as your own NAS,SAN,DAS storage solution. However the storage gateway then asynchronously copies this data to S3 as EBS snapshots.</text:p>
                </text:list-item>
                <text:list-item>
                  <text:p text:style-name="P596">Having your entire dataset remain locally ensures you have lowest latency possible when accessing data.</text:p>
                </text:list-item>
                <text:list-item>
                  <text:p text:style-name="P594"><text:span text:style-name="T268">Volumes created can be between 1GB to 16TB and for each storage gateway up to 32 stored volumes can be created which can provide maximum total of 512TB storage per gateway. </text:span><text:span text:style-name="T269">Storage volume gateways also provide a buffer which uses your existing storage disks, this buffer is used as a staging point for data that is waiting to be written to S3.</text:span></text:p>
                </text:list-item>
                <text:list-item>
                  <text:p text:style-name="P597">During upload process the data is sent over an encrypted SSL channel and stored in an encrypted format within S3. We can also take EB snapshots of storage volumes and store in S3.</text:p>
                </text:list-item>
              </text:list>
            </text:list-item>
            <text:list-item>
              <text:p text:style-name="P598">Cache volume gateways</text:p>
              <text:list>
                <text:list-item>
                  <text:p text:style-name="P598">cached volume gateways differ to stored volume gateways in in the primary data storage is actually amazon s3 rather an your own local storage solution.</text:p>
                </text:list-item>
                <text:list-item>
                  <text:p text:style-name="P599">Cache volume gateways utilize your local data storage as a buffer and the cache for recently accessed data to help maintain low latency.</text:p>
                </text:list-item>
                <text:list-item>
                  <text:p text:style-name="P600">During created of these volumes they are presented as ISCSI volumes which can be mounted to the operating system. <text:span text:style-name="T270">Volumes themselves are backed by S3 infrastructure as opposed to local disks. You must also select local disks on-premise to act as your local cache and a buffer for data waiting to be uploaded to S3.</text:span></text:p>
                </text:list-item>
                <text:list-item>
                  <text:p text:style-name="P601">Buffer used as staging point for data waiting to be sent to S3. And data is encrypted during transit and at rest I assume. <text:span text:style-name="T271">Each volume can be up to 32TB in size with support for up to 32 volumes. </text:span><text:span text:style-name="T272">Thus total storage being 1023TB per cache volume gateway.</text:span></text:p>
                </text:list-item>
              </text:list>
            </text:list-item>
            <text:list-item>
              <text:p text:style-name="P602">Tape gateway</text:p>
              <text:list>
                <text:list-item>
                  <text:p text:style-name="P602"><text:s/>known as Gateway VTL. Virtual Tape library allows to back up data to S3 from your own corporate data center but also leverage amazon galcier for data archiving. Virtual tape library is essentially a cloud based tape backup solution replacing physical components with virtual ones.</text:p>
                </text:list-item>
                <text:list-item>
                  <text:p text:style-name="P603">Gateway is configured as a tape gateway with capcity to hold 11500 virtual tapes.</text:p>
                </text:list-item>
                <text:list-item>
                  <text:p text:style-name="P603">Virtual taps are virtual equilant to physical backup tape cartridge which can be anything from 100 gig to two and a half terabytes in size. Any data stored on the virtual tapes are backed by S3 and appear in the virtual tape library.</text:p>
                </text:list-item>
                <text:list-item>
                  <text:p text:style-name="P604">Moves data from S3 to Glacier.</text:p>
                </text:list-item>
              </text:list>
            </text:list-item>
          </text:list>
        </text:list-item>
      </text:list>
      <text:p text:style-name="P245"/>
      <text:p text:style-name="P245"/>
      <text:p text:style-name="P77">AWS Security Best practices: Abstract and container services</text:p>
      <text:p text:style-name="P77"/>
      <text:list xml:id="list2647356718" text:style-name="L70">
        <text:list-item>
          <text:p text:style-name="P605">AWS abstract and container services</text:p>
          <text:list>
            <text:list-item>
              <text:p text:style-name="P605">This is something unrelated to containers in the context of application such as docker, EC2 container service etc.</text:p>
            </text:list-item>
            <text:list-item>
              <text:p text:style-name="P606">Container and abstract services can be seen as different service classifications. AWS service categories such as Compute,Storage,Database etc. <text:span text:style-name="T273">However the classifications that are referred to are not listed or defined within the management console.</text:span></text:p>
            </text:list-item>
            <text:list-item>
              <text:p text:style-name="P607">AWS Container services</text:p>
              <text:list>
                <text:list-item>
                  <text:p text:style-name="P608">Services that full under container services have the following characteristics:</text:p>
                  <text:list>
                    <text:list-item>
                      <text:p text:style-name="P609">The service itself runs on sepreate infrastructure instances, such as EC2.</text:p>
                    </text:list-item>
                    <text:list-item>
                      <text:p text:style-name="P609">AWS is responsible for managing the operating system and the platform.</text:p>
                    </text:list-item>
                    <text:list-item>
                      <text:p text:style-name="P609">A managed service is provided by AWS, which is typically the service itself for the actual application which are seen as containers.</text:p>
                    </text:list-item>
                    <text:list-item>
                      <text:p text:style-name="P610">As a user of container services , you have a number of management and security responsibilties, including managing network access security, such as network access control list rules and any firewalls. <text:span text:style-name="T274">As well as platform-level identity and access management</text:span></text:p>
                    </text:list-item>
                    <text:list-item>
                      <text:p text:style-name="P611">Examples of AWS container services include relational database service, elastic mapreduce, and elastic beanstalk.</text:p>
                    </text:list-item>
                  </text:list>
                </text:list-item>
              </text:list>
            </text:list-item>
            <text:list-item>
              <text:p text:style-name="P612">Abstract services</text:p>
              <text:list>
                <text:list-item>
                  <text:p text:style-name="P612">Characteristics of abstract services.</text:p>
                  <text:list>
                    <text:list-item>
                      <text:p text:style-name="P612">These services are removed, abstracted from the platform or management layer which cloud applications are built on.</text:p>
                    </text:list-item>
                    <text:list-item>
                      <text:p text:style-name="P612">The services are accessed via endpoints using AWS application programming interfaces API</text:p>
                    </text:list-item>
                    <text:list-item>
                      <text:p text:style-name="P613">The underlying infrastructure,, operating system and playform is managed by AWS.</text:p>
                    </text:list-item>
                    <text:list-item>
                      <text:p text:style-name="P614">The abstracted services provide a multi-tenancy platform on which underlying infrastructure is shared.</text:p>
                    </text:list-item>
                    <text:list-item>
                      <text:p text:style-name="P614">Data is isolated via security mechanisms</text:p>
                    </text:list-item>
                    <text:list-item>
                      <text:p text:style-name="P614">Abstract services have a strong intergration with IAM, and examples of abstract services include: S3,DynamoDB,Amazon Glacier and SQS.</text:p>
                    </text:list-item>
                  </text:list>
                </text:list-item>
              </text:list>
            </text:list-item>
            <text:list-item>
              <text:p text:style-name="P615">The main differences between them relate to responsibilties, control and the level of administration and custmization you have over the services. <text:span text:style-name="T275">Container services provide you with a greater level of control and responsibility than those of abstracted services, largely due to the fact they are not providing shared tenancy of the underlying service infrastructure, whereas abstract services do. Abstract services are not typically deployed within specific availability zones, as they are accessed via endpoints and so are abstracted from your VPC infrastructure.</text:span></text:p>
            </text:list-item>
          </text:list>
          <text:p text:style-name="P616"/>
          <text:list text:continue-numbering="true">
            <text:list-item>
              <text:p text:style-name="P616">AWS security.</text:p>
              <text:list>
                <text:list-item>
                  <text:p text:style-name="P616">Main principles of AWS security is that is operates its security process via a model called the AWS shared responsibility model. This dictates which security controls are AWS’s responsibility and which are yours. Now , depending on the service being used and deployed within AWS the boundaries of responsibilites will vary.</text:p>
                </text:list-item>
                <text:list-item>
                  <text:p text:style-name="P617">Responsibilities:</text:p>
                  <text:list>
                    <text:list-item>
                      <text:p text:style-name="P662">The shared responsibility model for infrastructure services:</text:p>
                      <text:list>
                        <text:list-item>
                          <text:p text:style-name="P618">AWS responsibilities</text:p>
                          <text:list>
                            <text:list-item>
                              <text:p text:style-name="P619">AWS is responsible for global infrastructure such as regions, availability zones, edge locations and foundation of their services being compute, storage, database and network.</text:p>
                            </text:list-item>
                            <text:list-item>
                              <text:p text:style-name="P618"><text:span text:style-name="T276">AWS is responsible for the components that make up the cloud. </text:span><text:span text:style-name="T277">Any data put into the cloud then becomes your responsibility.</text:span></text:p>
                            </text:list-item>
                          </text:list>
                        </text:list-item>
                        <text:list-item>
                          <text:p text:style-name="P620">Our responsibilities:</text:p>
                          <text:list>
                            <text:list-item>
                              <text:p text:style-name="P620"><text:span text:style-name="T278">Securing </text:span><text:span text:style-name="T279">what goes into the cloud is our responsibility. </text:span><text:span text:style-name="T280">Covers both client and server encryption and network traffic protection.</text:span></text:p>
                            </text:list-item>
                            <text:list-item>
                              <text:p text:style-name="P621">Security of the operating system, network and firewall configurations</text:p>
                            </text:list-item>
                            <text:list-item>
                              <text:p text:style-name="P621">application security and identity and access management.</text:p>
                            </text:list-item>
                          </text:list>
                        </text:list-item>
                      </text:list>
                    </text:list-item>
                    <text:list-item>
                      <text:p text:style-name="P662">The shared responsibility model for container services</text:p>
                      <text:list>
                        <text:list-item>
                          <text:p text:style-name="P622">AWS responsibilities</text:p>
                          <text:list>
                            <text:list-item>
                              <text:p text:style-name="P622">Platform and application management, operating system and system and network configuration. <text:span text:style-name="T281">Notice these responsibilities have shifted from the user to AWS compared to the prior model. </text:span><text:span text:style-name="T282">However Firewall configuration is still the user’s responsibility.</text:span></text:p>
                              <text:p text:style-name="P622"/>
                            </text:list-item>
                          </text:list>
                        </text:list-item>
                      </text:list>
                    </text:list-item>
                    <text:list-item>
                      <text:p text:style-name="P662">The shared responsibility model for abstract services.</text:p>
                      <text:list>
                        <text:list-item>
                          <text:p text:style-name="P623">AWS responsibilities</text:p>
                          <text:list>
                            <text:list-item>
                              <text:p text:style-name="P623">Even more responsibility has been shifted to AWS. Being network traffic protection, which AWS will manage via the platform, protecting all data in transit using AWS’s own network.</text:p>
                            </text:list-item>
                          </text:list>
                        </text:list-item>
                        <text:list-item>
                          <text:p text:style-name="P623">User responsibilities</text:p>
                          <text:list>
                            <text:list-item>
                              <text:p text:style-name="P624">Iam tools to apply correct permissions, both at the platform such as S3 bucket policies and IAM user and group level.</text:p>
                            </text:list-item>
                          </text:list>
                        </text:list-item>
                      </text:list>
                    </text:list-item>
                  </text:list>
                </text:list-item>
              </text:list>
            </text:list-item>
          </text:list>
        </text:list-item>
      </text:list>
      <text:p text:style-name="P246"/>
      <text:list xml:id="list4020423653964" text:continue-numbering="true" text:style-name="L70">
        <text:list-item>
          <text:p text:style-name="P625">Security Controls: Data at Rest and in Transit</text:p>
          <text:list>
            <text:list-item>
              <text:p text:style-name="P626">Best practice controls for both container and abstract classifications</text:p>
            </text:list-item>
            <text:list-item>
              <text:p text:style-name="P626">Container services we’ll focus on:</text:p>
              <text:list>
                <text:list-item>
                  <text:p text:style-name="P626">RDS, EMR and Elastic Beanstalk</text:p>
                </text:list-item>
              </text:list>
            </text:list-item>
            <text:list-item>
              <text:p text:style-name="P627">Abstract services we’ll focus on:</text:p>
              <text:list>
                <text:list-item>
                  <text:p text:style-name="P627">S3, DynamoDB , SQS and Glacier.</text:p>
                </text:list-item>
              </text:list>
            </text:list-item>
            <text:list-item>
              <text:p text:style-name="P628">How to protect data at rest. <text:span text:style-name="T283">EMR is a managed service by AWS and is comprised of a cluster of EC2 instances. That’s a highly scalable to process and run big data frameworks such as APACHE.</text:span></text:p>
              <text:list>
                <text:list-item>
                  <text:p text:style-name="P629">Key point is that by default EMR instances do not encrypt data at rest. The instances used with EMR are created from pre-configured AMI’s and you’re unable to use custom AMIs in an EMR cluster. <text:span text:style-name="T284">This applies to EBS volumes for persistent storage within the cluster which are again </text:span><text:span text:style-name="T285">a</text:span><text:span text:style-name="T284">pplied by AWS.</text:span></text:p>
                </text:list-item>
                <text:list-item>
                  <text:p text:style-name="P630">EMR does not encrypt data at rest by default, there are a number of mechanisms you can use if your data is sensitive.<text:span text:style-name="T286">can enable local disk encryption in your EMR security configuration. Which allows following features:</text:span></text:p>
                  <text:list>
                    <text:list-item>
                      <text:p text:style-name="P631">Linux unified key setup, allowing EBS clust volumes to be encrypted and Open-source HDFS encryption.</text:p>
                    </text:list-item>
                  </text:list>
                </text:list-item>
                <text:list-item>
                  <text:p text:style-name="P632">If S3 is our persistent data store for EMR then we can use S3’s encryption tools. S3 is an abstract service, thus can apply server-side encryption SSE-S3 to encrypt the data that is stored at rest. To help this configuration, EMR allows to paply security configuration that specifies security settings on how you can encrypt data. Can encrypt at rest, data in transit or both.<text:span text:style-name="T287">Seucity configurations are not part of the cluster itself. They exist withim EMR and thus can reuse the same security configuration for existing clusters or others you plan to use in the future.</text:span></text:p>
                </text:list-item>
                <text:list-item>
                  <text:p text:style-name="P633">As part of security configuration we have choice of AWS managing encryptions keys for us on S3, using SSE-KMS, server side encryption with key management service. Or by using the SSE-S3 method. Or we could choose to manage our own encryption keys with client-side encryption. <text:span text:style-name="T288">If we refer back to the shared responsibility model for abstract services, we can see this difference of responsibility clearly here.</text:span></text:p>
                </text:list-item>
                <text:list-item>
                  <text:p text:style-name="P634">SSE is an encryption method used in S3 to encrypt any object at rest. It’s managed by AWS along with encryption keys which thesmelves are also encrypted and rotated regularly by S3. SSE-S3 uses the 256-but advanced encryption standard. AES-256 <text:span text:style-name="T289">algorithm for encryption. </text:span></text:p>
                </text:list-item>
                <text:list-item>
                  <text:p text:style-name="P635">As well as SSE, S3 offers client-side encryption with KMS or a customer key provider. Alternatively can encrypt data using application before storing it on s3 where it would remain stored in an encrypted form.</text:p>
                </text:list-item>
              </text:list>
            </text:list-item>
          </text:list>
        </text:list-item>
      </text:list>
      <text:p text:style-name="P247"/>
      <text:list xml:id="list4019359898172" text:continue-numbering="true" text:style-name="L70">
        <text:list-item>
          <text:list>
            <text:list-item>
              <text:p text:style-name="P636">Note this is just one example of encryption services for this particular container service. Now let’s look at an abstract service example.</text:p>
            </text:list-item>
            <text:list-item>
              <text:p text:style-name="P637">Glacier:</text:p>
              <text:list>
                <text:list-item>
                  <text:p text:style-name="P637">by default glacier encrypts data at rest using server-side encryption. For each archive created with Glacier, a new key is generated and the data is encrypted using AES-256 algorithm. AWS manages these keys and rotations and the keys themselves are encrypted with a master key, which is also stored and managed by AWS. <text:span text:style-name="T290">To add another lay to Glacier, we can encrypt the data before sending to Glacier.</text:span></text:p>
                </text:list-item>
              </text:list>
            </text:list-item>
          </text:list>
        </text:list-item>
        <text:list-item>
          <text:p text:style-name="P638">Security Controls: Network segmentation</text:p>
          <text:list>
            <text:list-item>
              <text:p text:style-name="P639">Network security controls:</text:p>
              <text:list>
                <text:list-item>
                  <text:p text:style-name="P640">subnets: piblic and private</text:p>
                </text:list-item>
                <text:list-item>
                  <text:p text:style-name="P640">Route tables</text:p>
                </text:list-item>
                <text:list-item>
                  <text:p text:style-name="P640">Network access control lists (NACLs)</text:p>
                </text:list-item>
                <text:list-item>
                  <text:p text:style-name="P640">Security Groups</text:p>
                </text:list-item>
                <text:list-item>
                  <text:p text:style-name="P640">Network Address translation (NAT)</text:p>
                </text:list-item>
                <text:list-item>
                  <text:p text:style-name="P640">Bastion Hosts</text:p>
                </text:list-item>
              </text:list>
            </text:list-item>
          </text:list>
        </text:list-item>
      </text:list>
      <text:p text:style-name="P248"/>
      <text:list xml:id="list4019574442845" text:continue-numbering="true" text:style-name="L70">
        <text:list-item>
          <text:list>
            <text:list-item>
              <text:p text:style-name="P641">Subents allow <text:span text:style-name="T291">you to divide your VPC into different networks with different IP ranges, which is beneficial in the context of deployment , design and security. </text:span><text:span text:style-name="T292">Segmentation allows you to refine your security profile as appropriate for of the services operating within each subnet.</text:span></text:p>
            </text:list-item>
            <text:list-item>
              <text:p text:style-name="P642">We have a VPC with a network range of 10.0.0.0/16. We have a private subnet and a public subnet, thus dividing the network by 2 ending up with 10.0.1.0/24 for private and 10.0.2.0/24 for <text:span text:style-name="T293">private. </text:span><text:span text:style-name="T294">Each subnet is in in a different availability zone. It’s important to point out here that subnets cannot cross availability zones.</text:span></text:p>
            </text:list-item>
            <text:list-item>
              <text:p text:style-name="P643">If an internet gateway exists and is attatched to our VPC and a route exists in a route table pointing our subnet pointing to this internet gateway and thus has access to the outside world, then it is considered a public subnet as opposed to private which doesn’t have access to the outside world.</text:p>
            </text:list-item>
            <text:list-item>
              <text:p text:style-name="P644">When you have have more than one subnet, can implement routing between the two network segments using route tables which are attached ro subnet itself. These route tables define which subnets can talk to which other subnets. Allowing us to configure the isolation level of our subnet<text:span text:style-name="T295">s by allowing what traffic is allowed and what isn’t. </text:span></text:p>
            </text:list-item>
            <text:list-item>
              <text:p text:style-name="P645">NACLs are attatched to each subnet. Network address control list provides a rule bsaed tool for controlling <text:span text:style-name="T296">ingress and egress netwro ktraffic at the protocol and subnet level. </text:span><text:span text:style-name="T297">You can attach a NACL to one or more subnets within your VPC. </text:span><text:span text:style-name="T298">If custom NACL isn’ created then subnets will attach a default NACL. </text:span><text:span text:style-name="T299">Which allows all traffic to float in and our of every submet. </text:span><text:span text:style-name="T300">NACLs are stateless meaning that any response trafficgenerated from a request will have to specified in either inbound or outbound rule set.</text:span></text:p>
            </text:list-item>
            <text:list-item>
              <text:p text:style-name="P646">Security groups are similar to NACLs but work at the instance level as opposed the network subnet level. <text:span text:style-name="T301">AWS security groups are associated with instances and provide security at the protocol and port access level. </text:span><text:span text:style-name="T302">Each security group, just like a firewall, contains a set of rules that filter traffic coming into and out of an EC2 instance. </text:span><text:span text:style-name="T303">Security groups are statefull.</text:span></text:p>
            </text:list-item>
            <text:list-item>
              <text:p text:style-name="P647">NAT Network address translation allows private instances to have outgoing connectivity to the internet while at the same time blocking inbound traffic from the internet. Therefore protecting the private instances. Your NAT resides within the public subnet. This is useful for allowing your private instances to access the internet for important tasks such as updating the operating system etc.</text:p>
            </text:list-item>
            <text:list-item>
              <text:p text:style-name="P648">Bastion hosts sits within your public subnet.<text:span text:style-name="T304">Which should only be accessible by authorized perosnall via a secure connection using SSH. </text:span><text:span text:style-name="T305">Once remote connectivity is established with the bastion host, the host then acts as a jump server, allowing you to SSH into the other instances within private subnets deeper within your network. </text:span><text:span text:style-name="T306">When properly configured for the use of security groups and network ACLs, </text:span><text:span text:style-name="T307">the bastion essentially acts as a bridge to your private instances via the internet. </text:span><text:span text:style-name="T308">If you require access to private instances over the internet, then a bastion would be useful.</text:span></text:p>
            </text:list-item>
          </text:list>
        </text:list-item>
      </text:list>
      <text:p text:style-name="P249"/>
      <text:list xml:id="list4019425584521" text:continue-numbering="true" text:style-name="L70">
        <text:list-item>
          <text:p text:style-name="P649">Identity and Access Management</text:p>
        </text:list-item>
        <text:list-item>
          <text:p text:style-name="P650">Built in service security controls.</text:p>
        </text:list-item>
      </text:list>
      <text:p text:style-name="P249"/>
      <text:p text:style-name="P250">U<text:span text:style-name="T309">sing AWS Advisor to follow and implement best practices.</text:span></text:p>
      <text:p text:style-name="P250"/>
      <text:list text:style-name="L71">
        <text:list-item>
          <text:p text:style-name="P651">Main functionf of trusted advisor is to recommend improvements across your aws account to optimize and streamline your environment based on these AWS best practices:</text:p>
          <text:list>
            <text:list-item>
              <text:p text:style-name="P651">Code optimization – Helps you to identify ways in which you could optimize your resources to help reduce costs.</text:p>
            </text:list-item>
            <text:list-item>
              <text:p text:style-name="P651">Performance – this reviews your resources to highlight any potential performance issues across infrastructure.</text:p>
            </text:list-item>
            <text:list-item>
              <text:p text:style-name="P652">Security – analysis environment for potential security weaknesses or vulnerabilities.</text:p>
            </text:list-item>
            <text:list-item>
              <text:p text:style-name="P653">Fault tolerance – this helps to suggest best practices to maintain service operations by increasing resiliency, should a fault or incident occur across your resources.</text:p>
            </text:list-item>
            <text:list-item>
              <text:p text:style-name="P653">Service limit – this identifies and warns you when your resources reach 80% capacity of their service limit quota.</text:p>
            </text:list-item>
          </text:list>
        </text:list-item>
        <text:list-item>
          <text:p text:style-name="P654">6 core checks <text:span text:style-name="T310">in security category and all the service limits.</text:span></text:p>
          <text:list>
            <text:list-item>
              <text:p text:style-name="P655">S3 bucket permissions</text:p>
            </text:list-item>
            <text:list-item>
              <text:p text:style-name="P655">Security groups – specific ports unrestricted</text:p>
            </text:list-item>
            <text:list-item>
              <text:p text:style-name="P655">EBS public Snapshots </text:p>
            </text:list-item>
            <text:list-item>
              <text:p text:style-name="P655">RDS public snapshots</text:p>
            </text:list-item>
            <text:list-item>
              <text:p text:style-name="P655"><text:span text:style-name="T311">IAM</text:span> Use</text:p>
            </text:list-item>
            <text:list-item>
              <text:p text:style-name="P655">MFA on root account.</text:p>
            </text:list-item>
          </text:list>
        </text:list-item>
      </text:list>
      <text:p text:style-name="P251"/>
      <text:p text:style-name="P251"/>
      <text:p text:style-name="P251"/>
      <text:p text:style-name="P25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ato" svg:font-family="Lato, 'Helvetica Neue', Helvetica, Roboto, sans-serif"/>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GB"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6" style:display-name="Heading 6" style:family="paragraph" style:parent-style-name="Heading" style:next-style-name="Text_20_body" style:default-outline-level="6" style:list-style-name="" style:class="text">
      <style:paragraph-properties fo:margin-top="0.106cm" fo:margin-bottom="0.106cm" style:contextual-spacing="false"/>
      <style:text-properties style:font-name="Liberation Serif" fo:font-family="'Liberation Serif'" style:font-family-generic="roman" style:font-pitch="variable" fo:font-size="7pt" fo:font-weight="bold" style:font-name-asian="Noto Serif CJK SC" style:font-family-asian="'Noto Serif CJK SC'" style:font-family-generic-asian="system" style:font-pitch-asian="variable" style:font-size-asian="7pt" style:font-weight-asian="bold" style:font-name-complex="Noto Sans Devanagari1" style:font-family-complex="'Noto Sans Devanagari'" style:font-family-generic-complex="system" style:font-pitch-complex="variable" style:font-size-complex="7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5-19T16:27:52.032238233</meta:creation-date>
    <dc:date>2023-06-30T00:40:17.317047805</dc:date>
    <meta:editing-duration>P3DT2H58M44S</meta:editing-duration>
    <meta:editing-cycles>999</meta:editing-cycles>
    <meta:generator>LibreOffice/7.4.5.1$Linux_X86_64 LibreOffice_project/40$Build-1</meta:generator>
    <meta:document-statistic meta:table-count="1" meta:image-count="0" meta:object-count="0" meta:page-count="1" meta:paragraph-count="846" meta:word-count="15941" meta:character-count="95473" meta:non-whitespace-character-count="80876"/>
  </office:meta>
</office:document-meta>
</file>